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43.09pt"/>
    </style:style>
    <style:style style:name="co3" style:family="table-column">
      <style:table-column-properties fo:break-before="auto" style:column-width="48.36pt"/>
    </style:style>
    <style:style style:name="co4" style:family="table-column">
      <style:table-column-properties fo:break-before="auto" style:column-width="53.6pt"/>
    </style:style>
    <style:style style:name="co5" style:family="table-column">
      <style:table-column-properties fo:break-before="auto" style:column-width="26.59pt"/>
    </style:style>
    <style:style style:name="co6" style:family="table-column">
      <style:table-column-properties fo:break-before="auto" style:column-width="64.09pt"/>
    </style:style>
    <style:style style:name="co7" style:family="table-column">
      <style:table-column-properties fo:break-before="auto" style:column-width="58.85pt"/>
    </style:style>
    <style:style style:name="co8" style:family="table-column">
      <style:table-column-properties fo:break-before="auto" style:column-width="40.11pt"/>
    </style:style>
    <style:style style:name="co9" style:family="table-column">
      <style:table-column-properties fo:break-before="auto" style:column-width="37.84pt"/>
    </style:style>
    <style:style style:name="co10" style:family="table-column">
      <style:table-column-properties fo:break-before="auto" style:column-width="32.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35.35pt"/>
    </style:style>
    <style:style style:name="co13" style:family="table-column">
      <style:table-column-properties fo:break-before="auto" style:column-width="133.09pt"/>
    </style:style>
    <style:style style:name="co14" style:family="table-column">
      <style:table-column-properties fo:break-before="auto" style:column-width="133.85pt"/>
    </style:style>
    <style:style style:name="co15" style:family="table-column">
      <style:table-column-properties fo:break-before="auto" style:column-width="134.59pt"/>
    </style:style>
    <style:style style:name="co16" style:family="table-column">
      <style:table-column-properties fo:break-before="auto" style:column-width="148.11pt"/>
    </style:style>
    <style:style style:name="co17" style:family="table-column">
      <style:table-column-properties fo:break-before="auto" style:column-width="137.59pt"/>
    </style:style>
    <style:style style:name="co18" style:family="table-column">
      <style:table-column-properties fo:break-before="auto" style:column-width="139.86pt"/>
    </style:style>
    <style:style style:name="co19" style:family="table-column">
      <style:table-column-properties fo:break-before="auto" style:column-width="132.35pt"/>
    </style:style>
    <style:style style:name="co20" style:family="table-column">
      <style:table-column-properties fo:break-before="auto" style:column-width="136.86pt"/>
    </style:style>
    <style:style style:name="co21" style:family="table-column">
      <style:table-column-properties fo:break-before="auto" style:column-width="127.11pt"/>
    </style:style>
    <style:style style:name="co22" style:family="table-column">
      <style:table-column-properties fo:break-before="auto" style:column-width="136.09pt"/>
    </style:style>
    <style:style style:name="co23" style:family="table-column">
      <style:table-column-properties fo:break-before="auto" style:column-width="143.6pt"/>
    </style:style>
    <style:style style:name="co24" style:family="table-column">
      <style:table-column-properties fo:break-before="auto" style:column-width="146.61pt"/>
    </style:style>
    <style:style style:name="co25" style:family="table-column">
      <style:table-column-properties fo:break-before="auto" style:column-width="139.1pt"/>
    </style:style>
    <style:style style:name="co26" style:family="table-column">
      <style:table-column-properties fo:break-before="auto" style:column-width="131.61pt"/>
    </style:style>
    <style:style style:name="co27" style:family="table-column">
      <style:table-column-properties fo:break-before="auto" style:column-width="142.1pt"/>
    </style:style>
    <style:style style:name="co28" style:family="table-column">
      <style:table-column-properties fo:break-before="auto" style:column-width="130.11pt"/>
    </style:style>
    <style:style style:name="co29" style:family="table-column">
      <style:table-column-properties fo:break-before="auto" style:column-width="148.85pt"/>
    </style:style>
    <style:style style:name="co30" style:family="table-column">
      <style:table-column-properties fo:break-before="auto" style:column-width="140.6pt"/>
    </style:style>
    <style:style style:name="co31" style:family="table-column">
      <style:table-column-properties fo:break-before="auto" style:column-width="145.11pt"/>
    </style:style>
    <style:style style:name="co32" style:family="table-column">
      <style:table-column-properties fo:break-before="auto" style:column-width="141.36pt"/>
    </style:style>
    <style:style style:name="co33" style:family="table-column">
      <style:table-column-properties fo:break-before="auto" style:column-width="138.36pt"/>
    </style:style>
    <style:style style:name="co34" style:family="table-column">
      <style:table-column-properties fo:break-before="auto" style:column-width="130.85pt"/>
    </style:style>
    <style:style style:name="co35" style:family="table-column">
      <style:table-column-properties fo:break-before="auto" style:column-width="147.34pt"/>
    </style:style>
    <style:style style:name="co36" style:family="table-column">
      <style:table-column-properties fo:break-before="auto" style:column-width="127.84pt"/>
    </style:style>
    <style:style style:name="co37" style:family="table-column">
      <style:table-column-properties fo:break-before="auto" style:column-width="125.6pt"/>
    </style:style>
    <style:style style:name="co38" style:family="table-column">
      <style:table-column-properties fo:break-before="auto" style:column-width="119.59pt"/>
    </style:style>
    <style:style style:name="co39" style:family="table-column">
      <style:table-column-properties fo:break-before="auto" style:column-width="121.1pt"/>
    </style:style>
    <style:style style:name="co40" style:family="table-column">
      <style:table-column-properties fo:break-before="auto" style:column-width="43.85pt"/>
    </style:style>
    <style:style style:name="co41" style:family="table-column">
      <style:table-column-properties fo:break-before="auto" style:column-width="28.09pt"/>
    </style:style>
    <style:style style:name="co42" style:family="table-column">
      <style:table-column-properties fo:break-before="auto" style:column-width="25.85pt"/>
    </style:style>
    <style:style style:name="co43" style:family="table-column">
      <style:table-column-properties fo:break-before="auto" style:column-width="85.1pt"/>
    </style:style>
    <style:style style:name="co44" style:family="table-column">
      <style:table-column-properties fo:break-before="auto" style:column-width="61.09pt"/>
    </style:style>
    <style:style style:name="co45" style:family="table-column">
      <style:table-column-properties fo:break-before="auto" style:column-width="68.6pt"/>
    </style:style>
    <style:style style:name="co46" style:family="table-column">
      <style:table-column-properties fo:break-before="auto" style:column-width="83.59pt"/>
    </style:style>
    <style:style style:name="co47" style:family="table-column">
      <style:table-column-properties fo:break-before="auto" style:column-width="82.09pt"/>
    </style:style>
    <style:style style:name="co48" style:family="table-column">
      <style:table-column-properties fo:break-before="auto" style:column-width="61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able_rates" table:style-name="ta1">
        <table:table-source xlink:type="simple" xlink:href="../../../../logs/table_rates.txt" table:table-name="table_rates" table:filter-name="Text - txt - csv (StarCalc)" table:filter-options="44,34,76,1,,0,false,false"/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ExchangeRate</text:p>
          </table:table-cell>
          <table:table-cell/>
          <table:table-cell office:value-type="string" calcext:value-type="string">
            <text:p>Binance</text:p>
          </table:table-cell>
          <table:table-cell table:number-columns-repeated="126"/>
          <table:table-cell office:value-type="string" calcext:value-type="string">
            <text:p>GDAX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18-05-21T00:04:59.983</text:p>
          </table:table-cell>
          <table:table-cell/>
          <table:table-cell office:value-type="string" calcext:value-type="string">
            <text:p>XEM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XVG</text:p>
          </table:table-cell>
          <table:table-cell office:value-type="string" calcext:value-type="string">
            <text:p>TNB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STEEM</text:p>
          </table:table-cell>
          <table:table-cell office:value-type="string" calcext:value-type="string">
            <text:p>AION</text:p>
          </table:table-cell>
          <table:table-cell office:value-type="string" calcext:value-type="string">
            <text:p>BCPT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VIBE</text:p>
          </table:table-cell>
          <table:table-cell office:value-type="string" calcext:value-type="string">
            <text:p>DGD</text:p>
          </table:table-cell>
          <table:table-cell office:value-type="string" calcext:value-type="string">
            <text:p>ZRX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KMD</text:p>
          </table:table-cell>
          <table:table-cell office:value-type="string" calcext:value-type="string">
            <text:p>PO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IOS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CM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BTG</text:p>
          </table:table-cell>
          <table:table-cell office:value-type="string" calcext:value-type="string">
            <text:p>CND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TRIG</text:p>
          </table:table-cell>
          <table:table-cell office:value-type="string" calcext:value-type="string">
            <text:p>RCN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POWR</text:p>
          </table:table-cell>
          <table:table-cell office:value-type="string" calcext:value-type="string">
            <text:p>BTS</text:p>
          </table:table-cell>
          <table:table-cell office:value-type="string" calcext:value-type="string">
            <text:p>KNC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GNT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SNM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PPT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RDN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PIVX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SNGLS</text:p>
          </table:table-cell>
          <table:table-cell office:value-type="string" calcext:value-type="string">
            <text:p>NEBL</text:p>
          </table:table-cell>
          <table:table-cell office:value-type="string" calcext:value-type="string">
            <text:p>QSP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ICN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BNB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ZEC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APPC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STORJ</text:p>
          </table:table-cell>
          <table:table-cell office:value-type="string" calcext:value-type="string">
            <text:p>ICX</text:p>
          </table:table-cell>
          <table:table-cell office:value-type="string" calcext:value-type="string">
            <text:p>MTH</text:p>
          </table:table-cell>
          <table:table-cell office:value-type="string" calcext:value-type="string">
            <text:p>XZC</text:p>
          </table:table-cell>
          <table:table-cell office:value-type="string" calcext:value-type="string">
            <text:p>LOOM</text:p>
          </table:table-cell>
          <table:table-cell office:value-type="string" calcext:value-type="string">
            <text:p>GXS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YOYO</text:p>
          </table:table-cell>
          <table:table-cell office:value-type="string" calcext:value-type="string">
            <text:p>BNT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QLC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DO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ADX</text:p>
          </table:table-cell>
          <table:table-cell office:value-type="string" calcext:value-type="string">
            <text:p>AMB</text:p>
          </table:table-cell>
          <table:table-cell office:value-type="string" calcext:value-type="string">
            <text:p>XRP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PR</text:p>
          </table:table-cell>
          <table:table-cell office:value-type="string" calcext:value-type="string">
            <text:p>TRX</text:p>
          </table:table-cell>
          <table:table-cell office:value-type="string" calcext:value-type="string">
            <text:p>LSK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NUL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WABI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ENJ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EVX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GRS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DLT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PX</text:p>
          </table:table-cell>
          <table:table-cell office:value-type="string" calcext:value-type="string">
            <text:p>QTUM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BQX</text:p>
          </table:table-cell>
          <table:table-cell office:value-type="string" calcext:value-type="string">
            <text:p>NCASH</text:p>
          </table:table-cell>
          <table:table-cell office:value-type="string" calcext:value-type="string">
            <text:p>VIB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RD</text:p>
          </table:table-cell>
          <table:table-cell office:value-type="string" calcext:value-type="string">
            <text:p>XMR</text:p>
          </table:table-cell>
          <table:table-cell office:value-type="string" calcext:value-type="string">
            <text:p>ZIL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BCH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LTC</text:p>
          </table:table-cell>
        </table:table-row>
        <table:table-row table:style-name="ro1">
          <table:table-cell office:value-type="string" calcext:value-type="string">
            <text:p>Binance</text:p>
          </table:table-cell>
          <table:table-cell office:value-type="string" calcext:value-type="string">
            <text:p>XEM</text:p>
          </table:table-cell>
          <table:table-cell office:value-type="string" calcext:value-type="string">
            <text:p>\ \ \ </text:p>
          </table:table-cell>
          <table:table-cell table:number-columns-repeated="25"/>
          <table:table-cell office:value-type="float" office:value="0.00003736" calcext:value-type="float">
            <text:p>0.00003736</text:p>
          </table:table-cell>
          <table:table-cell table:number-columns-repeated="33"/>
          <table:table-cell office:value-type="float" office:value="0.02194" calcext:value-type="float">
            <text:p>0.02194</text:p>
          </table:table-cell>
          <table:table-cell office:value-type="float" office:value="0.00044053" calcext:value-type="float">
            <text:p>0.00044053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NAV</text:p>
          </table:table-cell>
          <table:table-cell/>
          <table:table-cell office:value-type="string" calcext:value-type="string">
            <text:p>\ \ \ </text:p>
          </table:table-cell>
          <table:table-cell table:number-columns-repeated="24"/>
          <table:table-cell office:value-type="float" office:value="0.0001363" calcext:value-type="float">
            <text:p>0.0001363</text:p>
          </table:table-cell>
          <table:table-cell table:number-columns-repeated="33"/>
          <table:table-cell office:value-type="float" office:value="0.07812" calcext:value-type="float">
            <text:p>0.07812</text:p>
          </table:table-cell>
          <table:table-cell office:value-type="float" office:value="0.00159" calcext:value-type="float">
            <text:p>0.00159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GTO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23"/>
          <table:table-cell office:value-type="float" office:value="0.00003781" calcext:value-type="float">
            <text:p>0.00003781</text:p>
          </table:table-cell>
          <table:table-cell table:number-columns-repeated="33"/>
          <table:table-cell office:value-type="float" office:value="0.02201" calcext:value-type="float">
            <text:p>0.02201</text:p>
          </table:table-cell>
          <table:table-cell office:value-type="float" office:value="0.00044101" calcext:value-type="float">
            <text:p>0.00044101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WTC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22"/>
          <table:table-cell office:value-type="float" office:value="0.0014585" calcext:value-type="float">
            <text:p>0.0014585</text:p>
          </table:table-cell>
          <table:table-cell table:number-columns-repeated="33"/>
          <table:table-cell office:value-type="float" office:value="0.843" calcext:value-type="float">
            <text:p>0.843</text:p>
          </table:table-cell>
          <table:table-cell office:value-type="float" office:value="0.017342" calcext:value-type="float">
            <text:p>0.01734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XVG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21"/>
          <table:table-cell office:value-type="float" office:value="0.00000652" calcext:value-type="float">
            <text:p>0.00000652</text:p>
          </table:table-cell>
          <table:table-cell table:number-columns-repeated="34"/>
          <table:table-cell office:value-type="float" office:value="0.0000777" calcext:value-type="float">
            <text:p>0.0000777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TNB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20"/>
          <table:table-cell office:value-type="float" office:value="0.00000553" calcext:value-type="float">
            <text:p>0.00000553</text:p>
          </table:table-cell>
          <table:table-cell table:number-columns-repeated="34"/>
          <table:table-cell office:value-type="float" office:value="0.00006506" calcext:value-type="float">
            <text:p>0.00006506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DNT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19"/>
          <table:table-cell office:value-type="float" office:value="0.00001003" calcext:value-type="float">
            <text:p>0.00001003</text:p>
          </table:table-cell>
          <table:table-cell table:number-columns-repeated="34"/>
          <table:table-cell office:value-type="float" office:value="0.00011856" calcext:value-type="float">
            <text:p>0.00011856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DT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18"/>
          <table:table-cell office:value-type="float" office:value="0.00000621" calcext:value-type="float">
            <text:p>0.00000621</text:p>
          </table:table-cell>
          <table:table-cell table:number-columns-repeated="34"/>
          <table:table-cell office:value-type="float" office:value="0.00007272" calcext:value-type="float">
            <text:p>0.0000727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TEEM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17"/>
          <table:table-cell office:value-type="float" office:value="0.000356" calcext:value-type="float">
            <text:p>0.000356</text:p>
          </table:table-cell>
          <table:table-cell table:number-columns-repeated="33"/>
          <table:table-cell office:value-type="float" office:value="0.20724" calcext:value-type="float">
            <text:p>0.20724</text:p>
          </table:table-cell>
          <table:table-cell office:value-type="float" office:value="0.004233" calcext:value-type="float">
            <text:p>0.004233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ION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16"/>
          <table:table-cell office:value-type="float" office:value="0.0003" calcext:value-type="float">
            <text:p>0.0003</text:p>
          </table:table-cell>
          <table:table-cell table:number-columns-repeated="33"/>
          <table:table-cell office:value-type="float" office:value="0.17317" calcext:value-type="float">
            <text:p>0.17317</text:p>
          </table:table-cell>
          <table:table-cell office:value-type="float" office:value="0.003562" calcext:value-type="float">
            <text:p>0.00356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PT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15"/>
          <table:table-cell office:value-type="float" office:value="0.00005103" calcext:value-type="float">
            <text:p>0.00005103</text:p>
          </table:table-cell>
          <table:table-cell table:number-columns-repeated="33"/>
          <table:table-cell office:value-type="float" office:value="0.02982" calcext:value-type="float">
            <text:p>0.02982</text:p>
          </table:table-cell>
          <table:table-cell office:value-type="float" office:value="0.00060262" calcext:value-type="float">
            <text:p>0.0006026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TNT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14"/>
          <table:table-cell office:value-type="float" office:value="0.00001182" calcext:value-type="float">
            <text:p>0.00001182</text:p>
          </table:table-cell>
          <table:table-cell table:number-columns-repeated="34"/>
          <table:table-cell office:value-type="float" office:value="0.0001391" calcext:value-type="float">
            <text:p>0.0001391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VIBE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13"/>
          <table:table-cell office:value-type="float" office:value="0.00002461" calcext:value-type="float">
            <text:p>0.00002461</text:p>
          </table:table-cell>
          <table:table-cell table:number-columns-repeated="34"/>
          <table:table-cell office:value-type="float" office:value="0.0002903" calcext:value-type="float">
            <text:p>0.0002903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DGD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12"/>
          <table:table-cell office:value-type="float" office:value="0.02266" calcext:value-type="float">
            <text:p>0.02266</text:p>
          </table:table-cell>
          <table:table-cell table:number-columns-repeated="34"/>
          <table:table-cell office:value-type="float" office:value="0.26787" calcext:value-type="float">
            <text:p>0.26787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ZRX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11"/>
          <table:table-cell office:value-type="float" office:value="0.000166" calcext:value-type="float">
            <text:p>0.000166</text:p>
          </table:table-cell>
          <table:table-cell table:number-columns-repeated="34"/>
          <table:table-cell office:value-type="float" office:value="0.00196029" calcext:value-type="float">
            <text:p>0.00196029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10"/>
          <table:table-cell office:value-type="float" office:value="0.00006396" calcext:value-type="float">
            <text:p>0.00006396</text:p>
          </table:table-cell>
          <table:table-cell table:number-columns-repeated="34"/>
          <table:table-cell office:value-type="float" office:value="0.00075274" calcext:value-type="float">
            <text:p>0.00075274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D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9"/>
          <table:table-cell office:value-type="float" office:value="0.002989" calcext:value-type="float">
            <text:p>0.002989</text:p>
          </table:table-cell>
          <table:table-cell table:number-columns-repeated="34"/>
          <table:table-cell office:value-type="float" office:value="0.03522" calcext:value-type="float">
            <text:p>0.0352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C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0.149488" calcext:value-type="float">
            <text:p>0.149488</text:p>
          </table:table-cell>
          <table:table-cell table:number-columns-repeated="33"/>
          <table:table-cell office:value-type="float" office:value="87.83" calcext:value-type="float">
            <text:p>87.83</text:p>
          </table:table-cell>
          <table:table-cell office:value-type="float" office:value="1.77774" calcext:value-type="float">
            <text:p>1.77774</text:p>
          </table:table-cell>
          <table:table-cell table:number-columns-repeated="19"/>
          <table:table-cell office:value-type="float" office:value="1275.5" calcext:value-type="float">
            <text:p>1275.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MD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7"/>
          <table:table-cell office:value-type="float" office:value="0.0003961" calcext:value-type="float">
            <text:p>0.0003961</text:p>
          </table:table-cell>
          <table:table-cell table:number-columns-repeated="34"/>
          <table:table-cell office:value-type="float" office:value="0.00465" calcext:value-type="float">
            <text:p>0.00465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OA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6"/>
          <table:table-cell office:value-type="float" office:value="0.00006231" calcext:value-type="float">
            <text:p>0.00006231</text:p>
          </table:table-cell>
          <table:table-cell table:number-columns-repeated="33"/>
          <table:table-cell office:value-type="float" office:value="0.0364" calcext:value-type="float">
            <text:p>0.0364</text:p>
          </table:table-cell>
          <table:table-cell office:value-type="float" office:value="0.00074314" calcext:value-type="float">
            <text:p>0.00074314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5"/>
          <table:table-cell office:value-type="float" office:value="0.0004659" calcext:value-type="float">
            <text:p>0.0004659</text:p>
          </table:table-cell>
          <table:table-cell table:number-columns-repeated="33"/>
          <table:table-cell office:value-type="float" office:value="0.27319" calcext:value-type="float">
            <text:p>0.27319</text:p>
          </table:table-cell>
          <table:table-cell office:value-type="float" office:value="0.005518" calcext:value-type="float">
            <text:p>0.005518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IOST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4"/>
          <table:table-cell office:value-type="float" office:value="0.00000615" calcext:value-type="float">
            <text:p>0.00000615</text:p>
          </table:table-cell>
          <table:table-cell table:number-columns-repeated="34"/>
          <table:table-cell office:value-type="float" office:value="0.00007291" calcext:value-type="float">
            <text:p>0.00007291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OE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3"/>
          <table:table-cell office:value-type="float" office:value="0.0000046" calcext:value-type="float">
            <text:p>0.0000046</text:p>
          </table:table-cell>
          <table:table-cell table:number-columns-repeated="34"/>
          <table:table-cell office:value-type="float" office:value="0.00005364" calcext:value-type="float">
            <text:p>0.00005364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OMG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2"/>
          <table:table-cell office:value-type="float" office:value="0.001529" calcext:value-type="float">
            <text:p>0.001529</text:p>
          </table:table-cell>
          <table:table-cell table:number-columns-repeated="34"/>
          <table:table-cell office:value-type="float" office:value="0.018091" calcext:value-type="float">
            <text:p>0.018091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MT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/>
          <table:table-cell office:value-type="float" office:value="0.00003465" calcext:value-type="float">
            <text:p>0.00003465</text:p>
          </table:table-cell>
          <table:table-cell table:number-columns-repeated="33"/>
          <table:table-cell office:value-type="float" office:value="0.02029" calcext:value-type="float">
            <text:p>0.02029</text:p>
          </table:table-cell>
          <table:table-cell office:value-type="float" office:value="0.0004095" calcext:value-type="float">
            <text:p>0.0004095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N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office:value-type="float" office:value="0.0000011" calcext:value-type="float">
            <text:p>0.0000011</text:p>
          </table:table-cell>
          <table:table-cell table:number-columns-repeated="33"/>
          <table:table-cell office:value-type="float" office:value="0.000639" calcext:value-type="float">
            <text:p>0.000639</text:p>
          </table:table-cell>
          <table:table-cell office:value-type="float" office:value="0.000013" calcext:value-type="float">
            <text:p>0.000013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TC</text:p>
          </table:table-cell>
          <table:table-cell office:value-type="float" office:value="26660" calcext:value-type="float">
            <text:p>26660</text:p>
          </table:table-cell>
          <table:table-cell office:value-type="float" office:value="7331.4" calcext:value-type="float">
            <text:p>7331.4</text:p>
          </table:table-cell>
          <table:table-cell office:value-type="float" office:value="26180" calcext:value-type="float">
            <text:p>26180</text:p>
          </table:table-cell>
          <table:table-cell office:value-type="float" office:value="679.44" calcext:value-type="float">
            <text:p>679.44</text:p>
          </table:table-cell>
          <table:table-cell office:value-type="float" office:value="152000" calcext:value-type="float">
            <text:p>1520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98910" calcext:value-type="float">
            <text:p>98910</text:p>
          </table:table-cell>
          <table:table-cell office:value-type="float" office:value="161000" calcext:value-type="float">
            <text:p>161000</text:p>
          </table:table-cell>
          <table:table-cell office:value-type="float" office:value="2802.7" calcext:value-type="float">
            <text:p>2802.7</text:p>
          </table:table-cell>
          <table:table-cell office:value-type="float" office:value="3316.7" calcext:value-type="float">
            <text:p>3316.7</text:p>
          </table:table-cell>
          <table:table-cell office:value-type="float" office:value="19500" calcext:value-type="float">
            <text:p>19500</text:p>
          </table:table-cell>
          <table:table-cell office:value-type="float" office:value="83750" calcext:value-type="float">
            <text:p>83750</text:p>
          </table:table-cell>
          <table:table-cell office:value-type="float" office:value="40100" calcext:value-type="float">
            <text:p>40100</text:p>
          </table:table-cell>
          <table:table-cell office:value-type="float" office:value="43.92901" calcext:value-type="float">
            <text:p>43.92901</text:p>
          </table:table-cell>
          <table:table-cell office:value-type="float" office:value="6003.1" calcext:value-type="float">
            <text:p>6003.1</text:p>
          </table:table-cell>
          <table:table-cell office:value-type="float" office:value="15600" calcext:value-type="float">
            <text:p>15600</text:p>
          </table:table-cell>
          <table:table-cell office:value-type="float" office:value="333.778" calcext:value-type="float">
            <text:p>333.778</text:p>
          </table:table-cell>
          <table:table-cell office:value-type="float" office:value="6.6695123" calcext:value-type="float">
            <text:p>6.6695123</text:p>
          </table:table-cell>
          <table:table-cell office:value-type="float" office:value="2508.8" calcext:value-type="float">
            <text:p>2508.8</text:p>
          </table:table-cell>
          <table:table-cell office:value-type="float" office:value="15890" calcext:value-type="float">
            <text:p>15890</text:p>
          </table:table-cell>
          <table:table-cell office:value-type="float" office:value="2130.4" calcext:value-type="float">
            <text:p>2130.4</text:p>
          </table:table-cell>
          <table:table-cell office:value-type="float" office:value="162000" calcext:value-type="float">
            <text:p>162000</text:p>
          </table:table-cell>
          <table:table-cell office:value-type="float" office:value="217000" calcext:value-type="float">
            <text:p>217000</text:p>
          </table:table-cell>
          <table:table-cell office:value-type="float" office:value="651.042" calcext:value-type="float">
            <text:p>651.042</text:p>
          </table:table-cell>
          <table:table-cell office:value-type="float" office:value="28660" calcext:value-type="float">
            <text:p>28660</text:p>
          </table:table-cell>
          <table:table-cell office:value-type="float" office:value="901000" calcext:value-type="float">
            <text:p>901000</text:p>
          </table:table-cell>
          <table:table-cell office:value-type="string" calcext:value-type="string">
            <text:p>\ \ \ </text:p>
          </table:table-cell>
          <table:table-cell office:value-type="float" office:value="4683" calcext:value-type="float">
            <text:p>4683</text:p>
          </table:table-cell>
          <table:table-cell office:value-type="float" office:value="153.186" calcext:value-type="float">
            <text:p>153.186</text:p>
          </table:table-cell>
          <table:table-cell office:value-type="float" office:value="109000" calcext:value-type="float">
            <text:p>109000</text:p>
          </table:table-cell>
          <table:table-cell office:value-type="float" office:value="2789.4" calcext:value-type="float">
            <text:p>2789.4</text:p>
          </table:table-cell>
          <table:table-cell office:value-type="float" office:value="8424.6" calcext:value-type="float">
            <text:p>8424.6</text:p>
          </table:table-cell>
          <table:table-cell office:value-type="float" office:value="74180" calcext:value-type="float">
            <text:p>74180</text:p>
          </table:table-cell>
          <table:table-cell office:value-type="float" office:value="6605.5" calcext:value-type="float">
            <text:p>6605.5</text:p>
          </table:table-cell>
          <table:table-cell office:value-type="float" office:value="20410" calcext:value-type="float">
            <text:p>20410</text:p>
          </table:table-cell>
          <table:table-cell office:value-type="float" office:value="32440" calcext:value-type="float">
            <text:p>32440</text:p>
          </table:table-cell>
          <table:table-cell office:value-type="float" office:value="4624.5" calcext:value-type="float">
            <text:p>4624.5</text:p>
          </table:table-cell>
          <table:table-cell office:value-type="float" office:value="457.813" calcext:value-type="float">
            <text:p>457.813</text:p>
          </table:table-cell>
          <table:table-cell office:value-type="float" office:value="17030" calcext:value-type="float">
            <text:p>17030</text:p>
          </table:table-cell>
          <table:table-cell office:value-type="float" office:value="84100" calcext:value-type="float">
            <text:p>84100</text:p>
          </table:table-cell>
          <table:table-cell office:value-type="float" office:value="4071.7" calcext:value-type="float">
            <text:p>4071.7</text:p>
          </table:table-cell>
          <table:table-cell office:value-type="float" office:value="15630" calcext:value-type="float">
            <text:p>15630</text:p>
          </table:table-cell>
          <table:table-cell office:value-type="float" office:value="15410" calcext:value-type="float">
            <text:p>15410</text:p>
          </table:table-cell>
          <table:table-cell office:value-type="float" office:value="30110" calcext:value-type="float">
            <text:p>30110</text:p>
          </table:table-cell>
          <table:table-cell office:value-type="float" office:value="1026.5" calcext:value-type="float">
            <text:p>1026.5</text:p>
          </table:table-cell>
          <table:table-cell office:value-type="float" office:value="486.879" calcext:value-type="float">
            <text:p>486.879</text:p>
          </table:table-cell>
          <table:table-cell office:value-type="float" office:value="71530" calcext:value-type="float">
            <text:p>71530</text:p>
          </table:table-cell>
          <table:table-cell office:value-type="float" office:value="4916.9" calcext:value-type="float">
            <text:p>4916.9</text:p>
          </table:table-cell>
          <table:table-cell office:value-type="float" office:value="179000" calcext:value-type="float">
            <text:p>179000</text:p>
          </table:table-cell>
          <table:table-cell office:value-type="float" office:value="1756.2" calcext:value-type="float">
            <text:p>1756.2</text:p>
          </table:table-cell>
          <table:table-cell office:value-type="float" office:value="20350" calcext:value-type="float">
            <text:p>20350</text:p>
          </table:table-cell>
          <table:table-cell office:value-type="float" office:value="769.408" calcext:value-type="float">
            <text:p>769.408</text:p>
          </table:table-cell>
          <table:table-cell office:value-type="float" office:value="67840" calcext:value-type="float">
            <text:p>67840</text:p>
          </table:table-cell>
          <table:table-cell office:value-type="float" office:value="101000" calcext:value-type="float">
            <text:p>101000</text:p>
          </table:table-cell>
          <table:table-cell office:value-type="float" office:value="815.129" calcext:value-type="float">
            <text:p>815.129</text:p>
          </table:table-cell>
          <table:table-cell office:value-type="float" office:value="37840" calcext:value-type="float">
            <text:p>37840</text:p>
          </table:table-cell>
          <table:table-cell office:value-type="float" office:value="3015.7" calcext:value-type="float">
            <text:p>3015.7</text:p>
          </table:table-cell>
          <table:table-cell office:value-type="float" office:value="186000" calcext:value-type="float">
            <text:p>186000</text:p>
          </table:table-cell>
          <table:table-cell office:value-type="float" office:value="6979.3" calcext:value-type="float">
            <text:p>6979.3</text:p>
          </table:table-cell>
          <table:table-cell office:value-type="float" office:value="471.032" calcext:value-type="float">
            <text:p>471.032</text:p>
          </table:table-cell>
          <table:table-cell office:value-type="float" office:value="594.036" calcext:value-type="float">
            <text:p>594.036</text:p>
          </table:table-cell>
          <table:table-cell office:value-type="float" office:value="11.9049" calcext:value-type="float">
            <text:p>11.9049</text:p>
          </table:table-cell>
          <table:table-cell office:value-type="float" office:value="930.233" calcext:value-type="float">
            <text:p>930.233</text:p>
          </table:table-cell>
          <table:table-cell office:value-type="float" office:value="131.389" calcext:value-type="float">
            <text:p>131.389</text:p>
          </table:table-cell>
          <table:table-cell office:value-type="float" office:value="24.70051" calcext:value-type="float">
            <text:p>24.70051</text:p>
          </table:table-cell>
          <table:table-cell office:value-type="float" office:value="12760" calcext:value-type="float">
            <text:p>12760</text:p>
          </table:table-cell>
          <table:table-cell office:value-type="float" office:value="19050" calcext:value-type="float">
            <text:p>19050</text:p>
          </table:table-cell>
          <table:table-cell office:value-type="float" office:value="161.005" calcext:value-type="float">
            <text:p>161.005</text:p>
          </table:table-cell>
          <table:table-cell office:value-type="float" office:value="1937.4" calcext:value-type="float">
            <text:p>1937.4</text:p>
          </table:table-cell>
          <table:table-cell office:value-type="float" office:value="33100" calcext:value-type="float">
            <text:p>33100</text:p>
          </table:table-cell>
          <table:table-cell office:value-type="float" office:value="6443.3" calcext:value-type="float">
            <text:p>6443.3</text:p>
          </table:table-cell>
          <table:table-cell office:value-type="float" office:value="45110" calcext:value-type="float">
            <text:p>45110</text:p>
          </table:table-cell>
          <table:table-cell office:value-type="float" office:value="9207.3" calcext:value-type="float">
            <text:p>9207.3</text:p>
          </table:table-cell>
          <table:table-cell office:value-type="float" office:value="2390.1" calcext:value-type="float">
            <text:p>2390.1</text:p>
          </table:table-cell>
          <table:table-cell office:value-type="float" office:value="83960" calcext:value-type="float">
            <text:p>83960</text:p>
          </table:table-cell>
          <table:table-cell office:value-type="float" office:value="234.852" calcext:value-type="float">
            <text:p>234.852</text:p>
          </table:table-cell>
          <table:table-cell office:value-type="float" office:value="16980" calcext:value-type="float">
            <text:p>16980</text:p>
          </table:table-cell>
          <table:table-cell office:value-type="float" office:value="2379.8" calcext:value-type="float">
            <text:p>2379.8</text:p>
          </table:table-cell>
          <table:table-cell office:value-type="float" office:value="2269.6" calcext:value-type="float">
            <text:p>2269.6</text:p>
          </table:table-cell>
          <table:table-cell office:value-type="float" office:value="67250" calcext:value-type="float">
            <text:p>67250</text:p>
          </table:table-cell>
          <table:table-cell office:value-type="float" office:value="1762.5" calcext:value-type="float">
            <text:p>1762.5</text:p>
          </table:table-cell>
          <table:table-cell office:value-type="float" office:value="8528.1" calcext:value-type="float">
            <text:p>8528.1</text:p>
          </table:table-cell>
          <table:table-cell office:value-type="float" office:value="51680" calcext:value-type="float">
            <text:p>51680</text:p>
          </table:table-cell>
          <table:table-cell office:value-type="float" office:value="8699.4" calcext:value-type="float">
            <text:p>8699.4</text:p>
          </table:table-cell>
          <table:table-cell office:value-type="float" office:value="21.10105" calcext:value-type="float">
            <text:p>21.10105</text:p>
          </table:table-cell>
          <table:table-cell office:value-type="float" office:value="1480.2" calcext:value-type="float">
            <text:p>1480.2</text:p>
          </table:table-cell>
          <table:table-cell office:value-type="float" office:value="4618.9" calcext:value-type="float">
            <text:p>4618.9</text:p>
          </table:table-cell>
          <table:table-cell office:value-type="float" office:value="1421.1" calcext:value-type="float">
            <text:p>1421.1</text:p>
          </table:table-cell>
          <table:table-cell office:value-type="float" office:value="10650" calcext:value-type="float">
            <text:p>10650</text:p>
          </table:table-cell>
          <table:table-cell office:value-type="float" office:value="17460" calcext:value-type="float">
            <text:p>17460</text:p>
          </table:table-cell>
          <table:table-cell office:value-type="float" office:value="12220" calcext:value-type="float">
            <text:p>12220</text:p>
          </table:table-cell>
          <table:table-cell office:value-type="float" office:value="123000" calcext:value-type="float">
            <text:p>123000</text:p>
          </table:table-cell>
          <table:table-cell office:value-type="float" office:value="80650" calcext:value-type="float">
            <text:p>80650</text:p>
          </table:table-cell>
          <table:table-cell office:value-type="float" office:value="104000" calcext:value-type="float">
            <text:p>104000</text:p>
          </table:table-cell>
          <table:table-cell office:value-type="float" office:value="746.157" calcext:value-type="float">
            <text:p>746.157</text:p>
          </table:table-cell>
          <table:table-cell office:value-type="float" office:value="910.747" calcext:value-type="float">
            <text:p>910.747</text:p>
          </table:table-cell>
          <table:table-cell office:value-type="float" office:value="2090.4" calcext:value-type="float">
            <text:p>2090.4</text:p>
          </table:table-cell>
          <table:table-cell office:value-type="float" office:value="19200" calcext:value-type="float">
            <text:p>19200</text:p>
          </table:table-cell>
          <table:table-cell office:value-type="float" office:value="347.947" calcext:value-type="float">
            <text:p>347.947</text:p>
          </table:table-cell>
          <table:table-cell office:value-type="float" office:value="8968.6" calcext:value-type="float">
            <text:p>8968.6</text:p>
          </table:table-cell>
          <table:table-cell office:value-type="float" office:value="61.55361" calcext:value-type="float">
            <text:p>61.55361</text:p>
          </table:table-cell>
          <table:table-cell office:value-type="float" office:value="1442.6" calcext:value-type="float">
            <text:p>1442.6</text:p>
          </table:table-cell>
          <table:table-cell office:value-type="float" office:value="3569" calcext:value-type="float">
            <text:p>3569</text:p>
          </table:table-cell>
          <table:table-cell office:value-type="float" office:value="60020" calcext:value-type="float">
            <text:p>60020</text:p>
          </table:table-cell>
          <table:table-cell office:value-type="float" office:value="1407.5" calcext:value-type="float">
            <text:p>1407.5</text:p>
          </table:table-cell>
          <table:table-cell office:value-type="float" office:value="6191.6" calcext:value-type="float">
            <text:p>6191.6</text:p>
          </table:table-cell>
          <table:table-cell office:value-type="float" office:value="12370" calcext:value-type="float">
            <text:p>12370</text:p>
          </table:table-cell>
          <table:table-cell office:value-type="float" office:value="6970.1" calcext:value-type="float">
            <text:p>6970.1</text:p>
          </table:table-cell>
          <table:table-cell office:value-type="float" office:value="145000" calcext:value-type="float">
            <text:p>145000</text:p>
          </table:table-cell>
          <table:table-cell office:value-type="float" office:value="32780" calcext:value-type="float">
            <text:p>32780</text:p>
          </table:table-cell>
          <table:table-cell office:value-type="float" office:value="6261.7" calcext:value-type="float">
            <text:p>6261.7</text:p>
          </table:table-cell>
          <table:table-cell office:value-type="float" office:value="26080" calcext:value-type="float">
            <text:p>26080</text:p>
          </table:table-cell>
          <table:table-cell office:value-type="float" office:value="18760" calcext:value-type="float">
            <text:p>187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10.725" calcext:value-type="float">
            <text:p>510.725</text:p>
          </table:table-cell>
          <table:table-cell office:value-type="float" office:value="3499" calcext:value-type="float">
            <text:p>3499</text:p>
          </table:table-cell>
          <table:table-cell office:value-type="float" office:value="555.124" calcext:value-type="float">
            <text:p>555.124</text:p>
          </table:table-cell>
          <table:table-cell office:value-type="float" office:value="611.135" calcext:value-type="float">
            <text:p>611.135</text:p>
          </table:table-cell>
          <table:table-cell office:value-type="float" office:value="2881.3" calcext:value-type="float">
            <text:p>2881.3</text:p>
          </table:table-cell>
          <table:table-cell office:value-type="float" office:value="249000" calcext:value-type="float">
            <text:p>249000</text:p>
          </table:table-cell>
          <table:table-cell office:value-type="float" office:value="40850" calcext:value-type="float">
            <text:p>40850</text:p>
          </table:table-cell>
          <table:table-cell office:value-type="float" office:value="4185.9" calcext:value-type="float">
            <text:p>4185.9</text:p>
          </table:table-cell>
          <table:table-cell office:value-type="float" office:value="45450" calcext:value-type="float">
            <text:p>45450</text:p>
          </table:table-cell>
          <table:table-cell office:value-type="float" office:value="23200" calcext:value-type="float">
            <text:p>23200</text:p>
          </table:table-cell>
          <table:table-cell office:value-type="float" office:value="12920" calcext:value-type="float">
            <text:p>12920</text:p>
          </table:table-cell>
          <table:table-cell office:value-type="float" office:value="42.24757" calcext:value-type="float">
            <text:p>42.24757</text:p>
          </table:table-cell>
          <table:table-cell office:value-type="float" office:value="57870" calcext:value-type="float">
            <text:p>5787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OTA</text:p>
          </table:table-cell>
          <table:table-cell table:number-columns-repeated="26"/>
          <table:table-cell office:value-type="float" office:value="0.0002131" calcext:value-type="float">
            <text:p>0.0002131</text:p>
          </table:table-cell>
          <table:table-cell office:value-type="string" calcext:value-type="string">
            <text:p>\ \ \ </text:p>
          </table:table-cell>
          <table:table-cell table:number-columns-repeated="32"/>
          <table:table-cell office:value-type="float" office:value="0.12541" calcext:value-type="float">
            <text:p>0.12541</text:p>
          </table:table-cell>
          <table:table-cell office:value-type="float" office:value="0.00253254" calcext:value-type="float">
            <text:p>0.00253254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TG</text:p>
          </table:table-cell>
          <table:table-cell table:number-columns-repeated="26"/>
          <table:table-cell office:value-type="float" office:value="0.006517" calcext:value-type="float">
            <text:p>0.006517</text:p>
          </table:table-cell>
          <table:table-cell/>
          <table:table-cell office:value-type="string" calcext:value-type="string">
            <text:p>\ \ \ </text:p>
          </table:table-cell>
          <table:table-cell table:number-columns-repeated="32"/>
          <table:table-cell office:value-type="float" office:value="0.077532" calcext:value-type="float">
            <text:p>0.07753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ND</text:p>
          </table:table-cell>
          <table:table-cell table:number-columns-repeated="26"/>
          <table:table-cell office:value-type="float" office:value="0.00000909" calcext:value-type="float">
            <text:p>0.00000909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30"/>
          <table:table-cell office:value-type="float" office:value="0.00531" calcext:value-type="float">
            <text:p>0.00531</text:p>
          </table:table-cell>
          <table:table-cell office:value-type="float" office:value="0.00010766" calcext:value-type="float">
            <text:p>0.00010766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RK</text:p>
          </table:table-cell>
          <table:table-cell table:number-columns-repeated="26"/>
          <table:table-cell office:value-type="float" office:value="0.0003559" calcext:value-type="float">
            <text:p>0.0003559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30"/>
          <table:table-cell office:value-type="float" office:value="0.004206" calcext:value-type="float">
            <text:p>0.004206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TRIG</text:p>
          </table:table-cell>
          <table:table-cell table:number-columns-repeated="26"/>
          <table:table-cell office:value-type="float" office:value="0.0001174" calcext:value-type="float">
            <text:p>0.0001174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28"/>
          <table:table-cell office:value-type="float" office:value="0.06874" calcext:value-type="float">
            <text:p>0.06874</text:p>
          </table:table-cell>
          <table:table-cell office:value-type="float" office:value="0.001362" calcext:value-type="float">
            <text:p>0.00136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RCN</text:p>
          </table:table-cell>
          <table:table-cell table:number-columns-repeated="26"/>
          <table:table-cell office:value-type="float" office:value="0.00001338" calcext:value-type="float">
            <text:p>0.00001338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27"/>
          <table:table-cell office:value-type="float" office:value="0.0078" calcext:value-type="float">
            <text:p>0.0078</text:p>
          </table:table-cell>
          <table:table-cell office:value-type="float" office:value="0.00015652" calcext:value-type="float">
            <text:p>0.0001565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RN</text:p>
          </table:table-cell>
          <table:table-cell table:number-columns-repeated="26"/>
          <table:table-cell office:value-type="float" office:value="0.00014936" calcext:value-type="float">
            <text:p>0.00014936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27"/>
          <table:table-cell office:value-type="float" office:value="0.00175001" calcext:value-type="float">
            <text:p>0.00175001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OWR</text:p>
          </table:table-cell>
          <table:table-cell table:number-columns-repeated="26"/>
          <table:table-cell office:value-type="float" office:value="0.00004866" calcext:value-type="float">
            <text:p>0.00004866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25"/>
          <table:table-cell office:value-type="float" office:value="0.02857" calcext:value-type="float">
            <text:p>0.02857</text:p>
          </table:table-cell>
          <table:table-cell office:value-type="float" office:value="0.00057339" calcext:value-type="float">
            <text:p>0.00057339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TS</text:p>
          </table:table-cell>
          <table:table-cell table:number-columns-repeated="26"/>
          <table:table-cell office:value-type="float" office:value="0.00003057" calcext:value-type="float">
            <text:p>0.00003057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24"/>
          <table:table-cell office:value-type="float" office:value="0.01771" calcext:value-type="float">
            <text:p>0.01771</text:p>
          </table:table-cell>
          <table:table-cell office:value-type="float" office:value="0.0003601" calcext:value-type="float">
            <text:p>0.0003601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KNC</text:p>
          </table:table-cell>
          <table:table-cell table:number-columns-repeated="26"/>
          <table:table-cell office:value-type="float" office:value="0.00021363" calcext:value-type="float">
            <text:p>0.00021363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24"/>
          <table:table-cell office:value-type="float" office:value="0.0025477" calcext:value-type="float">
            <text:p>0.0025477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GVT</text:p>
          </table:table-cell>
          <table:table-cell table:number-columns-repeated="26"/>
          <table:table-cell office:value-type="float" office:value="0.0021706" calcext:value-type="float">
            <text:p>0.0021706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23"/>
          <table:table-cell office:value-type="float" office:value="0.025602" calcext:value-type="float">
            <text:p>0.02560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WINGS</text:p>
          </table:table-cell>
          <table:table-cell table:number-columns-repeated="26"/>
          <table:table-cell office:value-type="float" office:value="0.00005842" calcext:value-type="float">
            <text:p>0.00005842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22"/>
          <table:table-cell office:value-type="float" office:value="0.0006894" calcext:value-type="float">
            <text:p>0.0006894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HAT</text:p>
          </table:table-cell>
          <table:table-cell table:number-columns-repeated="26"/>
          <table:table-cell office:value-type="float" office:value="0.0000117" calcext:value-type="float">
            <text:p>0.0000117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21"/>
          <table:table-cell office:value-type="float" office:value="0.00013701" calcext:value-type="float">
            <text:p>0.00013701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RLC</text:p>
          </table:table-cell>
          <table:table-cell table:number-columns-repeated="26"/>
          <table:table-cell office:value-type="float" office:value="0.0002428" calcext:value-type="float">
            <text:p>0.0002428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19"/>
          <table:table-cell office:value-type="float" office:value="0.14043" calcext:value-type="float">
            <text:p>0.14043</text:p>
          </table:table-cell>
          <table:table-cell office:value-type="float" office:value="0.002884" calcext:value-type="float">
            <text:p>0.002884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GNT</text:p>
          </table:table-cell>
          <table:table-cell table:number-columns-repeated="26"/>
          <table:table-cell office:value-type="float" office:value="0.0000633" calcext:value-type="float">
            <text:p>0.0000633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18"/>
          <table:table-cell office:value-type="float" office:value="0.03722" calcext:value-type="float">
            <text:p>0.03722</text:p>
          </table:table-cell>
          <table:table-cell office:value-type="float" office:value="0.00075" calcext:value-type="float">
            <text:p>0.00075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LZ</text:p>
          </table:table-cell>
          <table:table-cell table:number-columns-repeated="26"/>
          <table:table-cell office:value-type="float" office:value="0.00006421" calcext:value-type="float">
            <text:p>0.00006421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17"/>
          <table:table-cell office:value-type="float" office:value="0.0376" calcext:value-type="float">
            <text:p>0.0376</text:p>
          </table:table-cell>
          <table:table-cell office:value-type="float" office:value="0.00076234" calcext:value-type="float">
            <text:p>0.00076234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NM</text:p>
          </table:table-cell>
          <table:table-cell table:number-columns-repeated="26"/>
          <table:table-cell office:value-type="float" office:value="0.00003309" calcext:value-type="float">
            <text:p>0.00003309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17"/>
          <table:table-cell office:value-type="float" office:value="0.00039058" calcext:value-type="float">
            <text:p>0.00039058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table:number-columns-repeated="26"/>
          <table:table-cell office:value-type="float" office:value="0.0009734" calcext:value-type="float">
            <text:p>0.0009734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15"/>
          <table:table-cell office:value-type="float" office:value="0.56991" calcext:value-type="float">
            <text:p>0.56991</text:p>
          </table:table-cell>
          <table:table-cell office:value-type="float" office:value="0.011533" calcext:value-type="float">
            <text:p>0.011533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PT</text:p>
          </table:table-cell>
          <table:table-cell table:number-columns-repeated="26"/>
          <table:table-cell office:value-type="float" office:value="0.002047" calcext:value-type="float">
            <text:p>0.002047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15"/>
          <table:table-cell office:value-type="float" office:value="0.024137" calcext:value-type="float">
            <text:p>0.024137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NT</text:p>
          </table:table-cell>
          <table:table-cell table:number-columns-repeated="26"/>
          <table:table-cell office:value-type="float" office:value="0.00001385" calcext:value-type="float">
            <text:p>0.00001385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14"/>
          <table:table-cell office:value-type="float" office:value="0.00016468" calcext:value-type="float">
            <text:p>0.00016468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RDN</text:p>
          </table:table-cell>
          <table:table-cell table:number-columns-repeated="26"/>
          <table:table-cell office:value-type="float" office:value="0.0002022" calcext:value-type="float">
            <text:p>0.0002022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12"/>
          <table:table-cell office:value-type="float" office:value="0.11896" calcext:value-type="float">
            <text:p>0.11896</text:p>
          </table:table-cell>
          <table:table-cell office:value-type="float" office:value="0.0023883" calcext:value-type="float">
            <text:p>0.0023883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FUN</text:p>
          </table:table-cell>
          <table:table-cell table:number-columns-repeated="26"/>
          <table:table-cell office:value-type="float" office:value="0.00000557" calcext:value-type="float">
            <text:p>0.00000557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12"/>
          <table:table-cell office:value-type="float" office:value="0.00006617" calcext:value-type="float">
            <text:p>0.00006617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IVX</text:p>
          </table:table-cell>
          <table:table-cell table:number-columns-repeated="26"/>
          <table:table-cell office:value-type="float" office:value="0.000563" calcext:value-type="float">
            <text:p>0.000563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10"/>
          <table:table-cell office:value-type="float" office:value="0.327" calcext:value-type="float">
            <text:p>0.327</text:p>
          </table:table-cell>
          <table:table-cell office:value-type="float" office:value="0.006667" calcext:value-type="float">
            <text:p>0.006667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ST</text:p>
          </table:table-cell>
          <table:table-cell table:number-columns-repeated="26"/>
          <table:table-cell office:value-type="float" office:value="0.00004882" calcext:value-type="float">
            <text:p>0.00004882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10"/>
          <table:table-cell office:value-type="float" office:value="0.0005772" calcext:value-type="float">
            <text:p>0.000577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LOAK</text:p>
          </table:table-cell>
          <table:table-cell table:number-columns-repeated="26"/>
          <table:table-cell office:value-type="float" office:value="0.0012954" calcext:value-type="float">
            <text:p>0.0012954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9"/>
          <table:table-cell office:value-type="float" office:value="0.015109" calcext:value-type="float">
            <text:p>0.015109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MANA</text:p>
          </table:table-cell>
          <table:table-cell table:number-columns-repeated="26"/>
          <table:table-cell office:value-type="float" office:value="0.00001459" calcext:value-type="float">
            <text:p>0.00001459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0.00017031" calcext:value-type="float">
            <text:p>0.00017031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NGLS</text:p>
          </table:table-cell>
          <table:table-cell table:number-columns-repeated="26"/>
          <table:table-cell office:value-type="float" office:value="0.00000975" calcext:value-type="float">
            <text:p>0.00000975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 table:number-columns-repeated="7"/>
          <table:table-cell office:value-type="float" office:value="0.00011448" calcext:value-type="float">
            <text:p>0.00011448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NEBL</text:p>
          </table:table-cell>
          <table:table-cell table:number-columns-repeated="26"/>
          <table:table-cell office:value-type="float" office:value="0.001221" calcext:value-type="float">
            <text:p>0.001221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table:number-columns-repeated="5"/>
          <table:table-cell office:value-type="float" office:value="0.70003" calcext:value-type="float">
            <text:p>0.70003</text:p>
          </table:table-cell>
          <table:table-cell office:value-type="float" office:value="0.014361" calcext:value-type="float">
            <text:p>0.014361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QSP</text:p>
          </table:table-cell>
          <table:table-cell table:number-columns-repeated="26"/>
          <table:table-cell office:value-type="float" office:value="0.00002623" calcext:value-type="float">
            <text:p>0.00002623</text:p>
          </table:table-cell>
          <table:table-cell table:number-columns-repeated="28"/>
          <table:table-cell office:value-type="string" calcext:value-type="string">
            <text:p>\ \ \ </text:p>
          </table:table-cell>
          <table:table-cell table:number-columns-repeated="4"/>
          <table:table-cell office:value-type="float" office:value="0.01525" calcext:value-type="float">
            <text:p>0.01525</text:p>
          </table:table-cell>
          <table:table-cell office:value-type="float" office:value="0.00030893" calcext:value-type="float">
            <text:p>0.00030893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table:number-columns-repeated="26"/>
          <table:table-cell office:value-type="float" office:value="0.000328" calcext:value-type="float">
            <text:p>0.000328</text:p>
          </table:table-cell>
          <table:table-cell table:number-columns-repeated="29"/>
          <table:table-cell office:value-type="string" calcext:value-type="string">
            <text:p>\ \ \ </text:p>
          </table:table-cell>
          <table:table-cell table:number-columns-repeated="4"/>
          <table:table-cell office:value-type="float" office:value="0.00385" calcext:value-type="float">
            <text:p>0.00385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TORM</text:p>
          </table:table-cell>
          <table:table-cell table:number-columns-repeated="26"/>
          <table:table-cell office:value-type="float" office:value="0.00000534" calcext:value-type="float">
            <text:p>0.00000534</text:p>
          </table:table-cell>
          <table:table-cell table:number-columns-repeated="30"/>
          <table:table-cell office:value-type="string" calcext:value-type="string">
            <text:p>\ \ \ </text:p>
          </table:table-cell>
          <table:table-cell table:number-columns-repeated="2"/>
          <table:table-cell office:value-type="float" office:value="0.00309" calcext:value-type="float">
            <text:p>0.00309</text:p>
          </table:table-cell>
          <table:table-cell office:value-type="float" office:value="0.000063" calcext:value-type="float">
            <text:p>0.000063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ICN</text:p>
          </table:table-cell>
          <table:table-cell table:number-columns-repeated="26"/>
          <table:table-cell office:value-type="float" office:value="0.0001399" calcext:value-type="float">
            <text:p>0.0001399</text:p>
          </table:table-cell>
          <table:table-cell table:number-columns-repeated="31"/>
          <table:table-cell office:value-type="string" calcext:value-type="string">
            <text:p>\ \ \ </text:p>
          </table:table-cell>
          <table:table-cell table:number-columns-repeated="2"/>
          <table:table-cell office:value-type="float" office:value="0.0016602" calcext:value-type="float">
            <text:p>0.001660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ETC</text:p>
          </table:table-cell>
          <table:table-cell table:number-columns-repeated="26"/>
          <table:table-cell office:value-type="float" office:value="0.002113" calcext:value-type="float">
            <text:p>0.002113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/>
          <table:table-cell office:value-type="float" office:value="0.025081" calcext:value-type="float">
            <text:p>0.025081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NB</text:p>
          </table:table-cell>
          <table:table-cell office:value-type="float" office:value="44.76276" calcext:value-type="float">
            <text:p>44.76276</text:p>
          </table:table-cell>
          <table:table-cell office:value-type="float" office:value="12.27295" calcext:value-type="float">
            <text:p>12.27295</text:p>
          </table:table-cell>
          <table:table-cell office:value-type="float" office:value="43.74453" calcext:value-type="float">
            <text:p>43.74453</text:p>
          </table:table-cell>
          <table:table-cell office:value-type="float" office:value="1.0734221" calcext:value-type="float">
            <text:p>1.0734221</text:p>
          </table:table-cell>
          <table:table-cell table:number-columns-repeated="4"/>
          <table:table-cell office:value-type="float" office:value="4.6746447" calcext:value-type="float">
            <text:p>4.6746447</text:p>
          </table:table-cell>
          <table:table-cell office:value-type="float" office:value="5.5515461" calcext:value-type="float">
            <text:p>5.5515461</text:p>
          </table:table-cell>
          <table:table-cell office:value-type="float" office:value="32.75467" calcext:value-type="float">
            <text:p>32.7546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float" office:value="26.69514" calcext:value-type="float">
            <text:p>26.69514</text:p>
          </table:table-cell>
          <table:table-cell office:value-type="float" office:value="3.5640459" calcext:value-type="float">
            <text:p>3.5640459</text:p>
          </table:table-cell>
          <table:table-cell table:number-columns-repeated="3"/>
          <table:table-cell office:value-type="float" office:value="47.98464" calcext:value-type="float">
            <text:p>47.98464</text:p>
          </table:table-cell>
          <table:table-cell office:value-type="float" office:value="1529.1" calcext:value-type="float">
            <text:p>1529.1</text:p>
          </table:table-cell>
          <table:table-cell office:value-type="float" office:value="0.001683" calcext:value-type="float">
            <text:p>0.001683</text:p>
          </table:table-cell>
          <table:table-cell office:value-type="float" office:value="7.8690589" calcext:value-type="float">
            <text:p>7.8690589</text:p>
          </table:table-cell>
          <table:table-cell/>
          <table:table-cell office:value-type="float" office:value="183.824" calcext:value-type="float">
            <text:p>183.824</text:p>
          </table:table-cell>
          <table:table-cell/>
          <table:table-cell office:value-type="float" office:value="14.13428" calcext:value-type="float">
            <text:p>14.13428</text:p>
          </table:table-cell>
          <table:table-cell office:value-type="float" office:value="124.378" calcext:value-type="float">
            <text:p>124.378</text:p>
          </table:table-cell>
          <table:table-cell/>
          <table:table-cell office:value-type="float" office:value="34.30532" calcext:value-type="float">
            <text:p>34.30532</text:p>
          </table:table-cell>
          <table:table-cell office:value-type="float" office:value="54.55537" calcext:value-type="float">
            <text:p>54.55537</text:p>
          </table:table-cell>
          <table:table-cell table:number-columns-repeated="4"/>
          <table:table-cell office:value-type="float" office:value="6.7994832" calcext:value-type="float">
            <text:p>6.7994832</text:p>
          </table:table-cell>
          <table:table-cell office:value-type="float" office:value="26.19859" calcext:value-type="float">
            <text:p>26.19859</text:p>
          </table:table-cell>
          <table:table-cell office:value-type="float" office:value="25.89332" calcext:value-type="float">
            <text:p>25.89332</text:p>
          </table:table-cell>
          <table:table-cell/>
          <table:table-cell office:value-type="float" office:value="1.7234842" calcext:value-type="float">
            <text:p>1.7234842</text:p>
          </table:table-cell>
          <table:table-cell table:number-columns-repeated="2"/>
          <table:table-cell office:value-type="float" office:value="8.2196285" calcext:value-type="float">
            <text:p>8.2196285</text:p>
          </table:table-cell>
          <table:table-cell/>
          <table:table-cell office:value-type="float" office:value="2.9296303" calcext:value-type="float">
            <text:p>2.9296303</text:p>
          </table:table-cell>
          <table:table-cell table:number-columns-repeated="4"/>
          <table:table-cell office:value-type="float" office:value="1.198308" calcext:value-type="float">
            <text:p>1.198308</text:p>
          </table:table-cell>
          <table:table-cell office:value-type="float" office:value="63.45178" calcext:value-type="float">
            <text:p>63.45178</text:p>
          </table:table-cell>
          <table:table-cell/>
          <table:table-cell office:value-type="float" office:value="314.465" calcext:value-type="float">
            <text:p>314.465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office:value-type="float" office:value="0.02001" calcext:value-type="float">
            <text:p>0.02001</text:p>
          </table:table-cell>
          <table:table-cell office:value-type="float" office:value="1.4547147" calcext:value-type="float">
            <text:p>1.45471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.9081" calcext:value-type="float">
            <text:p>31.9081</text:p>
          </table:table-cell>
          <table:table-cell office:value-type="float" office:value="0" calcext:value-type="float">
            <text:p>0</text:p>
          </table:table-cell>
          <table:table-cell office:value-type="float" office:value="3.2488629" calcext:value-type="float">
            <text:p>3.2488629</text:p>
          </table:table-cell>
          <table:table-cell office:value-type="float" office:value="55.6483" calcext:value-type="float">
            <text:p>55.6483</text:p>
          </table:table-cell>
          <table:table-cell table:number-columns-repeated="3"/>
          <table:table-cell office:value-type="float" office:value="4.0110706" calcext:value-type="float">
            <text:p>4.01107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.60412" calcext:value-type="float">
            <text:p>28.60412</text:p>
          </table:table-cell>
          <table:table-cell table:number-columns-repeated="2"/>
          <table:table-cell office:value-type="float" office:value="113.25" calcext:value-type="float">
            <text:p>113.25</text:p>
          </table:table-cell>
          <table:table-cell/>
          <table:table-cell office:value-type="float" office:value="14.3452" calcext:value-type="float">
            <text:p>14.3452</text:p>
          </table:table-cell>
          <table:table-cell office:value-type="float" office:value="86.73027" calcext:value-type="float">
            <text:p>86.73027</text:p>
          </table:table-cell>
          <table:table-cell table:number-columns-repeated="2"/>
          <table:table-cell office:value-type="float" office:value="2.4727992" calcext:value-type="float">
            <text:p>2.4727992</text:p>
          </table:table-cell>
          <table:table-cell/>
          <table:table-cell office:value-type="float" office:value="2.3815194" calcext:value-type="float">
            <text:p>2.3815194</text:p>
          </table:table-cell>
          <table:table-cell office:value-type="float" office:value="17.80627" calcext:value-type="float">
            <text:p>17.80627</text:p>
          </table:table-cell>
          <table:table-cell office:value-type="float" office:value="28.92682" calcext:value-type="float">
            <text:p>28.92682</text:p>
          </table:table-cell>
          <table:table-cell table:number-columns-repeated="4"/>
          <table:table-cell office:value-type="float" office:value="1.2016342" calcext:value-type="float">
            <text:p>1.2016342</text:p>
          </table:table-cell>
          <table:table-cell/>
          <table:table-cell office:value-type="float" office:value="3.4935718" calcext:value-type="float">
            <text:p>3.4935718</text:p>
          </table:table-cell>
          <table:table-cell office:value-type="float" office:value="32.33107" calcext:value-type="float">
            <text:p>32.33107</text:p>
          </table:table-cell>
          <table:table-cell/>
          <table:table-cell office:value-type="float" office:value="14.99475" calcext:value-type="float">
            <text:p>14.9947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3644575" calcext:value-type="float">
            <text:p>2.3644575</text:p>
          </table:table-cell>
          <table:table-cell table:number-columns-repeated="4"/>
          <table:table-cell office:value-type="float" office:value="54.85464" calcext:value-type="float">
            <text:p>54.85464</text:p>
          </table:table-cell>
          <table:table-cell/>
          <table:table-cell office:value-type="float" office:value="43.84042" calcext:value-type="float">
            <text:p>43.84042</text:p>
          </table:table-cell>
          <table:table-cell/>
          <table:table-cell office:value-type="float" office:value="167.504" calcext:value-type="float">
            <text:p>167.504</text:p>
          </table:table-cell>
          <table:table-cell office:value-type="float" office:value="0.80948719" calcext:value-type="float">
            <text:p>0.80948719</text:p>
          </table:table-cell>
          <table:table-cell table:number-columns-repeated="4"/>
          <table:table-cell office:value-type="float" office:value="418.41" calcext:value-type="float">
            <text:p>418.41</text:p>
          </table:table-cell>
          <table:table-cell/>
          <table:table-cell office:value-type="float" office:value="7.0392792" calcext:value-type="float">
            <text:p>7.0392792</text:p>
          </table:table-cell>
          <table:table-cell office:value-type="float" office:value="76.39419" calcext:value-type="float">
            <text:p>76.39419</text:p>
          </table:table-cell>
          <table:table-cell office:value-type="float" office:value="39.09304" calcext:value-type="float">
            <text:p>39.09304</text:p>
          </table:table-cell>
          <table:table-cell office:value-type="float" office:value="21.68257" calcext:value-type="float">
            <text:p>21.68257</text:p>
          </table:table-cell>
          <table:table-cell/>
          <table:table-cell office:value-type="float" office:value="97.18173" calcext:value-type="float">
            <text:p>97.1817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office:value-type="float" office:value="2237.6" calcext:value-type="float">
            <text:p>2237.6</text:p>
          </table:table-cell>
          <table:table-cell office:value-type="float" office:value="615.385" calcext:value-type="float">
            <text:p>615.385</text:p>
          </table:table-cell>
          <table:table-cell office:value-type="float" office:value="2189" calcext:value-type="float">
            <text:p>2189</text:p>
          </table:table-cell>
          <table:table-cell office:value-type="float" office:value="57.05483" calcext:value-type="float">
            <text:p>57.05483</text:p>
          </table:table-cell>
          <table:table-cell office:value-type="float" office:value="12810" calcext:value-type="float">
            <text:p>12810</text:p>
          </table:table-cell>
          <table:table-cell office:value-type="float" office:value="15060" calcext:value-type="float">
            <text:p>15060</text:p>
          </table:table-cell>
          <table:table-cell office:value-type="float" office:value="8309.8" calcext:value-type="float">
            <text:p>8309.8</text:p>
          </table:table-cell>
          <table:table-cell office:value-type="float" office:value="13480" calcext:value-type="float">
            <text:p>13480</text:p>
          </table:table-cell>
          <table:table-cell office:value-type="float" office:value="235.405" calcext:value-type="float">
            <text:p>235.405</text:p>
          </table:table-cell>
          <table:table-cell office:value-type="float" office:value="278.552" calcext:value-type="float">
            <text:p>278.552</text:p>
          </table:table-cell>
          <table:table-cell office:value-type="float" office:value="1640.2" calcext:value-type="float">
            <text:p>1640.2</text:p>
          </table:table-cell>
          <table:table-cell office:value-type="float" office:value="7036.8" calcext:value-type="float">
            <text:p>7036.8</text:p>
          </table:table-cell>
          <table:table-cell office:value-type="float" office:value="3367" calcext:value-type="float">
            <text:p>3367</text:p>
          </table:table-cell>
          <table:table-cell office:value-type="float" office:value="3.6791759" calcext:value-type="float">
            <text:p>3.6791759</text:p>
          </table:table-cell>
          <table:table-cell office:value-type="float" office:value="504.969" calcext:value-type="float">
            <text:p>504.969</text:p>
          </table:table-cell>
          <table:table-cell office:value-type="float" office:value="1309.3" calcext:value-type="float">
            <text:p>1309.3</text:p>
          </table:table-cell>
          <table:table-cell office:value-type="float" office:value="28.00336" calcext:value-type="float">
            <text:p>28.00336</text:p>
          </table:table-cell>
          <table:table-cell office:value-type="float" office:value="0.556761873" calcext:value-type="float">
            <text:p>0.556761873</text:p>
          </table:table-cell>
          <table:table-cell office:value-type="float" office:value="210.704" calcext:value-type="float">
            <text:p>210.704</text:p>
          </table:table-cell>
          <table:table-cell office:value-type="float" office:value="1335.9" calcext:value-type="float">
            <text:p>1335.9</text:p>
          </table:table-cell>
          <table:table-cell office:value-type="float" office:value="178.508" calcext:value-type="float">
            <text:p>178.508</text:p>
          </table:table-cell>
          <table:table-cell office:value-type="float" office:value="13600" calcext:value-type="float">
            <text:p>13600</text:p>
          </table:table-cell>
          <table:table-cell office:value-type="float" office:value="18240" calcext:value-type="float">
            <text:p>18240</text:p>
          </table:table-cell>
          <table:table-cell office:value-type="float" office:value="54.68066" calcext:value-type="float">
            <text:p>54.68066</text:p>
          </table:table-cell>
          <table:table-cell office:value-type="float" office:value="2415.2" calcext:value-type="float">
            <text:p>2415.2</text:p>
          </table:table-cell>
          <table:table-cell office:value-type="float" office:value="76340" calcext:value-type="float">
            <text:p>76340</text:p>
          </table:table-cell>
          <table:table-cell office:value-type="float" office:value="0.083977" calcext:value-type="float">
            <text:p>0.083977</text:p>
          </table:table-cell>
          <table:table-cell office:value-type="float" office:value="393.043" calcext:value-type="float">
            <text:p>393.043</text:p>
          </table:table-cell>
          <table:table-cell office:value-type="float" office:value="12.84736" calcext:value-type="float">
            <text:p>12.84736</text:p>
          </table:table-cell>
          <table:table-cell office:value-type="float" office:value="9168.4" calcext:value-type="float">
            <text:p>9168.4</text:p>
          </table:table-cell>
          <table:table-cell office:value-type="float" office:value="234.192" calcext:value-type="float">
            <text:p>234.192</text:p>
          </table:table-cell>
          <table:table-cell office:value-type="float" office:value="706.215" calcext:value-type="float">
            <text:p>706.215</text:p>
          </table:table-cell>
          <table:table-cell office:value-type="float" office:value="6230.1" calcext:value-type="float">
            <text:p>6230.1</text:p>
          </table:table-cell>
          <table:table-cell office:value-type="float" office:value="554.557" calcext:value-type="float">
            <text:p>554.557</text:p>
          </table:table-cell>
          <table:table-cell office:value-type="float" office:value="1712.5" calcext:value-type="float">
            <text:p>1712.5</text:p>
          </table:table-cell>
          <table:table-cell office:value-type="float" office:value="2718.4" calcext:value-type="float">
            <text:p>2718.4</text:p>
          </table:table-cell>
          <table:table-cell office:value-type="float" office:value="388.531" calcext:value-type="float">
            <text:p>388.531</text:p>
          </table:table-cell>
          <table:table-cell office:value-type="float" office:value="38.49263" calcext:value-type="float">
            <text:p>38.49263</text:p>
          </table:table-cell>
          <table:table-cell office:value-type="float" office:value="1430" calcext:value-type="float">
            <text:p>1430</text:p>
          </table:table-cell>
          <table:table-cell office:value-type="float" office:value="7090.7" calcext:value-type="float">
            <text:p>7090.7</text:p>
          </table:table-cell>
          <table:table-cell office:value-type="float" office:value="342.466" calcext:value-type="float">
            <text:p>342.466</text:p>
          </table:table-cell>
          <table:table-cell office:value-type="float" office:value="1313.5" calcext:value-type="float">
            <text:p>1313.5</text:p>
          </table:table-cell>
          <table:table-cell office:value-type="float" office:value="1294" calcext:value-type="float">
            <text:p>1294</text:p>
          </table:table-cell>
          <table:table-cell office:value-type="float" office:value="2527" calcext:value-type="float">
            <text:p>2527</text:p>
          </table:table-cell>
          <table:table-cell office:value-type="float" office:value="86.27383" calcext:value-type="float">
            <text:p>86.27383</text:p>
          </table:table-cell>
          <table:table-cell office:value-type="float" office:value="40.92155" calcext:value-type="float">
            <text:p>40.92155</text:p>
          </table:table-cell>
          <table:table-cell office:value-type="float" office:value="5998.4" calcext:value-type="float">
            <text:p>5998.4</text:p>
          </table:table-cell>
          <table:table-cell office:value-type="float" office:value="413.052" calcext:value-type="float">
            <text:p>413.052</text:p>
          </table:table-cell>
          <table:table-cell office:value-type="float" office:value="14990" calcext:value-type="float">
            <text:p>14990</text:p>
          </table:table-cell>
          <table:table-cell office:value-type="float" office:value="147.471" calcext:value-type="float">
            <text:p>147.471</text:p>
          </table:table-cell>
          <table:table-cell office:value-type="float" office:value="1705.6" calcext:value-type="float">
            <text:p>1705.6</text:p>
          </table:table-cell>
          <table:table-cell office:value-type="float" office:value="64.57445" calcext:value-type="float">
            <text:p>64.57445</text:p>
          </table:table-cell>
          <table:table-cell office:value-type="float" office:value="5702.9" calcext:value-type="float">
            <text:p>5702.9</text:p>
          </table:table-cell>
          <table:table-cell office:value-type="float" office:value="8458.8" calcext:value-type="float">
            <text:p>8458.8</text:p>
          </table:table-cell>
          <table:table-cell office:value-type="float" office:value="68.43222" calcext:value-type="float">
            <text:p>68.43222</text:p>
          </table:table-cell>
          <table:table-cell office:value-type="float" office:value="3179.1" calcext:value-type="float">
            <text:p>3179.1</text:p>
          </table:table-cell>
          <table:table-cell office:value-type="float" office:value="253.872" calcext:value-type="float">
            <text:p>253.872</text:p>
          </table:table-cell>
          <table:table-cell office:value-type="float" office:value="15670" calcext:value-type="float">
            <text:p>15670</text:p>
          </table:table-cell>
          <table:table-cell office:value-type="float" office:value="587.234" calcext:value-type="float">
            <text:p>587.234</text:p>
          </table:table-cell>
          <table:table-cell office:value-type="float" office:value="39.5507" calcext:value-type="float">
            <text:p>39.5507</text:p>
          </table:table-cell>
          <table:table-cell office:value-type="float" office:value="49.88775" calcext:value-type="float">
            <text:p>49.88775</text:p>
          </table:table-cell>
          <table:table-cell office:value-type="string" calcext:value-type="string">
            <text:p>\ \ \ </text:p>
          </table:table-cell>
          <table:table-cell office:value-type="float" office:value="78.15553" calcext:value-type="float">
            <text:p>78.15553</text:p>
          </table:table-cell>
          <table:table-cell office:value-type="float" office:value="11.03156" calcext:value-type="float">
            <text:p>11.03156</text:p>
          </table:table-cell>
          <table:table-cell office:value-type="float" office:value="2.0723671" calcext:value-type="float">
            <text:p>2.0723671</text:p>
          </table:table-cell>
          <table:table-cell office:value-type="float" office:value="1070.4" calcext:value-type="float">
            <text:p>1070.4</text:p>
          </table:table-cell>
          <table:table-cell office:value-type="float" office:value="1601.3" calcext:value-type="float">
            <text:p>1601.3</text:p>
          </table:table-cell>
          <table:table-cell office:value-type="float" office:value="13.45352" calcext:value-type="float">
            <text:p>13.45352</text:p>
          </table:table-cell>
          <table:table-cell office:value-type="float" office:value="162.483" calcext:value-type="float">
            <text:p>162.483</text:p>
          </table:table-cell>
          <table:table-cell office:value-type="float" office:value="2779.4" calcext:value-type="float">
            <text:p>2779.4</text:p>
          </table:table-cell>
          <table:table-cell office:value-type="float" office:value="540.289" calcext:value-type="float">
            <text:p>540.289</text:p>
          </table:table-cell>
          <table:table-cell office:value-type="float" office:value="3780.6" calcext:value-type="float">
            <text:p>3780.6</text:p>
          </table:table-cell>
          <table:table-cell office:value-type="float" office:value="772.977" calcext:value-type="float">
            <text:p>772.977</text:p>
          </table:table-cell>
          <table:table-cell office:value-type="float" office:value="200.844" calcext:value-type="float">
            <text:p>200.844</text:p>
          </table:table-cell>
          <table:table-cell office:value-type="float" office:value="7062.1" calcext:value-type="float">
            <text:p>7062.1</text:p>
          </table:table-cell>
          <table:table-cell office:value-type="float" office:value="19.73632" calcext:value-type="float">
            <text:p>19.73632</text:p>
          </table:table-cell>
          <table:table-cell office:value-type="float" office:value="1424.1" calcext:value-type="float">
            <text:p>1424.1</text:p>
          </table:table-cell>
          <table:table-cell office:value-type="float" office:value="199.681" calcext:value-type="float">
            <text:p>199.681</text:p>
          </table:table-cell>
          <table:table-cell office:value-type="float" office:value="190.512" calcext:value-type="float">
            <text:p>190.512</text:p>
          </table:table-cell>
          <table:table-cell office:value-type="float" office:value="5661.2" calcext:value-type="float">
            <text:p>5661.2</text:p>
          </table:table-cell>
          <table:table-cell office:value-type="float" office:value="148.368" calcext:value-type="float">
            <text:p>148.368</text:p>
          </table:table-cell>
          <table:table-cell office:value-type="float" office:value="716.58" calcext:value-type="float">
            <text:p>716.58</text:p>
          </table:table-cell>
          <table:table-cell office:value-type="float" office:value="4332.8" calcext:value-type="float">
            <text:p>4332.8</text:p>
          </table:table-cell>
          <table:table-cell office:value-type="float" office:value="732.118" calcext:value-type="float">
            <text:p>732.118</text:p>
          </table:table-cell>
          <table:table-cell office:value-type="float" office:value="1.7747804" calcext:value-type="float">
            <text:p>1.7747804</text:p>
          </table:table-cell>
          <table:table-cell office:value-type="float" office:value="124.131" calcext:value-type="float">
            <text:p>124.131</text:p>
          </table:table-cell>
          <table:table-cell office:value-type="float" office:value="386.698" calcext:value-type="float">
            <text:p>386.698</text:p>
          </table:table-cell>
          <table:table-cell office:value-type="float" office:value="119.062" calcext:value-type="float">
            <text:p>119.062</text:p>
          </table:table-cell>
          <table:table-cell office:value-type="float" office:value="893.256" calcext:value-type="float">
            <text:p>893.256</text:p>
          </table:table-cell>
          <table:table-cell office:value-type="float" office:value="1466.6" calcext:value-type="float">
            <text:p>1466.6</text:p>
          </table:table-cell>
          <table:table-cell office:value-type="float" office:value="1025.9" calcext:value-type="float">
            <text:p>1025.9</text:p>
          </table:table-cell>
          <table:table-cell office:value-type="float" office:value="10310" calcext:value-type="float">
            <text:p>10310</text:p>
          </table:table-cell>
          <table:table-cell office:value-type="float" office:value="6785.6" calcext:value-type="float">
            <text:p>6785.6</text:p>
          </table:table-cell>
          <table:table-cell office:value-type="float" office:value="8773.5" calcext:value-type="float">
            <text:p>8773.5</text:p>
          </table:table-cell>
          <table:table-cell office:value-type="float" office:value="62.65664" calcext:value-type="float">
            <text:p>62.65664</text:p>
          </table:table-cell>
          <table:table-cell office:value-type="float" office:value="76.5228" calcext:value-type="float">
            <text:p>76.5228</text:p>
          </table:table-cell>
          <table:table-cell office:value-type="float" office:value="174.152" calcext:value-type="float">
            <text:p>174.152</text:p>
          </table:table-cell>
          <table:table-cell office:value-type="float" office:value="1607.3" calcext:value-type="float">
            <text:p>1607.3</text:p>
          </table:table-cell>
          <table:table-cell/>
          <table:table-cell office:value-type="float" office:value="751.484" calcext:value-type="float">
            <text:p>751.484</text:p>
          </table:table-cell>
          <table:table-cell office:value-type="float" office:value="5.16876" calcext:value-type="float">
            <text:p>5.16876</text:p>
          </table:table-cell>
          <table:table-cell office:value-type="float" office:value="121.007" calcext:value-type="float">
            <text:p>121.007</text:p>
          </table:table-cell>
          <table:table-cell office:value-type="float" office:value="299.536" calcext:value-type="float">
            <text:p>299.536</text:p>
          </table:table-cell>
          <table:table-cell office:value-type="float" office:value="5045.7" calcext:value-type="float">
            <text:p>5045.7</text:p>
          </table:table-cell>
          <table:table-cell office:value-type="float" office:value="118.231" calcext:value-type="float">
            <text:p>118.231</text:p>
          </table:table-cell>
          <table:table-cell office:value-type="float" office:value="518.834" calcext:value-type="float">
            <text:p>518.834</text:p>
          </table:table-cell>
          <table:table-cell office:value-type="float" office:value="1038.5" calcext:value-type="float">
            <text:p>1038.5</text:p>
          </table:table-cell>
          <table:table-cell office:value-type="float" office:value="586.813" calcext:value-type="float">
            <text:p>586.813</text:p>
          </table:table-cell>
          <table:table-cell office:value-type="float" office:value="12170" calcext:value-type="float">
            <text:p>12170</text:p>
          </table:table-cell>
          <table:table-cell office:value-type="float" office:value="2743.9" calcext:value-type="float">
            <text:p>2743.9</text:p>
          </table:table-cell>
          <table:table-cell office:value-type="float" office:value="526.593" calcext:value-type="float">
            <text:p>526.593</text:p>
          </table:table-cell>
          <table:table-cell office:value-type="float" office:value="2187.5" calcext:value-type="float">
            <text:p>2187.5</text:p>
          </table:table-cell>
          <table:table-cell office:value-type="float" office:value="1579.2" calcext:value-type="float">
            <text:p>1579.2</text:p>
          </table:table-cell>
          <table:table-cell office:value-type="float" office:value="8404.1" calcext:value-type="float">
            <text:p>8404.1</text:p>
          </table:table-cell>
          <table:table-cell office:value-type="float" office:value="42.87981" calcext:value-type="float">
            <text:p>42.87981</text:p>
          </table:table-cell>
          <table:table-cell office:value-type="float" office:value="292.398" calcext:value-type="float">
            <text:p>292.398</text:p>
          </table:table-cell>
          <table:table-cell office:value-type="float" office:value="46.54843" calcext:value-type="float">
            <text:p>46.54843</text:p>
          </table:table-cell>
          <table:table-cell office:value-type="float" office:value="51.28994" calcext:value-type="float">
            <text:p>51.28994</text:p>
          </table:table-cell>
          <table:table-cell office:value-type="float" office:value="242.424" calcext:value-type="float">
            <text:p>242.424</text:p>
          </table:table-cell>
          <table:table-cell office:value-type="float" office:value="20960" calcext:value-type="float">
            <text:p>20960</text:p>
          </table:table-cell>
          <table:table-cell office:value-type="float" office:value="3433.2" calcext:value-type="float">
            <text:p>3433.2</text:p>
          </table:table-cell>
          <table:table-cell office:value-type="float" office:value="351.741" calcext:value-type="float">
            <text:p>351.741</text:p>
          </table:table-cell>
          <table:table-cell office:value-type="float" office:value="3812.7" calcext:value-type="float">
            <text:p>3812.7</text:p>
          </table:table-cell>
          <table:table-cell office:value-type="float" office:value="1949.2" calcext:value-type="float">
            <text:p>1949.2</text:p>
          </table:table-cell>
          <table:table-cell office:value-type="float" office:value="1082.4" calcext:value-type="float">
            <text:p>1082.4</text:p>
          </table:table-cell>
          <table:table-cell office:value-type="float" office:value="3.5409511" calcext:value-type="float">
            <text:p>3.5409511</text:p>
          </table:table-cell>
          <table:table-cell office:value-type="float" office:value="4862.6" calcext:value-type="float">
            <text:p>4862.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O</text:p>
          </table:table-cell>
          <table:table-cell table:number-columns-repeated="26"/>
          <table:table-cell office:value-type="float" office:value="0.001063" calcext:value-type="float">
            <text:p>0.001063</text:p>
          </table:table-cell>
          <table:table-cell table:number-columns-repeated="33"/>
          <table:table-cell office:value-type="float" office:value="0.60806" calcext:value-type="float">
            <text:p>0.60806</text:p>
          </table:table-cell>
          <table:table-cell office:value-type="float" office:value="0.0126" calcext:value-type="float">
            <text:p>0.0126</text:p>
          </table:table-cell>
          <table:table-cell office:value-type="string" calcext:value-type="string">
            <text:p>\ \ \ </text:p>
          </table:table-cell>
          <table:table-cell table:number-columns-repeated="71"/>
        </table:table-row>
        <table:table-row table:style-name="ro1">
          <table:table-cell/>
          <table:table-cell office:value-type="string" calcext:value-type="string">
            <text:p>NEO</text:p>
          </table:table-cell>
          <table:table-cell table:number-columns-repeated="26"/>
          <table:table-cell office:value-type="float" office:value="0.00759" calcext:value-type="float">
            <text:p>0.00759</text:p>
          </table:table-cell>
          <table:table-cell table:number-columns-repeated="33"/>
          <table:table-cell office:value-type="float" office:value="4.473" calcext:value-type="float">
            <text:p>4.473</text:p>
          </table:table-cell>
          <table:table-cell office:value-type="float" office:value="0.090235" calcext:value-type="float">
            <text:p>0.090235</text:p>
          </table:table-cell>
          <table:table-cell/>
          <table:table-cell office:value-type="string" calcext:value-type="string">
            <text:p>\ \ \ </text:p>
          </table:table-cell>
          <table:table-cell table:number-columns-repeated="17"/>
          <table:table-cell office:value-type="float" office:value="64.735" calcext:value-type="float">
            <text:p>64.73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ZEC</text:p>
          </table:table-cell>
          <table:table-cell table:number-columns-repeated="26"/>
          <table:table-cell office:value-type="float" office:value="0.040326" calcext:value-type="float">
            <text:p>0.040326</text:p>
          </table:table-cell>
          <table:table-cell table:number-columns-repeated="34"/>
          <table:table-cell office:value-type="float" office:value="0.47948" calcext:value-type="float">
            <text:p>0.47948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LRC</text:p>
          </table:table-cell>
          <table:table-cell table:number-columns-repeated="26"/>
          <table:table-cell office:value-type="float" office:value="0.0000773" calcext:value-type="float">
            <text:p>0.0000773</text:p>
          </table:table-cell>
          <table:table-cell table:number-columns-repeated="34"/>
          <table:table-cell office:value-type="float" office:value="0.00091546" calcext:value-type="float">
            <text:p>0.00091546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68"/>
        </table:table-row>
        <table:table-row table:style-name="ro1">
          <table:table-cell/>
          <table:table-cell office:value-type="string" calcext:value-type="string">
            <text:p>APPC</text:p>
          </table:table-cell>
          <table:table-cell table:number-columns-repeated="26"/>
          <table:table-cell office:value-type="float" office:value="0.00005242" calcext:value-type="float">
            <text:p>0.00005242</text:p>
          </table:table-cell>
          <table:table-cell table:number-columns-repeated="33"/>
          <table:table-cell office:value-type="float" office:value="0.02994" calcext:value-type="float">
            <text:p>0.02994</text:p>
          </table:table-cell>
          <table:table-cell office:value-type="float" office:value="0.0006109" calcext:value-type="float">
            <text:p>0.0006109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67"/>
        </table:table-row>
        <table:table-row table:style-name="ro1">
          <table:table-cell/>
          <table:table-cell office:value-type="string" calcext:value-type="string">
            <text:p>REP</text:p>
          </table:table-cell>
          <table:table-cell table:number-columns-repeated="26"/>
          <table:table-cell office:value-type="float" office:value="0.006145" calcext:value-type="float">
            <text:p>0.006145</text:p>
          </table:table-cell>
          <table:table-cell table:number-columns-repeated="33"/>
          <table:table-cell office:value-type="float" office:value="3.578" calcext:value-type="float">
            <text:p>3.578</text:p>
          </table:table-cell>
          <table:table-cell office:value-type="float" office:value="0.073" calcext:value-type="float">
            <text:p>0.073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66"/>
        </table:table-row>
        <table:table-row table:style-name="ro1">
          <table:table-cell/>
          <table:table-cell office:value-type="string" calcext:value-type="string">
            <text:p>VEN</text:p>
          </table:table-cell>
          <table:table-cell table:number-columns-repeated="26"/>
          <table:table-cell office:value-type="float" office:value="0.0005145" calcext:value-type="float">
            <text:p>0.0005145</text:p>
          </table:table-cell>
          <table:table-cell table:number-columns-repeated="33"/>
          <table:table-cell office:value-type="float" office:value="0.3024" calcext:value-type="float">
            <text:p>0.3024</text:p>
          </table:table-cell>
          <table:table-cell office:value-type="float" office:value="0.0061284" calcext:value-type="float">
            <text:p>0.0061284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ADA</text:p>
          </table:table-cell>
          <table:table-cell table:number-columns-repeated="26"/>
          <table:table-cell office:value-type="float" office:value="0.00003018" calcext:value-type="float">
            <text:p>0.00003018</text:p>
          </table:table-cell>
          <table:table-cell table:number-columns-repeated="33"/>
          <table:table-cell office:value-type="float" office:value="0.01772" calcext:value-type="float">
            <text:p>0.01772</text:p>
          </table:table-cell>
          <table:table-cell office:value-type="float" office:value="0.00035826" calcext:value-type="float">
            <text:p>0.00035826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11"/>
          <table:table-cell office:value-type="float" office:value="0.257" calcext:value-type="float">
            <text:p>0.257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F</text:p>
          </table:table-cell>
          <table:table-cell table:number-columns-repeated="26"/>
          <table:table-cell office:value-type="float" office:value="0.00015436" calcext:value-type="float">
            <text:p>0.00015436</text:p>
          </table:table-cell>
          <table:table-cell table:number-columns-repeated="34"/>
          <table:table-cell office:value-type="float" office:value="0.00183315" calcext:value-type="float">
            <text:p>0.00183315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REQ</text:p>
          </table:table-cell>
          <table:table-cell table:number-columns-repeated="26"/>
          <table:table-cell office:value-type="float" office:value="0.00002186" calcext:value-type="float">
            <text:p>0.00002186</text:p>
          </table:table-cell>
          <table:table-cell table:number-columns-repeated="34"/>
          <table:table-cell office:value-type="float" office:value="0.00026025" calcext:value-type="float">
            <text:p>0.00026025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TORJ</text:p>
          </table:table-cell>
          <table:table-cell table:number-columns-repeated="26"/>
          <table:table-cell office:value-type="float" office:value="0.00010572" calcext:value-type="float">
            <text:p>0.00010572</text:p>
          </table:table-cell>
          <table:table-cell table:number-columns-repeated="34"/>
          <table:table-cell office:value-type="float" office:value="0.0012504" calcext:value-type="float">
            <text:p>0.0012504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ICX</text:p>
          </table:table-cell>
          <table:table-cell table:number-columns-repeated="26"/>
          <table:table-cell office:value-type="float" office:value="0.0004166" calcext:value-type="float">
            <text:p>0.0004166</text:p>
          </table:table-cell>
          <table:table-cell table:number-columns-repeated="33"/>
          <table:table-cell office:value-type="float" office:value="0.246" calcext:value-type="float">
            <text:p>0.246</text:p>
          </table:table-cell>
          <table:table-cell office:value-type="float" office:value="0.004961" calcext:value-type="float">
            <text:p>0.004961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MTH</text:p>
          </table:table-cell>
          <table:table-cell table:number-columns-repeated="26"/>
          <table:table-cell office:value-type="float" office:value="0.0000117" calcext:value-type="float">
            <text:p>0.0000117</text:p>
          </table:table-cell>
          <table:table-cell table:number-columns-repeated="34"/>
          <table:table-cell office:value-type="float" office:value="0.0001384" calcext:value-type="float">
            <text:p>0.0001384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XZC</text:p>
          </table:table-cell>
          <table:table-cell table:number-columns-repeated="26"/>
          <table:table-cell office:value-type="float" office:value="0.004219" calcext:value-type="float">
            <text:p>0.004219</text:p>
          </table:table-cell>
          <table:table-cell table:number-columns-repeated="33"/>
          <table:table-cell office:value-type="float" office:value="2.409" calcext:value-type="float">
            <text:p>2.409</text:p>
          </table:table-cell>
          <table:table-cell office:value-type="float" office:value="0.049965" calcext:value-type="float">
            <text:p>0.049965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LOOM</text:p>
          </table:table-cell>
          <table:table-cell table:number-columns-repeated="26"/>
          <table:table-cell office:value-type="float" office:value="0.00005854" calcext:value-type="float">
            <text:p>0.00005854</text:p>
          </table:table-cell>
          <table:table-cell table:number-columns-repeated="33"/>
          <table:table-cell office:value-type="float" office:value="0.03402" calcext:value-type="float">
            <text:p>0.03402</text:p>
          </table:table-cell>
          <table:table-cell office:value-type="float" office:value="0.00069651" calcext:value-type="float">
            <text:p>0.00069651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GXS</text:p>
          </table:table-cell>
          <table:table-cell table:number-columns-repeated="26"/>
          <table:table-cell office:value-type="float" office:value="0.000416" calcext:value-type="float">
            <text:p>0.000416</text:p>
          </table:table-cell>
          <table:table-cell table:number-columns-repeated="34"/>
          <table:table-cell office:value-type="float" office:value="0.004923" calcext:value-type="float">
            <text:p>0.004923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MTL</text:p>
          </table:table-cell>
          <table:table-cell table:number-columns-repeated="26"/>
          <table:table-cell office:value-type="float" office:value="0.0004373" calcext:value-type="float">
            <text:p>0.0004373</text:p>
          </table:table-cell>
          <table:table-cell table:number-columns-repeated="34"/>
          <table:table-cell office:value-type="float" office:value="0.005134" calcext:value-type="float">
            <text:p>0.005134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YOYO</text:p>
          </table:table-cell>
          <table:table-cell table:number-columns-repeated="26"/>
          <table:table-cell office:value-type="float" office:value="0.00001472" calcext:value-type="float">
            <text:p>0.00001472</text:p>
          </table:table-cell>
          <table:table-cell table:number-columns-repeated="33"/>
          <table:table-cell office:value-type="float" office:value="0.00852" calcext:value-type="float">
            <text:p>0.00852</text:p>
          </table:table-cell>
          <table:table-cell office:value-type="float" office:value="0.00017178" calcext:value-type="float">
            <text:p>0.00017178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BNT</text:p>
          </table:table-cell>
          <table:table-cell table:number-columns-repeated="26"/>
          <table:table-cell office:value-type="float" office:value="0.00056297" calcext:value-type="float">
            <text:p>0.00056297</text:p>
          </table:table-cell>
          <table:table-cell table:number-columns-repeated="34"/>
          <table:table-cell office:value-type="float" office:value="0.00671" calcext:value-type="float">
            <text:p>0.00671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USDT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.8774719" calcext:value-type="float">
            <text:p>3.8774719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1.4298583" calcext:value-type="float">
            <text:p>1.429858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QLC</text:p>
          </table:table-cell>
          <table:table-cell table:number-columns-repeated="26"/>
          <table:table-cell office:value-type="float" office:value="0.00001918" calcext:value-type="float">
            <text:p>0.00001918</text:p>
          </table:table-cell>
          <table:table-cell table:number-columns-repeated="33"/>
          <table:table-cell office:value-type="float" office:value="0.0112" calcext:value-type="float">
            <text:p>0.0112</text:p>
          </table:table-cell>
          <table:table-cell office:value-type="float" office:value="0.00022555" calcext:value-type="float">
            <text:p>0.00022555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DA</text:p>
          </table:table-cell>
          <table:table-cell table:number-columns-repeated="26"/>
          <table:table-cell office:value-type="float" office:value="0.000114" calcext:value-type="float">
            <text:p>0.000114</text:p>
          </table:table-cell>
          <table:table-cell table:number-columns-repeated="34"/>
          <table:table-cell office:value-type="float" office:value="0.0013457" calcext:value-type="float">
            <text:p>0.0013457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DASH</text:p>
          </table:table-cell>
          <table:table-cell table:number-columns-repeated="26"/>
          <table:table-cell office:value-type="float" office:value="0.047144" calcext:value-type="float">
            <text:p>0.047144</text:p>
          </table:table-cell>
          <table:table-cell table:number-columns-repeated="34"/>
          <table:table-cell office:value-type="float" office:value="0.56044" calcext:value-type="float">
            <text:p>0.56044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NANO</text:p>
          </table:table-cell>
          <table:table-cell table:number-columns-repeated="26"/>
          <table:table-cell office:value-type="float" office:value="0.0006723" calcext:value-type="float">
            <text:p>0.0006723</text:p>
          </table:table-cell>
          <table:table-cell table:number-columns-repeated="33"/>
          <table:table-cell office:value-type="float" office:value="0.3934" calcext:value-type="float">
            <text:p>0.3934</text:p>
          </table:table-cell>
          <table:table-cell office:value-type="float" office:value="0.007977" calcext:value-type="float">
            <text:p>0.007977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EDO</text:p>
          </table:table-cell>
          <table:table-cell table:number-columns-repeated="26"/>
          <table:table-cell office:value-type="float" office:value="0.000214" calcext:value-type="float">
            <text:p>0.000214</text:p>
          </table:table-cell>
          <table:table-cell table:number-columns-repeated="34"/>
          <table:table-cell office:value-type="float" office:value="0.002513" calcext:value-type="float">
            <text:p>0.002513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WAVES</text:p>
          </table:table-cell>
          <table:table-cell table:number-columns-repeated="26"/>
          <table:table-cell office:value-type="float" office:value="0.0007014" calcext:value-type="float">
            <text:p>0.0007014</text:p>
          </table:table-cell>
          <table:table-cell table:number-columns-repeated="33"/>
          <table:table-cell office:value-type="float" office:value="0.4131" calcext:value-type="float">
            <text:p>0.4131</text:p>
          </table:table-cell>
          <table:table-cell office:value-type="float" office:value="0.008293" calcext:value-type="float">
            <text:p>0.008293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ADX</text:p>
          </table:table-cell>
          <table:table-cell table:number-columns-repeated="26"/>
          <table:table-cell office:value-type="float" office:value="0.00009302" calcext:value-type="float">
            <text:p>0.00009302</text:p>
          </table:table-cell>
          <table:table-cell table:number-columns-repeated="33"/>
          <table:table-cell office:value-type="float" office:value="0.05284" calcext:value-type="float">
            <text:p>0.05284</text:p>
          </table:table-cell>
          <table:table-cell office:value-type="float" office:value="0.0011" calcext:value-type="float">
            <text:p>0.0011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AMB</text:p>
          </table:table-cell>
          <table:table-cell table:number-columns-repeated="26"/>
          <table:table-cell office:value-type="float" office:value="0.00005666" calcext:value-type="float">
            <text:p>0.00005666</text:p>
          </table:table-cell>
          <table:table-cell table:number-columns-repeated="33"/>
          <table:table-cell office:value-type="float" office:value="0.03245" calcext:value-type="float">
            <text:p>0.03245</text:p>
          </table:table-cell>
          <table:table-cell office:value-type="float" office:value="0.00065803" calcext:value-type="float">
            <text:p>0.00065803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XRP</text:p>
          </table:table-cell>
          <table:table-cell table:number-columns-repeated="26"/>
          <table:table-cell office:value-type="float" office:value="0.00008163" calcext:value-type="float">
            <text:p>0.00008163</text:p>
          </table:table-cell>
          <table:table-cell table:number-columns-repeated="34"/>
          <table:table-cell office:value-type="float" office:value="0.00097285" calcext:value-type="float">
            <text:p>0.00097285</text:p>
          </table:table-cell>
          <table:table-cell table:number-columns-repeated="19"/>
          <table:table-cell office:value-type="float" office:value="0.6974" calcext:value-type="float">
            <text:p>0.6974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UEL</text:p>
          </table:table-cell>
          <table:table-cell table:number-columns-repeated="26"/>
          <table:table-cell office:value-type="float" office:value="0.00000801" calcext:value-type="float">
            <text:p>0.00000801</text:p>
          </table:table-cell>
          <table:table-cell table:number-columns-repeated="34"/>
          <table:table-cell office:value-type="float" office:value="0.00009439" calcext:value-type="float">
            <text:p>0.00009439</text:p>
          </table:table-cell>
          <table:table-cell table:number-columns-repeated="29"/>
          <table:table-cell office:value-type="string" calcext:value-type="string">
            <text:p>\ \ \ 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WPR</text:p>
          </table:table-cell>
          <table:table-cell table:number-columns-repeated="26"/>
          <table:table-cell office:value-type="float" office:value="0.00001227" calcext:value-type="float">
            <text:p>0.00001227</text:p>
          </table:table-cell>
          <table:table-cell table:number-columns-repeated="34"/>
          <table:table-cell office:value-type="float" office:value="0.00014655" calcext:value-type="float">
            <text:p>0.00014655</text:p>
          </table:table-cell>
          <table:table-cell table:number-columns-repeated="30"/>
          <table:table-cell office:value-type="string" calcext:value-type="string">
            <text:p>\ \ \ 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TRX</text:p>
          </table:table-cell>
          <table:table-cell table:number-columns-repeated="26"/>
          <table:table-cell office:value-type="float" office:value="0.00000956" calcext:value-type="float">
            <text:p>0.00000956</text:p>
          </table:table-cell>
          <table:table-cell table:number-columns-repeated="34"/>
          <table:table-cell office:value-type="float" office:value="0.00011335" calcext:value-type="float">
            <text:p>0.00011335</text:p>
          </table:table-cell>
          <table:table-cell table:number-columns-repeated="31"/>
          <table:table-cell office:value-type="string" calcext:value-type="string">
            <text:p>\ \ \ 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LSK</text:p>
          </table:table-cell>
          <table:table-cell table:number-columns-repeated="26"/>
          <table:table-cell office:value-type="float" office:value="0.00134" calcext:value-type="float">
            <text:p>0.00134</text:p>
          </table:table-cell>
          <table:table-cell table:number-columns-repeated="33"/>
          <table:table-cell office:value-type="float" office:value="0.781" calcext:value-type="float">
            <text:p>0.781</text:p>
          </table:table-cell>
          <table:table-cell office:value-type="float" office:value="0.015766" calcext:value-type="float">
            <text:p>0.015766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HSR</text:p>
          </table:table-cell>
          <table:table-cell table:number-columns-repeated="26"/>
          <table:table-cell office:value-type="float" office:value="0.001087" calcext:value-type="float">
            <text:p>0.001087</text:p>
          </table:table-cell>
          <table:table-cell table:number-columns-repeated="34"/>
          <table:table-cell office:value-type="float" office:value="0.0128" calcext:value-type="float">
            <text:p>0.0128</text:p>
          </table:table-cell>
          <table:table-cell table:number-columns-repeated="33"/>
          <table:table-cell office:value-type="string" calcext:value-type="string">
            <text:p>\ \ \ 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NULS</text:p>
          </table:table-cell>
          <table:table-cell table:number-columns-repeated="26"/>
          <table:table-cell office:value-type="float" office:value="0.00047477" calcext:value-type="float">
            <text:p>0.00047477</text:p>
          </table:table-cell>
          <table:table-cell table:number-columns-repeated="33"/>
          <table:table-cell office:value-type="float" office:value="0.27723" calcext:value-type="float">
            <text:p>0.27723</text:p>
          </table:table-cell>
          <table:table-cell office:value-type="float" office:value="0.00556" calcext:value-type="float">
            <text:p>0.00556</text:p>
          </table:table-cell>
          <table:table-cell table:number-columns-repeated="34"/>
          <table:table-cell office:value-type="string" calcext:value-type="string">
            <text:p>\ \ \ 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table:number-columns-repeated="26"/>
          <table:table-cell office:value-type="float" office:value="0.00005146" calcext:value-type="float">
            <text:p>0.00005146</text:p>
          </table:table-cell>
          <table:table-cell table:number-columns-repeated="33"/>
          <table:table-cell office:value-type="float" office:value="0.02981" calcext:value-type="float">
            <text:p>0.02981</text:p>
          </table:table-cell>
          <table:table-cell office:value-type="float" office:value="0.00060202" calcext:value-type="float">
            <text:p>0.00060202</text:p>
          </table:table-cell>
          <table:table-cell table:number-columns-repeated="35"/>
          <table:table-cell office:value-type="string" calcext:value-type="string">
            <text:p>\ \ \ 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table:number-columns-repeated="26"/>
          <table:table-cell office:value-type="float" office:value="0.002857" calcext:value-type="float">
            <text:p>0.002857</text:p>
          </table:table-cell>
          <table:table-cell table:number-columns-repeated="71"/>
          <table:table-cell office:value-type="string" calcext:value-type="string">
            <text:p>\ \ \ 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WABI</text:p>
          </table:table-cell>
          <table:table-cell table:number-columns-repeated="26"/>
          <table:table-cell office:value-type="float" office:value="0.00011039" calcext:value-type="float">
            <text:p>0.00011039</text:p>
          </table:table-cell>
          <table:table-cell table:number-columns-repeated="33"/>
          <table:table-cell office:value-type="float" office:value="0.06432" calcext:value-type="float">
            <text:p>0.06432</text:p>
          </table:table-cell>
          <table:table-cell office:value-type="float" office:value="0.00131" calcext:value-type="float">
            <text:p>0.00131</text:p>
          </table:table-cell>
          <table:table-cell table:number-columns-repeated="37"/>
          <table:table-cell office:value-type="string" calcext:value-type="string">
            <text:p>\ \ \ 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26"/>
          <table:table-cell office:value-type="float" office:value="0.0162" calcext:value-type="float">
            <text:p>0.0162</text:p>
          </table:table-cell>
          <table:table-cell table:number-columns-repeated="33"/>
          <table:table-cell office:value-type="float" office:value="9.55" calcext:value-type="float">
            <text:p>9.55</text:p>
          </table:table-cell>
          <table:table-cell office:value-type="float" office:value="0.19222" calcext:value-type="float">
            <text:p>0.19222</text:p>
          </table:table-cell>
          <table:table-cell table:number-columns-repeated="19"/>
          <table:table-cell office:value-type="float" office:value="138.5" calcext:value-type="float">
            <text:p>138.5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3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TRAT</text:p>
          </table:table-cell>
          <table:table-cell table:number-columns-repeated="26"/>
          <table:table-cell office:value-type="float" office:value="0.000689" calcext:value-type="float">
            <text:p>0.000689</text:p>
          </table:table-cell>
          <table:table-cell table:number-columns-repeated="34"/>
          <table:table-cell office:value-type="float" office:value="0.008121" calcext:value-type="float">
            <text:p>0.008121</text:p>
          </table:table-cell>
          <table:table-cell table:number-columns-repeated="39"/>
          <table:table-cell office:value-type="string" calcext:value-type="string">
            <text:p>\ \ \ 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6"/>
          <table:table-cell office:value-type="float" office:value="0.00027978" calcext:value-type="float">
            <text:p>0.00027978</text:p>
          </table:table-cell>
          <table:table-cell table:number-columns-repeated="34"/>
          <table:table-cell office:value-type="float" office:value="0.0033185" calcext:value-type="float">
            <text:p>0.0033185</text:p>
          </table:table-cell>
          <table:table-cell table:number-columns-repeated="40"/>
          <table:table-cell office:value-type="string" calcext:value-type="string">
            <text:p>\ \ \ 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ENJ</text:p>
          </table:table-cell>
          <table:table-cell table:number-columns-repeated="26"/>
          <table:table-cell office:value-type="float" office:value="0.00001651" calcext:value-type="float">
            <text:p>0.00001651</text:p>
          </table:table-cell>
          <table:table-cell table:number-columns-repeated="34"/>
          <table:table-cell office:value-type="float" office:value="0.00019511" calcext:value-type="float">
            <text:p>0.00019511</text:p>
          </table:table-cell>
          <table:table-cell table:number-columns-repeated="41"/>
          <table:table-cell office:value-type="string" calcext:value-type="string">
            <text:p>\ \ \ 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AN</text:p>
          </table:table-cell>
          <table:table-cell table:number-columns-repeated="26"/>
          <table:table-cell office:value-type="float" office:value="0.0007084" calcext:value-type="float">
            <text:p>0.0007084</text:p>
          </table:table-cell>
          <table:table-cell table:number-columns-repeated="33"/>
          <table:table-cell office:value-type="float" office:value="0.41592" calcext:value-type="float">
            <text:p>0.41592</text:p>
          </table:table-cell>
          <table:table-cell office:value-type="float" office:value="0.008408" calcext:value-type="float">
            <text:p>0.008408</text:p>
          </table:table-cell>
          <table:table-cell table:number-columns-repeated="42"/>
          <table:table-cell office:value-type="string" calcext:value-type="string">
            <text:p>\ \ \ 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EVX</text:p>
          </table:table-cell>
          <table:table-cell table:number-columns-repeated="26"/>
          <table:table-cell office:value-type="float" office:value="0.00015741" calcext:value-type="float">
            <text:p>0.00015741</text:p>
          </table:table-cell>
          <table:table-cell table:number-columns-repeated="34"/>
          <table:table-cell office:value-type="float" office:value="0.0018605" calcext:value-type="float">
            <text:p>0.0018605</text:p>
          </table:table-cell>
          <table:table-cell table:number-columns-repeated="43"/>
          <table:table-cell office:value-type="string" calcext:value-type="string">
            <text:p>\ \ \ 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OAX</text:p>
          </table:table-cell>
          <table:table-cell table:number-columns-repeated="26"/>
          <table:table-cell office:value-type="float" office:value="0.00008005" calcext:value-type="float">
            <text:p>0.00008005</text:p>
          </table:table-cell>
          <table:table-cell table:number-columns-repeated="34"/>
          <table:table-cell office:value-type="float" office:value="0.0009496" calcext:value-type="float">
            <text:p>0.0009496</text:p>
          </table:table-cell>
          <table:table-cell table:number-columns-repeated="44"/>
          <table:table-cell office:value-type="string" calcext:value-type="string">
            <text:p>\ \ \ 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RS</text:p>
          </table:table-cell>
          <table:table-cell table:number-columns-repeated="26"/>
          <table:table-cell office:value-type="float" office:value="0.00014251" calcext:value-type="float">
            <text:p>0.00014251</text:p>
          </table:table-cell>
          <table:table-cell table:number-columns-repeated="34"/>
          <table:table-cell office:value-type="float" office:value="0.00168002" calcext:value-type="float">
            <text:p>0.00168002</text:p>
          </table:table-cell>
          <table:table-cell table:number-columns-repeated="45"/>
          <table:table-cell office:value-type="string" calcext:value-type="string">
            <text:p>\ \ \ 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END</text:p>
          </table:table-cell>
          <table:table-cell table:number-columns-repeated="26"/>
          <table:table-cell office:value-type="float" office:value="0.00000683" calcext:value-type="float">
            <text:p>0.00000683</text:p>
          </table:table-cell>
          <table:table-cell table:number-columns-repeated="34"/>
          <table:table-cell office:value-type="float" office:value="0.00008052" calcext:value-type="float">
            <text:p>0.00008052</text:p>
          </table:table-cell>
          <table:table-cell table:number-columns-repeated="46"/>
          <table:table-cell office:value-type="string" calcext:value-type="string">
            <text:p>\ \ \ 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LT</text:p>
          </table:table-cell>
          <table:table-cell table:number-columns-repeated="26"/>
          <table:table-cell office:value-type="float" office:value="0.00003001" calcext:value-type="float">
            <text:p>0.00003001</text:p>
          </table:table-cell>
          <table:table-cell table:number-columns-repeated="33"/>
          <table:table-cell office:value-type="float" office:value="0.01727" calcext:value-type="float">
            <text:p>0.01727</text:p>
          </table:table-cell>
          <table:table-cell office:value-type="float" office:value="0.00035617" calcext:value-type="float">
            <text:p>0.00035617</text:p>
          </table:table-cell>
          <table:table-cell table:number-columns-repeated="47"/>
          <table:table-cell office:value-type="string" calcext:value-type="string">
            <text:p>\ \ \ 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table:number-columns-repeated="26"/>
          <table:table-cell office:value-type="float" office:value="0.000159" calcext:value-type="float">
            <text:p>0.000159</text:p>
          </table:table-cell>
          <table:table-cell table:number-columns-repeated="34"/>
          <table:table-cell office:value-type="float" office:value="0.001876" calcext:value-type="float">
            <text:p>0.001876</text:p>
          </table:table-cell>
          <table:table-cell table:number-columns-repeated="48"/>
          <table:table-cell office:value-type="string" calcext:value-type="string">
            <text:p>\ \ \ 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XLM</text:p>
          </table:table-cell>
          <table:table-cell table:number-columns-repeated="26"/>
          <table:table-cell office:value-type="float" office:value="0.00003828" calcext:value-type="float">
            <text:p>0.00003828</text:p>
          </table:table-cell>
          <table:table-cell table:number-columns-repeated="33"/>
          <table:table-cell office:value-type="float" office:value="0.02252" calcext:value-type="float">
            <text:p>0.02252</text:p>
          </table:table-cell>
          <table:table-cell office:value-type="float" office:value="0.0004526" calcext:value-type="float">
            <text:p>0.0004526</text:p>
          </table:table-cell>
          <table:table-cell table:number-columns-repeated="49"/>
          <table:table-cell office:value-type="string" calcext:value-type="string">
            <text:p>\ \ \ 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table:number-columns-repeated="26"/>
          <table:table-cell office:value-type="float" office:value="0.000053" calcext:value-type="float">
            <text:p>0.000053</text:p>
          </table:table-cell>
          <table:table-cell table:number-columns-repeated="34"/>
          <table:table-cell office:value-type="float" office:value="0.00063131" calcext:value-type="float">
            <text:p>0.00063131</text:p>
          </table:table-cell>
          <table:table-cell table:number-columns-repeated="50"/>
          <table:table-cell office:value-type="string" calcext:value-type="string">
            <text:p>\ \ \ 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PX</text:p>
          </table:table-cell>
          <table:table-cell table:number-columns-repeated="26"/>
          <table:table-cell office:value-type="float" office:value="0.0000099" calcext:value-type="float">
            <text:p>0.0000099</text:p>
          </table:table-cell>
          <table:table-cell table:number-columns-repeated="33"/>
          <table:table-cell office:value-type="float" office:value="0.0058" calcext:value-type="float">
            <text:p>0.0058</text:p>
          </table:table-cell>
          <table:table-cell office:value-type="float" office:value="0.000117" calcext:value-type="float">
            <text:p>0.000117</text:p>
          </table:table-cell>
          <table:table-cell table:number-columns-repeated="51"/>
          <table:table-cell office:value-type="string" calcext:value-type="string">
            <text:p>\ \ \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QTUM</text:p>
          </table:table-cell>
          <table:table-cell table:number-columns-repeated="26"/>
          <table:table-cell office:value-type="float" office:value="0.001949" calcext:value-type="float">
            <text:p>0.001949</text:p>
          </table:table-cell>
          <table:table-cell table:number-columns-repeated="33"/>
          <table:table-cell office:value-type="float" office:value="1.14487" calcext:value-type="float">
            <text:p>1.14487</text:p>
          </table:table-cell>
          <table:table-cell office:value-type="float" office:value="0.023238" calcext:value-type="float">
            <text:p>0.023238</text:p>
          </table:table-cell>
          <table:table-cell table:number-columns-repeated="19"/>
          <table:table-cell office:value-type="float" office:value="16.62" calcext:value-type="float">
            <text:p>16.62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OD</text:p>
          </table:table-cell>
          <table:table-cell table:number-columns-repeated="26"/>
          <table:table-cell office:value-type="float" office:value="0.0002829" calcext:value-type="float">
            <text:p>0.0002829</text:p>
          </table:table-cell>
          <table:table-cell table:number-columns-repeated="34"/>
          <table:table-cell office:value-type="float" office:value="0.003336" calcext:value-type="float">
            <text:p>0.003336</text:p>
          </table:table-cell>
          <table:table-cell table:number-columns-repeated="53"/>
          <table:table-cell office:value-type="string" calcext:value-type="string">
            <text:p>\ \ \ 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UN</text:p>
          </table:table-cell>
          <table:table-cell table:number-columns-repeated="26"/>
          <table:table-cell office:value-type="float" office:value="0.0017976" calcext:value-type="float">
            <text:p>0.0017976</text:p>
          </table:table-cell>
          <table:table-cell table:number-columns-repeated="34"/>
          <table:table-cell office:value-type="float" office:value="0.021001" calcext:value-type="float">
            <text:p>0.021001</text:p>
          </table:table-cell>
          <table:table-cell table:number-columns-repeated="54"/>
          <table:table-cell office:value-type="string" calcext:value-type="string">
            <text:p>\ \ \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OS</text:p>
          </table:table-cell>
          <table:table-cell table:number-columns-repeated="26"/>
          <table:table-cell office:value-type="float" office:value="0.001635" calcext:value-type="float">
            <text:p>0.001635</text:p>
          </table:table-cell>
          <table:table-cell table:number-columns-repeated="34"/>
          <table:table-cell office:value-type="float" office:value="0.019466" calcext:value-type="float">
            <text:p>0.019466</text:p>
          </table:table-cell>
          <table:table-cell table:number-columns-repeated="55"/>
          <table:table-cell office:value-type="string" calcext:value-type="string">
            <text:p>\ \ \ 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QX</text:p>
          </table:table-cell>
          <table:table-cell table:number-columns-repeated="26"/>
          <table:table-cell office:value-type="float" office:value="0.00034485" calcext:value-type="float">
            <text:p>0.00034485</text:p>
          </table:table-cell>
          <table:table-cell table:number-columns-repeated="34"/>
          <table:table-cell office:value-type="float" office:value="0.0040321" calcext:value-type="float">
            <text:p>0.0040321</text:p>
          </table:table-cell>
          <table:table-cell table:number-columns-repeated="56"/>
          <table:table-cell office:value-type="string" calcext:value-type="string">
            <text:p>\ \ \ 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NCASH</text:p>
          </table:table-cell>
          <table:table-cell table:number-columns-repeated="26"/>
          <table:table-cell office:value-type="float" office:value="0.00000399" calcext:value-type="float">
            <text:p>0.00000399</text:p>
          </table:table-cell>
          <table:table-cell table:number-columns-repeated="33"/>
          <table:table-cell office:value-type="float" office:value="0.00232" calcext:value-type="float">
            <text:p>0.00232</text:p>
          </table:table-cell>
          <table:table-cell office:value-type="float" office:value="0.0000471" calcext:value-type="float">
            <text:p>0.0000471</text:p>
          </table:table-cell>
          <table:table-cell table:number-columns-repeated="57"/>
          <table:table-cell office:value-type="string" calcext:value-type="string">
            <text:p>\ \ \ 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VIB</text:p>
          </table:table-cell>
          <table:table-cell table:number-columns-repeated="26"/>
          <table:table-cell office:value-type="float" office:value="0.00002409" calcext:value-type="float">
            <text:p>0.00002409</text:p>
          </table:table-cell>
          <table:table-cell table:number-columns-repeated="34"/>
          <table:table-cell office:value-type="float" office:value="0.00028377" calcext:value-type="float">
            <text:p>0.00028377</text:p>
          </table:table-cell>
          <table:table-cell table:number-columns-repeated="58"/>
          <table:table-cell office:value-type="string" calcext:value-type="string">
            <text:p>\ \ \ 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IA</text:p>
          </table:table-cell>
          <table:table-cell table:number-columns-repeated="26"/>
          <table:table-cell office:value-type="float" office:value="0.0002332" calcext:value-type="float">
            <text:p>0.0002332</text:p>
          </table:table-cell>
          <table:table-cell table:number-columns-repeated="33"/>
          <table:table-cell office:value-type="float" office:value="0.13501" calcext:value-type="float">
            <text:p>0.13501</text:p>
          </table:table-cell>
          <table:table-cell office:value-type="float" office:value="0.00276" calcext:value-type="float">
            <text:p>0.00276</text:p>
          </table:table-cell>
          <table:table-cell table:number-columns-repeated="59"/>
          <table:table-cell office:value-type="string" calcext:value-type="string">
            <text:p>\ \ \ 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table:number-columns-repeated="26"/>
          <table:table-cell office:value-type="float" office:value="0.0000217" calcext:value-type="float">
            <text:p>0.0000217</text:p>
          </table:table-cell>
          <table:table-cell table:number-columns-repeated="33"/>
          <table:table-cell office:value-type="float" office:value="0.01249" calcext:value-type="float">
            <text:p>0.01249</text:p>
          </table:table-cell>
          <table:table-cell office:value-type="float" office:value="0.00025702" calcext:value-type="float">
            <text:p>0.00025702</text:p>
          </table:table-cell>
          <table:table-cell table:number-columns-repeated="60"/>
          <table:table-cell office:value-type="string" calcext:value-type="string">
            <text:p>\ \ \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AT</text:p>
          </table:table-cell>
          <table:table-cell table:number-columns-repeated="26"/>
          <table:table-cell office:value-type="float" office:value="0.00004273" calcext:value-type="float">
            <text:p>0.00004273</text:p>
          </table:table-cell>
          <table:table-cell table:number-columns-repeated="33"/>
          <table:table-cell office:value-type="float" office:value="0.0249" calcext:value-type="float">
            <text:p>0.0249</text:p>
          </table:table-cell>
          <table:table-cell office:value-type="float" office:value="0.000507" calcext:value-type="float">
            <text:p>0.000507</text:p>
          </table:table-cell>
          <table:table-cell table:number-columns-repeated="61"/>
          <table:table-cell office:value-type="string" calcext:value-type="string">
            <text:p>\ \ \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RD</text:p>
          </table:table-cell>
          <table:table-cell table:number-columns-repeated="26"/>
          <table:table-cell office:value-type="float" office:value="0.00007676" calcext:value-type="float">
            <text:p>0.00007676</text:p>
          </table:table-cell>
          <table:table-cell table:number-columns-repeated="33"/>
          <table:table-cell office:value-type="float" office:value="0.04466" calcext:value-type="float">
            <text:p>0.04466</text:p>
          </table:table-cell>
          <table:table-cell office:value-type="float" office:value="0.0009038" calcext:value-type="float">
            <text:p>0.0009038</text:p>
          </table:table-cell>
          <table:table-cell table:number-columns-repeated="62"/>
          <table:table-cell office:value-type="string" calcext:value-type="string">
            <text:p>\ \ \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MR</text:p>
          </table:table-cell>
          <table:table-cell table:number-columns-repeated="26"/>
          <table:table-cell office:value-type="float" office:value="0.023578" calcext:value-type="float">
            <text:p>0.023578</text:p>
          </table:table-cell>
          <table:table-cell table:number-columns-repeated="34"/>
          <table:table-cell office:value-type="float" office:value="0.28091" calcext:value-type="float">
            <text:p>0.28091</text:p>
          </table:table-cell>
          <table:table-cell table:number-columns-repeated="63"/>
          <table:table-cell office:value-type="string" calcext:value-type="string">
            <text:p>\ \ \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L</text:p>
          </table:table-cell>
          <table:table-cell table:number-columns-repeated="26"/>
          <table:table-cell office:value-type="float" office:value="0.00001721" calcext:value-type="float">
            <text:p>0.00001721</text:p>
          </table:table-cell>
          <table:table-cell table:number-columns-repeated="33"/>
          <table:table-cell office:value-type="float" office:value="0.01019" calcext:value-type="float">
            <text:p>0.01019</text:p>
          </table:table-cell>
          <table:table-cell office:value-type="float" office:value="0.00020444" calcext:value-type="float">
            <text:p>0.00020444</text:p>
          </table:table-cell>
          <table:table-cell table:number-columns-repeated="64"/>
          <table:table-cell office:value-type="string" calcext:value-type="string">
            <text:p>\ \ \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DAX</text:p>
          </table:table-cell>
          <table:table-cell office:value-type="string" calcext:value-type="string">
            <text:p>BTC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00"/>
          <table:table-cell office:value-type="string" calcext:value-type="string">
            <text:p>\ \ \ </text:p>
          </table:table-cell>
          <table:table-cell office:value-type="float" office:value="7286.99" calcext:value-type="float">
            <text:p>7286.99</text:p>
          </table:table-cell>
          <table:table-cell office:value-type="float" office:value="6372.43" calcext:value-type="float">
            <text:p>6372.43</text:p>
          </table:table-cell>
          <table:table-cell office:value-type="float" office:value="6.7" calcext:value-type="float">
            <text:p>6.7</text:p>
          </table:table-cell>
          <table:table-cell office:value-type="float" office:value="8536.75" calcext:value-type="float">
            <text:p>8536.75</text:p>
          </table:table-cell>
          <table:table-cell office:value-type="float" office:value="11.92" calcext:value-type="float">
            <text:p>11.92</text:p>
          </table:table-cell>
          <table:table-cell office:value-type="float" office:value="61.58" calcext:value-type="float">
            <text:p>61.58</text:p>
          </table:table-cell>
        </table:table-row>
        <table:table-row table:style-name="ro1">
          <table:table-cell/>
          <table:table-cell office:value-type="string" calcext:value-type="string">
            <text:p>EUR</text:p>
          </table:table-cell>
          <table:table-cell table:number-columns-repeated="127"/>
          <table:table-cell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BP</text:p>
          </table:table-cell>
          <table:table-cell table:number-columns-repeated="127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\ \ \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H</text:p>
          </table:table-cell>
          <table:table-cell table:number-columns-repeated="127"/>
          <table:table-cell office:value-type="float" office:value="0.1495" calcext:value-type="float">
            <text:p>0.1495</text:p>
          </table:table-cell>
          <table:table-cell office:value-type="float" office:value="1088.28" calcext:value-type="float">
            <text:p>1088.28</text:p>
          </table:table-cell>
          <table:table-cell/>
          <table:table-cell office:value-type="string" calcext:value-type="string">
            <text:p>\ \ \ </text:p>
          </table:table-cell>
          <table:table-cell office:value-type="float" office:value="1276" calcext:value-type="float">
            <text:p>12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D</text:p>
          </table:table-cell>
          <table:table-cell table:number-columns-repeated="127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0.08385" calcext:value-type="float">
            <text:p>0.08385</text:p>
          </table:table-cell>
          <table:table-cell office:value-type="float" office:value="611" calcext:value-type="float">
            <text:p>611</text:p>
          </table:table-cell>
          <table:table-cell table:number-columns-repeated="2"/>
          <table:table-cell office:value-type="float" office:value="714.18" calcext:value-type="float">
            <text:p>714.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100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0.01623" calcext:value-type="float">
            <text:p>0.01623</text:p>
          </table:table-cell>
          <table:table-cell office:value-type="float" office:value="118.03" calcext:value-type="float">
            <text:p>118.03</text:p>
          </table:table-cell>
          <table:table-cell table:number-columns-repeated="2"/>
          <table:table-cell office:value-type="float" office:value="138.25" calcext:value-type="float">
            <text:p>138.25</text:p>
          </table:table-cell>
          <table:table-cell table:number-columns-repeated="2"/>
        </table:table-row>
      </table:table>
      <table:table table:name="table_edges" table:style-name="ta1">
        <table:table-source xlink:type="simple" xlink:href="../../../../logs/table_edges.txt" table:table-name="table_edges" table:filter-name="Text - txt - csv (StarCalc)" table:filter-options="44,34,76,1,,0,false,false"/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3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14" table:number-columns-repeated="3" table:default-cell-style-name="Default"/>
        <table:table-column table:style-name="co20" table:default-cell-style-name="Default"/>
        <table:table-column table:style-name="co14" table:number-columns-repeated="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30" table:default-cell-style-name="Default"/>
        <table:table-column table:style-name="co14" table:number-columns-repeated="2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3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25" table:default-cell-style-name="Default"/>
        <table:table-column table:style-name="co34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5" table:number-columns-repeated="2" table:default-cell-style-name="Default"/>
        <table:table-column table:style-name="co35" table:default-cell-style-name="Default"/>
        <table:table-column table:style-name="co28" table:number-columns-repeated="2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default-cell-style-name="Default"/>
        <table:table-column table:style-name="co38" table:default-cell-style-name="Default"/>
        <table:table-column table:style-name="co1" table:number-columns-repeated="2" table:default-cell-style-name="Default"/>
        <table:table-column table:style-name="co37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dge</text:p>
          </table:table-cell>
          <table:table-cell/>
          <table:table-cell office:value-type="string" calcext:value-type="string">
            <text:p>Binance</text:p>
          </table:table-cell>
          <table:table-cell table:number-columns-repeated="126"/>
          <table:table-cell office:value-type="string" calcext:value-type="string">
            <text:p>GDAX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18-05-21T00:04:59.983</text:p>
          </table:table-cell>
          <table:table-cell/>
          <table:table-cell office:value-type="string" calcext:value-type="string">
            <text:p>XEM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XVG</text:p>
          </table:table-cell>
          <table:table-cell office:value-type="string" calcext:value-type="string">
            <text:p>TNB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STEEM</text:p>
          </table:table-cell>
          <table:table-cell office:value-type="string" calcext:value-type="string">
            <text:p>AION</text:p>
          </table:table-cell>
          <table:table-cell office:value-type="string" calcext:value-type="string">
            <text:p>BCPT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VIBE</text:p>
          </table:table-cell>
          <table:table-cell office:value-type="string" calcext:value-type="string">
            <text:p>DGD</text:p>
          </table:table-cell>
          <table:table-cell office:value-type="string" calcext:value-type="string">
            <text:p>ZRX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KMD</text:p>
          </table:table-cell>
          <table:table-cell office:value-type="string" calcext:value-type="string">
            <text:p>PO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IOS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CM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BTG</text:p>
          </table:table-cell>
          <table:table-cell office:value-type="string" calcext:value-type="string">
            <text:p>CND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TRIG</text:p>
          </table:table-cell>
          <table:table-cell office:value-type="string" calcext:value-type="string">
            <text:p>RCN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POWR</text:p>
          </table:table-cell>
          <table:table-cell office:value-type="string" calcext:value-type="string">
            <text:p>BTS</text:p>
          </table:table-cell>
          <table:table-cell office:value-type="string" calcext:value-type="string">
            <text:p>KNC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GNT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SNM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PPT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RDN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PIVX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SNGLS</text:p>
          </table:table-cell>
          <table:table-cell office:value-type="string" calcext:value-type="string">
            <text:p>NEBL</text:p>
          </table:table-cell>
          <table:table-cell office:value-type="string" calcext:value-type="string">
            <text:p>QSP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ICN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BNB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ZEC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APPC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STORJ</text:p>
          </table:table-cell>
          <table:table-cell office:value-type="string" calcext:value-type="string">
            <text:p>ICX</text:p>
          </table:table-cell>
          <table:table-cell office:value-type="string" calcext:value-type="string">
            <text:p>MTH</text:p>
          </table:table-cell>
          <table:table-cell office:value-type="string" calcext:value-type="string">
            <text:p>XZC</text:p>
          </table:table-cell>
          <table:table-cell office:value-type="string" calcext:value-type="string">
            <text:p>LOOM</text:p>
          </table:table-cell>
          <table:table-cell office:value-type="string" calcext:value-type="string">
            <text:p>GXS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YOYO</text:p>
          </table:table-cell>
          <table:table-cell office:value-type="string" calcext:value-type="string">
            <text:p>BNT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QLC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DO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ADX</text:p>
          </table:table-cell>
          <table:table-cell office:value-type="string" calcext:value-type="string">
            <text:p>AMB</text:p>
          </table:table-cell>
          <table:table-cell office:value-type="string" calcext:value-type="string">
            <text:p>XRP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PR</text:p>
          </table:table-cell>
          <table:table-cell office:value-type="string" calcext:value-type="string">
            <text:p>TRX</text:p>
          </table:table-cell>
          <table:table-cell office:value-type="string" calcext:value-type="string">
            <text:p>LSK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NUL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WABI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ENJ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EVX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GRS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DLT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PX</text:p>
          </table:table-cell>
          <table:table-cell office:value-type="string" calcext:value-type="string">
            <text:p>QTUM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BQX</text:p>
          </table:table-cell>
          <table:table-cell office:value-type="string" calcext:value-type="string">
            <text:p>NCASH</text:p>
          </table:table-cell>
          <table:table-cell office:value-type="string" calcext:value-type="string">
            <text:p>VIB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RD</text:p>
          </table:table-cell>
          <table:table-cell office:value-type="string" calcext:value-type="string">
            <text:p>XMR</text:p>
          </table:table-cell>
          <table:table-cell office:value-type="string" calcext:value-type="string">
            <text:p>ZIL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BCH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LTC</text:p>
          </table:table-cell>
        </table:table-row>
        <table:table-row table:style-name="ro1">
          <table:table-cell office:value-type="string" calcext:value-type="string">
            <text:p>Binance</text:p>
          </table:table-cell>
          <table:table-cell office:value-type="string" calcext:value-type="string">
            <text:p>XEM</text:p>
          </table:table-cell>
          <table:table-cell office:value-type="string" calcext:value-type="string">
            <text:p>\ \ \ </text:p>
          </table:table-cell>
          <table:table-cell table:number-columns-repeated="25"/>
          <table:table-cell office:value-type="string" calcext:value-type="string">
            <text:p>Binance.XEM-&gt;Binance.BTC</text:p>
          </table:table-cell>
          <table:table-cell table:number-columns-repeated="33"/>
          <table:table-cell office:value-type="string" calcext:value-type="string">
            <text:p>Binance.XEM-&gt;Binance.BNB</text:p>
          </table:table-cell>
          <table:table-cell office:value-type="string" calcext:value-type="string">
            <text:p>Binance.XEM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NAV</text:p>
          </table:table-cell>
          <table:table-cell/>
          <table:table-cell office:value-type="string" calcext:value-type="string">
            <text:p>\ \ \ </text:p>
          </table:table-cell>
          <table:table-cell table:number-columns-repeated="24"/>
          <table:table-cell office:value-type="string" calcext:value-type="string">
            <text:p>Binance.NAV-&gt;Binance.BTC</text:p>
          </table:table-cell>
          <table:table-cell table:number-columns-repeated="33"/>
          <table:table-cell office:value-type="string" calcext:value-type="string">
            <text:p>Binance.NAV-&gt;Binance.BNB</text:p>
          </table:table-cell>
          <table:table-cell office:value-type="string" calcext:value-type="string">
            <text:p>Binance.NAV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GTO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23"/>
          <table:table-cell office:value-type="string" calcext:value-type="string">
            <text:p>Binance.GTO-&gt;Binance.BTC</text:p>
          </table:table-cell>
          <table:table-cell table:number-columns-repeated="33"/>
          <table:table-cell office:value-type="string" calcext:value-type="string">
            <text:p>Binance.GTO-&gt;Binance.BNB</text:p>
          </table:table-cell>
          <table:table-cell office:value-type="string" calcext:value-type="string">
            <text:p>Binance.GTO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WTC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22"/>
          <table:table-cell office:value-type="string" calcext:value-type="string">
            <text:p>Binance.WTC-&gt;Binance.BTC</text:p>
          </table:table-cell>
          <table:table-cell table:number-columns-repeated="33"/>
          <table:table-cell office:value-type="string" calcext:value-type="string">
            <text:p>Binance.WTC-&gt;Binance.BNB</text:p>
          </table:table-cell>
          <table:table-cell office:value-type="string" calcext:value-type="string">
            <text:p>Binance.WTC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XVG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21"/>
          <table:table-cell office:value-type="string" calcext:value-type="string">
            <text:p>Binance.XVG-&gt;Binance.BTC</text:p>
          </table:table-cell>
          <table:table-cell table:number-columns-repeated="34"/>
          <table:table-cell office:value-type="string" calcext:value-type="string">
            <text:p>Binance.XVG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TNB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20"/>
          <table:table-cell office:value-type="string" calcext:value-type="string">
            <text:p>Binance.TNB-&gt;Binance.BTC</text:p>
          </table:table-cell>
          <table:table-cell table:number-columns-repeated="34"/>
          <table:table-cell office:value-type="string" calcext:value-type="string">
            <text:p>Binance.TNB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DNT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19"/>
          <table:table-cell office:value-type="string" calcext:value-type="string">
            <text:p>Binance.DNT-&gt;Binance.BTC</text:p>
          </table:table-cell>
          <table:table-cell table:number-columns-repeated="34"/>
          <table:table-cell office:value-type="string" calcext:value-type="string">
            <text:p>Binance.DNT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DT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18"/>
          <table:table-cell office:value-type="string" calcext:value-type="string">
            <text:p>Binance.CDT-&gt;Binance.BTC</text:p>
          </table:table-cell>
          <table:table-cell table:number-columns-repeated="34"/>
          <table:table-cell office:value-type="string" calcext:value-type="string">
            <text:p>Binance.CDT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TEEM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17"/>
          <table:table-cell office:value-type="string" calcext:value-type="string">
            <text:p>Binance.STEEM-&gt;Binance.BTC</text:p>
          </table:table-cell>
          <table:table-cell table:number-columns-repeated="33"/>
          <table:table-cell office:value-type="string" calcext:value-type="string">
            <text:p>Binance.STEEM-&gt;Binance.BNB</text:p>
          </table:table-cell>
          <table:table-cell office:value-type="string" calcext:value-type="string">
            <text:p>Binance.STEEM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ION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16"/>
          <table:table-cell office:value-type="string" calcext:value-type="string">
            <text:p>Binance.AION-&gt;Binance.BTC</text:p>
          </table:table-cell>
          <table:table-cell table:number-columns-repeated="33"/>
          <table:table-cell office:value-type="string" calcext:value-type="string">
            <text:p>Binance.AION-&gt;Binance.BNB</text:p>
          </table:table-cell>
          <table:table-cell office:value-type="string" calcext:value-type="string">
            <text:p>Binance.AION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PT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15"/>
          <table:table-cell office:value-type="string" calcext:value-type="string">
            <text:p>Binance.BCPT-&gt;Binance.BTC</text:p>
          </table:table-cell>
          <table:table-cell table:number-columns-repeated="33"/>
          <table:table-cell office:value-type="string" calcext:value-type="string">
            <text:p>Binance.BCPT-&gt;Binance.BNB</text:p>
          </table:table-cell>
          <table:table-cell office:value-type="string" calcext:value-type="string">
            <text:p>Binance.BCPT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TNT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14"/>
          <table:table-cell office:value-type="string" calcext:value-type="string">
            <text:p>Binance.TNT-&gt;Binance.BTC</text:p>
          </table:table-cell>
          <table:table-cell table:number-columns-repeated="34"/>
          <table:table-cell office:value-type="string" calcext:value-type="string">
            <text:p>Binance.TNT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VIBE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13"/>
          <table:table-cell office:value-type="string" calcext:value-type="string">
            <text:p>Binance.VIBE-&gt;Binance.BTC</text:p>
          </table:table-cell>
          <table:table-cell table:number-columns-repeated="34"/>
          <table:table-cell office:value-type="string" calcext:value-type="string">
            <text:p>Binance.VIBE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DGD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12"/>
          <table:table-cell office:value-type="string" calcext:value-type="string">
            <text:p>Binance.DGD-&gt;Binance.BTC</text:p>
          </table:table-cell>
          <table:table-cell table:number-columns-repeated="34"/>
          <table:table-cell office:value-type="string" calcext:value-type="string">
            <text:p>Binance.DGD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ZRX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11"/>
          <table:table-cell office:value-type="string" calcext:value-type="string">
            <text:p>Binance.ZRX-&gt;Binance.BTC</text:p>
          </table:table-cell>
          <table:table-cell table:number-columns-repeated="34"/>
          <table:table-cell office:value-type="string" calcext:value-type="string">
            <text:p>Binance.ZRX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10"/>
          <table:table-cell office:value-type="string" calcext:value-type="string">
            <text:p>Binance.SUB-&gt;Binance.BTC</text:p>
          </table:table-cell>
          <table:table-cell table:number-columns-repeated="34"/>
          <table:table-cell office:value-type="string" calcext:value-type="string">
            <text:p>Binance.SUB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D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9"/>
          <table:table-cell office:value-type="string" calcext:value-type="string">
            <text:p>Binance.BCD-&gt;Binance.BTC</text:p>
          </table:table-cell>
          <table:table-cell table:number-columns-repeated="34"/>
          <table:table-cell office:value-type="string" calcext:value-type="string">
            <text:p>Binance.BCD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C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8"/>
          <table:table-cell office:value-type="string" calcext:value-type="string">
            <text:p>Binance.BCC-&gt;Binance.BTC</text:p>
          </table:table-cell>
          <table:table-cell table:number-columns-repeated="33"/>
          <table:table-cell office:value-type="string" calcext:value-type="string">
            <text:p>Binance.BCC-&gt;Binance.BNB</text:p>
          </table:table-cell>
          <table:table-cell office:value-type="string" calcext:value-type="string">
            <text:p>Binance.BCC-&gt;Binance.ETH</text:p>
          </table:table-cell>
          <table:table-cell table:number-columns-repeated="19"/>
          <table:table-cell office:value-type="string" calcext:value-type="string">
            <text:p>Binance.BCC-&gt;Binance.USDT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MD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7"/>
          <table:table-cell office:value-type="string" calcext:value-type="string">
            <text:p>Binance.KMD-&gt;Binance.BTC</text:p>
          </table:table-cell>
          <table:table-cell table:number-columns-repeated="34"/>
          <table:table-cell office:value-type="string" calcext:value-type="string">
            <text:p>Binance.KMD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OA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6"/>
          <table:table-cell office:value-type="string" calcext:value-type="string">
            <text:p>Binance.POA-&gt;Binance.BTC</text:p>
          </table:table-cell>
          <table:table-cell table:number-columns-repeated="33"/>
          <table:table-cell office:value-type="string" calcext:value-type="string">
            <text:p>Binance.POA-&gt;Binance.BNB</text:p>
          </table:table-cell>
          <table:table-cell office:value-type="string" calcext:value-type="string">
            <text:p>Binance.POA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5"/>
          <table:table-cell office:value-type="string" calcext:value-type="string">
            <text:p>Binance.AE-&gt;Binance.BTC</text:p>
          </table:table-cell>
          <table:table-cell table:number-columns-repeated="33"/>
          <table:table-cell office:value-type="string" calcext:value-type="string">
            <text:p>Binance.AE-&gt;Binance.BNB</text:p>
          </table:table-cell>
          <table:table-cell office:value-type="string" calcext:value-type="string">
            <text:p>Binance.AE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IOST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4"/>
          <table:table-cell office:value-type="string" calcext:value-type="string">
            <text:p>Binance.IOST-&gt;Binance.BTC</text:p>
          </table:table-cell>
          <table:table-cell table:number-columns-repeated="34"/>
          <table:table-cell office:value-type="string" calcext:value-type="string">
            <text:p>Binance.IOST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OE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3"/>
          <table:table-cell office:value-type="string" calcext:value-type="string">
            <text:p>Binance.POE-&gt;Binance.BTC</text:p>
          </table:table-cell>
          <table:table-cell table:number-columns-repeated="34"/>
          <table:table-cell office:value-type="string" calcext:value-type="string">
            <text:p>Binance.POE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OMG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2"/>
          <table:table-cell office:value-type="string" calcext:value-type="string">
            <text:p>Binance.OMG-&gt;Binance.BTC</text:p>
          </table:table-cell>
          <table:table-cell table:number-columns-repeated="34"/>
          <table:table-cell office:value-type="string" calcext:value-type="string">
            <text:p>Binance.OMG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MT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/>
          <table:table-cell office:value-type="string" calcext:value-type="string">
            <text:p>Binance.CMT-&gt;Binance.BTC</text:p>
          </table:table-cell>
          <table:table-cell table:number-columns-repeated="33"/>
          <table:table-cell office:value-type="string" calcext:value-type="string">
            <text:p>Binance.CMT-&gt;Binance.BNB</text:p>
          </table:table-cell>
          <table:table-cell office:value-type="string" calcext:value-type="string">
            <text:p>Binance.CMT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N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office:value-type="string" calcext:value-type="string">
            <text:p>Binance.BCN-&gt;Binance.BTC</text:p>
          </table:table-cell>
          <table:table-cell table:number-columns-repeated="33"/>
          <table:table-cell office:value-type="string" calcext:value-type="string">
            <text:p>Binance.BCN-&gt;Binance.BNB</text:p>
          </table:table-cell>
          <table:table-cell office:value-type="string" calcext:value-type="string">
            <text:p>Binance.BCN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TC</text:p>
          </table:table-cell>
          <table:table-cell office:value-type="string" calcext:value-type="string">
            <text:p>Binance.BTC-&gt;Binance.XEM</text:p>
          </table:table-cell>
          <table:table-cell office:value-type="string" calcext:value-type="string">
            <text:p>Binance.BTC-&gt;Binance.NAV</text:p>
          </table:table-cell>
          <table:table-cell office:value-type="string" calcext:value-type="string">
            <text:p>Binance.BTC-&gt;Binance.GTO</text:p>
          </table:table-cell>
          <table:table-cell office:value-type="string" calcext:value-type="string">
            <text:p>Binance.BTC-&gt;Binance.WTC</text:p>
          </table:table-cell>
          <table:table-cell office:value-type="string" calcext:value-type="string">
            <text:p>Binance.BTC-&gt;Binance.XVG</text:p>
          </table:table-cell>
          <table:table-cell office:value-type="string" calcext:value-type="string">
            <text:p>Binance.BTC-&gt;Binance.TNB</text:p>
          </table:table-cell>
          <table:table-cell office:value-type="string" calcext:value-type="string">
            <text:p>Binance.BTC-&gt;Binance.DNT</text:p>
          </table:table-cell>
          <table:table-cell office:value-type="string" calcext:value-type="string">
            <text:p>Binance.BTC-&gt;Binance.CDT</text:p>
          </table:table-cell>
          <table:table-cell office:value-type="string" calcext:value-type="string">
            <text:p>Binance.BTC-&gt;Binance.STEEM</text:p>
          </table:table-cell>
          <table:table-cell office:value-type="string" calcext:value-type="string">
            <text:p>Binance.BTC-&gt;Binance.AION</text:p>
          </table:table-cell>
          <table:table-cell office:value-type="string" calcext:value-type="string">
            <text:p>Binance.BTC-&gt;Binance.BCPT</text:p>
          </table:table-cell>
          <table:table-cell office:value-type="string" calcext:value-type="string">
            <text:p>Binance.BTC-&gt;Binance.TNT</text:p>
          </table:table-cell>
          <table:table-cell office:value-type="string" calcext:value-type="string">
            <text:p>Binance.BTC-&gt;Binance.VIBE</text:p>
          </table:table-cell>
          <table:table-cell office:value-type="string" calcext:value-type="string">
            <text:p>Binance.BTC-&gt;Binance.DGD</text:p>
          </table:table-cell>
          <table:table-cell office:value-type="string" calcext:value-type="string">
            <text:p>Binance.BTC-&gt;Binance.ZRX</text:p>
          </table:table-cell>
          <table:table-cell office:value-type="string" calcext:value-type="string">
            <text:p>Binance.BTC-&gt;Binance.SUB</text:p>
          </table:table-cell>
          <table:table-cell office:value-type="string" calcext:value-type="string">
            <text:p>Binance.BTC-&gt;Binance.BCD</text:p>
          </table:table-cell>
          <table:table-cell office:value-type="string" calcext:value-type="string">
            <text:p>Binance.BTC-&gt;Binance.BCC</text:p>
          </table:table-cell>
          <table:table-cell office:value-type="string" calcext:value-type="string">
            <text:p>Binance.BTC-&gt;Binance.KMD</text:p>
          </table:table-cell>
          <table:table-cell office:value-type="string" calcext:value-type="string">
            <text:p>Binance.BTC-&gt;Binance.POA</text:p>
          </table:table-cell>
          <table:table-cell office:value-type="string" calcext:value-type="string">
            <text:p>Binance.BTC-&gt;Binance.AE</text:p>
          </table:table-cell>
          <table:table-cell office:value-type="string" calcext:value-type="string">
            <text:p>Binance.BTC-&gt;Binance.IOST</text:p>
          </table:table-cell>
          <table:table-cell office:value-type="string" calcext:value-type="string">
            <text:p>Binance.BTC-&gt;Binance.POE</text:p>
          </table:table-cell>
          <table:table-cell office:value-type="string" calcext:value-type="string">
            <text:p>Binance.BTC-&gt;Binance.OMG</text:p>
          </table:table-cell>
          <table:table-cell office:value-type="string" calcext:value-type="string">
            <text:p>Binance.BTC-&gt;Binance.CMT</text:p>
          </table:table-cell>
          <table:table-cell office:value-type="string" calcext:value-type="string">
            <text:p>Binance.BTC-&gt;Binance.BCN</text:p>
          </table:table-cell>
          <table:table-cell office:value-type="string" calcext:value-type="string">
            <text:p>\ \ \ </text:p>
          </table:table-cell>
          <table:table-cell office:value-type="string" calcext:value-type="string">
            <text:p>Binance.BTC-&gt;Binance.IOTA</text:p>
          </table:table-cell>
          <table:table-cell office:value-type="string" calcext:value-type="string">
            <text:p>Binance.BTC-&gt;Binance.BTG</text:p>
          </table:table-cell>
          <table:table-cell office:value-type="string" calcext:value-type="string">
            <text:p>Binance.BTC-&gt;Binance.CND</text:p>
          </table:table-cell>
          <table:table-cell office:value-type="string" calcext:value-type="string">
            <text:p>Binance.BTC-&gt;Binance.ARK</text:p>
          </table:table-cell>
          <table:table-cell office:value-type="string" calcext:value-type="string">
            <text:p>Binance.BTC-&gt;Binance.TRIG</text:p>
          </table:table-cell>
          <table:table-cell office:value-type="string" calcext:value-type="string">
            <text:p>Binance.BTC-&gt;Binance.RCN</text:p>
          </table:table-cell>
          <table:table-cell office:value-type="string" calcext:value-type="string">
            <text:p>Binance.BTC-&gt;Binance.ARN</text:p>
          </table:table-cell>
          <table:table-cell office:value-type="string" calcext:value-type="string">
            <text:p>Binance.BTC-&gt;Binance.POWR</text:p>
          </table:table-cell>
          <table:table-cell office:value-type="string" calcext:value-type="string">
            <text:p>Binance.BTC-&gt;Binance.BTS</text:p>
          </table:table-cell>
          <table:table-cell office:value-type="string" calcext:value-type="string">
            <text:p>Binance.BTC-&gt;Binance.KNC</text:p>
          </table:table-cell>
          <table:table-cell office:value-type="string" calcext:value-type="string">
            <text:p>Binance.BTC-&gt;Binance.GVT</text:p>
          </table:table-cell>
          <table:table-cell office:value-type="string" calcext:value-type="string">
            <text:p>Binance.BTC-&gt;Binance.WINGS</text:p>
          </table:table-cell>
          <table:table-cell office:value-type="string" calcext:value-type="string">
            <text:p>Binance.BTC-&gt;Binance.CHAT</text:p>
          </table:table-cell>
          <table:table-cell office:value-type="string" calcext:value-type="string">
            <text:p>Binance.BTC-&gt;Binance.RLC</text:p>
          </table:table-cell>
          <table:table-cell office:value-type="string" calcext:value-type="string">
            <text:p>Binance.BTC-&gt;Binance.GNT</text:p>
          </table:table-cell>
          <table:table-cell office:value-type="string" calcext:value-type="string">
            <text:p>Binance.BTC-&gt;Binance.BLZ</text:p>
          </table:table-cell>
          <table:table-cell office:value-type="string" calcext:value-type="string">
            <text:p>Binance.BTC-&gt;Binance.SNM</text:p>
          </table:table-cell>
          <table:table-cell office:value-type="string" calcext:value-type="string">
            <text:p>Binance.BTC-&gt;Binance.ONT</text:p>
          </table:table-cell>
          <table:table-cell office:value-type="string" calcext:value-type="string">
            <text:p>Binance.BTC-&gt;Binance.PPT</text:p>
          </table:table-cell>
          <table:table-cell office:value-type="string" calcext:value-type="string">
            <text:p>Binance.BTC-&gt;Binance.SNT</text:p>
          </table:table-cell>
          <table:table-cell office:value-type="string" calcext:value-type="string">
            <text:p>Binance.BTC-&gt;Binance.RDN</text:p>
          </table:table-cell>
          <table:table-cell office:value-type="string" calcext:value-type="string">
            <text:p>Binance.BTC-&gt;Binance.FUN</text:p>
          </table:table-cell>
          <table:table-cell office:value-type="string" calcext:value-type="string">
            <text:p>Binance.BTC-&gt;Binance.PIVX</text:p>
          </table:table-cell>
          <table:table-cell office:value-type="string" calcext:value-type="string">
            <text:p>Binance.BTC-&gt;Binance.AST</text:p>
          </table:table-cell>
          <table:table-cell office:value-type="string" calcext:value-type="string">
            <text:p>Binance.BTC-&gt;Binance.CLOAK</text:p>
          </table:table-cell>
          <table:table-cell office:value-type="string" calcext:value-type="string">
            <text:p>Binance.BTC-&gt;Binance.MANA</text:p>
          </table:table-cell>
          <table:table-cell office:value-type="string" calcext:value-type="string">
            <text:p>Binance.BTC-&gt;Binance.SNGLS</text:p>
          </table:table-cell>
          <table:table-cell office:value-type="string" calcext:value-type="string">
            <text:p>Binance.BTC-&gt;Binance.NEBL</text:p>
          </table:table-cell>
          <table:table-cell office:value-type="string" calcext:value-type="string">
            <text:p>Binance.BTC-&gt;Binance.QSP</text:p>
          </table:table-cell>
          <table:table-cell office:value-type="string" calcext:value-type="string">
            <text:p>Binance.BTC-&gt;Binance.SALT</text:p>
          </table:table-cell>
          <table:table-cell office:value-type="string" calcext:value-type="string">
            <text:p>Binance.BTC-&gt;Binance.STORM</text:p>
          </table:table-cell>
          <table:table-cell office:value-type="string" calcext:value-type="string">
            <text:p>Binance.BTC-&gt;Binance.ICN</text:p>
          </table:table-cell>
          <table:table-cell office:value-type="string" calcext:value-type="string">
            <text:p>Binance.BTC-&gt;Binance.ETC</text:p>
          </table:table-cell>
          <table:table-cell office:value-type="string" calcext:value-type="string">
            <text:p>Binance.BTC-&gt;Binance.BNB</text:p>
          </table:table-cell>
          <table:table-cell office:value-type="string" calcext:value-type="string">
            <text:p>Binance.BTC-&gt;Binance.ETH</text:p>
          </table:table-cell>
          <table:table-cell office:value-type="string" calcext:value-type="string">
            <text:p>Binance.BTC-&gt;Binance.MCO</text:p>
          </table:table-cell>
          <table:table-cell office:value-type="string" calcext:value-type="string">
            <text:p>Binance.BTC-&gt;Binance.NEO</text:p>
          </table:table-cell>
          <table:table-cell office:value-type="string" calcext:value-type="string">
            <text:p>Binance.BTC-&gt;Binance.ZEC</text:p>
          </table:table-cell>
          <table:table-cell office:value-type="string" calcext:value-type="string">
            <text:p>Binance.BTC-&gt;Binance.LRC</text:p>
          </table:table-cell>
          <table:table-cell office:value-type="string" calcext:value-type="string">
            <text:p>Binance.BTC-&gt;Binance.APPC</text:p>
          </table:table-cell>
          <table:table-cell office:value-type="string" calcext:value-type="string">
            <text:p>Binance.BTC-&gt;Binance.REP</text:p>
          </table:table-cell>
          <table:table-cell office:value-type="string" calcext:value-type="string">
            <text:p>Binance.BTC-&gt;Binance.VEN</text:p>
          </table:table-cell>
          <table:table-cell office:value-type="string" calcext:value-type="string">
            <text:p>Binance.BTC-&gt;Binance.ADA</text:p>
          </table:table-cell>
          <table:table-cell office:value-type="string" calcext:value-type="string">
            <text:p>Binance.BTC-&gt;Binance.ELF</text:p>
          </table:table-cell>
          <table:table-cell office:value-type="string" calcext:value-type="string">
            <text:p>Binance.BTC-&gt;Binance.REQ</text:p>
          </table:table-cell>
          <table:table-cell office:value-type="string" calcext:value-type="string">
            <text:p>Binance.BTC-&gt;Binance.STORJ</text:p>
          </table:table-cell>
          <table:table-cell office:value-type="string" calcext:value-type="string">
            <text:p>Binance.BTC-&gt;Binance.ICX</text:p>
          </table:table-cell>
          <table:table-cell office:value-type="string" calcext:value-type="string">
            <text:p>Binance.BTC-&gt;Binance.MTH</text:p>
          </table:table-cell>
          <table:table-cell office:value-type="string" calcext:value-type="string">
            <text:p>Binance.BTC-&gt;Binance.XZC</text:p>
          </table:table-cell>
          <table:table-cell office:value-type="string" calcext:value-type="string">
            <text:p>Binance.BTC-&gt;Binance.LOOM</text:p>
          </table:table-cell>
          <table:table-cell office:value-type="string" calcext:value-type="string">
            <text:p>Binance.BTC-&gt;Binance.GXS</text:p>
          </table:table-cell>
          <table:table-cell office:value-type="string" calcext:value-type="string">
            <text:p>Binance.BTC-&gt;Binance.MTL</text:p>
          </table:table-cell>
          <table:table-cell office:value-type="string" calcext:value-type="string">
            <text:p>Binance.BTC-&gt;Binance.YOYO</text:p>
          </table:table-cell>
          <table:table-cell office:value-type="string" calcext:value-type="string">
            <text:p>Binance.BTC-&gt;Binance.BNT</text:p>
          </table:table-cell>
          <table:table-cell office:value-type="string" calcext:value-type="string">
            <text:p>Binance.BTC-&gt;Binance.USDT</text:p>
          </table:table-cell>
          <table:table-cell office:value-type="string" calcext:value-type="string">
            <text:p>Binance.BTC-&gt;Binance.QLC</text:p>
          </table:table-cell>
          <table:table-cell office:value-type="string" calcext:value-type="string">
            <text:p>Binance.BTC-&gt;Binance.MDA</text:p>
          </table:table-cell>
          <table:table-cell office:value-type="string" calcext:value-type="string">
            <text:p>Binance.BTC-&gt;Binance.DASH</text:p>
          </table:table-cell>
          <table:table-cell office:value-type="string" calcext:value-type="string">
            <text:p>Binance.BTC-&gt;Binance.NANO</text:p>
          </table:table-cell>
          <table:table-cell office:value-type="string" calcext:value-type="string">
            <text:p>Binance.BTC-&gt;Binance.EDO</text:p>
          </table:table-cell>
          <table:table-cell office:value-type="string" calcext:value-type="string">
            <text:p>Binance.BTC-&gt;Binance.WAVES</text:p>
          </table:table-cell>
          <table:table-cell office:value-type="string" calcext:value-type="string">
            <text:p>Binance.BTC-&gt;Binance.ADX</text:p>
          </table:table-cell>
          <table:table-cell office:value-type="string" calcext:value-type="string">
            <text:p>Binance.BTC-&gt;Binance.AMB</text:p>
          </table:table-cell>
          <table:table-cell office:value-type="string" calcext:value-type="string">
            <text:p>Binance.BTC-&gt;Binance.XRP</text:p>
          </table:table-cell>
          <table:table-cell office:value-type="string" calcext:value-type="string">
            <text:p>Binance.BTC-&gt;Binance.FUEL</text:p>
          </table:table-cell>
          <table:table-cell office:value-type="string" calcext:value-type="string">
            <text:p>Binance.BTC-&gt;Binance.WPR</text:p>
          </table:table-cell>
          <table:table-cell office:value-type="string" calcext:value-type="string">
            <text:p>Binance.BTC-&gt;Binance.TRX</text:p>
          </table:table-cell>
          <table:table-cell office:value-type="string" calcext:value-type="string">
            <text:p>Binance.BTC-&gt;Binance.LSK</text:p>
          </table:table-cell>
          <table:table-cell office:value-type="string" calcext:value-type="string">
            <text:p>Binance.BTC-&gt;Binance.HSR</text:p>
          </table:table-cell>
          <table:table-cell office:value-type="string" calcext:value-type="string">
            <text:p>Binance.BTC-&gt;Binance.NULS</text:p>
          </table:table-cell>
          <table:table-cell office:value-type="string" calcext:value-type="string">
            <text:p>Binance.BTC-&gt;Binance.SYS</text:p>
          </table:table-cell>
          <table:table-cell office:value-type="string" calcext:value-type="string">
            <text:p>Binance.BTC-&gt;Binance.GAS</text:p>
          </table:table-cell>
          <table:table-cell office:value-type="string" calcext:value-type="string">
            <text:p>Binance.BTC-&gt;Binance.WABI</text:p>
          </table:table-cell>
          <table:table-cell office:value-type="string" calcext:value-type="string">
            <text:p>Binance.BTC-&gt;Binance.LTC</text:p>
          </table:table-cell>
          <table:table-cell office:value-type="string" calcext:value-type="string">
            <text:p>Binance.BTC-&gt;Binance.STRAT</text:p>
          </table:table-cell>
          <table:table-cell office:value-type="string" calcext:value-type="string">
            <text:p>Binance.BTC-&gt;Binance.ENG</text:p>
          </table:table-cell>
          <table:table-cell office:value-type="string" calcext:value-type="string">
            <text:p>Binance.BTC-&gt;Binance.ENJ</text:p>
          </table:table-cell>
          <table:table-cell office:value-type="string" calcext:value-type="string">
            <text:p>Binance.BTC-&gt;Binance.WAN</text:p>
          </table:table-cell>
          <table:table-cell office:value-type="string" calcext:value-type="string">
            <text:p>Binance.BTC-&gt;Binance.EVX</text:p>
          </table:table-cell>
          <table:table-cell office:value-type="string" calcext:value-type="string">
            <text:p>Binance.BTC-&gt;Binance.OAX</text:p>
          </table:table-cell>
          <table:table-cell office:value-type="string" calcext:value-type="string">
            <text:p>Binance.BTC-&gt;Binance.GRS</text:p>
          </table:table-cell>
          <table:table-cell office:value-type="string" calcext:value-type="string">
            <text:p>Binance.BTC-&gt;Binance.LEND</text:p>
          </table:table-cell>
          <table:table-cell office:value-type="string" calcext:value-type="string">
            <text:p>Binance.BTC-&gt;Binance.DLT</text:p>
          </table:table-cell>
          <table:table-cell office:value-type="string" calcext:value-type="string">
            <text:p>Binance.BTC-&gt;Binance.INS</text:p>
          </table:table-cell>
          <table:table-cell office:value-type="string" calcext:value-type="string">
            <text:p>Binance.BTC-&gt;Binance.XLM</text:p>
          </table:table-cell>
          <table:table-cell office:value-type="string" calcext:value-type="string">
            <text:p>Binance.BTC-&gt;Binance.LINK</text:p>
          </table:table-cell>
          <table:table-cell office:value-type="string" calcext:value-type="string">
            <text:p>Binance.BTC-&gt;Binance.RPX</text:p>
          </table:table-cell>
          <table:table-cell office:value-type="string" calcext:value-type="string">
            <text:p>Binance.BTC-&gt;Binance.QTUM</text:p>
          </table:table-cell>
          <table:table-cell office:value-type="string" calcext:value-type="string">
            <text:p>Binance.BTC-&gt;Binance.MOD</text:p>
          </table:table-cell>
          <table:table-cell office:value-type="string" calcext:value-type="string">
            <text:p>Binance.BTC-&gt;Binance.LUN</text:p>
          </table:table-cell>
          <table:table-cell office:value-type="string" calcext:value-type="string">
            <text:p>Binance.BTC-&gt;Binance.EOS</text:p>
          </table:table-cell>
          <table:table-cell office:value-type="string" calcext:value-type="string">
            <text:p>Binance.BTC-&gt;Binance.BQX</text:p>
          </table:table-cell>
          <table:table-cell office:value-type="string" calcext:value-type="string">
            <text:p>Binance.BTC-&gt;Binance.NCASH</text:p>
          </table:table-cell>
          <table:table-cell office:value-type="string" calcext:value-type="string">
            <text:p>Binance.BTC-&gt;Binance.VIB</text:p>
          </table:table-cell>
          <table:table-cell office:value-type="string" calcext:value-type="string">
            <text:p>Binance.BTC-&gt;Binance.VIA</text:p>
          </table:table-cell>
          <table:table-cell office:value-type="string" calcext:value-type="string">
            <text:p>Binance.BTC-&gt;Binance.OST</text:p>
          </table:table-cell>
          <table:table-cell office:value-type="string" calcext:value-type="string">
            <text:p>Binance.BTC-&gt;Binance.BAT</text:p>
          </table:table-cell>
          <table:table-cell office:value-type="string" calcext:value-type="string">
            <text:p>Binance.BTC-&gt;Binance.BRD</text:p>
          </table:table-cell>
          <table:table-cell office:value-type="string" calcext:value-type="string">
            <text:p>Binance.BTC-&gt;Binance.XMR</text:p>
          </table:table-cell>
          <table:table-cell office:value-type="string" calcext:value-type="string">
            <text:p>Binance.BTC-&gt;Binance.ZIL</text:p>
          </table:table-cell>
          <table:table-cell office:value-type="string" calcext:value-type="string">
            <text:p>Binance.BTC-&gt;GDAX.BT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OTA</text:p>
          </table:table-cell>
          <table:table-cell table:number-columns-repeated="26"/>
          <table:table-cell office:value-type="string" calcext:value-type="string">
            <text:p>Binance.IOTA-&gt;Binance.BTC</text:p>
          </table:table-cell>
          <table:table-cell office:value-type="string" calcext:value-type="string">
            <text:p>\ \ \ </text:p>
          </table:table-cell>
          <table:table-cell table:number-columns-repeated="32"/>
          <table:table-cell office:value-type="string" calcext:value-type="string">
            <text:p>Binance.IOTA-&gt;Binance.BNB</text:p>
          </table:table-cell>
          <table:table-cell office:value-type="string" calcext:value-type="string">
            <text:p>Binance.IOTA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TG</text:p>
          </table:table-cell>
          <table:table-cell table:number-columns-repeated="26"/>
          <table:table-cell office:value-type="string" calcext:value-type="string">
            <text:p>Binance.BTG-&gt;Binance.BTC</text:p>
          </table:table-cell>
          <table:table-cell/>
          <table:table-cell office:value-type="string" calcext:value-type="string">
            <text:p>\ \ \ </text:p>
          </table:table-cell>
          <table:table-cell table:number-columns-repeated="32"/>
          <table:table-cell office:value-type="string" calcext:value-type="string">
            <text:p>Binance.BTG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ND</text:p>
          </table:table-cell>
          <table:table-cell table:number-columns-repeated="26"/>
          <table:table-cell office:value-type="string" calcext:value-type="string">
            <text:p>Binance.CND-&gt;Binance.BTC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30"/>
          <table:table-cell office:value-type="string" calcext:value-type="string">
            <text:p>Binance.CND-&gt;Binance.BNB</text:p>
          </table:table-cell>
          <table:table-cell office:value-type="string" calcext:value-type="string">
            <text:p>Binance.CND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RK</text:p>
          </table:table-cell>
          <table:table-cell table:number-columns-repeated="26"/>
          <table:table-cell office:value-type="string" calcext:value-type="string">
            <text:p>Binance.ARK-&gt;Binance.BTC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30"/>
          <table:table-cell office:value-type="string" calcext:value-type="string">
            <text:p>Binance.ARK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TRIG</text:p>
          </table:table-cell>
          <table:table-cell table:number-columns-repeated="26"/>
          <table:table-cell office:value-type="string" calcext:value-type="string">
            <text:p>Binance.TRIG-&gt;Binance.BTC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28"/>
          <table:table-cell office:value-type="string" calcext:value-type="string">
            <text:p>Binance.TRIG-&gt;Binance.BNB</text:p>
          </table:table-cell>
          <table:table-cell office:value-type="string" calcext:value-type="string">
            <text:p>Binance.TRIG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RCN</text:p>
          </table:table-cell>
          <table:table-cell table:number-columns-repeated="26"/>
          <table:table-cell office:value-type="string" calcext:value-type="string">
            <text:p>Binance.RCN-&gt;Binance.BTC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27"/>
          <table:table-cell office:value-type="string" calcext:value-type="string">
            <text:p>Binance.RCN-&gt;Binance.BNB</text:p>
          </table:table-cell>
          <table:table-cell office:value-type="string" calcext:value-type="string">
            <text:p>Binance.RCN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RN</text:p>
          </table:table-cell>
          <table:table-cell table:number-columns-repeated="26"/>
          <table:table-cell office:value-type="string" calcext:value-type="string">
            <text:p>Binance.ARN-&gt;Binance.BTC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27"/>
          <table:table-cell office:value-type="string" calcext:value-type="string">
            <text:p>Binance.ARN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OWR</text:p>
          </table:table-cell>
          <table:table-cell table:number-columns-repeated="26"/>
          <table:table-cell office:value-type="string" calcext:value-type="string">
            <text:p>Binance.POWR-&gt;Binance.BTC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25"/>
          <table:table-cell office:value-type="string" calcext:value-type="string">
            <text:p>Binance.POWR-&gt;Binance.BNB</text:p>
          </table:table-cell>
          <table:table-cell office:value-type="string" calcext:value-type="string">
            <text:p>Binance.POWR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TS</text:p>
          </table:table-cell>
          <table:table-cell table:number-columns-repeated="26"/>
          <table:table-cell office:value-type="string" calcext:value-type="string">
            <text:p>Binance.BTS-&gt;Binance.BTC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24"/>
          <table:table-cell office:value-type="string" calcext:value-type="string">
            <text:p>Binance.BTS-&gt;Binance.BNB</text:p>
          </table:table-cell>
          <table:table-cell office:value-type="string" calcext:value-type="string">
            <text:p>Binance.BTS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KNC</text:p>
          </table:table-cell>
          <table:table-cell table:number-columns-repeated="26"/>
          <table:table-cell office:value-type="string" calcext:value-type="string">
            <text:p>Binance.KNC-&gt;Binance.BTC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24"/>
          <table:table-cell office:value-type="string" calcext:value-type="string">
            <text:p>Binance.KNC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GVT</text:p>
          </table:table-cell>
          <table:table-cell table:number-columns-repeated="26"/>
          <table:table-cell office:value-type="string" calcext:value-type="string">
            <text:p>Binance.GVT-&gt;Binance.BTC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23"/>
          <table:table-cell office:value-type="string" calcext:value-type="string">
            <text:p>Binance.GVT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WINGS</text:p>
          </table:table-cell>
          <table:table-cell table:number-columns-repeated="26"/>
          <table:table-cell office:value-type="string" calcext:value-type="string">
            <text:p>Binance.WINGS-&gt;Binance.BTC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22"/>
          <table:table-cell office:value-type="string" calcext:value-type="string">
            <text:p>Binance.WINGS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HAT</text:p>
          </table:table-cell>
          <table:table-cell table:number-columns-repeated="26"/>
          <table:table-cell office:value-type="string" calcext:value-type="string">
            <text:p>Binance.CHAT-&gt;Binance.BTC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21"/>
          <table:table-cell office:value-type="string" calcext:value-type="string">
            <text:p>Binance.CHAT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RLC</text:p>
          </table:table-cell>
          <table:table-cell table:number-columns-repeated="26"/>
          <table:table-cell office:value-type="string" calcext:value-type="string">
            <text:p>Binance.RLC-&gt;Binance.BTC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19"/>
          <table:table-cell office:value-type="string" calcext:value-type="string">
            <text:p>Binance.RLC-&gt;Binance.BNB</text:p>
          </table:table-cell>
          <table:table-cell office:value-type="string" calcext:value-type="string">
            <text:p>Binance.RLC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GNT</text:p>
          </table:table-cell>
          <table:table-cell table:number-columns-repeated="26"/>
          <table:table-cell office:value-type="string" calcext:value-type="string">
            <text:p>Binance.GNT-&gt;Binance.BTC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18"/>
          <table:table-cell office:value-type="string" calcext:value-type="string">
            <text:p>Binance.GNT-&gt;Binance.BNB</text:p>
          </table:table-cell>
          <table:table-cell office:value-type="string" calcext:value-type="string">
            <text:p>Binance.GNT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LZ</text:p>
          </table:table-cell>
          <table:table-cell table:number-columns-repeated="26"/>
          <table:table-cell office:value-type="string" calcext:value-type="string">
            <text:p>Binance.BLZ-&gt;Binance.BTC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17"/>
          <table:table-cell office:value-type="string" calcext:value-type="string">
            <text:p>Binance.BLZ-&gt;Binance.BNB</text:p>
          </table:table-cell>
          <table:table-cell office:value-type="string" calcext:value-type="string">
            <text:p>Binance.BLZ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NM</text:p>
          </table:table-cell>
          <table:table-cell table:number-columns-repeated="26"/>
          <table:table-cell office:value-type="string" calcext:value-type="string">
            <text:p>Binance.SNM-&gt;Binance.BTC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17"/>
          <table:table-cell office:value-type="string" calcext:value-type="string">
            <text:p>Binance.SNM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table:number-columns-repeated="26"/>
          <table:table-cell office:value-type="string" calcext:value-type="string">
            <text:p>Binance.ONT-&gt;Binance.BTC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15"/>
          <table:table-cell office:value-type="string" calcext:value-type="string">
            <text:p>Binance.ONT-&gt;Binance.BNB</text:p>
          </table:table-cell>
          <table:table-cell office:value-type="string" calcext:value-type="string">
            <text:p>Binance.ONT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PT</text:p>
          </table:table-cell>
          <table:table-cell table:number-columns-repeated="26"/>
          <table:table-cell office:value-type="string" calcext:value-type="string">
            <text:p>Binance.PPT-&gt;Binance.BTC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15"/>
          <table:table-cell office:value-type="string" calcext:value-type="string">
            <text:p>Binance.PPT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NT</text:p>
          </table:table-cell>
          <table:table-cell table:number-columns-repeated="26"/>
          <table:table-cell office:value-type="string" calcext:value-type="string">
            <text:p>Binance.SNT-&gt;Binance.BTC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14"/>
          <table:table-cell office:value-type="string" calcext:value-type="string">
            <text:p>Binance.SNT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RDN</text:p>
          </table:table-cell>
          <table:table-cell table:number-columns-repeated="26"/>
          <table:table-cell office:value-type="string" calcext:value-type="string">
            <text:p>Binance.RDN-&gt;Binance.BTC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12"/>
          <table:table-cell office:value-type="string" calcext:value-type="string">
            <text:p>Binance.RDN-&gt;Binance.BNB</text:p>
          </table:table-cell>
          <table:table-cell office:value-type="string" calcext:value-type="string">
            <text:p>Binance.RDN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FUN</text:p>
          </table:table-cell>
          <table:table-cell table:number-columns-repeated="26"/>
          <table:table-cell office:value-type="string" calcext:value-type="string">
            <text:p>Binance.FUN-&gt;Binance.BTC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12"/>
          <table:table-cell office:value-type="string" calcext:value-type="string">
            <text:p>Binance.FUN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IVX</text:p>
          </table:table-cell>
          <table:table-cell table:number-columns-repeated="26"/>
          <table:table-cell office:value-type="string" calcext:value-type="string">
            <text:p>Binance.PIVX-&gt;Binance.BTC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10"/>
          <table:table-cell office:value-type="string" calcext:value-type="string">
            <text:p>Binance.PIVX-&gt;Binance.BNB</text:p>
          </table:table-cell>
          <table:table-cell office:value-type="string" calcext:value-type="string">
            <text:p>Binance.PIVX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ST</text:p>
          </table:table-cell>
          <table:table-cell table:number-columns-repeated="26"/>
          <table:table-cell office:value-type="string" calcext:value-type="string">
            <text:p>Binance.AST-&gt;Binance.BTC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10"/>
          <table:table-cell office:value-type="string" calcext:value-type="string">
            <text:p>Binance.AST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LOAK</text:p>
          </table:table-cell>
          <table:table-cell table:number-columns-repeated="26"/>
          <table:table-cell office:value-type="string" calcext:value-type="string">
            <text:p>Binance.CLOAK-&gt;Binance.BTC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9"/>
          <table:table-cell office:value-type="string" calcext:value-type="string">
            <text:p>Binance.CLOAK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MANA</text:p>
          </table:table-cell>
          <table:table-cell table:number-columns-repeated="26"/>
          <table:table-cell office:value-type="string" calcext:value-type="string">
            <text:p>Binance.MANA-&gt;Binance.BTC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8"/>
          <table:table-cell office:value-type="string" calcext:value-type="string">
            <text:p>Binance.MANA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NGLS</text:p>
          </table:table-cell>
          <table:table-cell table:number-columns-repeated="26"/>
          <table:table-cell office:value-type="string" calcext:value-type="string">
            <text:p>Binance.SNGLS-&gt;Binance.BTC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 table:number-columns-repeated="7"/>
          <table:table-cell office:value-type="string" calcext:value-type="string">
            <text:p>Binance.SNGLS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NEBL</text:p>
          </table:table-cell>
          <table:table-cell table:number-columns-repeated="26"/>
          <table:table-cell office:value-type="string" calcext:value-type="string">
            <text:p>Binance.NEBL-&gt;Binance.BTC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table:number-columns-repeated="5"/>
          <table:table-cell office:value-type="string" calcext:value-type="string">
            <text:p>Binance.NEBL-&gt;Binance.BNB</text:p>
          </table:table-cell>
          <table:table-cell office:value-type="string" calcext:value-type="string">
            <text:p>Binance.NEBL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QSP</text:p>
          </table:table-cell>
          <table:table-cell table:number-columns-repeated="26"/>
          <table:table-cell office:value-type="string" calcext:value-type="string">
            <text:p>Binance.QSP-&gt;Binance.BTC</text:p>
          </table:table-cell>
          <table:table-cell table:number-columns-repeated="28"/>
          <table:table-cell office:value-type="string" calcext:value-type="string">
            <text:p>\ \ \ </text:p>
          </table:table-cell>
          <table:table-cell table:number-columns-repeated="4"/>
          <table:table-cell office:value-type="string" calcext:value-type="string">
            <text:p>Binance.QSP-&gt;Binance.BNB</text:p>
          </table:table-cell>
          <table:table-cell office:value-type="string" calcext:value-type="string">
            <text:p>Binance.QSP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table:number-columns-repeated="26"/>
          <table:table-cell office:value-type="string" calcext:value-type="string">
            <text:p>Binance.SALT-&gt;Binance.BTC</text:p>
          </table:table-cell>
          <table:table-cell table:number-columns-repeated="29"/>
          <table:table-cell office:value-type="string" calcext:value-type="string">
            <text:p>\ \ \ </text:p>
          </table:table-cell>
          <table:table-cell table:number-columns-repeated="4"/>
          <table:table-cell office:value-type="string" calcext:value-type="string">
            <text:p>Binance.SALT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TORM</text:p>
          </table:table-cell>
          <table:table-cell table:number-columns-repeated="26"/>
          <table:table-cell office:value-type="string" calcext:value-type="string">
            <text:p>Binance.STORM-&gt;Binance.BTC</text:p>
          </table:table-cell>
          <table:table-cell table:number-columns-repeated="30"/>
          <table:table-cell office:value-type="string" calcext:value-type="string">
            <text:p>\ \ \ </text:p>
          </table:table-cell>
          <table:table-cell table:number-columns-repeated="2"/>
          <table:table-cell office:value-type="string" calcext:value-type="string">
            <text:p>Binance.STORM-&gt;Binance.BNB</text:p>
          </table:table-cell>
          <table:table-cell office:value-type="string" calcext:value-type="string">
            <text:p>Binance.STORM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ICN</text:p>
          </table:table-cell>
          <table:table-cell table:number-columns-repeated="26"/>
          <table:table-cell office:value-type="string" calcext:value-type="string">
            <text:p>Binance.ICN-&gt;Binance.BTC</text:p>
          </table:table-cell>
          <table:table-cell table:number-columns-repeated="31"/>
          <table:table-cell office:value-type="string" calcext:value-type="string">
            <text:p>\ \ \ </text:p>
          </table:table-cell>
          <table:table-cell table:number-columns-repeated="2"/>
          <table:table-cell office:value-type="string" calcext:value-type="string">
            <text:p>Binance.ICN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ETC</text:p>
          </table:table-cell>
          <table:table-cell table:number-columns-repeated="26"/>
          <table:table-cell office:value-type="string" calcext:value-type="string">
            <text:p>Binance.ETC-&gt;Binance.BTC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/>
          <table:table-cell office:value-type="string" calcext:value-type="string">
            <text:p>Binance.ETC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NB</text:p>
          </table:table-cell>
          <table:table-cell office:value-type="string" calcext:value-type="string">
            <text:p>Binance.BNB-&gt;Binance.XEM</text:p>
          </table:table-cell>
          <table:table-cell office:value-type="string" calcext:value-type="string">
            <text:p>Binance.BNB-&gt;Binance.NAV</text:p>
          </table:table-cell>
          <table:table-cell office:value-type="string" calcext:value-type="string">
            <text:p>Binance.BNB-&gt;Binance.GTO</text:p>
          </table:table-cell>
          <table:table-cell office:value-type="string" calcext:value-type="string">
            <text:p>Binance.BNB-&gt;Binance.WTC</text:p>
          </table:table-cell>
          <table:table-cell table:number-columns-repeated="4"/>
          <table:table-cell office:value-type="string" calcext:value-type="string">
            <text:p>Binance.BNB-&gt;Binance.STEEM</text:p>
          </table:table-cell>
          <table:table-cell office:value-type="string" calcext:value-type="string">
            <text:p>Binance.BNB-&gt;Binance.AION</text:p>
          </table:table-cell>
          <table:table-cell office:value-type="string" calcext:value-type="string">
            <text:p>Binance.BNB-&gt;Binance.BCPT</text:p>
          </table:table-cell>
          <table:table-cell table:number-columns-repeated="6"/>
          <table:table-cell office:value-type="string" calcext:value-type="string">
            <text:p>Binance.BNB-&gt;Binance.BCC</text:p>
          </table:table-cell>
          <table:table-cell/>
          <table:table-cell office:value-type="string" calcext:value-type="string">
            <text:p>Binance.BNB-&gt;Binance.POA</text:p>
          </table:table-cell>
          <table:table-cell office:value-type="string" calcext:value-type="string">
            <text:p>Binance.BNB-&gt;Binance.AE</text:p>
          </table:table-cell>
          <table:table-cell table:number-columns-repeated="3"/>
          <table:table-cell office:value-type="string" calcext:value-type="string">
            <text:p>Binance.BNB-&gt;Binance.CMT</text:p>
          </table:table-cell>
          <table:table-cell office:value-type="string" calcext:value-type="string">
            <text:p>Binance.BNB-&gt;Binance.BCN</text:p>
          </table:table-cell>
          <table:table-cell office:value-type="string" calcext:value-type="string">
            <text:p>Binance.BNB-&gt;Binance.BTC</text:p>
          </table:table-cell>
          <table:table-cell office:value-type="string" calcext:value-type="string">
            <text:p>Binance.BNB-&gt;Binance.IOTA</text:p>
          </table:table-cell>
          <table:table-cell/>
          <table:table-cell office:value-type="string" calcext:value-type="string">
            <text:p>Binance.BNB-&gt;Binance.CND</text:p>
          </table:table-cell>
          <table:table-cell/>
          <table:table-cell office:value-type="string" calcext:value-type="string">
            <text:p>Binance.BNB-&gt;Binance.TRIG</text:p>
          </table:table-cell>
          <table:table-cell office:value-type="string" calcext:value-type="string">
            <text:p>Binance.BNB-&gt;Binance.RCN</text:p>
          </table:table-cell>
          <table:table-cell/>
          <table:table-cell office:value-type="string" calcext:value-type="string">
            <text:p>Binance.BNB-&gt;Binance.POWR</text:p>
          </table:table-cell>
          <table:table-cell office:value-type="string" calcext:value-type="string">
            <text:p>Binance.BNB-&gt;Binance.BTS</text:p>
          </table:table-cell>
          <table:table-cell table:number-columns-repeated="4"/>
          <table:table-cell office:value-type="string" calcext:value-type="string">
            <text:p>Binance.BNB-&gt;Binance.RLC</text:p>
          </table:table-cell>
          <table:table-cell office:value-type="string" calcext:value-type="string">
            <text:p>Binance.BNB-&gt;Binance.GNT</text:p>
          </table:table-cell>
          <table:table-cell office:value-type="string" calcext:value-type="string">
            <text:p>Binance.BNB-&gt;Binance.BLZ</text:p>
          </table:table-cell>
          <table:table-cell/>
          <table:table-cell office:value-type="string" calcext:value-type="string">
            <text:p>Binance.BNB-&gt;Binance.ONT</text:p>
          </table:table-cell>
          <table:table-cell table:number-columns-repeated="2"/>
          <table:table-cell office:value-type="string" calcext:value-type="string">
            <text:p>Binance.BNB-&gt;Binance.RDN</text:p>
          </table:table-cell>
          <table:table-cell/>
          <table:table-cell office:value-type="string" calcext:value-type="string">
            <text:p>Binance.BNB-&gt;Binance.PIVX</text:p>
          </table:table-cell>
          <table:table-cell table:number-columns-repeated="4"/>
          <table:table-cell office:value-type="string" calcext:value-type="string">
            <text:p>Binance.BNB-&gt;Binance.NEBL</text:p>
          </table:table-cell>
          <table:table-cell office:value-type="string" calcext:value-type="string">
            <text:p>Binance.BNB-&gt;Binance.QSP</text:p>
          </table:table-cell>
          <table:table-cell/>
          <table:table-cell office:value-type="string" calcext:value-type="string">
            <text:p>Binance.BNB-&gt;Binance.STORM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office:value-type="string" calcext:value-type="string">
            <text:p>Binance.BNB-&gt;Binance.ETH</text:p>
          </table:table-cell>
          <table:table-cell office:value-type="string" calcext:value-type="string">
            <text:p>Binance.BNB-&gt;Binance.MCO</text:p>
          </table:table-cell>
          <table:table-cell office:value-type="string" calcext:value-type="string">
            <text:p>Binance.BNB-&gt;Binance.NEO</text:p>
          </table:table-cell>
          <table:table-cell table:number-columns-repeated="2"/>
          <table:table-cell office:value-type="string" calcext:value-type="string">
            <text:p>Binance.BNB-&gt;Binance.APPC</text:p>
          </table:table-cell>
          <table:table-cell office:value-type="string" calcext:value-type="string">
            <text:p>Binance.BNB-&gt;Binance.REP</text:p>
          </table:table-cell>
          <table:table-cell office:value-type="string" calcext:value-type="string">
            <text:p>Binance.BNB-&gt;Binance.VEN</text:p>
          </table:table-cell>
          <table:table-cell office:value-type="string" calcext:value-type="string">
            <text:p>Binance.BNB-&gt;Binance.ADA</text:p>
          </table:table-cell>
          <table:table-cell table:number-columns-repeated="3"/>
          <table:table-cell office:value-type="string" calcext:value-type="string">
            <text:p>Binance.BNB-&gt;Binance.ICX</text:p>
          </table:table-cell>
          <table:table-cell/>
          <table:table-cell office:value-type="string" calcext:value-type="string">
            <text:p>Binance.BNB-&gt;Binance.XZC</text:p>
          </table:table-cell>
          <table:table-cell office:value-type="string" calcext:value-type="string">
            <text:p>Binance.BNB-&gt;Binance.LOOM</text:p>
          </table:table-cell>
          <table:table-cell table:number-columns-repeated="2"/>
          <table:table-cell office:value-type="string" calcext:value-type="string">
            <text:p>Binance.BNB-&gt;Binance.YOYO</text:p>
          </table:table-cell>
          <table:table-cell/>
          <table:table-cell office:value-type="string" calcext:value-type="string">
            <text:p>Binance.BNB-&gt;Binance.USDT</text:p>
          </table:table-cell>
          <table:table-cell office:value-type="string" calcext:value-type="string">
            <text:p>Binance.BNB-&gt;Binance.QLC</text:p>
          </table:table-cell>
          <table:table-cell table:number-columns-repeated="2"/>
          <table:table-cell office:value-type="string" calcext:value-type="string">
            <text:p>Binance.BNB-&gt;Binance.NANO</text:p>
          </table:table-cell>
          <table:table-cell/>
          <table:table-cell office:value-type="string" calcext:value-type="string">
            <text:p>Binance.BNB-&gt;Binance.WAVES</text:p>
          </table:table-cell>
          <table:table-cell office:value-type="string" calcext:value-type="string">
            <text:p>Binance.BNB-&gt;Binance.ADX</text:p>
          </table:table-cell>
          <table:table-cell office:value-type="string" calcext:value-type="string">
            <text:p>Binance.BNB-&gt;Binance.AMB</text:p>
          </table:table-cell>
          <table:table-cell table:number-columns-repeated="4"/>
          <table:table-cell office:value-type="string" calcext:value-type="string">
            <text:p>Binance.BNB-&gt;Binance.LSK</text:p>
          </table:table-cell>
          <table:table-cell/>
          <table:table-cell office:value-type="string" calcext:value-type="string">
            <text:p>Binance.BNB-&gt;Binance.NULS</text:p>
          </table:table-cell>
          <table:table-cell office:value-type="string" calcext:value-type="string">
            <text:p>Binance.BNB-&gt;Binance.SYS</text:p>
          </table:table-cell>
          <table:table-cell/>
          <table:table-cell office:value-type="string" calcext:value-type="string">
            <text:p>Binance.BNB-&gt;Binance.WABI</text:p>
          </table:table-cell>
          <table:table-cell office:value-type="string" calcext:value-type="string">
            <text:p>Binance.BNB-&gt;Binance.LTC</text:p>
          </table:table-cell>
          <table:table-cell table:number-columns-repeated="3"/>
          <table:table-cell office:value-type="string" calcext:value-type="string">
            <text:p>Binance.BNB-&gt;Binance.WAN</text:p>
          </table:table-cell>
          <table:table-cell table:number-columns-repeated="4"/>
          <table:table-cell office:value-type="string" calcext:value-type="string">
            <text:p>Binance.BNB-&gt;Binance.DLT</text:p>
          </table:table-cell>
          <table:table-cell/>
          <table:table-cell office:value-type="string" calcext:value-type="string">
            <text:p>Binance.BNB-&gt;Binance.XLM</text:p>
          </table:table-cell>
          <table:table-cell/>
          <table:table-cell office:value-type="string" calcext:value-type="string">
            <text:p>Binance.BNB-&gt;Binance.RPX</text:p>
          </table:table-cell>
          <table:table-cell office:value-type="string" calcext:value-type="string">
            <text:p>Binance.BNB-&gt;Binance.QTUM</text:p>
          </table:table-cell>
          <table:table-cell table:number-columns-repeated="4"/>
          <table:table-cell office:value-type="string" calcext:value-type="string">
            <text:p>Binance.BNB-&gt;Binance.NCASH</text:p>
          </table:table-cell>
          <table:table-cell/>
          <table:table-cell office:value-type="string" calcext:value-type="string">
            <text:p>Binance.BNB-&gt;Binance.VIA</text:p>
          </table:table-cell>
          <table:table-cell office:value-type="string" calcext:value-type="string">
            <text:p>Binance.BNB-&gt;Binance.OST</text:p>
          </table:table-cell>
          <table:table-cell office:value-type="string" calcext:value-type="string">
            <text:p>Binance.BNB-&gt;Binance.BAT</text:p>
          </table:table-cell>
          <table:table-cell office:value-type="string" calcext:value-type="string">
            <text:p>Binance.BNB-&gt;Binance.BRD</text:p>
          </table:table-cell>
          <table:table-cell/>
          <table:table-cell office:value-type="string" calcext:value-type="string">
            <text:p>Binance.BNB-&gt;Binance.Z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office:value-type="string" calcext:value-type="string">
            <text:p>Binance.ETH-&gt;Binance.XEM</text:p>
          </table:table-cell>
          <table:table-cell office:value-type="string" calcext:value-type="string">
            <text:p>Binance.ETH-&gt;Binance.NAV</text:p>
          </table:table-cell>
          <table:table-cell office:value-type="string" calcext:value-type="string">
            <text:p>Binance.ETH-&gt;Binance.GTO</text:p>
          </table:table-cell>
          <table:table-cell office:value-type="string" calcext:value-type="string">
            <text:p>Binance.ETH-&gt;Binance.WTC</text:p>
          </table:table-cell>
          <table:table-cell office:value-type="string" calcext:value-type="string">
            <text:p>Binance.ETH-&gt;Binance.XVG</text:p>
          </table:table-cell>
          <table:table-cell office:value-type="string" calcext:value-type="string">
            <text:p>Binance.ETH-&gt;Binance.TNB</text:p>
          </table:table-cell>
          <table:table-cell office:value-type="string" calcext:value-type="string">
            <text:p>Binance.ETH-&gt;Binance.DNT</text:p>
          </table:table-cell>
          <table:table-cell office:value-type="string" calcext:value-type="string">
            <text:p>Binance.ETH-&gt;Binance.CDT</text:p>
          </table:table-cell>
          <table:table-cell office:value-type="string" calcext:value-type="string">
            <text:p>Binance.ETH-&gt;Binance.STEEM</text:p>
          </table:table-cell>
          <table:table-cell office:value-type="string" calcext:value-type="string">
            <text:p>Binance.ETH-&gt;Binance.AION</text:p>
          </table:table-cell>
          <table:table-cell office:value-type="string" calcext:value-type="string">
            <text:p>Binance.ETH-&gt;Binance.BCPT</text:p>
          </table:table-cell>
          <table:table-cell office:value-type="string" calcext:value-type="string">
            <text:p>Binance.ETH-&gt;Binance.TNT</text:p>
          </table:table-cell>
          <table:table-cell office:value-type="string" calcext:value-type="string">
            <text:p>Binance.ETH-&gt;Binance.VIBE</text:p>
          </table:table-cell>
          <table:table-cell office:value-type="string" calcext:value-type="string">
            <text:p>Binance.ETH-&gt;Binance.DGD</text:p>
          </table:table-cell>
          <table:table-cell office:value-type="string" calcext:value-type="string">
            <text:p>Binance.ETH-&gt;Binance.ZRX</text:p>
          </table:table-cell>
          <table:table-cell office:value-type="string" calcext:value-type="string">
            <text:p>Binance.ETH-&gt;Binance.SUB</text:p>
          </table:table-cell>
          <table:table-cell office:value-type="string" calcext:value-type="string">
            <text:p>Binance.ETH-&gt;Binance.BCD</text:p>
          </table:table-cell>
          <table:table-cell office:value-type="string" calcext:value-type="string">
            <text:p>Binance.ETH-&gt;Binance.BCC</text:p>
          </table:table-cell>
          <table:table-cell office:value-type="string" calcext:value-type="string">
            <text:p>Binance.ETH-&gt;Binance.KMD</text:p>
          </table:table-cell>
          <table:table-cell office:value-type="string" calcext:value-type="string">
            <text:p>Binance.ETH-&gt;Binance.POA</text:p>
          </table:table-cell>
          <table:table-cell office:value-type="string" calcext:value-type="string">
            <text:p>Binance.ETH-&gt;Binance.AE</text:p>
          </table:table-cell>
          <table:table-cell office:value-type="string" calcext:value-type="string">
            <text:p>Binance.ETH-&gt;Binance.IOST</text:p>
          </table:table-cell>
          <table:table-cell office:value-type="string" calcext:value-type="string">
            <text:p>Binance.ETH-&gt;Binance.POE</text:p>
          </table:table-cell>
          <table:table-cell office:value-type="string" calcext:value-type="string">
            <text:p>Binance.ETH-&gt;Binance.OMG</text:p>
          </table:table-cell>
          <table:table-cell office:value-type="string" calcext:value-type="string">
            <text:p>Binance.ETH-&gt;Binance.CMT</text:p>
          </table:table-cell>
          <table:table-cell office:value-type="string" calcext:value-type="string">
            <text:p>Binance.ETH-&gt;Binance.BCN</text:p>
          </table:table-cell>
          <table:table-cell office:value-type="string" calcext:value-type="string">
            <text:p>Binance.ETH-&gt;Binance.BTC</text:p>
          </table:table-cell>
          <table:table-cell office:value-type="string" calcext:value-type="string">
            <text:p>Binance.ETH-&gt;Binance.IOTA</text:p>
          </table:table-cell>
          <table:table-cell office:value-type="string" calcext:value-type="string">
            <text:p>Binance.ETH-&gt;Binance.BTG</text:p>
          </table:table-cell>
          <table:table-cell office:value-type="string" calcext:value-type="string">
            <text:p>Binance.ETH-&gt;Binance.CND</text:p>
          </table:table-cell>
          <table:table-cell office:value-type="string" calcext:value-type="string">
            <text:p>Binance.ETH-&gt;Binance.ARK</text:p>
          </table:table-cell>
          <table:table-cell office:value-type="string" calcext:value-type="string">
            <text:p>Binance.ETH-&gt;Binance.TRIG</text:p>
          </table:table-cell>
          <table:table-cell office:value-type="string" calcext:value-type="string">
            <text:p>Binance.ETH-&gt;Binance.RCN</text:p>
          </table:table-cell>
          <table:table-cell office:value-type="string" calcext:value-type="string">
            <text:p>Binance.ETH-&gt;Binance.ARN</text:p>
          </table:table-cell>
          <table:table-cell office:value-type="string" calcext:value-type="string">
            <text:p>Binance.ETH-&gt;Binance.POWR</text:p>
          </table:table-cell>
          <table:table-cell office:value-type="string" calcext:value-type="string">
            <text:p>Binance.ETH-&gt;Binance.BTS</text:p>
          </table:table-cell>
          <table:table-cell office:value-type="string" calcext:value-type="string">
            <text:p>Binance.ETH-&gt;Binance.KNC</text:p>
          </table:table-cell>
          <table:table-cell office:value-type="string" calcext:value-type="string">
            <text:p>Binance.ETH-&gt;Binance.GVT</text:p>
          </table:table-cell>
          <table:table-cell office:value-type="string" calcext:value-type="string">
            <text:p>Binance.ETH-&gt;Binance.WINGS</text:p>
          </table:table-cell>
          <table:table-cell office:value-type="string" calcext:value-type="string">
            <text:p>Binance.ETH-&gt;Binance.CHAT</text:p>
          </table:table-cell>
          <table:table-cell office:value-type="string" calcext:value-type="string">
            <text:p>Binance.ETH-&gt;Binance.RLC</text:p>
          </table:table-cell>
          <table:table-cell office:value-type="string" calcext:value-type="string">
            <text:p>Binance.ETH-&gt;Binance.GNT</text:p>
          </table:table-cell>
          <table:table-cell office:value-type="string" calcext:value-type="string">
            <text:p>Binance.ETH-&gt;Binance.BLZ</text:p>
          </table:table-cell>
          <table:table-cell office:value-type="string" calcext:value-type="string">
            <text:p>Binance.ETH-&gt;Binance.SNM</text:p>
          </table:table-cell>
          <table:table-cell office:value-type="string" calcext:value-type="string">
            <text:p>Binance.ETH-&gt;Binance.ONT</text:p>
          </table:table-cell>
          <table:table-cell office:value-type="string" calcext:value-type="string">
            <text:p>Binance.ETH-&gt;Binance.PPT</text:p>
          </table:table-cell>
          <table:table-cell office:value-type="string" calcext:value-type="string">
            <text:p>Binance.ETH-&gt;Binance.SNT</text:p>
          </table:table-cell>
          <table:table-cell office:value-type="string" calcext:value-type="string">
            <text:p>Binance.ETH-&gt;Binance.RDN</text:p>
          </table:table-cell>
          <table:table-cell office:value-type="string" calcext:value-type="string">
            <text:p>Binance.ETH-&gt;Binance.FUN</text:p>
          </table:table-cell>
          <table:table-cell office:value-type="string" calcext:value-type="string">
            <text:p>Binance.ETH-&gt;Binance.PIVX</text:p>
          </table:table-cell>
          <table:table-cell office:value-type="string" calcext:value-type="string">
            <text:p>Binance.ETH-&gt;Binance.AST</text:p>
          </table:table-cell>
          <table:table-cell office:value-type="string" calcext:value-type="string">
            <text:p>Binance.ETH-&gt;Binance.CLOAK</text:p>
          </table:table-cell>
          <table:table-cell office:value-type="string" calcext:value-type="string">
            <text:p>Binance.ETH-&gt;Binance.MANA</text:p>
          </table:table-cell>
          <table:table-cell office:value-type="string" calcext:value-type="string">
            <text:p>Binance.ETH-&gt;Binance.SNGLS</text:p>
          </table:table-cell>
          <table:table-cell office:value-type="string" calcext:value-type="string">
            <text:p>Binance.ETH-&gt;Binance.NEBL</text:p>
          </table:table-cell>
          <table:table-cell office:value-type="string" calcext:value-type="string">
            <text:p>Binance.ETH-&gt;Binance.QSP</text:p>
          </table:table-cell>
          <table:table-cell office:value-type="string" calcext:value-type="string">
            <text:p>Binance.ETH-&gt;Binance.SALT</text:p>
          </table:table-cell>
          <table:table-cell office:value-type="string" calcext:value-type="string">
            <text:p>Binance.ETH-&gt;Binance.STORM</text:p>
          </table:table-cell>
          <table:table-cell office:value-type="string" calcext:value-type="string">
            <text:p>Binance.ETH-&gt;Binance.ICN</text:p>
          </table:table-cell>
          <table:table-cell office:value-type="string" calcext:value-type="string">
            <text:p>Binance.ETH-&gt;Binance.ETC</text:p>
          </table:table-cell>
          <table:table-cell office:value-type="string" calcext:value-type="string">
            <text:p>Binance.ETH-&gt;Binance.BNB</text:p>
          </table:table-cell>
          <table:table-cell office:value-type="string" calcext:value-type="string">
            <text:p>\ \ \ </text:p>
          </table:table-cell>
          <table:table-cell office:value-type="string" calcext:value-type="string">
            <text:p>Binance.ETH-&gt;Binance.MCO</text:p>
          </table:table-cell>
          <table:table-cell office:value-type="string" calcext:value-type="string">
            <text:p>Binance.ETH-&gt;Binance.NEO</text:p>
          </table:table-cell>
          <table:table-cell office:value-type="string" calcext:value-type="string">
            <text:p>Binance.ETH-&gt;Binance.ZEC</text:p>
          </table:table-cell>
          <table:table-cell office:value-type="string" calcext:value-type="string">
            <text:p>Binance.ETH-&gt;Binance.LRC</text:p>
          </table:table-cell>
          <table:table-cell office:value-type="string" calcext:value-type="string">
            <text:p>Binance.ETH-&gt;Binance.APPC</text:p>
          </table:table-cell>
          <table:table-cell office:value-type="string" calcext:value-type="string">
            <text:p>Binance.ETH-&gt;Binance.REP</text:p>
          </table:table-cell>
          <table:table-cell office:value-type="string" calcext:value-type="string">
            <text:p>Binance.ETH-&gt;Binance.VEN</text:p>
          </table:table-cell>
          <table:table-cell office:value-type="string" calcext:value-type="string">
            <text:p>Binance.ETH-&gt;Binance.ADA</text:p>
          </table:table-cell>
          <table:table-cell office:value-type="string" calcext:value-type="string">
            <text:p>Binance.ETH-&gt;Binance.ELF</text:p>
          </table:table-cell>
          <table:table-cell office:value-type="string" calcext:value-type="string">
            <text:p>Binance.ETH-&gt;Binance.REQ</text:p>
          </table:table-cell>
          <table:table-cell office:value-type="string" calcext:value-type="string">
            <text:p>Binance.ETH-&gt;Binance.STORJ</text:p>
          </table:table-cell>
          <table:table-cell office:value-type="string" calcext:value-type="string">
            <text:p>Binance.ETH-&gt;Binance.ICX</text:p>
          </table:table-cell>
          <table:table-cell office:value-type="string" calcext:value-type="string">
            <text:p>Binance.ETH-&gt;Binance.MTH</text:p>
          </table:table-cell>
          <table:table-cell office:value-type="string" calcext:value-type="string">
            <text:p>Binance.ETH-&gt;Binance.XZC</text:p>
          </table:table-cell>
          <table:table-cell office:value-type="string" calcext:value-type="string">
            <text:p>Binance.ETH-&gt;Binance.LOOM</text:p>
          </table:table-cell>
          <table:table-cell office:value-type="string" calcext:value-type="string">
            <text:p>Binance.ETH-&gt;Binance.GXS</text:p>
          </table:table-cell>
          <table:table-cell office:value-type="string" calcext:value-type="string">
            <text:p>Binance.ETH-&gt;Binance.MTL</text:p>
          </table:table-cell>
          <table:table-cell office:value-type="string" calcext:value-type="string">
            <text:p>Binance.ETH-&gt;Binance.YOYO</text:p>
          </table:table-cell>
          <table:table-cell office:value-type="string" calcext:value-type="string">
            <text:p>Binance.ETH-&gt;Binance.BNT</text:p>
          </table:table-cell>
          <table:table-cell office:value-type="string" calcext:value-type="string">
            <text:p>Binance.ETH-&gt;Binance.USDT</text:p>
          </table:table-cell>
          <table:table-cell office:value-type="string" calcext:value-type="string">
            <text:p>Binance.ETH-&gt;Binance.QLC</text:p>
          </table:table-cell>
          <table:table-cell office:value-type="string" calcext:value-type="string">
            <text:p>Binance.ETH-&gt;Binance.MDA</text:p>
          </table:table-cell>
          <table:table-cell office:value-type="string" calcext:value-type="string">
            <text:p>Binance.ETH-&gt;Binance.DASH</text:p>
          </table:table-cell>
          <table:table-cell office:value-type="string" calcext:value-type="string">
            <text:p>Binance.ETH-&gt;Binance.NANO</text:p>
          </table:table-cell>
          <table:table-cell office:value-type="string" calcext:value-type="string">
            <text:p>Binance.ETH-&gt;Binance.EDO</text:p>
          </table:table-cell>
          <table:table-cell office:value-type="string" calcext:value-type="string">
            <text:p>Binance.ETH-&gt;Binance.WAVES</text:p>
          </table:table-cell>
          <table:table-cell office:value-type="string" calcext:value-type="string">
            <text:p>Binance.ETH-&gt;Binance.ADX</text:p>
          </table:table-cell>
          <table:table-cell office:value-type="string" calcext:value-type="string">
            <text:p>Binance.ETH-&gt;Binance.AMB</text:p>
          </table:table-cell>
          <table:table-cell office:value-type="string" calcext:value-type="string">
            <text:p>Binance.ETH-&gt;Binance.XRP</text:p>
          </table:table-cell>
          <table:table-cell office:value-type="string" calcext:value-type="string">
            <text:p>Binance.ETH-&gt;Binance.FUEL</text:p>
          </table:table-cell>
          <table:table-cell office:value-type="string" calcext:value-type="string">
            <text:p>Binance.ETH-&gt;Binance.WPR</text:p>
          </table:table-cell>
          <table:table-cell office:value-type="string" calcext:value-type="string">
            <text:p>Binance.ETH-&gt;Binance.TRX</text:p>
          </table:table-cell>
          <table:table-cell office:value-type="string" calcext:value-type="string">
            <text:p>Binance.ETH-&gt;Binance.LSK</text:p>
          </table:table-cell>
          <table:table-cell office:value-type="string" calcext:value-type="string">
            <text:p>Binance.ETH-&gt;Binance.HSR</text:p>
          </table:table-cell>
          <table:table-cell office:value-type="string" calcext:value-type="string">
            <text:p>Binance.ETH-&gt;Binance.NULS</text:p>
          </table:table-cell>
          <table:table-cell office:value-type="string" calcext:value-type="string">
            <text:p>Binance.ETH-&gt;Binance.SYS</text:p>
          </table:table-cell>
          <table:table-cell/>
          <table:table-cell office:value-type="string" calcext:value-type="string">
            <text:p>Binance.ETH-&gt;Binance.WABI</text:p>
          </table:table-cell>
          <table:table-cell office:value-type="string" calcext:value-type="string">
            <text:p>Binance.ETH-&gt;Binance.LTC</text:p>
          </table:table-cell>
          <table:table-cell office:value-type="string" calcext:value-type="string">
            <text:p>Binance.ETH-&gt;Binance.STRAT</text:p>
          </table:table-cell>
          <table:table-cell office:value-type="string" calcext:value-type="string">
            <text:p>Binance.ETH-&gt;Binance.ENG</text:p>
          </table:table-cell>
          <table:table-cell office:value-type="string" calcext:value-type="string">
            <text:p>Binance.ETH-&gt;Binance.ENJ</text:p>
          </table:table-cell>
          <table:table-cell office:value-type="string" calcext:value-type="string">
            <text:p>Binance.ETH-&gt;Binance.WAN</text:p>
          </table:table-cell>
          <table:table-cell office:value-type="string" calcext:value-type="string">
            <text:p>Binance.ETH-&gt;Binance.EVX</text:p>
          </table:table-cell>
          <table:table-cell office:value-type="string" calcext:value-type="string">
            <text:p>Binance.ETH-&gt;Binance.OAX</text:p>
          </table:table-cell>
          <table:table-cell office:value-type="string" calcext:value-type="string">
            <text:p>Binance.ETH-&gt;Binance.GRS</text:p>
          </table:table-cell>
          <table:table-cell office:value-type="string" calcext:value-type="string">
            <text:p>Binance.ETH-&gt;Binance.LEND</text:p>
          </table:table-cell>
          <table:table-cell office:value-type="string" calcext:value-type="string">
            <text:p>Binance.ETH-&gt;Binance.DLT</text:p>
          </table:table-cell>
          <table:table-cell office:value-type="string" calcext:value-type="string">
            <text:p>Binance.ETH-&gt;Binance.INS</text:p>
          </table:table-cell>
          <table:table-cell office:value-type="string" calcext:value-type="string">
            <text:p>Binance.ETH-&gt;Binance.XLM</text:p>
          </table:table-cell>
          <table:table-cell office:value-type="string" calcext:value-type="string">
            <text:p>Binance.ETH-&gt;Binance.LINK</text:p>
          </table:table-cell>
          <table:table-cell office:value-type="string" calcext:value-type="string">
            <text:p>Binance.ETH-&gt;Binance.RPX</text:p>
          </table:table-cell>
          <table:table-cell office:value-type="string" calcext:value-type="string">
            <text:p>Binance.ETH-&gt;Binance.QTUM</text:p>
          </table:table-cell>
          <table:table-cell office:value-type="string" calcext:value-type="string">
            <text:p>Binance.ETH-&gt;Binance.MOD</text:p>
          </table:table-cell>
          <table:table-cell office:value-type="string" calcext:value-type="string">
            <text:p>Binance.ETH-&gt;Binance.LUN</text:p>
          </table:table-cell>
          <table:table-cell office:value-type="string" calcext:value-type="string">
            <text:p>Binance.ETH-&gt;Binance.EOS</text:p>
          </table:table-cell>
          <table:table-cell office:value-type="string" calcext:value-type="string">
            <text:p>Binance.ETH-&gt;Binance.BQX</text:p>
          </table:table-cell>
          <table:table-cell office:value-type="string" calcext:value-type="string">
            <text:p>Binance.ETH-&gt;Binance.NCASH</text:p>
          </table:table-cell>
          <table:table-cell office:value-type="string" calcext:value-type="string">
            <text:p>Binance.ETH-&gt;Binance.VIB</text:p>
          </table:table-cell>
          <table:table-cell office:value-type="string" calcext:value-type="string">
            <text:p>Binance.ETH-&gt;Binance.VIA</text:p>
          </table:table-cell>
          <table:table-cell office:value-type="string" calcext:value-type="string">
            <text:p>Binance.ETH-&gt;Binance.OST</text:p>
          </table:table-cell>
          <table:table-cell office:value-type="string" calcext:value-type="string">
            <text:p>Binance.ETH-&gt;Binance.BAT</text:p>
          </table:table-cell>
          <table:table-cell office:value-type="string" calcext:value-type="string">
            <text:p>Binance.ETH-&gt;Binance.BRD</text:p>
          </table:table-cell>
          <table:table-cell office:value-type="string" calcext:value-type="string">
            <text:p>Binance.ETH-&gt;Binance.XMR</text:p>
          </table:table-cell>
          <table:table-cell office:value-type="string" calcext:value-type="string">
            <text:p>Binance.ETH-&gt;Binance.ZIL</text:p>
          </table:table-cell>
          <table:table-cell table:number-columns-repeated="5"/>
          <table:table-cell office:value-type="string" calcext:value-type="string">
            <text:p>Binance.ETH-&gt;GDAX.E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O</text:p>
          </table:table-cell>
          <table:table-cell table:number-columns-repeated="26"/>
          <table:table-cell office:value-type="string" calcext:value-type="string">
            <text:p>Binance.MCO-&gt;Binance.BTC</text:p>
          </table:table-cell>
          <table:table-cell table:number-columns-repeated="33"/>
          <table:table-cell office:value-type="string" calcext:value-type="string">
            <text:p>Binance.MCO-&gt;Binance.BNB</text:p>
          </table:table-cell>
          <table:table-cell office:value-type="string" calcext:value-type="string">
            <text:p>Binance.MCO-&gt;Binance.ETH</text:p>
          </table:table-cell>
          <table:table-cell office:value-type="string" calcext:value-type="string">
            <text:p>\ \ \ </text:p>
          </table:table-cell>
          <table:table-cell table:number-columns-repeated="71"/>
        </table:table-row>
        <table:table-row table:style-name="ro1">
          <table:table-cell/>
          <table:table-cell office:value-type="string" calcext:value-type="string">
            <text:p>NEO</text:p>
          </table:table-cell>
          <table:table-cell table:number-columns-repeated="26"/>
          <table:table-cell office:value-type="string" calcext:value-type="string">
            <text:p>Binance.NEO-&gt;Binance.BTC</text:p>
          </table:table-cell>
          <table:table-cell table:number-columns-repeated="33"/>
          <table:table-cell office:value-type="string" calcext:value-type="string">
            <text:p>Binance.NEO-&gt;Binance.BNB</text:p>
          </table:table-cell>
          <table:table-cell office:value-type="string" calcext:value-type="string">
            <text:p>Binance.NEO-&gt;Binance.ETH</text:p>
          </table:table-cell>
          <table:table-cell/>
          <table:table-cell office:value-type="string" calcext:value-type="string">
            <text:p>\ \ \ </text:p>
          </table:table-cell>
          <table:table-cell table:number-columns-repeated="17"/>
          <table:table-cell office:value-type="string" calcext:value-type="string">
            <text:p>Binance.NEO-&gt;Binance.USDT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ZEC</text:p>
          </table:table-cell>
          <table:table-cell table:number-columns-repeated="26"/>
          <table:table-cell office:value-type="string" calcext:value-type="string">
            <text:p>Binance.ZEC-&gt;Binance.BTC</text:p>
          </table:table-cell>
          <table:table-cell table:number-columns-repeated="34"/>
          <table:table-cell office:value-type="string" calcext:value-type="string">
            <text:p>Binance.ZEC-&gt;Binance.ETH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LRC</text:p>
          </table:table-cell>
          <table:table-cell table:number-columns-repeated="26"/>
          <table:table-cell office:value-type="string" calcext:value-type="string">
            <text:p>Binance.LRC-&gt;Binance.BTC</text:p>
          </table:table-cell>
          <table:table-cell table:number-columns-repeated="34"/>
          <table:table-cell office:value-type="string" calcext:value-type="string">
            <text:p>Binance.LRC-&gt;Binance.ETH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68"/>
        </table:table-row>
        <table:table-row table:style-name="ro1">
          <table:table-cell/>
          <table:table-cell office:value-type="string" calcext:value-type="string">
            <text:p>APPC</text:p>
          </table:table-cell>
          <table:table-cell table:number-columns-repeated="26"/>
          <table:table-cell office:value-type="string" calcext:value-type="string">
            <text:p>Binance.APPC-&gt;Binance.BTC</text:p>
          </table:table-cell>
          <table:table-cell table:number-columns-repeated="33"/>
          <table:table-cell office:value-type="string" calcext:value-type="string">
            <text:p>Binance.APPC-&gt;Binance.BNB</text:p>
          </table:table-cell>
          <table:table-cell office:value-type="string" calcext:value-type="string">
            <text:p>Binance.APPC-&gt;Binance.ETH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67"/>
        </table:table-row>
        <table:table-row table:style-name="ro1">
          <table:table-cell/>
          <table:table-cell office:value-type="string" calcext:value-type="string">
            <text:p>REP</text:p>
          </table:table-cell>
          <table:table-cell table:number-columns-repeated="26"/>
          <table:table-cell office:value-type="string" calcext:value-type="string">
            <text:p>Binance.REP-&gt;Binance.BTC</text:p>
          </table:table-cell>
          <table:table-cell table:number-columns-repeated="33"/>
          <table:table-cell office:value-type="string" calcext:value-type="string">
            <text:p>Binance.REP-&gt;Binance.BNB</text:p>
          </table:table-cell>
          <table:table-cell office:value-type="string" calcext:value-type="string">
            <text:p>Binance.REP-&gt;Binance.ETH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66"/>
        </table:table-row>
        <table:table-row table:style-name="ro1">
          <table:table-cell/>
          <table:table-cell office:value-type="string" calcext:value-type="string">
            <text:p>VEN</text:p>
          </table:table-cell>
          <table:table-cell table:number-columns-repeated="26"/>
          <table:table-cell office:value-type="string" calcext:value-type="string">
            <text:p>Binance.VEN-&gt;Binance.BTC</text:p>
          </table:table-cell>
          <table:table-cell table:number-columns-repeated="33"/>
          <table:table-cell office:value-type="string" calcext:value-type="string">
            <text:p>Binance.VEN-&gt;Binance.BNB</text:p>
          </table:table-cell>
          <table:table-cell office:value-type="string" calcext:value-type="string">
            <text:p>Binance.VEN-&gt;Binance.ETH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ADA</text:p>
          </table:table-cell>
          <table:table-cell table:number-columns-repeated="26"/>
          <table:table-cell office:value-type="string" calcext:value-type="string">
            <text:p>Binance.ADA-&gt;Binance.BTC</text:p>
          </table:table-cell>
          <table:table-cell table:number-columns-repeated="33"/>
          <table:table-cell office:value-type="string" calcext:value-type="string">
            <text:p>Binance.ADA-&gt;Binance.BNB</text:p>
          </table:table-cell>
          <table:table-cell office:value-type="string" calcext:value-type="string">
            <text:p>Binance.ADA-&gt;Binance.ETH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11"/>
          <table:table-cell office:value-type="string" calcext:value-type="string">
            <text:p>Binance.ADA-&gt;Binance.USDT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F</text:p>
          </table:table-cell>
          <table:table-cell table:number-columns-repeated="26"/>
          <table:table-cell office:value-type="string" calcext:value-type="string">
            <text:p>Binance.ELF-&gt;Binance.BTC</text:p>
          </table:table-cell>
          <table:table-cell table:number-columns-repeated="34"/>
          <table:table-cell office:value-type="string" calcext:value-type="string">
            <text:p>Binance.ELF-&gt;Binance.ETH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REQ</text:p>
          </table:table-cell>
          <table:table-cell table:number-columns-repeated="26"/>
          <table:table-cell office:value-type="string" calcext:value-type="string">
            <text:p>Binance.REQ-&gt;Binance.BTC</text:p>
          </table:table-cell>
          <table:table-cell table:number-columns-repeated="34"/>
          <table:table-cell office:value-type="string" calcext:value-type="string">
            <text:p>Binance.REQ-&gt;Binance.ETH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TORJ</text:p>
          </table:table-cell>
          <table:table-cell table:number-columns-repeated="26"/>
          <table:table-cell office:value-type="string" calcext:value-type="string">
            <text:p>Binance.STORJ-&gt;Binance.BTC</text:p>
          </table:table-cell>
          <table:table-cell table:number-columns-repeated="34"/>
          <table:table-cell office:value-type="string" calcext:value-type="string">
            <text:p>Binance.STORJ-&gt;Binance.ETH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ICX</text:p>
          </table:table-cell>
          <table:table-cell table:number-columns-repeated="26"/>
          <table:table-cell office:value-type="string" calcext:value-type="string">
            <text:p>Binance.ICX-&gt;Binance.BTC</text:p>
          </table:table-cell>
          <table:table-cell table:number-columns-repeated="33"/>
          <table:table-cell office:value-type="string" calcext:value-type="string">
            <text:p>Binance.ICX-&gt;Binance.BNB</text:p>
          </table:table-cell>
          <table:table-cell office:value-type="string" calcext:value-type="string">
            <text:p>Binance.ICX-&gt;Binance.ETH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MTH</text:p>
          </table:table-cell>
          <table:table-cell table:number-columns-repeated="26"/>
          <table:table-cell office:value-type="string" calcext:value-type="string">
            <text:p>Binance.MTH-&gt;Binance.BTC</text:p>
          </table:table-cell>
          <table:table-cell table:number-columns-repeated="34"/>
          <table:table-cell office:value-type="string" calcext:value-type="string">
            <text:p>Binance.MTH-&gt;Binance.ETH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XZC</text:p>
          </table:table-cell>
          <table:table-cell table:number-columns-repeated="26"/>
          <table:table-cell office:value-type="string" calcext:value-type="string">
            <text:p>Binance.XZC-&gt;Binance.BTC</text:p>
          </table:table-cell>
          <table:table-cell table:number-columns-repeated="33"/>
          <table:table-cell office:value-type="string" calcext:value-type="string">
            <text:p>Binance.XZC-&gt;Binance.BNB</text:p>
          </table:table-cell>
          <table:table-cell office:value-type="string" calcext:value-type="string">
            <text:p>Binance.XZC-&gt;Binance.ETH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LOOM</text:p>
          </table:table-cell>
          <table:table-cell table:number-columns-repeated="26"/>
          <table:table-cell office:value-type="string" calcext:value-type="string">
            <text:p>Binance.LOOM-&gt;Binance.BTC</text:p>
          </table:table-cell>
          <table:table-cell table:number-columns-repeated="33"/>
          <table:table-cell office:value-type="string" calcext:value-type="string">
            <text:p>Binance.LOOM-&gt;Binance.BNB</text:p>
          </table:table-cell>
          <table:table-cell office:value-type="string" calcext:value-type="string">
            <text:p>Binance.LOOM-&gt;Binance.ETH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GXS</text:p>
          </table:table-cell>
          <table:table-cell table:number-columns-repeated="26"/>
          <table:table-cell office:value-type="string" calcext:value-type="string">
            <text:p>Binance.GXS-&gt;Binance.BTC</text:p>
          </table:table-cell>
          <table:table-cell table:number-columns-repeated="34"/>
          <table:table-cell office:value-type="string" calcext:value-type="string">
            <text:p>Binance.GXS-&gt;Binance.ETH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MTL</text:p>
          </table:table-cell>
          <table:table-cell table:number-columns-repeated="26"/>
          <table:table-cell office:value-type="string" calcext:value-type="string">
            <text:p>Binance.MTL-&gt;Binance.BTC</text:p>
          </table:table-cell>
          <table:table-cell table:number-columns-repeated="34"/>
          <table:table-cell office:value-type="string" calcext:value-type="string">
            <text:p>Binance.MTL-&gt;Binance.ETH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YOYO</text:p>
          </table:table-cell>
          <table:table-cell table:number-columns-repeated="26"/>
          <table:table-cell office:value-type="string" calcext:value-type="string">
            <text:p>Binance.YOYO-&gt;Binance.BTC</text:p>
          </table:table-cell>
          <table:table-cell table:number-columns-repeated="33"/>
          <table:table-cell office:value-type="string" calcext:value-type="string">
            <text:p>Binance.YOYO-&gt;Binance.BNB</text:p>
          </table:table-cell>
          <table:table-cell office:value-type="string" calcext:value-type="string">
            <text:p>Binance.YOYO-&gt;Binance.ETH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BNT</text:p>
          </table:table-cell>
          <table:table-cell table:number-columns-repeated="26"/>
          <table:table-cell office:value-type="string" calcext:value-type="string">
            <text:p>Binance.BNT-&gt;Binance.BTC</text:p>
          </table:table-cell>
          <table:table-cell table:number-columns-repeated="34"/>
          <table:table-cell office:value-type="string" calcext:value-type="string">
            <text:p>Binance.BNT-&gt;Binance.ETH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USDT</text:p>
          </table:table-cell>
          <table:table-cell table:number-columns-repeated="17"/>
          <table:table-cell office:value-type="string" calcext:value-type="string">
            <text:p>Binance.USDT-&gt;Binance.BCC</text:p>
          </table:table-cell>
          <table:table-cell table:number-columns-repeated="8"/>
          <table:table-cell office:value-type="string" calcext:value-type="string">
            <text:p>Binance.USDT-&gt;Binance.BTC</text:p>
          </table:table-cell>
          <table:table-cell table:number-columns-repeated="33"/>
          <table:table-cell office:value-type="string" calcext:value-type="string">
            <text:p>Binance.USDT-&gt;Binance.BNB</text:p>
          </table:table-cell>
          <table:table-cell office:value-type="string" calcext:value-type="string">
            <text:p>Binance.USDT-&gt;Binance.ETH</text:p>
          </table:table-cell>
          <table:table-cell/>
          <table:table-cell office:value-type="string" calcext:value-type="string">
            <text:p>Binance.USDT-&gt;Binance.NEO</text:p>
          </table:table-cell>
          <table:table-cell table:number-columns-repeated="5"/>
          <table:table-cell office:value-type="string" calcext:value-type="string">
            <text:p>Binance.USDT-&gt;Binance.ADA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8"/>
          <table:table-cell office:value-type="string" calcext:value-type="string">
            <text:p>Binance.USDT-&gt;Binance.XRP</text:p>
          </table:table-cell>
          <table:table-cell table:number-columns-repeated="9"/>
          <table:table-cell office:value-type="string" calcext:value-type="string">
            <text:p>Binance.USDT-&gt;Binance.LTC</text:p>
          </table:table-cell>
          <table:table-cell table:number-columns-repeated="13"/>
          <table:table-cell office:value-type="string" calcext:value-type="string">
            <text:p>Binance.USDT-&gt;Binance.QTUM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QLC</text:p>
          </table:table-cell>
          <table:table-cell table:number-columns-repeated="26"/>
          <table:table-cell office:value-type="string" calcext:value-type="string">
            <text:p>Binance.QLC-&gt;Binance.BTC</text:p>
          </table:table-cell>
          <table:table-cell table:number-columns-repeated="33"/>
          <table:table-cell office:value-type="string" calcext:value-type="string">
            <text:p>Binance.QLC-&gt;Binance.BNB</text:p>
          </table:table-cell>
          <table:table-cell office:value-type="string" calcext:value-type="string">
            <text:p>Binance.QLC-&gt;Binance.ETH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DA</text:p>
          </table:table-cell>
          <table:table-cell table:number-columns-repeated="26"/>
          <table:table-cell office:value-type="string" calcext:value-type="string">
            <text:p>Binance.MDA-&gt;Binance.BTC</text:p>
          </table:table-cell>
          <table:table-cell table:number-columns-repeated="34"/>
          <table:table-cell office:value-type="string" calcext:value-type="string">
            <text:p>Binance.MDA-&gt;Binance.ETH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DASH</text:p>
          </table:table-cell>
          <table:table-cell table:number-columns-repeated="26"/>
          <table:table-cell office:value-type="string" calcext:value-type="string">
            <text:p>Binance.DASH-&gt;Binance.BTC</text:p>
          </table:table-cell>
          <table:table-cell table:number-columns-repeated="34"/>
          <table:table-cell office:value-type="string" calcext:value-type="string">
            <text:p>Binance.DASH-&gt;Binance.ETH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NANO</text:p>
          </table:table-cell>
          <table:table-cell table:number-columns-repeated="26"/>
          <table:table-cell office:value-type="string" calcext:value-type="string">
            <text:p>Binance.NANO-&gt;Binance.BTC</text:p>
          </table:table-cell>
          <table:table-cell table:number-columns-repeated="33"/>
          <table:table-cell office:value-type="string" calcext:value-type="string">
            <text:p>Binance.NANO-&gt;Binance.BNB</text:p>
          </table:table-cell>
          <table:table-cell office:value-type="string" calcext:value-type="string">
            <text:p>Binance.NANO-&gt;Binance.ETH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EDO</text:p>
          </table:table-cell>
          <table:table-cell table:number-columns-repeated="26"/>
          <table:table-cell office:value-type="string" calcext:value-type="string">
            <text:p>Binance.EDO-&gt;Binance.BTC</text:p>
          </table:table-cell>
          <table:table-cell table:number-columns-repeated="34"/>
          <table:table-cell office:value-type="string" calcext:value-type="string">
            <text:p>Binance.EDO-&gt;Binance.ETH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WAVES</text:p>
          </table:table-cell>
          <table:table-cell table:number-columns-repeated="26"/>
          <table:table-cell office:value-type="string" calcext:value-type="string">
            <text:p>Binance.WAVES-&gt;Binance.BTC</text:p>
          </table:table-cell>
          <table:table-cell table:number-columns-repeated="33"/>
          <table:table-cell office:value-type="string" calcext:value-type="string">
            <text:p>Binance.WAVES-&gt;Binance.BNB</text:p>
          </table:table-cell>
          <table:table-cell office:value-type="string" calcext:value-type="string">
            <text:p>Binance.WAVES-&gt;Binance.ETH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ADX</text:p>
          </table:table-cell>
          <table:table-cell table:number-columns-repeated="26"/>
          <table:table-cell office:value-type="string" calcext:value-type="string">
            <text:p>Binance.ADX-&gt;Binance.BTC</text:p>
          </table:table-cell>
          <table:table-cell table:number-columns-repeated="33"/>
          <table:table-cell office:value-type="string" calcext:value-type="string">
            <text:p>Binance.ADX-&gt;Binance.BNB</text:p>
          </table:table-cell>
          <table:table-cell office:value-type="string" calcext:value-type="string">
            <text:p>Binance.ADX-&gt;Binance.ETH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AMB</text:p>
          </table:table-cell>
          <table:table-cell table:number-columns-repeated="26"/>
          <table:table-cell office:value-type="string" calcext:value-type="string">
            <text:p>Binance.AMB-&gt;Binance.BTC</text:p>
          </table:table-cell>
          <table:table-cell table:number-columns-repeated="33"/>
          <table:table-cell office:value-type="string" calcext:value-type="string">
            <text:p>Binance.AMB-&gt;Binance.BNB</text:p>
          </table:table-cell>
          <table:table-cell office:value-type="string" calcext:value-type="string">
            <text:p>Binance.AMB-&gt;Binance.ETH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XRP</text:p>
          </table:table-cell>
          <table:table-cell table:number-columns-repeated="26"/>
          <table:table-cell office:value-type="string" calcext:value-type="string">
            <text:p>Binance.XRP-&gt;Binance.BTC</text:p>
          </table:table-cell>
          <table:table-cell table:number-columns-repeated="34"/>
          <table:table-cell office:value-type="string" calcext:value-type="string">
            <text:p>Binance.XRP-&gt;Binance.ETH</text:p>
          </table:table-cell>
          <table:table-cell table:number-columns-repeated="19"/>
          <table:table-cell office:value-type="string" calcext:value-type="string">
            <text:p>Binance.XRP-&gt;Binance.USDT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UEL</text:p>
          </table:table-cell>
          <table:table-cell table:number-columns-repeated="26"/>
          <table:table-cell office:value-type="string" calcext:value-type="string">
            <text:p>Binance.FUEL-&gt;Binance.BTC</text:p>
          </table:table-cell>
          <table:table-cell table:number-columns-repeated="34"/>
          <table:table-cell office:value-type="string" calcext:value-type="string">
            <text:p>Binance.FUEL-&gt;Binance.ETH</text:p>
          </table:table-cell>
          <table:table-cell table:number-columns-repeated="29"/>
          <table:table-cell office:value-type="string" calcext:value-type="string">
            <text:p>\ \ \ 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WPR</text:p>
          </table:table-cell>
          <table:table-cell table:number-columns-repeated="26"/>
          <table:table-cell office:value-type="string" calcext:value-type="string">
            <text:p>Binance.WPR-&gt;Binance.BTC</text:p>
          </table:table-cell>
          <table:table-cell table:number-columns-repeated="34"/>
          <table:table-cell office:value-type="string" calcext:value-type="string">
            <text:p>Binance.WPR-&gt;Binance.ETH</text:p>
          </table:table-cell>
          <table:table-cell table:number-columns-repeated="30"/>
          <table:table-cell office:value-type="string" calcext:value-type="string">
            <text:p>\ \ \ 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TRX</text:p>
          </table:table-cell>
          <table:table-cell table:number-columns-repeated="26"/>
          <table:table-cell office:value-type="string" calcext:value-type="string">
            <text:p>Binance.TRX-&gt;Binance.BTC</text:p>
          </table:table-cell>
          <table:table-cell table:number-columns-repeated="34"/>
          <table:table-cell office:value-type="string" calcext:value-type="string">
            <text:p>Binance.TRX-&gt;Binance.ETH</text:p>
          </table:table-cell>
          <table:table-cell table:number-columns-repeated="31"/>
          <table:table-cell office:value-type="string" calcext:value-type="string">
            <text:p>\ \ \ 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LSK</text:p>
          </table:table-cell>
          <table:table-cell table:number-columns-repeated="26"/>
          <table:table-cell office:value-type="string" calcext:value-type="string">
            <text:p>Binance.LSK-&gt;Binance.BTC</text:p>
          </table:table-cell>
          <table:table-cell table:number-columns-repeated="33"/>
          <table:table-cell office:value-type="string" calcext:value-type="string">
            <text:p>Binance.LSK-&gt;Binance.BNB</text:p>
          </table:table-cell>
          <table:table-cell office:value-type="string" calcext:value-type="string">
            <text:p>Binance.LSK-&gt;Binance.ETH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HSR</text:p>
          </table:table-cell>
          <table:table-cell table:number-columns-repeated="26"/>
          <table:table-cell office:value-type="string" calcext:value-type="string">
            <text:p>Binance.HSR-&gt;Binance.BTC</text:p>
          </table:table-cell>
          <table:table-cell table:number-columns-repeated="34"/>
          <table:table-cell office:value-type="string" calcext:value-type="string">
            <text:p>Binance.HSR-&gt;Binance.ETH</text:p>
          </table:table-cell>
          <table:table-cell table:number-columns-repeated="33"/>
          <table:table-cell office:value-type="string" calcext:value-type="string">
            <text:p>\ \ \ 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NULS</text:p>
          </table:table-cell>
          <table:table-cell table:number-columns-repeated="26"/>
          <table:table-cell office:value-type="string" calcext:value-type="string">
            <text:p>Binance.NULS-&gt;Binance.BTC</text:p>
          </table:table-cell>
          <table:table-cell table:number-columns-repeated="33"/>
          <table:table-cell office:value-type="string" calcext:value-type="string">
            <text:p>Binance.NULS-&gt;Binance.BNB</text:p>
          </table:table-cell>
          <table:table-cell office:value-type="string" calcext:value-type="string">
            <text:p>Binance.NULS-&gt;Binance.ETH</text:p>
          </table:table-cell>
          <table:table-cell table:number-columns-repeated="34"/>
          <table:table-cell office:value-type="string" calcext:value-type="string">
            <text:p>\ \ \ 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table:number-columns-repeated="26"/>
          <table:table-cell office:value-type="string" calcext:value-type="string">
            <text:p>Binance.SYS-&gt;Binance.BTC</text:p>
          </table:table-cell>
          <table:table-cell table:number-columns-repeated="33"/>
          <table:table-cell office:value-type="string" calcext:value-type="string">
            <text:p>Binance.SYS-&gt;Binance.BNB</text:p>
          </table:table-cell>
          <table:table-cell office:value-type="string" calcext:value-type="string">
            <text:p>Binance.SYS-&gt;Binance.ETH</text:p>
          </table:table-cell>
          <table:table-cell table:number-columns-repeated="35"/>
          <table:table-cell office:value-type="string" calcext:value-type="string">
            <text:p>\ \ \ 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table:number-columns-repeated="26"/>
          <table:table-cell office:value-type="string" calcext:value-type="string">
            <text:p>Binance.GAS-&gt;Binance.BTC</text:p>
          </table:table-cell>
          <table:table-cell table:number-columns-repeated="71"/>
          <table:table-cell office:value-type="string" calcext:value-type="string">
            <text:p>\ \ \ 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WABI</text:p>
          </table:table-cell>
          <table:table-cell table:number-columns-repeated="26"/>
          <table:table-cell office:value-type="string" calcext:value-type="string">
            <text:p>Binance.WABI-&gt;Binance.BTC</text:p>
          </table:table-cell>
          <table:table-cell table:number-columns-repeated="33"/>
          <table:table-cell office:value-type="string" calcext:value-type="string">
            <text:p>Binance.WABI-&gt;Binance.BNB</text:p>
          </table:table-cell>
          <table:table-cell office:value-type="string" calcext:value-type="string">
            <text:p>Binance.WABI-&gt;Binance.ETH</text:p>
          </table:table-cell>
          <table:table-cell table:number-columns-repeated="37"/>
          <table:table-cell office:value-type="string" calcext:value-type="string">
            <text:p>\ \ \ 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26"/>
          <table:table-cell office:value-type="string" calcext:value-type="string">
            <text:p>Binance.LTC-&gt;Binance.BTC</text:p>
          </table:table-cell>
          <table:table-cell table:number-columns-repeated="33"/>
          <table:table-cell office:value-type="string" calcext:value-type="string">
            <text:p>Binance.LTC-&gt;Binance.BNB</text:p>
          </table:table-cell>
          <table:table-cell office:value-type="string" calcext:value-type="string">
            <text:p>Binance.LTC-&gt;Binance.ETH</text:p>
          </table:table-cell>
          <table:table-cell table:number-columns-repeated="19"/>
          <table:table-cell office:value-type="string" calcext:value-type="string">
            <text:p>Binance.LTC-&gt;Binance.USDT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32"/>
          <table:table-cell office:value-type="string" calcext:value-type="string">
            <text:p>Binance.LTC-&gt;GDAX.LTC</text:p>
          </table:table-cell>
        </table:table-row>
        <table:table-row table:style-name="ro1">
          <table:table-cell/>
          <table:table-cell office:value-type="string" calcext:value-type="string">
            <text:p>STRAT</text:p>
          </table:table-cell>
          <table:table-cell table:number-columns-repeated="26"/>
          <table:table-cell office:value-type="string" calcext:value-type="string">
            <text:p>Binance.STRAT-&gt;Binance.BTC</text:p>
          </table:table-cell>
          <table:table-cell table:number-columns-repeated="34"/>
          <table:table-cell office:value-type="string" calcext:value-type="string">
            <text:p>Binance.STRAT-&gt;Binance.ETH</text:p>
          </table:table-cell>
          <table:table-cell table:number-columns-repeated="39"/>
          <table:table-cell office:value-type="string" calcext:value-type="string">
            <text:p>\ \ \ 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6"/>
          <table:table-cell office:value-type="string" calcext:value-type="string">
            <text:p>Binance.ENG-&gt;Binance.BTC</text:p>
          </table:table-cell>
          <table:table-cell table:number-columns-repeated="34"/>
          <table:table-cell office:value-type="string" calcext:value-type="string">
            <text:p>Binance.ENG-&gt;Binance.ETH</text:p>
          </table:table-cell>
          <table:table-cell table:number-columns-repeated="40"/>
          <table:table-cell office:value-type="string" calcext:value-type="string">
            <text:p>\ \ \ 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ENJ</text:p>
          </table:table-cell>
          <table:table-cell table:number-columns-repeated="26"/>
          <table:table-cell office:value-type="string" calcext:value-type="string">
            <text:p>Binance.ENJ-&gt;Binance.BTC</text:p>
          </table:table-cell>
          <table:table-cell table:number-columns-repeated="34"/>
          <table:table-cell office:value-type="string" calcext:value-type="string">
            <text:p>Binance.ENJ-&gt;Binance.ETH</text:p>
          </table:table-cell>
          <table:table-cell table:number-columns-repeated="41"/>
          <table:table-cell office:value-type="string" calcext:value-type="string">
            <text:p>\ \ \ 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AN</text:p>
          </table:table-cell>
          <table:table-cell table:number-columns-repeated="26"/>
          <table:table-cell office:value-type="string" calcext:value-type="string">
            <text:p>Binance.WAN-&gt;Binance.BTC</text:p>
          </table:table-cell>
          <table:table-cell table:number-columns-repeated="33"/>
          <table:table-cell office:value-type="string" calcext:value-type="string">
            <text:p>Binance.WAN-&gt;Binance.BNB</text:p>
          </table:table-cell>
          <table:table-cell office:value-type="string" calcext:value-type="string">
            <text:p>Binance.WAN-&gt;Binance.ETH</text:p>
          </table:table-cell>
          <table:table-cell table:number-columns-repeated="42"/>
          <table:table-cell office:value-type="string" calcext:value-type="string">
            <text:p>\ \ \ 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EVX</text:p>
          </table:table-cell>
          <table:table-cell table:number-columns-repeated="26"/>
          <table:table-cell office:value-type="string" calcext:value-type="string">
            <text:p>Binance.EVX-&gt;Binance.BTC</text:p>
          </table:table-cell>
          <table:table-cell table:number-columns-repeated="34"/>
          <table:table-cell office:value-type="string" calcext:value-type="string">
            <text:p>Binance.EVX-&gt;Binance.ETH</text:p>
          </table:table-cell>
          <table:table-cell table:number-columns-repeated="43"/>
          <table:table-cell office:value-type="string" calcext:value-type="string">
            <text:p>\ \ \ 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OAX</text:p>
          </table:table-cell>
          <table:table-cell table:number-columns-repeated="26"/>
          <table:table-cell office:value-type="string" calcext:value-type="string">
            <text:p>Binance.OAX-&gt;Binance.BTC</text:p>
          </table:table-cell>
          <table:table-cell table:number-columns-repeated="34"/>
          <table:table-cell office:value-type="string" calcext:value-type="string">
            <text:p>Binance.OAX-&gt;Binance.ETH</text:p>
          </table:table-cell>
          <table:table-cell table:number-columns-repeated="44"/>
          <table:table-cell office:value-type="string" calcext:value-type="string">
            <text:p>\ \ \ 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RS</text:p>
          </table:table-cell>
          <table:table-cell table:number-columns-repeated="26"/>
          <table:table-cell office:value-type="string" calcext:value-type="string">
            <text:p>Binance.GRS-&gt;Binance.BTC</text:p>
          </table:table-cell>
          <table:table-cell table:number-columns-repeated="34"/>
          <table:table-cell office:value-type="string" calcext:value-type="string">
            <text:p>Binance.GRS-&gt;Binance.ETH</text:p>
          </table:table-cell>
          <table:table-cell table:number-columns-repeated="45"/>
          <table:table-cell office:value-type="string" calcext:value-type="string">
            <text:p>\ \ \ 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END</text:p>
          </table:table-cell>
          <table:table-cell table:number-columns-repeated="26"/>
          <table:table-cell office:value-type="string" calcext:value-type="string">
            <text:p>Binance.LEND-&gt;Binance.BTC</text:p>
          </table:table-cell>
          <table:table-cell table:number-columns-repeated="34"/>
          <table:table-cell office:value-type="string" calcext:value-type="string">
            <text:p>Binance.LEND-&gt;Binance.ETH</text:p>
          </table:table-cell>
          <table:table-cell table:number-columns-repeated="46"/>
          <table:table-cell office:value-type="string" calcext:value-type="string">
            <text:p>\ \ \ 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LT</text:p>
          </table:table-cell>
          <table:table-cell table:number-columns-repeated="26"/>
          <table:table-cell office:value-type="string" calcext:value-type="string">
            <text:p>Binance.DLT-&gt;Binance.BTC</text:p>
          </table:table-cell>
          <table:table-cell table:number-columns-repeated="33"/>
          <table:table-cell office:value-type="string" calcext:value-type="string">
            <text:p>Binance.DLT-&gt;Binance.BNB</text:p>
          </table:table-cell>
          <table:table-cell office:value-type="string" calcext:value-type="string">
            <text:p>Binance.DLT-&gt;Binance.ETH</text:p>
          </table:table-cell>
          <table:table-cell table:number-columns-repeated="47"/>
          <table:table-cell office:value-type="string" calcext:value-type="string">
            <text:p>\ \ \ 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table:number-columns-repeated="26"/>
          <table:table-cell office:value-type="string" calcext:value-type="string">
            <text:p>Binance.INS-&gt;Binance.BTC</text:p>
          </table:table-cell>
          <table:table-cell table:number-columns-repeated="34"/>
          <table:table-cell office:value-type="string" calcext:value-type="string">
            <text:p>Binance.INS-&gt;Binance.ETH</text:p>
          </table:table-cell>
          <table:table-cell table:number-columns-repeated="48"/>
          <table:table-cell office:value-type="string" calcext:value-type="string">
            <text:p>\ \ \ 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XLM</text:p>
          </table:table-cell>
          <table:table-cell table:number-columns-repeated="26"/>
          <table:table-cell office:value-type="string" calcext:value-type="string">
            <text:p>Binance.XLM-&gt;Binance.BTC</text:p>
          </table:table-cell>
          <table:table-cell table:number-columns-repeated="33"/>
          <table:table-cell office:value-type="string" calcext:value-type="string">
            <text:p>Binance.XLM-&gt;Binance.BNB</text:p>
          </table:table-cell>
          <table:table-cell office:value-type="string" calcext:value-type="string">
            <text:p>Binance.XLM-&gt;Binance.ETH</text:p>
          </table:table-cell>
          <table:table-cell table:number-columns-repeated="49"/>
          <table:table-cell office:value-type="string" calcext:value-type="string">
            <text:p>\ \ \ 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table:number-columns-repeated="26"/>
          <table:table-cell office:value-type="string" calcext:value-type="string">
            <text:p>Binance.LINK-&gt;Binance.BTC</text:p>
          </table:table-cell>
          <table:table-cell table:number-columns-repeated="34"/>
          <table:table-cell office:value-type="string" calcext:value-type="string">
            <text:p>Binance.LINK-&gt;Binance.ETH</text:p>
          </table:table-cell>
          <table:table-cell table:number-columns-repeated="50"/>
          <table:table-cell office:value-type="string" calcext:value-type="string">
            <text:p>\ \ \ 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PX</text:p>
          </table:table-cell>
          <table:table-cell table:number-columns-repeated="26"/>
          <table:table-cell office:value-type="string" calcext:value-type="string">
            <text:p>Binance.RPX-&gt;Binance.BTC</text:p>
          </table:table-cell>
          <table:table-cell table:number-columns-repeated="33"/>
          <table:table-cell office:value-type="string" calcext:value-type="string">
            <text:p>Binance.RPX-&gt;Binance.BNB</text:p>
          </table:table-cell>
          <table:table-cell office:value-type="string" calcext:value-type="string">
            <text:p>Binance.RPX-&gt;Binance.ETH</text:p>
          </table:table-cell>
          <table:table-cell table:number-columns-repeated="51"/>
          <table:table-cell office:value-type="string" calcext:value-type="string">
            <text:p>\ \ \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QTUM</text:p>
          </table:table-cell>
          <table:table-cell table:number-columns-repeated="26"/>
          <table:table-cell office:value-type="string" calcext:value-type="string">
            <text:p>Binance.QTUM-&gt;Binance.BTC</text:p>
          </table:table-cell>
          <table:table-cell table:number-columns-repeated="33"/>
          <table:table-cell office:value-type="string" calcext:value-type="string">
            <text:p>Binance.QTUM-&gt;Binance.BNB</text:p>
          </table:table-cell>
          <table:table-cell office:value-type="string" calcext:value-type="string">
            <text:p>Binance.QTUM-&gt;Binance.ETH</text:p>
          </table:table-cell>
          <table:table-cell table:number-columns-repeated="19"/>
          <table:table-cell office:value-type="string" calcext:value-type="string">
            <text:p>Binance.QTUM-&gt;Binance.USDT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OD</text:p>
          </table:table-cell>
          <table:table-cell table:number-columns-repeated="26"/>
          <table:table-cell office:value-type="string" calcext:value-type="string">
            <text:p>Binance.MOD-&gt;Binance.BTC</text:p>
          </table:table-cell>
          <table:table-cell table:number-columns-repeated="34"/>
          <table:table-cell office:value-type="string" calcext:value-type="string">
            <text:p>Binance.MOD-&gt;Binance.ETH</text:p>
          </table:table-cell>
          <table:table-cell table:number-columns-repeated="53"/>
          <table:table-cell office:value-type="string" calcext:value-type="string">
            <text:p>\ \ \ 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UN</text:p>
          </table:table-cell>
          <table:table-cell table:number-columns-repeated="26"/>
          <table:table-cell office:value-type="string" calcext:value-type="string">
            <text:p>Binance.LUN-&gt;Binance.BTC</text:p>
          </table:table-cell>
          <table:table-cell table:number-columns-repeated="34"/>
          <table:table-cell office:value-type="string" calcext:value-type="string">
            <text:p>Binance.LUN-&gt;Binance.ETH</text:p>
          </table:table-cell>
          <table:table-cell table:number-columns-repeated="54"/>
          <table:table-cell office:value-type="string" calcext:value-type="string">
            <text:p>\ \ \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OS</text:p>
          </table:table-cell>
          <table:table-cell table:number-columns-repeated="26"/>
          <table:table-cell office:value-type="string" calcext:value-type="string">
            <text:p>Binance.EOS-&gt;Binance.BTC</text:p>
          </table:table-cell>
          <table:table-cell table:number-columns-repeated="34"/>
          <table:table-cell office:value-type="string" calcext:value-type="string">
            <text:p>Binance.EOS-&gt;Binance.ETH</text:p>
          </table:table-cell>
          <table:table-cell table:number-columns-repeated="55"/>
          <table:table-cell office:value-type="string" calcext:value-type="string">
            <text:p>\ \ \ 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QX</text:p>
          </table:table-cell>
          <table:table-cell table:number-columns-repeated="26"/>
          <table:table-cell office:value-type="string" calcext:value-type="string">
            <text:p>Binance.BQX-&gt;Binance.BTC</text:p>
          </table:table-cell>
          <table:table-cell table:number-columns-repeated="34"/>
          <table:table-cell office:value-type="string" calcext:value-type="string">
            <text:p>Binance.BQX-&gt;Binance.ETH</text:p>
          </table:table-cell>
          <table:table-cell table:number-columns-repeated="56"/>
          <table:table-cell office:value-type="string" calcext:value-type="string">
            <text:p>\ \ \ 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NCASH</text:p>
          </table:table-cell>
          <table:table-cell table:number-columns-repeated="26"/>
          <table:table-cell office:value-type="string" calcext:value-type="string">
            <text:p>Binance.NCASH-&gt;Binance.BTC</text:p>
          </table:table-cell>
          <table:table-cell table:number-columns-repeated="33"/>
          <table:table-cell office:value-type="string" calcext:value-type="string">
            <text:p>Binance.NCASH-&gt;Binance.BNB</text:p>
          </table:table-cell>
          <table:table-cell office:value-type="string" calcext:value-type="string">
            <text:p>Binance.NCASH-&gt;Binance.ETH</text:p>
          </table:table-cell>
          <table:table-cell table:number-columns-repeated="57"/>
          <table:table-cell office:value-type="string" calcext:value-type="string">
            <text:p>\ \ \ 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VIB</text:p>
          </table:table-cell>
          <table:table-cell table:number-columns-repeated="26"/>
          <table:table-cell office:value-type="string" calcext:value-type="string">
            <text:p>Binance.VIB-&gt;Binance.BTC</text:p>
          </table:table-cell>
          <table:table-cell table:number-columns-repeated="34"/>
          <table:table-cell office:value-type="string" calcext:value-type="string">
            <text:p>Binance.VIB-&gt;Binance.ETH</text:p>
          </table:table-cell>
          <table:table-cell table:number-columns-repeated="58"/>
          <table:table-cell office:value-type="string" calcext:value-type="string">
            <text:p>\ \ \ 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IA</text:p>
          </table:table-cell>
          <table:table-cell table:number-columns-repeated="26"/>
          <table:table-cell office:value-type="string" calcext:value-type="string">
            <text:p>Binance.VIA-&gt;Binance.BTC</text:p>
          </table:table-cell>
          <table:table-cell table:number-columns-repeated="33"/>
          <table:table-cell office:value-type="string" calcext:value-type="string">
            <text:p>Binance.VIA-&gt;Binance.BNB</text:p>
          </table:table-cell>
          <table:table-cell office:value-type="string" calcext:value-type="string">
            <text:p>Binance.VIA-&gt;Binance.ETH</text:p>
          </table:table-cell>
          <table:table-cell table:number-columns-repeated="59"/>
          <table:table-cell office:value-type="string" calcext:value-type="string">
            <text:p>\ \ \ 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table:number-columns-repeated="26"/>
          <table:table-cell office:value-type="string" calcext:value-type="string">
            <text:p>Binance.OST-&gt;Binance.BTC</text:p>
          </table:table-cell>
          <table:table-cell table:number-columns-repeated="33"/>
          <table:table-cell office:value-type="string" calcext:value-type="string">
            <text:p>Binance.OST-&gt;Binance.BNB</text:p>
          </table:table-cell>
          <table:table-cell office:value-type="string" calcext:value-type="string">
            <text:p>Binance.OST-&gt;Binance.ETH</text:p>
          </table:table-cell>
          <table:table-cell table:number-columns-repeated="60"/>
          <table:table-cell office:value-type="string" calcext:value-type="string">
            <text:p>\ \ \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AT</text:p>
          </table:table-cell>
          <table:table-cell table:number-columns-repeated="26"/>
          <table:table-cell office:value-type="string" calcext:value-type="string">
            <text:p>Binance.BAT-&gt;Binance.BTC</text:p>
          </table:table-cell>
          <table:table-cell table:number-columns-repeated="33"/>
          <table:table-cell office:value-type="string" calcext:value-type="string">
            <text:p>Binance.BAT-&gt;Binance.BNB</text:p>
          </table:table-cell>
          <table:table-cell office:value-type="string" calcext:value-type="string">
            <text:p>Binance.BAT-&gt;Binance.ETH</text:p>
          </table:table-cell>
          <table:table-cell table:number-columns-repeated="61"/>
          <table:table-cell office:value-type="string" calcext:value-type="string">
            <text:p>\ \ \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RD</text:p>
          </table:table-cell>
          <table:table-cell table:number-columns-repeated="26"/>
          <table:table-cell office:value-type="string" calcext:value-type="string">
            <text:p>Binance.BRD-&gt;Binance.BTC</text:p>
          </table:table-cell>
          <table:table-cell table:number-columns-repeated="33"/>
          <table:table-cell office:value-type="string" calcext:value-type="string">
            <text:p>Binance.BRD-&gt;Binance.BNB</text:p>
          </table:table-cell>
          <table:table-cell office:value-type="string" calcext:value-type="string">
            <text:p>Binance.BRD-&gt;Binance.ETH</text:p>
          </table:table-cell>
          <table:table-cell table:number-columns-repeated="62"/>
          <table:table-cell office:value-type="string" calcext:value-type="string">
            <text:p>\ \ \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MR</text:p>
          </table:table-cell>
          <table:table-cell table:number-columns-repeated="26"/>
          <table:table-cell office:value-type="string" calcext:value-type="string">
            <text:p>Binance.XMR-&gt;Binance.BTC</text:p>
          </table:table-cell>
          <table:table-cell table:number-columns-repeated="34"/>
          <table:table-cell office:value-type="string" calcext:value-type="string">
            <text:p>Binance.XMR-&gt;Binance.ETH</text:p>
          </table:table-cell>
          <table:table-cell table:number-columns-repeated="63"/>
          <table:table-cell office:value-type="string" calcext:value-type="string">
            <text:p>\ \ \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L</text:p>
          </table:table-cell>
          <table:table-cell table:number-columns-repeated="26"/>
          <table:table-cell office:value-type="string" calcext:value-type="string">
            <text:p>Binance.ZIL-&gt;Binance.BTC</text:p>
          </table:table-cell>
          <table:table-cell table:number-columns-repeated="33"/>
          <table:table-cell office:value-type="string" calcext:value-type="string">
            <text:p>Binance.ZIL-&gt;Binance.BNB</text:p>
          </table:table-cell>
          <table:table-cell office:value-type="string" calcext:value-type="string">
            <text:p>Binance.ZIL-&gt;Binance.ETH</text:p>
          </table:table-cell>
          <table:table-cell table:number-columns-repeated="64"/>
          <table:table-cell office:value-type="string" calcext:value-type="string">
            <text:p>\ \ \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DAX</text:p>
          </table:table-cell>
          <table:table-cell office:value-type="string" calcext:value-type="string">
            <text:p>BTC</text:p>
          </table:table-cell>
          <table:table-cell table:number-columns-repeated="26"/>
          <table:table-cell office:value-type="string" calcext:value-type="string">
            <text:p>GDAX.BTC-&gt;Binance.BTC</text:p>
          </table:table-cell>
          <table:table-cell table:number-columns-repeated="100"/>
          <table:table-cell office:value-type="string" calcext:value-type="string">
            <text:p>\ \ \ </text:p>
          </table:table-cell>
          <table:table-cell office:value-type="string" calcext:value-type="string">
            <text:p>GDAX.BTC-&gt;GDAX.EUR</text:p>
          </table:table-cell>
          <table:table-cell office:value-type="string" calcext:value-type="string">
            <text:p>GDAX.BTC-&gt;GDAX.GBP</text:p>
          </table:table-cell>
          <table:table-cell office:value-type="string" calcext:value-type="string">
            <text:p>GDAX.BTC-&gt;GDAX.BCH</text:p>
          </table:table-cell>
          <table:table-cell office:value-type="string" calcext:value-type="string">
            <text:p>GDAX.BTC-&gt;GDAX.USD</text:p>
          </table:table-cell>
          <table:table-cell office:value-type="string" calcext:value-type="string">
            <text:p>GDAX.BTC-&gt;GDAX.ETH</text:p>
          </table:table-cell>
          <table:table-cell office:value-type="string" calcext:value-type="string">
            <text:p>GDAX.BTC-&gt;GDAX.LTC</text:p>
          </table:table-cell>
        </table:table-row>
        <table:table-row table:style-name="ro1">
          <table:table-cell/>
          <table:table-cell office:value-type="string" calcext:value-type="string">
            <text:p>EUR</text:p>
          </table:table-cell>
          <table:table-cell table:number-columns-repeated="127"/>
          <table:table-cell office:value-type="string" calcext:value-type="string">
            <text:p>GDAX.EUR-&gt;GDAX.BTC</text:p>
          </table:table-cell>
          <table:table-cell office:value-type="string" calcext:value-type="string">
            <text:p>\ \ \ </text:p>
          </table:table-cell>
          <table:table-cell/>
          <table:table-cell office:value-type="string" calcext:value-type="string">
            <text:p>GDAX.EUR-&gt;GDAX.BCH</text:p>
          </table:table-cell>
          <table:table-cell/>
          <table:table-cell office:value-type="string" calcext:value-type="string">
            <text:p>GDAX.EUR-&gt;GDAX.ETH</text:p>
          </table:table-cell>
          <table:table-cell office:value-type="string" calcext:value-type="string">
            <text:p>GDAX.EUR-&gt;GDAX.LTC</text:p>
          </table:table-cell>
        </table:table-row>
        <table:table-row table:style-name="ro1">
          <table:table-cell/>
          <table:table-cell office:value-type="string" calcext:value-type="string">
            <text:p>GBP</text:p>
          </table:table-cell>
          <table:table-cell table:number-columns-repeated="127"/>
          <table:table-cell office:value-type="string" calcext:value-type="string">
            <text:p>GDAX.GBP-&gt;GDAX.BTC</text:p>
          </table:table-cell>
          <table:table-cell/>
          <table:table-cell office:value-type="string" calcext:value-type="string">
            <text:p>\ \ \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H</text:p>
          </table:table-cell>
          <table:table-cell table:number-columns-repeated="127"/>
          <table:table-cell office:value-type="string" calcext:value-type="string">
            <text:p>GDAX.BCH-&gt;GDAX.BTC</text:p>
          </table:table-cell>
          <table:table-cell office:value-type="string" calcext:value-type="string">
            <text:p>GDAX.BCH-&gt;GDAX.EUR</text:p>
          </table:table-cell>
          <table:table-cell/>
          <table:table-cell office:value-type="string" calcext:value-type="string">
            <text:p>\ \ \ </text:p>
          </table:table-cell>
          <table:table-cell office:value-type="string" calcext:value-type="string">
            <text:p>GDAX.BCH-&gt;GDAX.US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D</text:p>
          </table:table-cell>
          <table:table-cell table:number-columns-repeated="127"/>
          <table:table-cell office:value-type="string" calcext:value-type="string">
            <text:p>GDAX.USD-&gt;GDAX.BTC</text:p>
          </table:table-cell>
          <table:table-cell table:number-columns-repeated="2"/>
          <table:table-cell office:value-type="string" calcext:value-type="string">
            <text:p>GDAX.USD-&gt;GDAX.BCH</text:p>
          </table:table-cell>
          <table:table-cell office:value-type="string" calcext:value-type="string">
            <text:p>\ \ \ </text:p>
          </table:table-cell>
          <table:table-cell office:value-type="string" calcext:value-type="string">
            <text:p>GDAX.USD-&gt;GDAX.ETH</text:p>
          </table:table-cell>
          <table:table-cell office:value-type="string" calcext:value-type="string">
            <text:p>GDAX.USD-&gt;GDAX.LTC</text:p>
          </table:table-cell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table:number-columns-repeated="61"/>
          <table:table-cell office:value-type="string" calcext:value-type="string">
            <text:p>GDAX.ETH-&gt;Binance.ETH</text:p>
          </table:table-cell>
          <table:table-cell table:number-columns-repeated="65"/>
          <table:table-cell office:value-type="string" calcext:value-type="string">
            <text:p>GDAX.ETH-&gt;GDAX.BTC</text:p>
          </table:table-cell>
          <table:table-cell office:value-type="string" calcext:value-type="string">
            <text:p>GDAX.ETH-&gt;GDAX.EUR</text:p>
          </table:table-cell>
          <table:table-cell table:number-columns-repeated="2"/>
          <table:table-cell office:value-type="string" calcext:value-type="string">
            <text:p>GDAX.ETH-&gt;GDAX.US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100"/>
          <table:table-cell office:value-type="string" calcext:value-type="string">
            <text:p>GDAX.LTC-&gt;Binance.LTC</text:p>
          </table:table-cell>
          <table:table-cell table:number-columns-repeated="26"/>
          <table:table-cell office:value-type="string" calcext:value-type="string">
            <text:p>GDAX.LTC-&gt;GDAX.BTC</text:p>
          </table:table-cell>
          <table:table-cell office:value-type="string" calcext:value-type="string">
            <text:p>GDAX.LTC-&gt;GDAX.EUR</text:p>
          </table:table-cell>
          <table:table-cell table:number-columns-repeated="2"/>
          <table:table-cell office:value-type="string" calcext:value-type="string">
            <text:p>GDAX.LTC-&gt;GDAX.USD</text:p>
          </table:table-cell>
          <table:table-cell table:number-columns-repeated="2"/>
        </table:table-row>
      </table:table>
      <table:table table:name="table_costs" table:style-name="ta1">
        <table:table-source xlink:type="simple" xlink:href="../../../../logs/table_costs.txt" table:table-name="table_costs" table:filter-name="Text - txt - csv (StarCalc)" table:filter-options="44,34,76,1,,0,false,false"/>
        <table:table-column table:style-name="co1" table:default-cell-style-name="Default"/>
        <table:table-column table:style-name="co2" table:default-cell-style-name="Default"/>
        <table:table-column table:style-name="co40" table:default-cell-style-name="Default"/>
        <table:table-column table:style-name="co5" table:number-columns-repeated="131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Binance</text:p>
          </table:table-cell>
          <table:table-cell table:number-columns-repeated="126"/>
          <table:table-cell office:value-type="string" calcext:value-type="string">
            <text:p>GDAX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18-05-21T00:04:59.983</text:p>
          </table:table-cell>
          <table:table-cell/>
          <table:table-cell office:value-type="string" calcext:value-type="string">
            <text:p>XEM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XVG</text:p>
          </table:table-cell>
          <table:table-cell office:value-type="string" calcext:value-type="string">
            <text:p>TNB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STEEM</text:p>
          </table:table-cell>
          <table:table-cell office:value-type="string" calcext:value-type="string">
            <text:p>AION</text:p>
          </table:table-cell>
          <table:table-cell office:value-type="string" calcext:value-type="string">
            <text:p>BCPT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VIBE</text:p>
          </table:table-cell>
          <table:table-cell office:value-type="string" calcext:value-type="string">
            <text:p>DGD</text:p>
          </table:table-cell>
          <table:table-cell office:value-type="string" calcext:value-type="string">
            <text:p>ZRX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KMD</text:p>
          </table:table-cell>
          <table:table-cell office:value-type="string" calcext:value-type="string">
            <text:p>PO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IOS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CM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BTG</text:p>
          </table:table-cell>
          <table:table-cell office:value-type="string" calcext:value-type="string">
            <text:p>CND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TRIG</text:p>
          </table:table-cell>
          <table:table-cell office:value-type="string" calcext:value-type="string">
            <text:p>RCN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POWR</text:p>
          </table:table-cell>
          <table:table-cell office:value-type="string" calcext:value-type="string">
            <text:p>BTS</text:p>
          </table:table-cell>
          <table:table-cell office:value-type="string" calcext:value-type="string">
            <text:p>KNC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GNT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SNM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PPT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RDN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PIVX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SNGLS</text:p>
          </table:table-cell>
          <table:table-cell office:value-type="string" calcext:value-type="string">
            <text:p>NEBL</text:p>
          </table:table-cell>
          <table:table-cell office:value-type="string" calcext:value-type="string">
            <text:p>QSP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ICN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BNB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ZEC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APPC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STORJ</text:p>
          </table:table-cell>
          <table:table-cell office:value-type="string" calcext:value-type="string">
            <text:p>ICX</text:p>
          </table:table-cell>
          <table:table-cell office:value-type="string" calcext:value-type="string">
            <text:p>MTH</text:p>
          </table:table-cell>
          <table:table-cell office:value-type="string" calcext:value-type="string">
            <text:p>XZC</text:p>
          </table:table-cell>
          <table:table-cell office:value-type="string" calcext:value-type="string">
            <text:p>LOOM</text:p>
          </table:table-cell>
          <table:table-cell office:value-type="string" calcext:value-type="string">
            <text:p>GXS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YOYO</text:p>
          </table:table-cell>
          <table:table-cell office:value-type="string" calcext:value-type="string">
            <text:p>BNT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QLC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DO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ADX</text:p>
          </table:table-cell>
          <table:table-cell office:value-type="string" calcext:value-type="string">
            <text:p>AMB</text:p>
          </table:table-cell>
          <table:table-cell office:value-type="string" calcext:value-type="string">
            <text:p>XRP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PR</text:p>
          </table:table-cell>
          <table:table-cell office:value-type="string" calcext:value-type="string">
            <text:p>TRX</text:p>
          </table:table-cell>
          <table:table-cell office:value-type="string" calcext:value-type="string">
            <text:p>LSK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NUL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WABI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ENJ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EVX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GRS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DLT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PX</text:p>
          </table:table-cell>
          <table:table-cell office:value-type="string" calcext:value-type="string">
            <text:p>QTUM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BQX</text:p>
          </table:table-cell>
          <table:table-cell office:value-type="string" calcext:value-type="string">
            <text:p>NCASH</text:p>
          </table:table-cell>
          <table:table-cell office:value-type="string" calcext:value-type="string">
            <text:p>VIB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RD</text:p>
          </table:table-cell>
          <table:table-cell office:value-type="string" calcext:value-type="string">
            <text:p>XMR</text:p>
          </table:table-cell>
          <table:table-cell office:value-type="string" calcext:value-type="string">
            <text:p>ZIL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BCH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LTC</text:p>
          </table:table-cell>
        </table:table-row>
        <table:table-row table:style-name="ro1">
          <table:table-cell office:value-type="string" calcext:value-type="string">
            <text:p>Binance</text:p>
          </table:table-cell>
          <table:table-cell office:value-type="string" calcext:value-type="string">
            <text:p>XEM</text:p>
          </table:table-cell>
          <table:table-cell office:value-type="string" calcext:value-type="string">
            <text:p>\ \ \ 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NAV</text:p>
          </table:table-cell>
          <table:table-cell/>
          <table:table-cell office:value-type="string" calcext:value-type="string">
            <text:p>\ \ \ </text:p>
          </table:table-cell>
          <table:table-cell table:number-columns-repeated="24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GTO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WTC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22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XVG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TNB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DNT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DT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TEEM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ION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PT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TNT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VIBE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DGD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ZRX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D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C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MD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OA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IOST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OE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OMG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MT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N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TC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OTA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 table:number-columns-repeated="32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TG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\ \ \ </text:p>
          </table:table-cell>
          <table:table-cell table:number-columns-repeated="32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ND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30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RK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TRIG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28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RC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27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R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OWR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25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T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24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KN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2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GV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WING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22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HA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RL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19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GN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18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LZ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17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NM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15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P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N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RD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12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FU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IV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10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S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LOAK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MANA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NGL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NEBL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QSP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8"/>
          <table:table-cell office:value-type="string" calcext:value-type="string">
            <text:p>\ \ \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9"/>
          <table:table-cell office:value-type="string" calcext:value-type="string">
            <text:p>\ \ \ 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TORM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0"/>
          <table:table-cell office:value-type="string" calcext:value-type="string">
            <text:p>\ \ \ 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IC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1"/>
          <table:table-cell office:value-type="string" calcext:value-type="string">
            <text:p>\ \ \ 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ET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N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 table:number-columns-repeated="36" office:value-type="float" office:value="0" calcext:value-type="float">
            <text:p>0</text:p>
          </table:table-cell>
          <table:table-cell/>
          <table:table-cell table:number-columns-repeated="28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O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 table:number-columns-repeated="71"/>
        </table:table-row>
        <table:table-row table:style-name="ro1">
          <table:table-cell/>
          <table:table-cell office:value-type="string" calcext:value-type="string">
            <text:p>NEO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\ \ \ 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ZE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LR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68"/>
        </table:table-row>
        <table:table-row table:style-name="ro1">
          <table:table-cell/>
          <table:table-cell office:value-type="string" calcext:value-type="string">
            <text:p>APP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67"/>
        </table:table-row>
        <table:table-row table:style-name="ro1">
          <table:table-cell/>
          <table:table-cell office:value-type="string" calcext:value-type="string">
            <text:p>REP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66"/>
        </table:table-row>
        <table:table-row table:style-name="ro1">
          <table:table-cell/>
          <table:table-cell office:value-type="string" calcext:value-type="string">
            <text:p>VE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ADA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F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REQ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TORJ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IC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MTH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XZ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LOOM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GX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MTL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YOYO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BN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USDT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QL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DA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DASH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NANO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EDO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WAVE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AD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AMB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XRP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UEL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29"/>
          <table:table-cell office:value-type="string" calcext:value-type="string">
            <text:p>\ \ \ 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WPR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30"/>
          <table:table-cell office:value-type="string" calcext:value-type="string">
            <text:p>\ \ \ 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TR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31"/>
          <table:table-cell office:value-type="string" calcext:value-type="string">
            <text:p>\ \ \ 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LSK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HSR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33"/>
          <table:table-cell office:value-type="string" calcext:value-type="string">
            <text:p>\ \ \ 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NUL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34"/>
          <table:table-cell office:value-type="string" calcext:value-type="string">
            <text:p>\ \ \ 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35"/>
          <table:table-cell office:value-type="string" calcext:value-type="string">
            <text:p>\ \ \ 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71"/>
          <table:table-cell office:value-type="string" calcext:value-type="string">
            <text:p>\ \ \ 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WABI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37"/>
          <table:table-cell office:value-type="string" calcext:value-type="string">
            <text:p>\ \ \ 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3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A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39"/>
          <table:table-cell office:value-type="string" calcext:value-type="string">
            <text:p>\ \ \ 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0"/>
          <table:table-cell office:value-type="string" calcext:value-type="string">
            <text:p>\ \ \ 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ENJ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1"/>
          <table:table-cell office:value-type="string" calcext:value-type="string">
            <text:p>\ \ \ 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A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42"/>
          <table:table-cell office:value-type="string" calcext:value-type="string">
            <text:p>\ \ \ 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EV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3"/>
          <table:table-cell office:value-type="string" calcext:value-type="string">
            <text:p>\ \ \ 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OA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4"/>
          <table:table-cell office:value-type="string" calcext:value-type="string">
            <text:p>\ \ \ 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R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5"/>
          <table:table-cell office:value-type="string" calcext:value-type="string">
            <text:p>\ \ \ 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END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6"/>
          <table:table-cell office:value-type="string" calcext:value-type="string">
            <text:p>\ \ \ 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L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47"/>
          <table:table-cell office:value-type="string" calcext:value-type="string">
            <text:p>\ \ \ 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8"/>
          <table:table-cell office:value-type="string" calcext:value-type="string">
            <text:p>\ \ \ 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XLM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49"/>
          <table:table-cell office:value-type="string" calcext:value-type="string">
            <text:p>\ \ \ 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0"/>
          <table:table-cell office:value-type="string" calcext:value-type="string">
            <text:p>\ \ \ 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P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51"/>
          <table:table-cell office:value-type="string" calcext:value-type="string">
            <text:p>\ \ \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QTUM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OD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3"/>
          <table:table-cell office:value-type="string" calcext:value-type="string">
            <text:p>\ \ \ 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U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4"/>
          <table:table-cell office:value-type="string" calcext:value-type="string">
            <text:p>\ \ \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O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5"/>
          <table:table-cell office:value-type="string" calcext:value-type="string">
            <text:p>\ \ \ 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Q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6"/>
          <table:table-cell office:value-type="string" calcext:value-type="string">
            <text:p>\ \ \ 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NCASH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57"/>
          <table:table-cell office:value-type="string" calcext:value-type="string">
            <text:p>\ \ \ 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VIB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8"/>
          <table:table-cell office:value-type="string" calcext:value-type="string">
            <text:p>\ \ \ 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IA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59"/>
          <table:table-cell office:value-type="string" calcext:value-type="string">
            <text:p>\ \ \ 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60"/>
          <table:table-cell office:value-type="string" calcext:value-type="string">
            <text:p>\ \ \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A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61"/>
          <table:table-cell office:value-type="string" calcext:value-type="string">
            <text:p>\ \ \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RD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62"/>
          <table:table-cell office:value-type="string" calcext:value-type="string">
            <text:p>\ \ \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MR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63"/>
          <table:table-cell office:value-type="string" calcext:value-type="string">
            <text:p>\ \ \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L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64"/>
          <table:table-cell office:value-type="string" calcext:value-type="string">
            <text:p>\ \ \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DAX</text:p>
          </table:table-cell>
          <table:table-cell office:value-type="string" calcext:value-type="string">
            <text:p>BT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00"/>
          <table:table-cell office:value-type="string" calcext:value-type="string">
            <text:p>\ \ \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UR</text:p>
          </table:table-cell>
          <table:table-cell table:number-columns-repeated="127"/>
          <table:table-cell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BP</text:p>
          </table:table-cell>
          <table:table-cell table:number-columns-repeated="127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\ \ \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H</text:p>
          </table:table-cell>
          <table:table-cell table:number-columns-repeated="127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\ \ \ 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D</text:p>
          </table:table-cell>
          <table:table-cell table:number-columns-repeated="127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table:number-columns-repeated="61"/>
          <table:table-cell office:value-type="float" office:value="0" calcext:value-type="float">
            <text:p>0</text:p>
          </table:table-cell>
          <table:table-cell table:number-columns-repeated="65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100"/>
          <table:table-cell office:value-type="float" office:value="0" calcext:value-type="float">
            <text:p>0</text:p>
          </table:table-cell>
          <table:table-cell table:number-columns-repeated="26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table_tradeFees" table:style-name="ta1">
        <table:table-source xlink:type="simple" xlink:href="../../../../logs/table_tradeFees.txt" table:table-name="table_tradeFees" table:filter-name="Text - txt - csv (StarCalc)" table:filter-options="44,34,76,1,,0,false,false"/>
        <table:table-column table:style-name="co1" table:default-cell-style-name="Default"/>
        <table:table-column table:style-name="co2" table:default-cell-style-name="Default"/>
        <table:table-column table:style-name="co40" table:default-cell-style-name="Default"/>
        <table:table-column table:style-name="co5" table:number-columns-repeated="131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 calcext:value-type="string">
            <text:p>TradeFee</text:p>
          </table:table-cell>
          <table:table-cell/>
          <table:table-cell office:value-type="string" calcext:value-type="string">
            <text:p>Binance</text:p>
          </table:table-cell>
          <table:table-cell table:number-columns-repeated="126"/>
          <table:table-cell office:value-type="string" calcext:value-type="string">
            <text:p>GDAX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18-05-21T00:04:59.983</text:p>
          </table:table-cell>
          <table:table-cell/>
          <table:table-cell office:value-type="string" calcext:value-type="string">
            <text:p>XEM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XVG</text:p>
          </table:table-cell>
          <table:table-cell office:value-type="string" calcext:value-type="string">
            <text:p>TNB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STEEM</text:p>
          </table:table-cell>
          <table:table-cell office:value-type="string" calcext:value-type="string">
            <text:p>AION</text:p>
          </table:table-cell>
          <table:table-cell office:value-type="string" calcext:value-type="string">
            <text:p>BCPT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VIBE</text:p>
          </table:table-cell>
          <table:table-cell office:value-type="string" calcext:value-type="string">
            <text:p>DGD</text:p>
          </table:table-cell>
          <table:table-cell office:value-type="string" calcext:value-type="string">
            <text:p>ZRX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KMD</text:p>
          </table:table-cell>
          <table:table-cell office:value-type="string" calcext:value-type="string">
            <text:p>PO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IOS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CM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BTG</text:p>
          </table:table-cell>
          <table:table-cell office:value-type="string" calcext:value-type="string">
            <text:p>CND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TRIG</text:p>
          </table:table-cell>
          <table:table-cell office:value-type="string" calcext:value-type="string">
            <text:p>RCN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POWR</text:p>
          </table:table-cell>
          <table:table-cell office:value-type="string" calcext:value-type="string">
            <text:p>BTS</text:p>
          </table:table-cell>
          <table:table-cell office:value-type="string" calcext:value-type="string">
            <text:p>KNC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GNT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SNM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PPT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RDN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PIVX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SNGLS</text:p>
          </table:table-cell>
          <table:table-cell office:value-type="string" calcext:value-type="string">
            <text:p>NEBL</text:p>
          </table:table-cell>
          <table:table-cell office:value-type="string" calcext:value-type="string">
            <text:p>QSP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ICN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BNB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ZEC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APPC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STORJ</text:p>
          </table:table-cell>
          <table:table-cell office:value-type="string" calcext:value-type="string">
            <text:p>ICX</text:p>
          </table:table-cell>
          <table:table-cell office:value-type="string" calcext:value-type="string">
            <text:p>MTH</text:p>
          </table:table-cell>
          <table:table-cell office:value-type="string" calcext:value-type="string">
            <text:p>XZC</text:p>
          </table:table-cell>
          <table:table-cell office:value-type="string" calcext:value-type="string">
            <text:p>LOOM</text:p>
          </table:table-cell>
          <table:table-cell office:value-type="string" calcext:value-type="string">
            <text:p>GXS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YOYO</text:p>
          </table:table-cell>
          <table:table-cell office:value-type="string" calcext:value-type="string">
            <text:p>BNT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QLC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DO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ADX</text:p>
          </table:table-cell>
          <table:table-cell office:value-type="string" calcext:value-type="string">
            <text:p>AMB</text:p>
          </table:table-cell>
          <table:table-cell office:value-type="string" calcext:value-type="string">
            <text:p>XRP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PR</text:p>
          </table:table-cell>
          <table:table-cell office:value-type="string" calcext:value-type="string">
            <text:p>TRX</text:p>
          </table:table-cell>
          <table:table-cell office:value-type="string" calcext:value-type="string">
            <text:p>LSK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NUL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WABI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ENJ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EVX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GRS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DLT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PX</text:p>
          </table:table-cell>
          <table:table-cell office:value-type="string" calcext:value-type="string">
            <text:p>QTUM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BQX</text:p>
          </table:table-cell>
          <table:table-cell office:value-type="string" calcext:value-type="string">
            <text:p>NCASH</text:p>
          </table:table-cell>
          <table:table-cell office:value-type="string" calcext:value-type="string">
            <text:p>VIB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RD</text:p>
          </table:table-cell>
          <table:table-cell office:value-type="string" calcext:value-type="string">
            <text:p>XMR</text:p>
          </table:table-cell>
          <table:table-cell office:value-type="string" calcext:value-type="string">
            <text:p>ZIL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BCH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LTC</text:p>
          </table:table-cell>
        </table:table-row>
        <table:table-row table:style-name="ro1">
          <table:table-cell office:value-type="string" calcext:value-type="string">
            <text:p>Binance</text:p>
          </table:table-cell>
          <table:table-cell office:value-type="string" calcext:value-type="string">
            <text:p>XEM</text:p>
          </table:table-cell>
          <table:table-cell office:value-type="string" calcext:value-type="string">
            <text:p>\ \ \ 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NAV</text:p>
          </table:table-cell>
          <table:table-cell/>
          <table:table-cell office:value-type="string" calcext:value-type="string">
            <text:p>\ \ \ </text:p>
          </table:table-cell>
          <table:table-cell table:number-columns-repeated="24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GTO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WTC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22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XVG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TNB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DNT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DT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TEEM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ION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PT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TNT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VIBE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DGD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ZRX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D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C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MD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OA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IOST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OE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OMG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MT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N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TC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 table:number-columns-repeated="1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OTA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 table:number-columns-repeated="32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TG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\ \ \ </text:p>
          </table:table-cell>
          <table:table-cell table:number-columns-repeated="32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ND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30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RK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TRIG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28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RC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27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R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OWR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25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T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24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KN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2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GV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WING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22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HA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RL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19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GN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18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LZ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17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NM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15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P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N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RD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12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FU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IV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10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S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LOAK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MANA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NGL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NEBL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QSP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8"/>
          <table:table-cell office:value-type="string" calcext:value-type="string">
            <text:p>\ \ \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9"/>
          <table:table-cell office:value-type="string" calcext:value-type="string">
            <text:p>\ \ \ 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TORM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0"/>
          <table:table-cell office:value-type="string" calcext:value-type="string">
            <text:p>\ \ \ 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IC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1"/>
          <table:table-cell office:value-type="string" calcext:value-type="string">
            <text:p>\ \ \ 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ET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N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 table:number-columns-repeated="36" office:value-type="float" office:value="0" calcext:value-type="float">
            <text:p>0</text:p>
          </table:table-cell>
          <table:table-cell/>
          <table:table-cell table:number-columns-repeated="2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CO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 table:number-columns-repeated="71"/>
        </table:table-row>
        <table:table-row table:style-name="ro1">
          <table:table-cell/>
          <table:table-cell office:value-type="string" calcext:value-type="string">
            <text:p>NEO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\ \ \ 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ZE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LR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68"/>
        </table:table-row>
        <table:table-row table:style-name="ro1">
          <table:table-cell/>
          <table:table-cell office:value-type="string" calcext:value-type="string">
            <text:p>APP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67"/>
        </table:table-row>
        <table:table-row table:style-name="ro1">
          <table:table-cell/>
          <table:table-cell office:value-type="string" calcext:value-type="string">
            <text:p>REP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66"/>
        </table:table-row>
        <table:table-row table:style-name="ro1">
          <table:table-cell/>
          <table:table-cell office:value-type="string" calcext:value-type="string">
            <text:p>VE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ADA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F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REQ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TORJ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IC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MTH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XZ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LOOM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GX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MTL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YOYO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BN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USDT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QL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DA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DASH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NANO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EDO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WAVE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AD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AMB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XRP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UEL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29"/>
          <table:table-cell office:value-type="string" calcext:value-type="string">
            <text:p>\ \ \ 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WPR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30"/>
          <table:table-cell office:value-type="string" calcext:value-type="string">
            <text:p>\ \ \ 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TR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31"/>
          <table:table-cell office:value-type="string" calcext:value-type="string">
            <text:p>\ \ \ 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LSK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HSR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33"/>
          <table:table-cell office:value-type="string" calcext:value-type="string">
            <text:p>\ \ \ 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NUL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34"/>
          <table:table-cell office:value-type="string" calcext:value-type="string">
            <text:p>\ \ \ 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35"/>
          <table:table-cell office:value-type="string" calcext:value-type="string">
            <text:p>\ \ \ 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71"/>
          <table:table-cell office:value-type="string" calcext:value-type="string">
            <text:p>\ \ \ 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WABI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37"/>
          <table:table-cell office:value-type="string" calcext:value-type="string">
            <text:p>\ \ \ 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STRA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39"/>
          <table:table-cell office:value-type="string" calcext:value-type="string">
            <text:p>\ \ \ 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0"/>
          <table:table-cell office:value-type="string" calcext:value-type="string">
            <text:p>\ \ \ 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ENJ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1"/>
          <table:table-cell office:value-type="string" calcext:value-type="string">
            <text:p>\ \ \ 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A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42"/>
          <table:table-cell office:value-type="string" calcext:value-type="string">
            <text:p>\ \ \ 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EV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3"/>
          <table:table-cell office:value-type="string" calcext:value-type="string">
            <text:p>\ \ \ 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OA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4"/>
          <table:table-cell office:value-type="string" calcext:value-type="string">
            <text:p>\ \ \ 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R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5"/>
          <table:table-cell office:value-type="string" calcext:value-type="string">
            <text:p>\ \ \ 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END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6"/>
          <table:table-cell office:value-type="string" calcext:value-type="string">
            <text:p>\ \ \ 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L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47"/>
          <table:table-cell office:value-type="string" calcext:value-type="string">
            <text:p>\ \ \ 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8"/>
          <table:table-cell office:value-type="string" calcext:value-type="string">
            <text:p>\ \ \ 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XLM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49"/>
          <table:table-cell office:value-type="string" calcext:value-type="string">
            <text:p>\ \ \ 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0"/>
          <table:table-cell office:value-type="string" calcext:value-type="string">
            <text:p>\ \ \ 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P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51"/>
          <table:table-cell office:value-type="string" calcext:value-type="string">
            <text:p>\ \ \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QTUM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OD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3"/>
          <table:table-cell office:value-type="string" calcext:value-type="string">
            <text:p>\ \ \ 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U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4"/>
          <table:table-cell office:value-type="string" calcext:value-type="string">
            <text:p>\ \ \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O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5"/>
          <table:table-cell office:value-type="string" calcext:value-type="string">
            <text:p>\ \ \ 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Q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6"/>
          <table:table-cell office:value-type="string" calcext:value-type="string">
            <text:p>\ \ \ 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NCASH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57"/>
          <table:table-cell office:value-type="string" calcext:value-type="string">
            <text:p>\ \ \ 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VIB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8"/>
          <table:table-cell office:value-type="string" calcext:value-type="string">
            <text:p>\ \ \ 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IA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59"/>
          <table:table-cell office:value-type="string" calcext:value-type="string">
            <text:p>\ \ \ 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60"/>
          <table:table-cell office:value-type="string" calcext:value-type="string">
            <text:p>\ \ \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A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61"/>
          <table:table-cell office:value-type="string" calcext:value-type="string">
            <text:p>\ \ \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RD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62"/>
          <table:table-cell office:value-type="string" calcext:value-type="string">
            <text:p>\ \ \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MR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63"/>
          <table:table-cell office:value-type="string" calcext:value-type="string">
            <text:p>\ \ \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L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64"/>
          <table:table-cell office:value-type="string" calcext:value-type="string">
            <text:p>\ \ \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DAX</text:p>
          </table:table-cell>
          <table:table-cell office:value-type="string" calcext:value-type="string">
            <text:p>BTC</text:p>
          </table:table-cell>
          <table:table-cell table:number-columns-repeated="127"/>
          <table:table-cell office:value-type="string" calcext:value-type="string">
            <text:p>\ \ \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UR</text:p>
          </table:table-cell>
          <table:table-cell table:number-columns-repeated="127"/>
          <table:table-cell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BP</text:p>
          </table:table-cell>
          <table:table-cell table:number-columns-repeated="127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\ \ \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H</text:p>
          </table:table-cell>
          <table:table-cell table:number-columns-repeated="127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\ \ \ 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D</text:p>
          </table:table-cell>
          <table:table-cell table:number-columns-repeated="127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table:number-columns-repeated="127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127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table_withdrawFees" table:style-name="ta1">
        <table:table-source xlink:type="simple" xlink:href="../../../../logs/table_withdrawFees.txt" table:table-name="table_withdrawFees" table:filter-name="Text - txt - csv (StarCalc)" table:filter-options="44,34,76,1,,0,false,false"/>
        <table:table-column table:style-name="co1" table:default-cell-style-name="Default"/>
        <table:table-column table:style-name="co2" table:default-cell-style-name="Default"/>
        <table:table-column table:style-name="co40" table:default-cell-style-name="Default"/>
        <table:table-column table:style-name="co5" table:number-columns-repeated="131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 calcext:value-type="string">
            <text:p>WithdrawFee</text:p>
          </table:table-cell>
          <table:table-cell/>
          <table:table-cell office:value-type="string" calcext:value-type="string">
            <text:p>Binance</text:p>
          </table:table-cell>
          <table:table-cell table:number-columns-repeated="126"/>
          <table:table-cell office:value-type="string" calcext:value-type="string">
            <text:p>GDAX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18-05-21T00:04:59.983</text:p>
          </table:table-cell>
          <table:table-cell/>
          <table:table-cell office:value-type="string" calcext:value-type="string">
            <text:p>XEM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XVG</text:p>
          </table:table-cell>
          <table:table-cell office:value-type="string" calcext:value-type="string">
            <text:p>TNB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STEEM</text:p>
          </table:table-cell>
          <table:table-cell office:value-type="string" calcext:value-type="string">
            <text:p>AION</text:p>
          </table:table-cell>
          <table:table-cell office:value-type="string" calcext:value-type="string">
            <text:p>BCPT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VIBE</text:p>
          </table:table-cell>
          <table:table-cell office:value-type="string" calcext:value-type="string">
            <text:p>DGD</text:p>
          </table:table-cell>
          <table:table-cell office:value-type="string" calcext:value-type="string">
            <text:p>ZRX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KMD</text:p>
          </table:table-cell>
          <table:table-cell office:value-type="string" calcext:value-type="string">
            <text:p>PO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IOS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CM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BTG</text:p>
          </table:table-cell>
          <table:table-cell office:value-type="string" calcext:value-type="string">
            <text:p>CND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TRIG</text:p>
          </table:table-cell>
          <table:table-cell office:value-type="string" calcext:value-type="string">
            <text:p>RCN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POWR</text:p>
          </table:table-cell>
          <table:table-cell office:value-type="string" calcext:value-type="string">
            <text:p>BTS</text:p>
          </table:table-cell>
          <table:table-cell office:value-type="string" calcext:value-type="string">
            <text:p>KNC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GNT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SNM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PPT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RDN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PIVX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SNGLS</text:p>
          </table:table-cell>
          <table:table-cell office:value-type="string" calcext:value-type="string">
            <text:p>NEBL</text:p>
          </table:table-cell>
          <table:table-cell office:value-type="string" calcext:value-type="string">
            <text:p>QSP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ICN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BNB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ZEC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APPC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STORJ</text:p>
          </table:table-cell>
          <table:table-cell office:value-type="string" calcext:value-type="string">
            <text:p>ICX</text:p>
          </table:table-cell>
          <table:table-cell office:value-type="string" calcext:value-type="string">
            <text:p>MTH</text:p>
          </table:table-cell>
          <table:table-cell office:value-type="string" calcext:value-type="string">
            <text:p>XZC</text:p>
          </table:table-cell>
          <table:table-cell office:value-type="string" calcext:value-type="string">
            <text:p>LOOM</text:p>
          </table:table-cell>
          <table:table-cell office:value-type="string" calcext:value-type="string">
            <text:p>GXS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YOYO</text:p>
          </table:table-cell>
          <table:table-cell office:value-type="string" calcext:value-type="string">
            <text:p>BNT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QLC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DO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ADX</text:p>
          </table:table-cell>
          <table:table-cell office:value-type="string" calcext:value-type="string">
            <text:p>AMB</text:p>
          </table:table-cell>
          <table:table-cell office:value-type="string" calcext:value-type="string">
            <text:p>XRP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PR</text:p>
          </table:table-cell>
          <table:table-cell office:value-type="string" calcext:value-type="string">
            <text:p>TRX</text:p>
          </table:table-cell>
          <table:table-cell office:value-type="string" calcext:value-type="string">
            <text:p>LSK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NUL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WABI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ENJ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EVX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GRS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DLT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PX</text:p>
          </table:table-cell>
          <table:table-cell office:value-type="string" calcext:value-type="string">
            <text:p>QTUM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BQX</text:p>
          </table:table-cell>
          <table:table-cell office:value-type="string" calcext:value-type="string">
            <text:p>NCASH</text:p>
          </table:table-cell>
          <table:table-cell office:value-type="string" calcext:value-type="string">
            <text:p>VIB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RD</text:p>
          </table:table-cell>
          <table:table-cell office:value-type="string" calcext:value-type="string">
            <text:p>XMR</text:p>
          </table:table-cell>
          <table:table-cell office:value-type="string" calcext:value-type="string">
            <text:p>ZIL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BCH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LTC</text:p>
          </table:table-cell>
        </table:table-row>
        <table:table-row table:style-name="ro1">
          <table:table-cell office:value-type="string" calcext:value-type="string">
            <text:p>Binance</text:p>
          </table:table-cell>
          <table:table-cell office:value-type="string" calcext:value-type="string">
            <text:p>XEM</text:p>
          </table:table-cell>
          <table:table-cell office:value-type="string" calcext:value-type="string">
            <text:p>\ \ \ </text:p>
          </table:table-cell>
          <table:table-cell table:number-columns-repeated="133"/>
        </table:table-row>
        <table:table-row table:style-name="ro1">
          <table:table-cell/>
          <table:table-cell office:value-type="string" calcext:value-type="string">
            <text:p>NAV</text:p>
          </table:table-cell>
          <table:table-cell/>
          <table:table-cell office:value-type="string" calcext:value-type="string">
            <text:p>\ \ \ </text:p>
          </table:table-cell>
          <table:table-cell table:number-columns-repeated="132"/>
        </table:table-row>
        <table:table-row table:style-name="ro1">
          <table:table-cell/>
          <table:table-cell office:value-type="string" calcext:value-type="string">
            <text:p>GTO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131"/>
        </table:table-row>
        <table:table-row table:style-name="ro1">
          <table:table-cell/>
          <table:table-cell office:value-type="string" calcext:value-type="string">
            <text:p>WTC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130"/>
        </table:table-row>
        <table:table-row table:style-name="ro1">
          <table:table-cell/>
          <table:table-cell office:value-type="string" calcext:value-type="string">
            <text:p>XVG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129"/>
        </table:table-row>
        <table:table-row table:style-name="ro1">
          <table:table-cell/>
          <table:table-cell office:value-type="string" calcext:value-type="string">
            <text:p>TNB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128"/>
        </table:table-row>
        <table:table-row table:style-name="ro1">
          <table:table-cell/>
          <table:table-cell office:value-type="string" calcext:value-type="string">
            <text:p>DNT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127"/>
        </table:table-row>
        <table:table-row table:style-name="ro1">
          <table:table-cell/>
          <table:table-cell office:value-type="string" calcext:value-type="string">
            <text:p>CDT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126"/>
        </table:table-row>
        <table:table-row table:style-name="ro1">
          <table:table-cell/>
          <table:table-cell office:value-type="string" calcext:value-type="string">
            <text:p>STEEM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125"/>
        </table:table-row>
        <table:table-row table:style-name="ro1">
          <table:table-cell/>
          <table:table-cell office:value-type="string" calcext:value-type="string">
            <text:p>AION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124"/>
        </table:table-row>
        <table:table-row table:style-name="ro1">
          <table:table-cell/>
          <table:table-cell office:value-type="string" calcext:value-type="string">
            <text:p>BCPT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123"/>
        </table:table-row>
        <table:table-row table:style-name="ro1">
          <table:table-cell/>
          <table:table-cell office:value-type="string" calcext:value-type="string">
            <text:p>TNT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122"/>
        </table:table-row>
        <table:table-row table:style-name="ro1">
          <table:table-cell/>
          <table:table-cell office:value-type="string" calcext:value-type="string">
            <text:p>VIBE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121"/>
        </table:table-row>
        <table:table-row table:style-name="ro1">
          <table:table-cell/>
          <table:table-cell office:value-type="string" calcext:value-type="string">
            <text:p>DGD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120"/>
        </table:table-row>
        <table:table-row table:style-name="ro1">
          <table:table-cell/>
          <table:table-cell office:value-type="string" calcext:value-type="string">
            <text:p>ZRX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119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118"/>
        </table:table-row>
        <table:table-row table:style-name="ro1">
          <table:table-cell/>
          <table:table-cell office:value-type="string" calcext:value-type="string">
            <text:p>BCD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117"/>
        </table:table-row>
        <table:table-row table:style-name="ro1">
          <table:table-cell/>
          <table:table-cell office:value-type="string" calcext:value-type="string">
            <text:p>BCC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KMD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115"/>
        </table:table-row>
        <table:table-row table:style-name="ro1">
          <table:table-cell/>
          <table:table-cell office:value-type="string" calcext:value-type="string">
            <text:p>POA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114"/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113"/>
        </table:table-row>
        <table:table-row table:style-name="ro1">
          <table:table-cell/>
          <table:table-cell office:value-type="string" calcext:value-type="string">
            <text:p>IOST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112"/>
        </table:table-row>
        <table:table-row table:style-name="ro1">
          <table:table-cell/>
          <table:table-cell office:value-type="string" calcext:value-type="string">
            <text:p>POE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111"/>
        </table:table-row>
        <table:table-row table:style-name="ro1">
          <table:table-cell/>
          <table:table-cell office:value-type="string" calcext:value-type="string">
            <text:p>OMG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110"/>
        </table:table-row>
        <table:table-row table:style-name="ro1">
          <table:table-cell/>
          <table:table-cell office:value-type="string" calcext:value-type="string">
            <text:p>CMT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109"/>
        </table:table-row>
        <table:table-row table:style-name="ro1">
          <table:table-cell/>
          <table:table-cell office:value-type="string" calcext:value-type="string">
            <text:p>BCN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108"/>
        </table:table-row>
        <table:table-row table:style-name="ro1">
          <table:table-cell/>
          <table:table-cell office:value-type="string" calcext:value-type="string">
            <text:p>BTC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 table:number-columns-repeated="100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OTA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table:number-columns-repeated="106"/>
        </table:table-row>
        <table:table-row table:style-name="ro1">
          <table:table-cell/>
          <table:table-cell office:value-type="string" calcext:value-type="string">
            <text:p>BTG</text:p>
          </table:table-cell>
          <table:table-cell table:number-columns-repeated="28"/>
          <table:table-cell office:value-type="string" calcext:value-type="string">
            <text:p>\ \ \ </text:p>
          </table:table-cell>
          <table:table-cell table:number-columns-repeated="105"/>
        </table:table-row>
        <table:table-row table:style-name="ro1">
          <table:table-cell/>
          <table:table-cell office:value-type="string" calcext:value-type="string">
            <text:p>CND</text:p>
          </table:table-cell>
          <table:table-cell table:number-columns-repeated="29"/>
          <table:table-cell office:value-type="string" calcext:value-type="string">
            <text:p>\ \ \ </text:p>
          </table:table-cell>
          <table:table-cell table:number-columns-repeated="104"/>
        </table:table-row>
        <table:table-row table:style-name="ro1">
          <table:table-cell/>
          <table:table-cell office:value-type="string" calcext:value-type="string">
            <text:p>ARK</text:p>
          </table:table-cell>
          <table:table-cell table:number-columns-repeated="30"/>
          <table:table-cell office:value-type="string" calcext:value-type="string">
            <text:p>\ \ \ </text:p>
          </table:table-cell>
          <table:table-cell table:number-columns-repeated="103"/>
        </table:table-row>
        <table:table-row table:style-name="ro1">
          <table:table-cell/>
          <table:table-cell office:value-type="string" calcext:value-type="string">
            <text:p>TRIG</text:p>
          </table:table-cell>
          <table:table-cell table:number-columns-repeated="31"/>
          <table:table-cell office:value-type="string" calcext:value-type="string">
            <text:p>\ \ \ </text:p>
          </table:table-cell>
          <table:table-cell table:number-columns-repeated="102"/>
        </table:table-row>
        <table:table-row table:style-name="ro1">
          <table:table-cell/>
          <table:table-cell office:value-type="string" calcext:value-type="string">
            <text:p>RCN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 table:number-columns-repeated="101"/>
        </table:table-row>
        <table:table-row table:style-name="ro1">
          <table:table-cell/>
          <table:table-cell office:value-type="string" calcext:value-type="string">
            <text:p>ARN</text:p>
          </table:table-cell>
          <table:table-cell table:number-columns-repeated="33"/>
          <table:table-cell office:value-type="string" calcext:value-type="string">
            <text:p>\ \ \ </text:p>
          </table:table-cell>
          <table:table-cell table:number-columns-repeated="100"/>
        </table:table-row>
        <table:table-row table:style-name="ro1">
          <table:table-cell/>
          <table:table-cell office:value-type="string" calcext:value-type="string">
            <text:p>POWR</text:p>
          </table:table-cell>
          <table:table-cell table:number-columns-repeated="34"/>
          <table:table-cell office:value-type="string" calcext:value-type="string">
            <text:p>\ \ \ </text:p>
          </table:table-cell>
          <table:table-cell table:number-columns-repeated="99"/>
        </table:table-row>
        <table:table-row table:style-name="ro1">
          <table:table-cell/>
          <table:table-cell office:value-type="string" calcext:value-type="string">
            <text:p>BTS</text:p>
          </table:table-cell>
          <table:table-cell table:number-columns-repeated="35"/>
          <table:table-cell office:value-type="string" calcext:value-type="string">
            <text:p>\ \ \ </text:p>
          </table:table-cell>
          <table:table-cell table:number-columns-repeated="98"/>
        </table:table-row>
        <table:table-row table:style-name="ro1">
          <table:table-cell/>
          <table:table-cell office:value-type="string" calcext:value-type="string">
            <text:p>KNC</text:p>
          </table:table-cell>
          <table:table-cell table:number-columns-repeated="36"/>
          <table:table-cell office:value-type="string" calcext:value-type="string">
            <text:p>\ \ \ </text:p>
          </table:table-cell>
          <table:table-cell table:number-columns-repeated="97"/>
        </table:table-row>
        <table:table-row table:style-name="ro1">
          <table:table-cell/>
          <table:table-cell office:value-type="string" calcext:value-type="string">
            <text:p>GVT</text:p>
          </table:table-cell>
          <table:table-cell table:number-columns-repeated="37"/>
          <table:table-cell office:value-type="string" calcext:value-type="string">
            <text:p>\ \ \ </text:p>
          </table:table-cell>
          <table:table-cell table:number-columns-repeated="96"/>
        </table:table-row>
        <table:table-row table:style-name="ro1">
          <table:table-cell/>
          <table:table-cell office:value-type="string" calcext:value-type="string">
            <text:p>WINGS</text:p>
          </table:table-cell>
          <table:table-cell table:number-columns-repeated="38"/>
          <table:table-cell office:value-type="string" calcext:value-type="string">
            <text:p>\ \ \ </text:p>
          </table:table-cell>
          <table:table-cell table:number-columns-repeated="95"/>
        </table:table-row>
        <table:table-row table:style-name="ro1">
          <table:table-cell/>
          <table:table-cell office:value-type="string" calcext:value-type="string">
            <text:p>CHAT</text:p>
          </table:table-cell>
          <table:table-cell table:number-columns-repeated="39"/>
          <table:table-cell office:value-type="string" calcext:value-type="string">
            <text:p>\ \ \ </text:p>
          </table:table-cell>
          <table:table-cell table:number-columns-repeated="94"/>
        </table:table-row>
        <table:table-row table:style-name="ro1">
          <table:table-cell/>
          <table:table-cell office:value-type="string" calcext:value-type="string">
            <text:p>RLC</text:p>
          </table:table-cell>
          <table:table-cell table:number-columns-repeated="40"/>
          <table:table-cell office:value-type="string" calcext:value-type="string">
            <text:p>\ \ \ </text:p>
          </table:table-cell>
          <table:table-cell table:number-columns-repeated="93"/>
        </table:table-row>
        <table:table-row table:style-name="ro1">
          <table:table-cell/>
          <table:table-cell office:value-type="string" calcext:value-type="string">
            <text:p>GNT</text:p>
          </table:table-cell>
          <table:table-cell table:number-columns-repeated="41"/>
          <table:table-cell office:value-type="string" calcext:value-type="string">
            <text:p>\ \ \ 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BLZ</text:p>
          </table:table-cell>
          <table:table-cell table:number-columns-repeated="42"/>
          <table:table-cell office:value-type="string" calcext:value-type="string">
            <text:p>\ \ \ </text:p>
          </table:table-cell>
          <table:table-cell table:number-columns-repeated="91"/>
        </table:table-row>
        <table:table-row table:style-name="ro1">
          <table:table-cell/>
          <table:table-cell office:value-type="string" calcext:value-type="string">
            <text:p>SNM</text:p>
          </table:table-cell>
          <table:table-cell table:number-columns-repeated="43"/>
          <table:table-cell office:value-type="string" calcext:value-type="string">
            <text:p>\ \ \ </text:p>
          </table:table-cell>
          <table:table-cell table:number-columns-repeated="90"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table:number-columns-repeated="44"/>
          <table:table-cell office:value-type="string" calcext:value-type="string">
            <text:p>\ \ \ </text:p>
          </table:table-cell>
          <table:table-cell table:number-columns-repeated="89"/>
        </table:table-row>
        <table:table-row table:style-name="ro1">
          <table:table-cell/>
          <table:table-cell office:value-type="string" calcext:value-type="string">
            <text:p>PPT</text:p>
          </table:table-cell>
          <table:table-cell table:number-columns-repeated="45"/>
          <table:table-cell office:value-type="string" calcext:value-type="string">
            <text:p>\ \ \ </text:p>
          </table:table-cell>
          <table:table-cell table:number-columns-repeated="88"/>
        </table:table-row>
        <table:table-row table:style-name="ro1">
          <table:table-cell/>
          <table:table-cell office:value-type="string" calcext:value-type="string">
            <text:p>SNT</text:p>
          </table:table-cell>
          <table:table-cell table:number-columns-repeated="46"/>
          <table:table-cell office:value-type="string" calcext:value-type="string">
            <text:p>\ \ \ </text:p>
          </table:table-cell>
          <table:table-cell table:number-columns-repeated="87"/>
        </table:table-row>
        <table:table-row table:style-name="ro1">
          <table:table-cell/>
          <table:table-cell office:value-type="string" calcext:value-type="string">
            <text:p>RDN</text:p>
          </table:table-cell>
          <table:table-cell table:number-columns-repeated="47"/>
          <table:table-cell office:value-type="string" calcext:value-type="string">
            <text:p>\ \ \ </text:p>
          </table:table-cell>
          <table:table-cell table:number-columns-repeated="86"/>
        </table:table-row>
        <table:table-row table:style-name="ro1">
          <table:table-cell/>
          <table:table-cell office:value-type="string" calcext:value-type="string">
            <text:p>FUN</text:p>
          </table:table-cell>
          <table:table-cell table:number-columns-repeated="48"/>
          <table:table-cell office:value-type="string" calcext:value-type="string">
            <text:p>\ \ \ </text:p>
          </table:table-cell>
          <table:table-cell table:number-columns-repeated="85"/>
        </table:table-row>
        <table:table-row table:style-name="ro1">
          <table:table-cell/>
          <table:table-cell office:value-type="string" calcext:value-type="string">
            <text:p>PIVX</text:p>
          </table:table-cell>
          <table:table-cell table:number-columns-repeated="49"/>
          <table:table-cell office:value-type="string" calcext:value-type="string">
            <text:p>\ \ \ </text:p>
          </table:table-cell>
          <table:table-cell table:number-columns-repeated="84"/>
        </table:table-row>
        <table:table-row table:style-name="ro1">
          <table:table-cell/>
          <table:table-cell office:value-type="string" calcext:value-type="string">
            <text:p>AST</text:p>
          </table:table-cell>
          <table:table-cell table:number-columns-repeated="50"/>
          <table:table-cell office:value-type="string" calcext:value-type="string">
            <text:p>\ \ \ </text:p>
          </table:table-cell>
          <table:table-cell table:number-columns-repeated="83"/>
        </table:table-row>
        <table:table-row table:style-name="ro1">
          <table:table-cell/>
          <table:table-cell office:value-type="string" calcext:value-type="string">
            <text:p>CLOAK</text:p>
          </table:table-cell>
          <table:table-cell table:number-columns-repeated="51"/>
          <table:table-cell office:value-type="string" calcext:value-type="string">
            <text:p>\ \ \ </text:p>
          </table:table-cell>
          <table:table-cell table:number-columns-repeated="82"/>
        </table:table-row>
        <table:table-row table:style-name="ro1">
          <table:table-cell/>
          <table:table-cell office:value-type="string" calcext:value-type="string">
            <text:p>MANA</text:p>
          </table:table-cell>
          <table:table-cell table:number-columns-repeated="52"/>
          <table:table-cell office:value-type="string" calcext:value-type="string">
            <text:p>\ \ \ </text:p>
          </table:table-cell>
          <table:table-cell table:number-columns-repeated="81"/>
        </table:table-row>
        <table:table-row table:style-name="ro1">
          <table:table-cell/>
          <table:table-cell office:value-type="string" calcext:value-type="string">
            <text:p>SNGLS</text:p>
          </table:table-cell>
          <table:table-cell table:number-columns-repeated="53"/>
          <table:table-cell office:value-type="string" calcext:value-type="string">
            <text:p>\ \ \ </text:p>
          </table:table-cell>
          <table:table-cell table:number-columns-repeated="80"/>
        </table:table-row>
        <table:table-row table:style-name="ro1">
          <table:table-cell/>
          <table:table-cell office:value-type="string" calcext:value-type="string">
            <text:p>NEBL</text:p>
          </table:table-cell>
          <table:table-cell table:number-columns-repeated="54"/>
          <table:table-cell office:value-type="string" calcext:value-type="string">
            <text:p>\ \ \ </text:p>
          </table:table-cell>
          <table:table-cell table:number-columns-repeated="79"/>
        </table:table-row>
        <table:table-row table:style-name="ro1">
          <table:table-cell/>
          <table:table-cell office:value-type="string" calcext:value-type="string">
            <text:p>QSP</text:p>
          </table:table-cell>
          <table:table-cell table:number-columns-repeated="55"/>
          <table:table-cell office:value-type="string" calcext:value-type="string">
            <text:p>\ \ \ </text:p>
          </table:table-cell>
          <table:table-cell table:number-columns-repeated="78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table:number-columns-repeated="56"/>
          <table:table-cell office:value-type="string" calcext:value-type="string">
            <text:p>\ \ \ </text:p>
          </table:table-cell>
          <table:table-cell table:number-columns-repeated="77"/>
        </table:table-row>
        <table:table-row table:style-name="ro1">
          <table:table-cell/>
          <table:table-cell office:value-type="string" calcext:value-type="string">
            <text:p>STORM</text:p>
          </table:table-cell>
          <table:table-cell table:number-columns-repeated="57"/>
          <table:table-cell office:value-type="string" calcext:value-type="string">
            <text:p>\ \ \ 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ICN</text:p>
          </table:table-cell>
          <table:table-cell table:number-columns-repeated="58"/>
          <table:table-cell office:value-type="string" calcext:value-type="string">
            <text:p>\ \ \ </text:p>
          </table:table-cell>
          <table:table-cell table:number-columns-repeated="75"/>
        </table:table-row>
        <table:table-row table:style-name="ro1">
          <table:table-cell/>
          <table:table-cell office:value-type="string" calcext:value-type="string">
            <text:p>ETC</text:p>
          </table:table-cell>
          <table:table-cell table:number-columns-repeated="59"/>
          <table:table-cell office:value-type="string" calcext:value-type="string">
            <text:p>\ \ \ 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BNB</text:p>
          </table:table-cell>
          <table:table-cell table:number-columns-repeated="60"/>
          <table:table-cell office:value-type="string" calcext:value-type="string">
            <text:p>\ \ \ </text:p>
          </table:table-cell>
          <table:table-cell table:number-columns-repeated="73"/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table:number-columns-repeated="61"/>
          <table:table-cell office:value-type="string" calcext:value-type="string">
            <text:p>\ \ \ </text:p>
          </table:table-cell>
          <table:table-cell table:number-columns-repeated="7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O</text:p>
          </table:table-cell>
          <table:table-cell table:number-columns-repeated="62"/>
          <table:table-cell office:value-type="string" calcext:value-type="string">
            <text:p>\ \ \ </text:p>
          </table:table-cell>
          <table:table-cell table:number-columns-repeated="71"/>
        </table:table-row>
        <table:table-row table:style-name="ro1">
          <table:table-cell/>
          <table:table-cell office:value-type="string" calcext:value-type="string">
            <text:p>NEO</text:p>
          </table:table-cell>
          <table:table-cell table:number-columns-repeated="63"/>
          <table:table-cell office:value-type="string" calcext:value-type="string">
            <text:p>\ \ \ </text:p>
          </table:table-cell>
          <table:table-cell table:number-columns-repeated="70"/>
        </table:table-row>
        <table:table-row table:style-name="ro1">
          <table:table-cell/>
          <table:table-cell office:value-type="string" calcext:value-type="string">
            <text:p>ZEC</text:p>
          </table:table-cell>
          <table:table-cell table:number-columns-repeated="64"/>
          <table:table-cell office:value-type="string" calcext:value-type="string">
            <text:p>\ \ \ 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LRC</text:p>
          </table:table-cell>
          <table:table-cell table:number-columns-repeated="65"/>
          <table:table-cell office:value-type="string" calcext:value-type="string">
            <text:p>\ \ \ </text:p>
          </table:table-cell>
          <table:table-cell table:number-columns-repeated="68"/>
        </table:table-row>
        <table:table-row table:style-name="ro1">
          <table:table-cell/>
          <table:table-cell office:value-type="string" calcext:value-type="string">
            <text:p>APPC</text:p>
          </table:table-cell>
          <table:table-cell table:number-columns-repeated="66"/>
          <table:table-cell office:value-type="string" calcext:value-type="string">
            <text:p>\ \ \ </text:p>
          </table:table-cell>
          <table:table-cell table:number-columns-repeated="67"/>
        </table:table-row>
        <table:table-row table:style-name="ro1">
          <table:table-cell/>
          <table:table-cell office:value-type="string" calcext:value-type="string">
            <text:p>REP</text:p>
          </table:table-cell>
          <table:table-cell table:number-columns-repeated="67"/>
          <table:table-cell office:value-type="string" calcext:value-type="string">
            <text:p>\ \ \ </text:p>
          </table:table-cell>
          <table:table-cell table:number-columns-repeated="66"/>
        </table:table-row>
        <table:table-row table:style-name="ro1">
          <table:table-cell/>
          <table:table-cell office:value-type="string" calcext:value-type="string">
            <text:p>VEN</text:p>
          </table:table-cell>
          <table:table-cell table:number-columns-repeated="68"/>
          <table:table-cell office:value-type="string" calcext:value-type="string">
            <text:p>\ \ \ 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ADA</text:p>
          </table:table-cell>
          <table:table-cell table:number-columns-repeated="69"/>
          <table:table-cell office:value-type="string" calcext:value-type="string">
            <text:p>\ \ \ </text:p>
          </table:table-cell>
          <table:table-cell table:number-columns-repeated="64"/>
        </table:table-row>
        <table:table-row table:style-name="ro1">
          <table:table-cell/>
          <table:table-cell office:value-type="string" calcext:value-type="string">
            <text:p>ELF</text:p>
          </table:table-cell>
          <table:table-cell table:number-columns-repeated="70"/>
          <table:table-cell office:value-type="string" calcext:value-type="string">
            <text:p>\ \ \ 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REQ</text:p>
          </table:table-cell>
          <table:table-cell table:number-columns-repeated="71"/>
          <table:table-cell office:value-type="string" calcext:value-type="string">
            <text:p>\ \ \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TORJ</text:p>
          </table:table-cell>
          <table:table-cell table:number-columns-repeated="72"/>
          <table:table-cell office:value-type="string" calcext:value-type="string">
            <text:p>\ \ \ 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ICX</text:p>
          </table:table-cell>
          <table:table-cell table:number-columns-repeated="73"/>
          <table:table-cell office:value-type="string" calcext:value-type="string">
            <text:p>\ \ \ 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MTH</text:p>
          </table:table-cell>
          <table:table-cell table:number-columns-repeated="74"/>
          <table:table-cell office:value-type="string" calcext:value-type="string">
            <text:p>\ \ \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XZC</text:p>
          </table:table-cell>
          <table:table-cell table:number-columns-repeated="75"/>
          <table:table-cell office:value-type="string" calcext:value-type="string">
            <text:p>\ \ \ 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LOOM</text:p>
          </table:table-cell>
          <table:table-cell table:number-columns-repeated="76"/>
          <table:table-cell office:value-type="string" calcext:value-type="string">
            <text:p>\ \ \ 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GXS</text:p>
          </table:table-cell>
          <table:table-cell table:number-columns-repeated="77"/>
          <table:table-cell office:value-type="string" calcext:value-type="string">
            <text:p>\ \ \ 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MTL</text:p>
          </table:table-cell>
          <table:table-cell table:number-columns-repeated="78"/>
          <table:table-cell office:value-type="string" calcext:value-type="string">
            <text:p>\ \ \ 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YOYO</text:p>
          </table:table-cell>
          <table:table-cell table:number-columns-repeated="79"/>
          <table:table-cell office:value-type="string" calcext:value-type="string">
            <text:p>\ \ \ 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BNT</text:p>
          </table:table-cell>
          <table:table-cell table:number-columns-repeated="80"/>
          <table:table-cell office:value-type="string" calcext:value-type="string">
            <text:p>\ \ \ 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USDT</text:p>
          </table:table-cell>
          <table:table-cell table:number-columns-repeated="81"/>
          <table:table-cell office:value-type="string" calcext:value-type="string">
            <text:p>\ \ \ 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QLC</text:p>
          </table:table-cell>
          <table:table-cell table:number-columns-repeated="82"/>
          <table:table-cell office:value-type="string" calcext:value-type="string">
            <text:p>\ \ \ 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DA</text:p>
          </table:table-cell>
          <table:table-cell table:number-columns-repeated="83"/>
          <table:table-cell office:value-type="string" calcext:value-type="string">
            <text:p>\ \ \ 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DASH</text:p>
          </table:table-cell>
          <table:table-cell table:number-columns-repeated="84"/>
          <table:table-cell office:value-type="string" calcext:value-type="string">
            <text:p>\ \ \ 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NANO</text:p>
          </table:table-cell>
          <table:table-cell table:number-columns-repeated="85"/>
          <table:table-cell office:value-type="string" calcext:value-type="string">
            <text:p>\ \ \ 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EDO</text:p>
          </table:table-cell>
          <table:table-cell table:number-columns-repeated="86"/>
          <table:table-cell office:value-type="string" calcext:value-type="string">
            <text:p>\ \ \ 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WAVES</text:p>
          </table:table-cell>
          <table:table-cell table:number-columns-repeated="87"/>
          <table:table-cell office:value-type="string" calcext:value-type="string">
            <text:p>\ \ \ 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ADX</text:p>
          </table:table-cell>
          <table:table-cell table:number-columns-repeated="88"/>
          <table:table-cell office:value-type="string" calcext:value-type="string">
            <text:p>\ \ \ 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AMB</text:p>
          </table:table-cell>
          <table:table-cell table:number-columns-repeated="89"/>
          <table:table-cell office:value-type="string" calcext:value-type="string">
            <text:p>\ \ \ 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XRP</text:p>
          </table:table-cell>
          <table:table-cell table:number-columns-repeated="90"/>
          <table:table-cell office:value-type="string" calcext:value-type="string">
            <text:p>\ \ \ 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UEL</text:p>
          </table:table-cell>
          <table:table-cell table:number-columns-repeated="91"/>
          <table:table-cell office:value-type="string" calcext:value-type="string">
            <text:p>\ \ \ 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WPR</text:p>
          </table:table-cell>
          <table:table-cell table:number-columns-repeated="92"/>
          <table:table-cell office:value-type="string" calcext:value-type="string">
            <text:p>\ \ \ 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TRX</text:p>
          </table:table-cell>
          <table:table-cell table:number-columns-repeated="93"/>
          <table:table-cell office:value-type="string" calcext:value-type="string">
            <text:p>\ \ \ 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LSK</text:p>
          </table:table-cell>
          <table:table-cell table:number-columns-repeated="94"/>
          <table:table-cell office:value-type="string" calcext:value-type="string">
            <text:p>\ \ \ 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HSR</text:p>
          </table:table-cell>
          <table:table-cell table:number-columns-repeated="95"/>
          <table:table-cell office:value-type="string" calcext:value-type="string">
            <text:p>\ \ \ 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NULS</text:p>
          </table:table-cell>
          <table:table-cell table:number-columns-repeated="96"/>
          <table:table-cell office:value-type="string" calcext:value-type="string">
            <text:p>\ \ \ 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table:number-columns-repeated="97"/>
          <table:table-cell office:value-type="string" calcext:value-type="string">
            <text:p>\ \ \ 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table:number-columns-repeated="98"/>
          <table:table-cell office:value-type="string" calcext:value-type="string">
            <text:p>\ \ \ 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WABI</text:p>
          </table:table-cell>
          <table:table-cell table:number-columns-repeated="99"/>
          <table:table-cell office:value-type="string" calcext:value-type="string">
            <text:p>\ \ \ 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100"/>
          <table:table-cell office:value-type="string" calcext:value-type="string">
            <text:p>\ \ \ </text:p>
          </table:table-cell>
          <table:table-cell table:number-columns-repeated="3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AT</text:p>
          </table:table-cell>
          <table:table-cell table:number-columns-repeated="101"/>
          <table:table-cell office:value-type="string" calcext:value-type="string">
            <text:p>\ \ \ 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102"/>
          <table:table-cell office:value-type="string" calcext:value-type="string">
            <text:p>\ \ \ 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ENJ</text:p>
          </table:table-cell>
          <table:table-cell table:number-columns-repeated="103"/>
          <table:table-cell office:value-type="string" calcext:value-type="string">
            <text:p>\ \ \ 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AN</text:p>
          </table:table-cell>
          <table:table-cell table:number-columns-repeated="104"/>
          <table:table-cell office:value-type="string" calcext:value-type="string">
            <text:p>\ \ \ 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EVX</text:p>
          </table:table-cell>
          <table:table-cell table:number-columns-repeated="105"/>
          <table:table-cell office:value-type="string" calcext:value-type="string">
            <text:p>\ \ \ 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OAX</text:p>
          </table:table-cell>
          <table:table-cell table:number-columns-repeated="106"/>
          <table:table-cell office:value-type="string" calcext:value-type="string">
            <text:p>\ \ \ 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RS</text:p>
          </table:table-cell>
          <table:table-cell table:number-columns-repeated="107"/>
          <table:table-cell office:value-type="string" calcext:value-type="string">
            <text:p>\ \ \ 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END</text:p>
          </table:table-cell>
          <table:table-cell table:number-columns-repeated="108"/>
          <table:table-cell office:value-type="string" calcext:value-type="string">
            <text:p>\ \ \ 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LT</text:p>
          </table:table-cell>
          <table:table-cell table:number-columns-repeated="109"/>
          <table:table-cell office:value-type="string" calcext:value-type="string">
            <text:p>\ \ \ 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table:number-columns-repeated="110"/>
          <table:table-cell office:value-type="string" calcext:value-type="string">
            <text:p>\ \ \ 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XLM</text:p>
          </table:table-cell>
          <table:table-cell table:number-columns-repeated="111"/>
          <table:table-cell office:value-type="string" calcext:value-type="string">
            <text:p>\ \ \ 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table:number-columns-repeated="112"/>
          <table:table-cell office:value-type="string" calcext:value-type="string">
            <text:p>\ \ \ 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PX</text:p>
          </table:table-cell>
          <table:table-cell table:number-columns-repeated="113"/>
          <table:table-cell office:value-type="string" calcext:value-type="string">
            <text:p>\ \ \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QTUM</text:p>
          </table:table-cell>
          <table:table-cell table:number-columns-repeated="114"/>
          <table:table-cell office:value-type="string" calcext:value-type="string">
            <text:p>\ \ \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OD</text:p>
          </table:table-cell>
          <table:table-cell table:number-columns-repeated="115"/>
          <table:table-cell office:value-type="string" calcext:value-type="string">
            <text:p>\ \ \ 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UN</text:p>
          </table:table-cell>
          <table:table-cell table:number-columns-repeated="116"/>
          <table:table-cell office:value-type="string" calcext:value-type="string">
            <text:p>\ \ \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OS</text:p>
          </table:table-cell>
          <table:table-cell table:number-columns-repeated="117"/>
          <table:table-cell office:value-type="string" calcext:value-type="string">
            <text:p>\ \ \ 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QX</text:p>
          </table:table-cell>
          <table:table-cell table:number-columns-repeated="118"/>
          <table:table-cell office:value-type="string" calcext:value-type="string">
            <text:p>\ \ \ 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NCASH</text:p>
          </table:table-cell>
          <table:table-cell table:number-columns-repeated="119"/>
          <table:table-cell office:value-type="string" calcext:value-type="string">
            <text:p>\ \ \ 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VIB</text:p>
          </table:table-cell>
          <table:table-cell table:number-columns-repeated="120"/>
          <table:table-cell office:value-type="string" calcext:value-type="string">
            <text:p>\ \ \ 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IA</text:p>
          </table:table-cell>
          <table:table-cell table:number-columns-repeated="121"/>
          <table:table-cell office:value-type="string" calcext:value-type="string">
            <text:p>\ \ \ 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table:number-columns-repeated="122"/>
          <table:table-cell office:value-type="string" calcext:value-type="string">
            <text:p>\ \ \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AT</text:p>
          </table:table-cell>
          <table:table-cell table:number-columns-repeated="123"/>
          <table:table-cell office:value-type="string" calcext:value-type="string">
            <text:p>\ \ \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RD</text:p>
          </table:table-cell>
          <table:table-cell table:number-columns-repeated="124"/>
          <table:table-cell office:value-type="string" calcext:value-type="string">
            <text:p>\ \ \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MR</text:p>
          </table:table-cell>
          <table:table-cell table:number-columns-repeated="125"/>
          <table:table-cell office:value-type="string" calcext:value-type="string">
            <text:p>\ \ \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L</text:p>
          </table:table-cell>
          <table:table-cell table:number-columns-repeated="126"/>
          <table:table-cell office:value-type="string" calcext:value-type="string">
            <text:p>\ \ \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DAX</text:p>
          </table:table-cell>
          <table:table-cell office:value-type="string" calcext:value-type="string">
            <text:p>BT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00"/>
          <table:table-cell office:value-type="string" calcext:value-type="string">
            <text:p>\ \ \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UR</text:p>
          </table:table-cell>
          <table:table-cell table:number-columns-repeated="128"/>
          <table:table-cell office:value-type="string" calcext:value-type="string">
            <text:p>\ \ \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BP</text:p>
          </table:table-cell>
          <table:table-cell table:number-columns-repeated="129"/>
          <table:table-cell office:value-type="string" calcext:value-type="string">
            <text:p>\ \ \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H</text:p>
          </table:table-cell>
          <table:table-cell table:number-columns-repeated="130"/>
          <table:table-cell office:value-type="string" calcext:value-type="string">
            <text:p>\ \ \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D</text:p>
          </table:table-cell>
          <table:table-cell table:number-columns-repeated="131"/>
          <table:table-cell office:value-type="string" calcext:value-type="string">
            <text:p>\ \ \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table:number-columns-repeated="61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100"/>
          <table:table-cell office:value-type="float" office:value="0" calcext:value-type="float">
            <text:p>0</text:p>
          </table:table-cell>
          <table:table-cell table:number-columns-repeated="33"/>
        </table:table-row>
      </table:table>
      <table:table table:name="table_residuals" table:style-name="ta1">
        <table:table-source xlink:type="simple" xlink:href="../../../../logs/table_residuals.txt" table:table-name="table_residuals" table:filter-name="Text - txt - csv (StarCalc)" table:filter-options="44,34,76,1,,0,false,false"/>
        <table:table-column table:style-name="co1" table:default-cell-style-name="Default"/>
        <table:table-column table:style-name="co2" table:default-cell-style-name="Default"/>
        <table:table-column table:style-name="co40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9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9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6" table:default-cell-style-name="Default"/>
        <table:table-column table:style-name="co2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 calcext:value-type="string">
            <text:p>Residual</text:p>
          </table:table-cell>
          <table:table-cell/>
          <table:table-cell office:value-type="string" calcext:value-type="string">
            <text:p>Binance</text:p>
          </table:table-cell>
          <table:table-cell table:number-columns-repeated="126"/>
          <table:table-cell office:value-type="string" calcext:value-type="string">
            <text:p>GDAX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18-05-21T00:04:59.983</text:p>
          </table:table-cell>
          <table:table-cell/>
          <table:table-cell office:value-type="string" calcext:value-type="string">
            <text:p>XEM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XVG</text:p>
          </table:table-cell>
          <table:table-cell office:value-type="string" calcext:value-type="string">
            <text:p>TNB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STEEM</text:p>
          </table:table-cell>
          <table:table-cell office:value-type="string" calcext:value-type="string">
            <text:p>AION</text:p>
          </table:table-cell>
          <table:table-cell office:value-type="string" calcext:value-type="string">
            <text:p>BCPT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VIBE</text:p>
          </table:table-cell>
          <table:table-cell office:value-type="string" calcext:value-type="string">
            <text:p>DGD</text:p>
          </table:table-cell>
          <table:table-cell office:value-type="string" calcext:value-type="string">
            <text:p>ZRX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KMD</text:p>
          </table:table-cell>
          <table:table-cell office:value-type="string" calcext:value-type="string">
            <text:p>PO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IOS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CM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BTG</text:p>
          </table:table-cell>
          <table:table-cell office:value-type="string" calcext:value-type="string">
            <text:p>CND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TRIG</text:p>
          </table:table-cell>
          <table:table-cell office:value-type="string" calcext:value-type="string">
            <text:p>RCN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POWR</text:p>
          </table:table-cell>
          <table:table-cell office:value-type="string" calcext:value-type="string">
            <text:p>BTS</text:p>
          </table:table-cell>
          <table:table-cell office:value-type="string" calcext:value-type="string">
            <text:p>KNC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GNT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SNM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PPT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RDN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PIVX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SNGLS</text:p>
          </table:table-cell>
          <table:table-cell office:value-type="string" calcext:value-type="string">
            <text:p>NEBL</text:p>
          </table:table-cell>
          <table:table-cell office:value-type="string" calcext:value-type="string">
            <text:p>QSP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ICN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BNB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ZEC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APPC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STORJ</text:p>
          </table:table-cell>
          <table:table-cell office:value-type="string" calcext:value-type="string">
            <text:p>ICX</text:p>
          </table:table-cell>
          <table:table-cell office:value-type="string" calcext:value-type="string">
            <text:p>MTH</text:p>
          </table:table-cell>
          <table:table-cell office:value-type="string" calcext:value-type="string">
            <text:p>XZC</text:p>
          </table:table-cell>
          <table:table-cell office:value-type="string" calcext:value-type="string">
            <text:p>LOOM</text:p>
          </table:table-cell>
          <table:table-cell office:value-type="string" calcext:value-type="string">
            <text:p>GXS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YOYO</text:p>
          </table:table-cell>
          <table:table-cell office:value-type="string" calcext:value-type="string">
            <text:p>BNT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QLC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DO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ADX</text:p>
          </table:table-cell>
          <table:table-cell office:value-type="string" calcext:value-type="string">
            <text:p>AMB</text:p>
          </table:table-cell>
          <table:table-cell office:value-type="string" calcext:value-type="string">
            <text:p>XRP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PR</text:p>
          </table:table-cell>
          <table:table-cell office:value-type="string" calcext:value-type="string">
            <text:p>TRX</text:p>
          </table:table-cell>
          <table:table-cell office:value-type="string" calcext:value-type="string">
            <text:p>LSK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NUL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WABI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ENJ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EVX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GRS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DLT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PX</text:p>
          </table:table-cell>
          <table:table-cell office:value-type="string" calcext:value-type="string">
            <text:p>QTUM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BQX</text:p>
          </table:table-cell>
          <table:table-cell office:value-type="string" calcext:value-type="string">
            <text:p>NCASH</text:p>
          </table:table-cell>
          <table:table-cell office:value-type="string" calcext:value-type="string">
            <text:p>VIB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RD</text:p>
          </table:table-cell>
          <table:table-cell office:value-type="string" calcext:value-type="string">
            <text:p>XMR</text:p>
          </table:table-cell>
          <table:table-cell office:value-type="string" calcext:value-type="string">
            <text:p>ZIL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BCH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LTC</text:p>
          </table:table-cell>
        </table:table-row>
        <table:table-row table:style-name="ro1">
          <table:table-cell office:value-type="string" calcext:value-type="string">
            <text:p>Binance</text:p>
          </table:table-cell>
          <table:table-cell office:value-type="string" calcext:value-type="string">
            <text:p>XEM</text:p>
          </table:table-cell>
          <table:table-cell office:value-type="string" calcext:value-type="string">
            <text:p>\ \ \ </text:p>
          </table:table-cell>
          <table:table-cell table:number-columns-repeated="25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NAV</text:p>
          </table:table-cell>
          <table:table-cell/>
          <table:table-cell office:value-type="string" calcext:value-type="string">
            <text:p>\ \ \ </text:p>
          </table:table-cell>
          <table:table-cell table:number-columns-repeated="24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GTO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23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WTC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22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XVG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21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TNB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20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DNT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19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DT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18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TEEM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17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ION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16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PT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15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TNT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14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VIBE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13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DGD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12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ZRX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11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10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D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9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C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19"/>
          <table:table-cell office:value-type="float" office:value="8598.96" calcext:value-type="float">
            <text:p>8598.96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MD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7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OA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6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5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IOST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4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OE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3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OMG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2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MT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N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TC</text:p>
          </table:table-cell>
          <table:table-cell office:value-type="float" office:value="26870" calcext:value-type="float">
            <text:p>26870</text:p>
          </table:table-cell>
          <table:table-cell office:value-type="float" office:value="7388.2" calcext:value-type="float">
            <text:p>7388.2</text:p>
          </table:table-cell>
          <table:table-cell office:value-type="float" office:value="26380" calcext:value-type="float">
            <text:p>26380</text:p>
          </table:table-cell>
          <table:table-cell office:value-type="float" office:value="684.704" calcext:value-type="float">
            <text:p>684.704</text:p>
          </table:table-cell>
          <table:table-cell office:value-type="float" office:value="153720" calcext:value-type="float">
            <text:p>153720</text:p>
          </table:table-cell>
          <table:table-cell office:value-type="float" office:value="181000" calcext:value-type="float">
            <text:p>181000</text:p>
          </table:table-cell>
          <table:table-cell office:value-type="float" office:value="99717.6" calcext:value-type="float">
            <text:p>99717.6</text:p>
          </table:table-cell>
          <table:table-cell office:value-type="float" office:value="162000" calcext:value-type="float">
            <text:p>162000</text:p>
          </table:table-cell>
          <table:table-cell office:value-type="float" office:value="2824.86" calcext:value-type="float">
            <text:p>2824.86</text:p>
          </table:table-cell>
          <table:table-cell office:value-type="float" office:value="3342.624" calcext:value-type="float">
            <text:p>3342.624</text:p>
          </table:table-cell>
          <table:table-cell office:value-type="float" office:value="19682.4" calcext:value-type="float">
            <text:p>19682.4</text:p>
          </table:table-cell>
          <table:table-cell office:value-type="float" office:value="84441.6" calcext:value-type="float">
            <text:p>84441.6</text:p>
          </table:table-cell>
          <table:table-cell office:value-type="float" office:value="40410" calcext:value-type="float">
            <text:p>40410</text:p>
          </table:table-cell>
          <table:table-cell office:value-type="float" office:value="44.26934" calcext:value-type="float">
            <text:p>44.26934</text:p>
          </table:table-cell>
          <table:table-cell office:value-type="float" office:value="6059.628" calcext:value-type="float">
            <text:p>6059.628</text:p>
          </table:table-cell>
          <table:table-cell office:value-type="float" office:value="15720" calcext:value-type="float">
            <text:p>15720</text:p>
          </table:table-cell>
          <table:table-cell office:value-type="float" office:value="336.364" calcext:value-type="float">
            <text:p>336.364</text:p>
          </table:table-cell>
          <table:table-cell office:value-type="float" office:value="6.7211833" calcext:value-type="float">
            <text:p>6.7211833</text:p>
          </table:table-cell>
          <table:table-cell office:value-type="float" office:value="2528.448" calcext:value-type="float">
            <text:p>2528.448</text:p>
          </table:table-cell>
          <table:table-cell office:value-type="float" office:value="16030.8" calcext:value-type="float">
            <text:p>16030.8</text:p>
          </table:table-cell>
          <table:table-cell office:value-type="float" office:value="2146.9" calcext:value-type="float">
            <text:p>2146.9</text:p>
          </table:table-cell>
          <table:table-cell office:value-type="float" office:value="163200" calcext:value-type="float">
            <text:p>163200</text:p>
          </table:table-cell>
          <table:table-cell office:value-type="float" office:value="219000" calcext:value-type="float">
            <text:p>219000</text:p>
          </table:table-cell>
          <table:table-cell office:value-type="float" office:value="656.16792" calcext:value-type="float">
            <text:p>656.16792</text:p>
          </table:table-cell>
          <table:table-cell office:value-type="float" office:value="28982.4" calcext:value-type="float">
            <text:p>28982.4</text:p>
          </table:table-cell>
          <table:table-cell office:value-type="float" office:value="916080" calcext:value-type="float">
            <text:p>916080</text:p>
          </table:table-cell>
          <table:table-cell office:value-type="string" calcext:value-type="string">
            <text:p>\ \ \ </text:p>
          </table:table-cell>
          <table:table-cell office:value-type="float" office:value="4719.3" calcext:value-type="float">
            <text:p>4719.3</text:p>
          </table:table-cell>
          <table:table-cell office:value-type="float" office:value="154.373" calcext:value-type="float">
            <text:p>154.373</text:p>
          </table:table-cell>
          <table:table-cell office:value-type="float" office:value="110046.789" calcext:value-type="float">
            <text:p>110046.789</text:p>
          </table:table-cell>
          <table:table-cell office:value-type="float" office:value="2811" calcext:value-type="float">
            <text:p>2811</text:p>
          </table:table-cell>
          <table:table-cell office:value-type="float" office:value="8489.9" calcext:value-type="float">
            <text:p>8489.9</text:p>
          </table:table-cell>
          <table:table-cell office:value-type="float" office:value="74761.2" calcext:value-type="float">
            <text:p>74761.2</text:p>
          </table:table-cell>
          <table:table-cell office:value-type="float" office:value="6656.7" calcext:value-type="float">
            <text:p>6656.7</text:p>
          </table:table-cell>
          <table:table-cell office:value-type="float" office:value="20570" calcext:value-type="float">
            <text:p>20570</text:p>
          </table:table-cell>
          <table:table-cell office:value-type="float" office:value="32690" calcext:value-type="float">
            <text:p>32690</text:p>
          </table:table-cell>
          <table:table-cell office:value-type="float" office:value="4662.372" calcext:value-type="float">
            <text:p>4662.372</text:p>
          </table:table-cell>
          <table:table-cell office:value-type="float" office:value="461.91156" calcext:value-type="float">
            <text:p>461.91156</text:p>
          </table:table-cell>
          <table:table-cell office:value-type="float" office:value="17160" calcext:value-type="float">
            <text:p>17160</text:p>
          </table:table-cell>
          <table:table-cell office:value-type="float" office:value="85088.4" calcext:value-type="float">
            <text:p>85088.4</text:p>
          </table:table-cell>
          <table:table-cell office:value-type="float" office:value="4109.592" calcext:value-type="float">
            <text:p>4109.592</text:p>
          </table:table-cell>
          <table:table-cell office:value-type="float" office:value="15762" calcext:value-type="float">
            <text:p>15762</text:p>
          </table:table-cell>
          <table:table-cell office:value-type="float" office:value="15530" calcext:value-type="float">
            <text:p>15530</text:p>
          </table:table-cell>
          <table:table-cell office:value-type="float" office:value="30340" calcext:value-type="float">
            <text:p>30340</text:p>
          </table:table-cell>
          <table:table-cell office:value-type="float" office:value="1035.28596" calcext:value-type="float">
            <text:p>1035.28596</text:p>
          </table:table-cell>
          <table:table-cell office:value-type="float" office:value="491.0586" calcext:value-type="float">
            <text:p>491.0586</text:p>
          </table:table-cell>
          <table:table-cell office:value-type="float" office:value="72080" calcext:value-type="float">
            <text:p>72080</text:p>
          </table:table-cell>
          <table:table-cell office:value-type="float" office:value="4956.624" calcext:value-type="float">
            <text:p>4956.624</text:p>
          </table:table-cell>
          <table:table-cell office:value-type="float" office:value="180000" calcext:value-type="float">
            <text:p>180000</text:p>
          </table:table-cell>
          <table:table-cell office:value-type="float" office:value="1769.8" calcext:value-type="float">
            <text:p>1769.8</text:p>
          </table:table-cell>
          <table:table-cell office:value-type="float" office:value="20510" calcext:value-type="float">
            <text:p>20510</text:p>
          </table:table-cell>
          <table:table-cell office:value-type="float" office:value="775.369" calcext:value-type="float">
            <text:p>775.369</text:p>
          </table:table-cell>
          <table:table-cell office:value-type="float" office:value="68434.8" calcext:value-type="float">
            <text:p>68434.8</text:p>
          </table:table-cell>
          <table:table-cell office:value-type="float" office:value="102000" calcext:value-type="float">
            <text:p>102000</text:p>
          </table:table-cell>
          <table:table-cell office:value-type="float" office:value="821.444" calcext:value-type="float">
            <text:p>821.444</text:p>
          </table:table-cell>
          <table:table-cell office:value-type="float" office:value="38149.2" calcext:value-type="float">
            <text:p>38149.2</text:p>
          </table:table-cell>
          <table:table-cell office:value-type="float" office:value="3046.464" calcext:value-type="float">
            <text:p>3046.464</text:p>
          </table:table-cell>
          <table:table-cell office:value-type="float" office:value="188255.416" calcext:value-type="float">
            <text:p>188255.416</text:p>
          </table:table-cell>
          <table:table-cell office:value-type="float" office:value="7046.808" calcext:value-type="float">
            <text:p>7046.808</text:p>
          </table:table-cell>
          <table:table-cell office:value-type="float" office:value="474.681" calcext:value-type="float">
            <text:p>474.681</text:p>
          </table:table-cell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office:value-type="float" office:value="937.86636" calcext:value-type="float">
            <text:p>937.86636</text:p>
          </table:table-cell>
          <table:table-cell office:value-type="float" office:value="132.407" calcext:value-type="float">
            <text:p>132.407</text:p>
          </table:table-cell>
          <table:table-cell office:value-type="float" office:value="24.89187" calcext:value-type="float">
            <text:p>24.89187</text:p>
          </table:table-cell>
          <table:table-cell office:value-type="float" office:value="12860" calcext:value-type="float">
            <text:p>12860</text:p>
          </table:table-cell>
          <table:table-cell office:value-type="float" office:value="19215.6" calcext:value-type="float">
            <text:p>19215.6</text:p>
          </table:table-cell>
          <table:table-cell office:value-type="float" office:value="162.252" calcext:value-type="float">
            <text:p>162.252</text:p>
          </table:table-cell>
          <table:table-cell office:value-type="float" office:value="1952.4" calcext:value-type="float">
            <text:p>1952.4</text:p>
          </table:table-cell>
          <table:table-cell office:value-type="float" office:value="33360" calcext:value-type="float">
            <text:p>33360</text:p>
          </table:table-cell>
          <table:table-cell office:value-type="float" office:value="6493.2" calcext:value-type="float">
            <text:p>6493.2</text:p>
          </table:table-cell>
          <table:table-cell office:value-type="float" office:value="45460" calcext:value-type="float">
            <text:p>45460</text:p>
          </table:table-cell>
          <table:table-cell office:value-type="float" office:value="9278.6" calcext:value-type="float">
            <text:p>9278.6</text:p>
          </table:table-cell>
          <table:table-cell office:value-type="float" office:value="2410.128" calcext:value-type="float">
            <text:p>2410.128</text:p>
          </table:table-cell>
          <table:table-cell office:value-type="float" office:value="84745.2" calcext:value-type="float">
            <text:p>84745.2</text:p>
          </table:table-cell>
          <table:table-cell office:value-type="float" office:value="236.83584" calcext:value-type="float">
            <text:p>236.83584</text:p>
          </table:table-cell>
          <table:table-cell office:value-type="float" office:value="17123.94225" calcext:value-type="float">
            <text:p>17123.94225</text:p>
          </table:table-cell>
          <table:table-cell office:value-type="float" office:value="2398.2" calcext:value-type="float">
            <text:p>2398.2</text:p>
          </table:table-cell>
          <table:table-cell office:value-type="float" office:value="2287.2" calcext:value-type="float">
            <text:p>2287.2</text:p>
          </table:table-cell>
          <table:table-cell office:value-type="float" office:value="67934.4" calcext:value-type="float">
            <text:p>67934.4</text:p>
          </table:table-cell>
          <table:table-cell office:value-type="float" office:value="1780.416" calcext:value-type="float">
            <text:p>1780.416</text:p>
          </table:table-cell>
          <table:table-cell office:value-type="float" office:value="8598.96" calcext:value-type="float">
            <text:p>8598.96</text:p>
          </table:table-cell>
          <table:table-cell office:value-type="float" office:value="52080" calcext:value-type="float">
            <text:p>52080</text:p>
          </table:table-cell>
          <table:table-cell office:value-type="float" office:value="8785.416" calcext:value-type="float">
            <text:p>8785.416</text:p>
          </table:table-cell>
          <table:table-cell office:value-type="float" office:value="21.2973648" calcext:value-type="float">
            <text:p>21.2973648</text:p>
          </table:table-cell>
          <table:table-cell office:value-type="float" office:value="1491.7" calcext:value-type="float">
            <text:p>1491.7</text:p>
          </table:table-cell>
          <table:table-cell office:value-type="float" office:value="4654.7" calcext:value-type="float">
            <text:p>4654.7</text:p>
          </table:table-cell>
          <table:table-cell office:value-type="float" office:value="1432.1" calcext:value-type="float">
            <text:p>1432.1</text:p>
          </table:table-cell>
          <table:table-cell office:value-type="float" office:value="10730" calcext:value-type="float">
            <text:p>10730</text:p>
          </table:table-cell>
          <table:table-cell office:value-type="float" office:value="17600" calcext:value-type="float">
            <text:p>17600</text:p>
          </table:table-cell>
          <table:table-cell office:value-type="float" office:value="12310.8" calcext:value-type="float">
            <text:p>12310.8</text:p>
          </table:table-cell>
          <table:table-cell office:value-type="float" office:value="124000" calcext:value-type="float">
            <text:p>124000</text:p>
          </table:table-cell>
          <table:table-cell office:value-type="float" office:value="81427.2" calcext:value-type="float">
            <text:p>81427.2</text:p>
          </table:table-cell>
          <table:table-cell office:value-type="float" office:value="105282" calcext:value-type="float">
            <text:p>105282</text:p>
          </table:table-cell>
          <table:table-cell office:value-type="float" office:value="751.938" calcext:value-type="float">
            <text:p>751.938</text:p>
          </table:table-cell>
          <table:table-cell office:value-type="float" office:value="918.2736" calcext:value-type="float">
            <text:p>918.2736</text:p>
          </table:table-cell>
          <table:table-cell office:value-type="float" office:value="2106.6" calcext:value-type="float">
            <text:p>2106.6</text:p>
          </table:table-cell>
          <table:table-cell office:value-type="float" office:value="19355.09205" calcext:value-type="float">
            <text:p>19355.09205</text:p>
          </table:table-cell>
          <table:table-cell office:value-type="float" office:value="350.643" calcext:value-type="float">
            <text:p>350.643</text:p>
          </table:table-cell>
          <table:table-cell office:value-type="float" office:value="9038.1" calcext:value-type="float">
            <text:p>9038.1</text:p>
          </table:table-cell>
          <table:table-cell office:value-type="float" office:value="62.03049" calcext:value-type="float">
            <text:p>62.03049</text:p>
          </table:table-cell>
          <table:table-cell office:value-type="float" office:value="1453.8" calcext:value-type="float">
            <text:p>1453.8</text:p>
          </table:table-cell>
          <table:table-cell office:value-type="float" office:value="3596.7" calcext:value-type="float">
            <text:p>3596.7</text:p>
          </table:table-cell>
          <table:table-cell office:value-type="float" office:value="60548.4" calcext:value-type="float">
            <text:p>60548.4</text:p>
          </table:table-cell>
          <table:table-cell office:value-type="float" office:value="1418.772" calcext:value-type="float">
            <text:p>1418.772</text:p>
          </table:table-cell>
          <table:table-cell office:value-type="float" office:value="6239.6" calcext:value-type="float">
            <text:p>6239.6</text:p>
          </table:table-cell>
          <table:table-cell office:value-type="float" office:value="12470" calcext:value-type="float">
            <text:p>12470</text:p>
          </table:table-cell>
          <table:table-cell office:value-type="float" office:value="7041.756" calcext:value-type="float">
            <text:p>7041.756</text:p>
          </table:table-cell>
          <table:table-cell office:value-type="float" office:value="146040" calcext:value-type="float">
            <text:p>146040</text:p>
          </table:table-cell>
          <table:table-cell office:value-type="float" office:value="33030" calcext:value-type="float">
            <text:p>33030</text:p>
          </table:table-cell>
          <table:table-cell office:value-type="float" office:value="6319.116" calcext:value-type="float">
            <text:p>6319.116</text:p>
          </table:table-cell>
          <table:table-cell office:value-type="float" office:value="26280" calcext:value-type="float">
            <text:p>26280</text:p>
          </table:table-cell>
          <table:table-cell office:value-type="float" office:value="18950.4" calcext:value-type="float">
            <text:p>18950.4</text:p>
          </table:table-cell>
          <table:table-cell office:value-type="float" office:value="100849.2" calcext:value-type="float">
            <text:p>100849.2</text:p>
          </table:table-cell>
          <table:table-cell office:value-type="float" office:value="514.682" calcext:value-type="float">
            <text:p>514.682</text:p>
          </table:table-cell>
          <table:table-cell office:value-type="float" office:value="3526.1" calcext:value-type="float">
            <text:p>3526.1</text:p>
          </table:table-cell>
          <table:table-cell office:value-type="float" office:value="559.425" calcext:value-type="float">
            <text:p>559.425</text:p>
          </table:table-cell>
          <table:table-cell office:value-type="float" office:value="615.87" calcext:value-type="float">
            <text:p>615.87</text:p>
          </table:table-cell>
          <table:table-cell office:value-type="float" office:value="2909.088" calcext:value-type="float">
            <text:p>2909.088</text:p>
          </table:table-cell>
          <table:table-cell office:value-type="float" office:value="251520" calcext:value-type="float">
            <text:p>251520</text:p>
          </table:table-cell>
          <table:table-cell office:value-type="float" office:value="41198.4" calcext:value-type="float">
            <text:p>41198.4</text:p>
          </table:table-cell>
          <table:table-cell office:value-type="float" office:value="4220.892" calcext:value-type="float">
            <text:p>4220.892</text:p>
          </table:table-cell>
          <table:table-cell office:value-type="float" office:value="45800" calcext:value-type="float">
            <text:p>45800</text:p>
          </table:table-cell>
          <table:table-cell office:value-type="float" office:value="23403.16568" calcext:value-type="float">
            <text:p>23403.16568</text:p>
          </table:table-cell>
          <table:table-cell office:value-type="float" office:value="13020" calcext:value-type="float">
            <text:p>13020</text:p>
          </table:table-cell>
          <table:table-cell office:value-type="float" office:value="42.57488" calcext:value-type="float">
            <text:p>42.57488</text:p>
          </table:table-cell>
          <table:table-cell office:value-type="float" office:value="58351.2" calcext:value-type="float">
            <text:p>58351.2</text:p>
          </table:table-cell>
          <table:table-cell office:value-type="float" office:value="1.00626" calcext:value-type="float">
            <text:p>1.0062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OTA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office:value-type="string" calcext:value-type="string">
            <text:p>\ \ \ </text:p>
          </table:table-cell>
          <table:table-cell table:number-columns-repeated="32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TG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/>
          <table:table-cell office:value-type="string" calcext:value-type="string">
            <text:p>\ \ \ </text:p>
          </table:table-cell>
          <table:table-cell table:number-columns-repeated="32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ND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30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RK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30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TRIG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28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RCN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27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RN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27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OWR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25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TS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24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KNC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24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GVT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23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WINGS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22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HAT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21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RLC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19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GNT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18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LZ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17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NM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15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PT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15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NT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RDN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12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FUN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IVX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10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ST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LOAK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MANA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NGLS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NEBL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table:number-columns-repeated="5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QSP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28"/>
          <table:table-cell office:value-type="string" calcext:value-type="string">
            <text:p>\ \ \ </text:p>
          </table:table-cell>
          <table:table-cell table:number-columns-repeated="4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29"/>
          <table:table-cell office:value-type="string" calcext:value-type="string">
            <text:p>\ \ \ 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TORM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0"/>
          <table:table-cell office:value-type="string" calcext:value-type="string">
            <text:p>\ \ \ </text:p>
          </table:table-cell>
          <table:table-cell table:number-columns-repeated="2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ICN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1"/>
          <table:table-cell office:value-type="string" calcext:value-type="string">
            <text:p>\ \ \ 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ETC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NB</text:p>
          </table:table-cell>
          <table:table-cell office:value-type="float" office:value="26870" calcext:value-type="float">
            <text:p>26870</text:p>
          </table:table-cell>
          <table:table-cell office:value-type="float" office:value="7388.2" calcext:value-type="float">
            <text:p>7388.2</text:p>
          </table:table-cell>
          <table:table-cell office:value-type="float" office:value="26380" calcext:value-type="float">
            <text:p>26380</text:p>
          </table:table-cell>
          <table:table-cell office:value-type="float" office:value="684.704" calcext:value-type="float">
            <text:p>684.704</text:p>
          </table:table-cell>
          <table:table-cell table:number-columns-repeated="4"/>
          <table:table-cell office:value-type="float" office:value="2824.86" calcext:value-type="float">
            <text:p>2824.86</text:p>
          </table:table-cell>
          <table:table-cell office:value-type="float" office:value="3342.624" calcext:value-type="float">
            <text:p>3342.624</text:p>
          </table:table-cell>
          <table:table-cell office:value-type="float" office:value="19682.4" calcext:value-type="float">
            <text:p>19682.4</text:p>
          </table:table-cell>
          <table:table-cell table:number-columns-repeated="6"/>
          <table:table-cell office:value-type="float" office:value="6.7211833" calcext:value-type="float">
            <text:p>6.7211833</text:p>
          </table:table-cell>
          <table:table-cell/>
          <table:table-cell office:value-type="float" office:value="16030.8" calcext:value-type="float">
            <text:p>16030.8</text:p>
          </table:table-cell>
          <table:table-cell office:value-type="float" office:value="2146.9" calcext:value-type="float">
            <text:p>2146.9</text:p>
          </table:table-cell>
          <table:table-cell table:number-columns-repeated="3"/>
          <table:table-cell office:value-type="float" office:value="28982.4" calcext:value-type="float">
            <text:p>28982.4</text:p>
          </table:table-cell>
          <table:table-cell office:value-type="float" office:value="916080" calcext:value-type="float">
            <text:p>916080</text:p>
          </table:table-cell>
          <table:table-cell office:value-type="float" office:value="1.00774735" calcext:value-type="float">
            <text:p>1.00774735</text:p>
          </table:table-cell>
          <table:table-cell office:value-type="float" office:value="4719.3" calcext:value-type="float">
            <text:p>4719.3</text:p>
          </table:table-cell>
          <table:table-cell/>
          <table:table-cell office:value-type="float" office:value="110046.789" calcext:value-type="float">
            <text:p>110046.789</text:p>
          </table:table-cell>
          <table:table-cell/>
          <table:table-cell office:value-type="float" office:value="8489.9" calcext:value-type="float">
            <text:p>8489.9</text:p>
          </table:table-cell>
          <table:table-cell office:value-type="float" office:value="74761.2" calcext:value-type="float">
            <text:p>74761.2</text:p>
          </table:table-cell>
          <table:table-cell/>
          <table:table-cell office:value-type="float" office:value="20570" calcext:value-type="float">
            <text:p>20570</text:p>
          </table:table-cell>
          <table:table-cell office:value-type="float" office:value="32690" calcext:value-type="float">
            <text:p>32690</text:p>
          </table:table-cell>
          <table:table-cell table:number-columns-repeated="4"/>
          <table:table-cell office:value-type="float" office:value="4109.592" calcext:value-type="float">
            <text:p>4109.592</text:p>
          </table:table-cell>
          <table:table-cell office:value-type="float" office:value="15762" calcext:value-type="float">
            <text:p>15762</text:p>
          </table:table-cell>
          <table:table-cell office:value-type="float" office:value="15530" calcext:value-type="float">
            <text:p>15530</text:p>
          </table:table-cell>
          <table:table-cell/>
          <table:table-cell office:value-type="float" office:value="1035.28596" calcext:value-type="float">
            <text:p>1035.28596</text:p>
          </table:table-cell>
          <table:table-cell table:number-columns-repeated="2"/>
          <table:table-cell office:value-type="float" office:value="4956.624" calcext:value-type="float">
            <text:p>4956.624</text:p>
          </table:table-cell>
          <table:table-cell/>
          <table:table-cell office:value-type="float" office:value="1769.8" calcext:value-type="float">
            <text:p>1769.8</text:p>
          </table:table-cell>
          <table:table-cell table:number-columns-repeated="4"/>
          <table:table-cell office:value-type="float" office:value="821.444" calcext:value-type="float">
            <text:p>821.444</text:p>
          </table:table-cell>
          <table:table-cell office:value-type="float" office:value="38149.2" calcext:value-type="float">
            <text:p>38149.2</text:p>
          </table:table-cell>
          <table:table-cell/>
          <table:table-cell office:value-type="float" office:value="188255.416" calcext:value-type="float">
            <text:p>188255.416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office:value-type="float" office:value="12" calcext:value-type="float">
            <text:p>12</text:p>
          </table:table-cell>
          <table:table-cell office:value-type="float" office:value="937.86636" calcext:value-type="float">
            <text:p>937.86636</text:p>
          </table:table-cell>
          <table:table-cell office:value-type="float" office:value="132.407" calcext:value-type="float">
            <text:p>132.407</text:p>
          </table:table-cell>
          <table:table-cell table:number-columns-repeated="2"/>
          <table:table-cell office:value-type="float" office:value="19215.6" calcext:value-type="float">
            <text:p>19215.6</text:p>
          </table:table-cell>
          <table:table-cell office:value-type="float" office:value="162.252" calcext:value-type="float">
            <text:p>162.252</text:p>
          </table:table-cell>
          <table:table-cell office:value-type="float" office:value="1952.4" calcext:value-type="float">
            <text:p>1952.4</text:p>
          </table:table-cell>
          <table:table-cell office:value-type="float" office:value="33360" calcext:value-type="float">
            <text:p>33360</text:p>
          </table:table-cell>
          <table:table-cell table:number-columns-repeated="3"/>
          <table:table-cell office:value-type="float" office:value="2410.128" calcext:value-type="float">
            <text:p>2410.128</text:p>
          </table:table-cell>
          <table:table-cell/>
          <table:table-cell office:value-type="float" office:value="236.83584" calcext:value-type="float">
            <text:p>236.83584</text:p>
          </table:table-cell>
          <table:table-cell office:value-type="float" office:value="17123.94225" calcext:value-type="float">
            <text:p>17123.94225</text:p>
          </table:table-cell>
          <table:table-cell table:number-columns-repeated="2"/>
          <table:table-cell office:value-type="float" office:value="67934.4" calcext:value-type="float">
            <text:p>67934.4</text:p>
          </table:table-cell>
          <table:table-cell/>
          <table:table-cell office:value-type="float" office:value="8598.96" calcext:value-type="float">
            <text:p>8598.96</text:p>
          </table:table-cell>
          <table:table-cell office:value-type="float" office:value="52080" calcext:value-type="float">
            <text:p>52080</text:p>
          </table:table-cell>
          <table:table-cell table:number-columns-repeated="2"/>
          <table:table-cell office:value-type="float" office:value="1491.7" calcext:value-type="float">
            <text:p>1491.7</text:p>
          </table:table-cell>
          <table:table-cell/>
          <table:table-cell office:value-type="float" office:value="1432.1" calcext:value-type="float">
            <text:p>1432.1</text:p>
          </table:table-cell>
          <table:table-cell office:value-type="float" office:value="10730" calcext:value-type="float">
            <text:p>10730</text:p>
          </table:table-cell>
          <table:table-cell office:value-type="float" office:value="17600" calcext:value-type="float">
            <text:p>17600</text:p>
          </table:table-cell>
          <table:table-cell table:number-columns-repeated="4"/>
          <table:table-cell office:value-type="float" office:value="751.938" calcext:value-type="float">
            <text:p>751.938</text:p>
          </table:table-cell>
          <table:table-cell/>
          <table:table-cell office:value-type="float" office:value="2106.6" calcext:value-type="float">
            <text:p>2106.6</text:p>
          </table:table-cell>
          <table:table-cell office:value-type="float" office:value="19355.09205" calcext:value-type="float">
            <text:p>19355.09205</text:p>
          </table:table-cell>
          <table:table-cell/>
          <table:table-cell office:value-type="float" office:value="9038.1" calcext:value-type="float">
            <text:p>9038.1</text:p>
          </table:table-cell>
          <table:table-cell office:value-type="float" office:value="62.03049" calcext:value-type="float">
            <text:p>62.03049</text:p>
          </table:table-cell>
          <table:table-cell table:number-columns-repeated="3"/>
          <table:table-cell office:value-type="float" office:value="1418.772" calcext:value-type="float">
            <text:p>1418.772</text:p>
          </table:table-cell>
          <table:table-cell table:number-columns-repeated="4"/>
          <table:table-cell office:value-type="float" office:value="33030" calcext:value-type="float">
            <text:p>33030</text:p>
          </table:table-cell>
          <table:table-cell/>
          <table:table-cell office:value-type="float" office:value="26280" calcext:value-type="float">
            <text:p>26280</text:p>
          </table:table-cell>
          <table:table-cell/>
          <table:table-cell office:value-type="float" office:value="100849.2" calcext:value-type="float">
            <text:p>100849.2</text:p>
          </table:table-cell>
          <table:table-cell office:value-type="float" office:value="514.682" calcext:value-type="float">
            <text:p>514.682</text:p>
          </table:table-cell>
          <table:table-cell table:number-columns-repeated="4"/>
          <table:table-cell office:value-type="float" office:value="251520" calcext:value-type="float">
            <text:p>251520</text:p>
          </table:table-cell>
          <table:table-cell/>
          <table:table-cell office:value-type="float" office:value="4220.892" calcext:value-type="float">
            <text:p>4220.892</text:p>
          </table:table-cell>
          <table:table-cell office:value-type="float" office:value="45800" calcext:value-type="float">
            <text:p>45800</text:p>
          </table:table-cell>
          <table:table-cell office:value-type="float" office:value="23403.16568" calcext:value-type="float">
            <text:p>23403.16568</text:p>
          </table:table-cell>
          <table:table-cell office:value-type="float" office:value="13020" calcext:value-type="float">
            <text:p>13020</text:p>
          </table:table-cell>
          <table:table-cell/>
          <table:table-cell office:value-type="float" office:value="58351.2" calcext:value-type="float">
            <text:p>58351.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office:value-type="float" office:value="26870" calcext:value-type="float">
            <text:p>26870</text:p>
          </table:table-cell>
          <table:table-cell office:value-type="float" office:value="7388.2" calcext:value-type="float">
            <text:p>7388.2</text:p>
          </table:table-cell>
          <table:table-cell office:value-type="float" office:value="26380" calcext:value-type="float">
            <text:p>26380</text:p>
          </table:table-cell>
          <table:table-cell office:value-type="float" office:value="684.704" calcext:value-type="float">
            <text:p>684.704</text:p>
          </table:table-cell>
          <table:table-cell office:value-type="float" office:value="153720" calcext:value-type="float">
            <text:p>153720</text:p>
          </table:table-cell>
          <table:table-cell office:value-type="float" office:value="181000" calcext:value-type="float">
            <text:p>181000</text:p>
          </table:table-cell>
          <table:table-cell office:value-type="float" office:value="99717.6" calcext:value-type="float">
            <text:p>99717.6</text:p>
          </table:table-cell>
          <table:table-cell office:value-type="float" office:value="162000" calcext:value-type="float">
            <text:p>162000</text:p>
          </table:table-cell>
          <table:table-cell office:value-type="float" office:value="2824.86" calcext:value-type="float">
            <text:p>2824.86</text:p>
          </table:table-cell>
          <table:table-cell office:value-type="float" office:value="3342.624" calcext:value-type="float">
            <text:p>3342.624</text:p>
          </table:table-cell>
          <table:table-cell office:value-type="float" office:value="19682.4" calcext:value-type="float">
            <text:p>19682.4</text:p>
          </table:table-cell>
          <table:table-cell office:value-type="float" office:value="84441.6" calcext:value-type="float">
            <text:p>84441.6</text:p>
          </table:table-cell>
          <table:table-cell office:value-type="float" office:value="40410" calcext:value-type="float">
            <text:p>40410</text:p>
          </table:table-cell>
          <table:table-cell office:value-type="float" office:value="44.26934" calcext:value-type="float">
            <text:p>44.26934</text:p>
          </table:table-cell>
          <table:table-cell office:value-type="float" office:value="6059.628" calcext:value-type="float">
            <text:p>6059.628</text:p>
          </table:table-cell>
          <table:table-cell office:value-type="float" office:value="15720" calcext:value-type="float">
            <text:p>15720</text:p>
          </table:table-cell>
          <table:table-cell office:value-type="float" office:value="336.364" calcext:value-type="float">
            <text:p>336.364</text:p>
          </table:table-cell>
          <table:table-cell office:value-type="float" office:value="6.7211833" calcext:value-type="float">
            <text:p>6.7211833</text:p>
          </table:table-cell>
          <table:table-cell office:value-type="float" office:value="2528.448" calcext:value-type="float">
            <text:p>2528.448</text:p>
          </table:table-cell>
          <table:table-cell office:value-type="float" office:value="16030.8" calcext:value-type="float">
            <text:p>16030.8</text:p>
          </table:table-cell>
          <table:table-cell office:value-type="float" office:value="2146.9" calcext:value-type="float">
            <text:p>2146.9</text:p>
          </table:table-cell>
          <table:table-cell office:value-type="float" office:value="163200" calcext:value-type="float">
            <text:p>163200</text:p>
          </table:table-cell>
          <table:table-cell office:value-type="float" office:value="219000" calcext:value-type="float">
            <text:p>219000</text:p>
          </table:table-cell>
          <table:table-cell office:value-type="float" office:value="656.16792" calcext:value-type="float">
            <text:p>656.16792</text:p>
          </table:table-cell>
          <table:table-cell office:value-type="float" office:value="28982.4" calcext:value-type="float">
            <text:p>28982.4</text:p>
          </table:table-cell>
          <table:table-cell office:value-type="float" office:value="916080" calcext:value-type="float">
            <text:p>916080</text:p>
          </table:table-cell>
          <table:table-cell office:value-type="float" office:value="1.00774735" calcext:value-type="float">
            <text:p>1.00774735</text:p>
          </table:table-cell>
          <table:table-cell office:value-type="float" office:value="4719.3" calcext:value-type="float">
            <text:p>4719.3</text:p>
          </table:table-cell>
          <table:table-cell office:value-type="float" office:value="154.373" calcext:value-type="float">
            <text:p>154.373</text:p>
          </table:table-cell>
          <table:table-cell office:value-type="float" office:value="110046.789" calcext:value-type="float">
            <text:p>110046.789</text:p>
          </table:table-cell>
          <table:table-cell office:value-type="float" office:value="2811" calcext:value-type="float">
            <text:p>2811</text:p>
          </table:table-cell>
          <table:table-cell office:value-type="float" office:value="8489.9" calcext:value-type="float">
            <text:p>8489.9</text:p>
          </table:table-cell>
          <table:table-cell office:value-type="float" office:value="74761.2" calcext:value-type="float">
            <text:p>74761.2</text:p>
          </table:table-cell>
          <table:table-cell office:value-type="float" office:value="6656.7" calcext:value-type="float">
            <text:p>6656.7</text:p>
          </table:table-cell>
          <table:table-cell office:value-type="float" office:value="20570" calcext:value-type="float">
            <text:p>20570</text:p>
          </table:table-cell>
          <table:table-cell office:value-type="float" office:value="32690" calcext:value-type="float">
            <text:p>32690</text:p>
          </table:table-cell>
          <table:table-cell office:value-type="float" office:value="4662.372" calcext:value-type="float">
            <text:p>4662.372</text:p>
          </table:table-cell>
          <table:table-cell office:value-type="float" office:value="461.91156" calcext:value-type="float">
            <text:p>461.91156</text:p>
          </table:table-cell>
          <table:table-cell office:value-type="float" office:value="17160" calcext:value-type="float">
            <text:p>17160</text:p>
          </table:table-cell>
          <table:table-cell office:value-type="float" office:value="85088.4" calcext:value-type="float">
            <text:p>85088.4</text:p>
          </table:table-cell>
          <table:table-cell office:value-type="float" office:value="4109.592" calcext:value-type="float">
            <text:p>4109.592</text:p>
          </table:table-cell>
          <table:table-cell office:value-type="float" office:value="15762" calcext:value-type="float">
            <text:p>15762</text:p>
          </table:table-cell>
          <table:table-cell office:value-type="float" office:value="15530" calcext:value-type="float">
            <text:p>15530</text:p>
          </table:table-cell>
          <table:table-cell office:value-type="float" office:value="30340" calcext:value-type="float">
            <text:p>30340</text:p>
          </table:table-cell>
          <table:table-cell office:value-type="float" office:value="1035.28596" calcext:value-type="float">
            <text:p>1035.28596</text:p>
          </table:table-cell>
          <table:table-cell office:value-type="float" office:value="491.0586" calcext:value-type="float">
            <text:p>491.0586</text:p>
          </table:table-cell>
          <table:table-cell office:value-type="float" office:value="72080" calcext:value-type="float">
            <text:p>72080</text:p>
          </table:table-cell>
          <table:table-cell office:value-type="float" office:value="4956.624" calcext:value-type="float">
            <text:p>4956.624</text:p>
          </table:table-cell>
          <table:table-cell office:value-type="float" office:value="180000" calcext:value-type="float">
            <text:p>180000</text:p>
          </table:table-cell>
          <table:table-cell office:value-type="float" office:value="1769.8" calcext:value-type="float">
            <text:p>1769.8</text:p>
          </table:table-cell>
          <table:table-cell office:value-type="float" office:value="20510" calcext:value-type="float">
            <text:p>20510</text:p>
          </table:table-cell>
          <table:table-cell office:value-type="float" office:value="775.369" calcext:value-type="float">
            <text:p>775.369</text:p>
          </table:table-cell>
          <table:table-cell office:value-type="float" office:value="68434.8" calcext:value-type="float">
            <text:p>68434.8</text:p>
          </table:table-cell>
          <table:table-cell office:value-type="float" office:value="102000" calcext:value-type="float">
            <text:p>102000</text:p>
          </table:table-cell>
          <table:table-cell office:value-type="float" office:value="821.444" calcext:value-type="float">
            <text:p>821.444</text:p>
          </table:table-cell>
          <table:table-cell office:value-type="float" office:value="38149.2" calcext:value-type="float">
            <text:p>38149.2</text:p>
          </table:table-cell>
          <table:table-cell office:value-type="float" office:value="3046.464" calcext:value-type="float">
            <text:p>3046.464</text:p>
          </table:table-cell>
          <table:table-cell office:value-type="float" office:value="188255.416" calcext:value-type="float">
            <text:p>188255.416</text:p>
          </table:table-cell>
          <table:table-cell office:value-type="float" office:value="7046.808" calcext:value-type="float">
            <text:p>7046.808</text:p>
          </table:table-cell>
          <table:table-cell office:value-type="float" office:value="474.681" calcext:value-type="float">
            <text:p>474.681</text:p>
          </table:table-cell>
          <table:table-cell office:value-type="float" office:value="598.653" calcext:value-type="float">
            <text:p>598.653</text:p>
          </table:table-cell>
          <table:table-cell office:value-type="string" calcext:value-type="string">
            <text:p>\ \ \ </text:p>
          </table:table-cell>
          <table:table-cell office:value-type="float" office:value="937.86636" calcext:value-type="float">
            <text:p>937.86636</text:p>
          </table:table-cell>
          <table:table-cell office:value-type="float" office:value="132.407" calcext:value-type="float">
            <text:p>132.407</text:p>
          </table:table-cell>
          <table:table-cell office:value-type="float" office:value="24.89187" calcext:value-type="float">
            <text:p>24.89187</text:p>
          </table:table-cell>
          <table:table-cell office:value-type="float" office:value="12860" calcext:value-type="float">
            <text:p>12860</text:p>
          </table:table-cell>
          <table:table-cell office:value-type="float" office:value="19215.6" calcext:value-type="float">
            <text:p>19215.6</text:p>
          </table:table-cell>
          <table:table-cell office:value-type="float" office:value="162.252" calcext:value-type="float">
            <text:p>162.252</text:p>
          </table:table-cell>
          <table:table-cell office:value-type="float" office:value="1952.4" calcext:value-type="float">
            <text:p>1952.4</text:p>
          </table:table-cell>
          <table:table-cell office:value-type="float" office:value="33360" calcext:value-type="float">
            <text:p>33360</text:p>
          </table:table-cell>
          <table:table-cell office:value-type="float" office:value="6493.2" calcext:value-type="float">
            <text:p>6493.2</text:p>
          </table:table-cell>
          <table:table-cell office:value-type="float" office:value="45460" calcext:value-type="float">
            <text:p>45460</text:p>
          </table:table-cell>
          <table:table-cell office:value-type="float" office:value="9278.6" calcext:value-type="float">
            <text:p>9278.6</text:p>
          </table:table-cell>
          <table:table-cell office:value-type="float" office:value="2410.128" calcext:value-type="float">
            <text:p>2410.128</text:p>
          </table:table-cell>
          <table:table-cell office:value-type="float" office:value="84745.2" calcext:value-type="float">
            <text:p>84745.2</text:p>
          </table:table-cell>
          <table:table-cell office:value-type="float" office:value="236.83584" calcext:value-type="float">
            <text:p>236.83584</text:p>
          </table:table-cell>
          <table:table-cell office:value-type="float" office:value="17123.94225" calcext:value-type="float">
            <text:p>17123.94225</text:p>
          </table:table-cell>
          <table:table-cell office:value-type="float" office:value="2398.2" calcext:value-type="float">
            <text:p>2398.2</text:p>
          </table:table-cell>
          <table:table-cell office:value-type="float" office:value="2287.2" calcext:value-type="float">
            <text:p>2287.2</text:p>
          </table:table-cell>
          <table:table-cell office:value-type="float" office:value="67934.4" calcext:value-type="float">
            <text:p>67934.4</text:p>
          </table:table-cell>
          <table:table-cell office:value-type="float" office:value="1780.416" calcext:value-type="float">
            <text:p>1780.416</text:p>
          </table:table-cell>
          <table:table-cell office:value-type="float" office:value="8598.96" calcext:value-type="float">
            <text:p>8598.96</text:p>
          </table:table-cell>
          <table:table-cell office:value-type="float" office:value="52080" calcext:value-type="float">
            <text:p>52080</text:p>
          </table:table-cell>
          <table:table-cell office:value-type="float" office:value="8785.416" calcext:value-type="float">
            <text:p>8785.416</text:p>
          </table:table-cell>
          <table:table-cell office:value-type="float" office:value="21.2973648" calcext:value-type="float">
            <text:p>21.2973648</text:p>
          </table:table-cell>
          <table:table-cell office:value-type="float" office:value="1491.7" calcext:value-type="float">
            <text:p>1491.7</text:p>
          </table:table-cell>
          <table:table-cell office:value-type="float" office:value="4654.7" calcext:value-type="float">
            <text:p>4654.7</text:p>
          </table:table-cell>
          <table:table-cell office:value-type="float" office:value="1432.1" calcext:value-type="float">
            <text:p>1432.1</text:p>
          </table:table-cell>
          <table:table-cell office:value-type="float" office:value="10730" calcext:value-type="float">
            <text:p>10730</text:p>
          </table:table-cell>
          <table:table-cell office:value-type="float" office:value="17600" calcext:value-type="float">
            <text:p>17600</text:p>
          </table:table-cell>
          <table:table-cell office:value-type="float" office:value="12310.8" calcext:value-type="float">
            <text:p>12310.8</text:p>
          </table:table-cell>
          <table:table-cell office:value-type="float" office:value="124000" calcext:value-type="float">
            <text:p>124000</text:p>
          </table:table-cell>
          <table:table-cell office:value-type="float" office:value="81427.2" calcext:value-type="float">
            <text:p>81427.2</text:p>
          </table:table-cell>
          <table:table-cell office:value-type="float" office:value="105282" calcext:value-type="float">
            <text:p>105282</text:p>
          </table:table-cell>
          <table:table-cell office:value-type="float" office:value="751.938" calcext:value-type="float">
            <text:p>751.938</text:p>
          </table:table-cell>
          <table:table-cell office:value-type="float" office:value="918.2736" calcext:value-type="float">
            <text:p>918.2736</text:p>
          </table:table-cell>
          <table:table-cell office:value-type="float" office:value="2106.6" calcext:value-type="float">
            <text:p>2106.6</text:p>
          </table:table-cell>
          <table:table-cell office:value-type="float" office:value="19355.09205" calcext:value-type="float">
            <text:p>19355.09205</text:p>
          </table:table-cell>
          <table:table-cell/>
          <table:table-cell office:value-type="float" office:value="9038.1" calcext:value-type="float">
            <text:p>9038.1</text:p>
          </table:table-cell>
          <table:table-cell office:value-type="float" office:value="62.03049" calcext:value-type="float">
            <text:p>62.03049</text:p>
          </table:table-cell>
          <table:table-cell office:value-type="float" office:value="1453.8" calcext:value-type="float">
            <text:p>1453.8</text:p>
          </table:table-cell>
          <table:table-cell office:value-type="float" office:value="3596.7" calcext:value-type="float">
            <text:p>3596.7</text:p>
          </table:table-cell>
          <table:table-cell office:value-type="float" office:value="60548.4" calcext:value-type="float">
            <text:p>60548.4</text:p>
          </table:table-cell>
          <table:table-cell office:value-type="float" office:value="1418.772" calcext:value-type="float">
            <text:p>1418.772</text:p>
          </table:table-cell>
          <table:table-cell office:value-type="float" office:value="6239.6" calcext:value-type="float">
            <text:p>6239.6</text:p>
          </table:table-cell>
          <table:table-cell office:value-type="float" office:value="12470" calcext:value-type="float">
            <text:p>12470</text:p>
          </table:table-cell>
          <table:table-cell office:value-type="float" office:value="7041.756" calcext:value-type="float">
            <text:p>7041.756</text:p>
          </table:table-cell>
          <table:table-cell office:value-type="float" office:value="146040" calcext:value-type="float">
            <text:p>146040</text:p>
          </table:table-cell>
          <table:table-cell office:value-type="float" office:value="33030" calcext:value-type="float">
            <text:p>33030</text:p>
          </table:table-cell>
          <table:table-cell office:value-type="float" office:value="6319.116" calcext:value-type="float">
            <text:p>6319.116</text:p>
          </table:table-cell>
          <table:table-cell office:value-type="float" office:value="26280" calcext:value-type="float">
            <text:p>26280</text:p>
          </table:table-cell>
          <table:table-cell office:value-type="float" office:value="18950.4" calcext:value-type="float">
            <text:p>18950.4</text:p>
          </table:table-cell>
          <table:table-cell office:value-type="float" office:value="100849.2" calcext:value-type="float">
            <text:p>100849.2</text:p>
          </table:table-cell>
          <table:table-cell office:value-type="float" office:value="514.682" calcext:value-type="float">
            <text:p>514.682</text:p>
          </table:table-cell>
          <table:table-cell office:value-type="float" office:value="3526.1" calcext:value-type="float">
            <text:p>3526.1</text:p>
          </table:table-cell>
          <table:table-cell office:value-type="float" office:value="559.425" calcext:value-type="float">
            <text:p>559.425</text:p>
          </table:table-cell>
          <table:table-cell office:value-type="float" office:value="615.87" calcext:value-type="float">
            <text:p>615.87</text:p>
          </table:table-cell>
          <table:table-cell office:value-type="float" office:value="2909.088" calcext:value-type="float">
            <text:p>2909.088</text:p>
          </table:table-cell>
          <table:table-cell office:value-type="float" office:value="251520" calcext:value-type="float">
            <text:p>251520</text:p>
          </table:table-cell>
          <table:table-cell office:value-type="float" office:value="41198.4" calcext:value-type="float">
            <text:p>41198.4</text:p>
          </table:table-cell>
          <table:table-cell office:value-type="float" office:value="4220.892" calcext:value-type="float">
            <text:p>4220.892</text:p>
          </table:table-cell>
          <table:table-cell office:value-type="float" office:value="45800" calcext:value-type="float">
            <text:p>45800</text:p>
          </table:table-cell>
          <table:table-cell office:value-type="float" office:value="23403.16568" calcext:value-type="float">
            <text:p>23403.16568</text:p>
          </table:table-cell>
          <table:table-cell office:value-type="float" office:value="13020" calcext:value-type="float">
            <text:p>13020</text:p>
          </table:table-cell>
          <table:table-cell office:value-type="float" office:value="42.57488" calcext:value-type="float">
            <text:p>42.57488</text:p>
          </table:table-cell>
          <table:table-cell office:value-type="float" office:value="58351.2" calcext:value-type="float">
            <text:p>58351.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O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 \ \ </text:p>
          </table:table-cell>
          <table:table-cell table:number-columns-repeated="71"/>
        </table:table-row>
        <table:table-row table:style-name="ro1">
          <table:table-cell/>
          <table:table-cell office:value-type="string" calcext:value-type="string">
            <text:p>NEO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\ \ \ </text:p>
          </table:table-cell>
          <table:table-cell table:number-columns-repeated="17"/>
          <table:table-cell office:value-type="float" office:value="8598.96" calcext:value-type="float">
            <text:p>8598.96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ZEC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LRC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68"/>
        </table:table-row>
        <table:table-row table:style-name="ro1">
          <table:table-cell/>
          <table:table-cell office:value-type="string" calcext:value-type="string">
            <text:p>APPC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67"/>
        </table:table-row>
        <table:table-row table:style-name="ro1">
          <table:table-cell/>
          <table:table-cell office:value-type="string" calcext:value-type="string">
            <text:p>REP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66"/>
        </table:table-row>
        <table:table-row table:style-name="ro1">
          <table:table-cell/>
          <table:table-cell office:value-type="string" calcext:value-type="string">
            <text:p>VEN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ADA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11"/>
          <table:table-cell office:value-type="float" office:value="8598.96" calcext:value-type="float">
            <text:p>8598.96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F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REQ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TORJ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ICX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MTH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XZC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LOOM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GXS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MTL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YOYO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BNT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USDT</text:p>
          </table:table-cell>
          <table:table-cell table:number-columns-repeated="17"/>
          <table:table-cell office:value-type="float" office:value="6.7211833" calcext:value-type="float">
            <text:p>6.7211833</text:p>
          </table:table-cell>
          <table:table-cell table:number-columns-repeated="8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2.407" calcext:value-type="float">
            <text:p>132.407</text:p>
          </table:table-cell>
          <table:table-cell table:number-columns-repeated="5"/>
          <table:table-cell office:value-type="float" office:value="33360" calcext:value-type="float">
            <text:p>33360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12310.8" calcext:value-type="float">
            <text:p>12310.8</text:p>
          </table:table-cell>
          <table:table-cell table:number-columns-repeated="9"/>
          <table:table-cell office:value-type="float" office:value="62.03049" calcext:value-type="float">
            <text:p>62.03049</text:p>
          </table:table-cell>
          <table:table-cell table:number-columns-repeated="13"/>
          <table:table-cell office:value-type="float" office:value="514.682" calcext:value-type="float">
            <text:p>514.68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QLC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DA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DASH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NANO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EDO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WAVES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ADX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AMB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XRP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19"/>
          <table:table-cell office:value-type="float" office:value="8598.96" calcext:value-type="float">
            <text:p>8598.96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UEL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29"/>
          <table:table-cell office:value-type="string" calcext:value-type="string">
            <text:p>\ \ \ 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WPR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30"/>
          <table:table-cell office:value-type="string" calcext:value-type="string">
            <text:p>\ \ \ 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TRX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31"/>
          <table:table-cell office:value-type="string" calcext:value-type="string">
            <text:p>\ \ \ 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LSK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HSR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33"/>
          <table:table-cell office:value-type="string" calcext:value-type="string">
            <text:p>\ \ \ 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NULS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34"/>
          <table:table-cell office:value-type="string" calcext:value-type="string">
            <text:p>\ \ \ 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35"/>
          <table:table-cell office:value-type="string" calcext:value-type="string">
            <text:p>\ \ \ 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71"/>
          <table:table-cell office:value-type="string" calcext:value-type="string">
            <text:p>\ \ \ 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WABI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37"/>
          <table:table-cell office:value-type="string" calcext:value-type="string">
            <text:p>\ \ \ 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19"/>
          <table:table-cell office:value-type="float" office:value="8598.96" calcext:value-type="float">
            <text:p>8598.96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32"/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STRAT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39"/>
          <table:table-cell office:value-type="string" calcext:value-type="string">
            <text:p>\ \ \ 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40"/>
          <table:table-cell office:value-type="string" calcext:value-type="string">
            <text:p>\ \ \ 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ENJ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41"/>
          <table:table-cell office:value-type="string" calcext:value-type="string">
            <text:p>\ \ \ 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AN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42"/>
          <table:table-cell office:value-type="string" calcext:value-type="string">
            <text:p>\ \ \ 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EVX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43"/>
          <table:table-cell office:value-type="string" calcext:value-type="string">
            <text:p>\ \ \ 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OAX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44"/>
          <table:table-cell office:value-type="string" calcext:value-type="string">
            <text:p>\ \ \ 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RS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45"/>
          <table:table-cell office:value-type="string" calcext:value-type="string">
            <text:p>\ \ \ 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END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46"/>
          <table:table-cell office:value-type="string" calcext:value-type="string">
            <text:p>\ \ \ 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LT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47"/>
          <table:table-cell office:value-type="string" calcext:value-type="string">
            <text:p>\ \ \ 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48"/>
          <table:table-cell office:value-type="string" calcext:value-type="string">
            <text:p>\ \ \ 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XLM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49"/>
          <table:table-cell office:value-type="string" calcext:value-type="string">
            <text:p>\ \ \ 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50"/>
          <table:table-cell office:value-type="string" calcext:value-type="string">
            <text:p>\ \ \ 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PX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51"/>
          <table:table-cell office:value-type="string" calcext:value-type="string">
            <text:p>\ \ \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QTUM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19"/>
          <table:table-cell office:value-type="float" office:value="8598.96" calcext:value-type="float">
            <text:p>8598.96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OD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53"/>
          <table:table-cell office:value-type="string" calcext:value-type="string">
            <text:p>\ \ \ 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UN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54"/>
          <table:table-cell office:value-type="string" calcext:value-type="string">
            <text:p>\ \ \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OS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55"/>
          <table:table-cell office:value-type="string" calcext:value-type="string">
            <text:p>\ \ \ 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QX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56"/>
          <table:table-cell office:value-type="string" calcext:value-type="string">
            <text:p>\ \ \ 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NCASH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57"/>
          <table:table-cell office:value-type="string" calcext:value-type="string">
            <text:p>\ \ \ 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VIB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58"/>
          <table:table-cell office:value-type="string" calcext:value-type="string">
            <text:p>\ \ \ 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IA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59"/>
          <table:table-cell office:value-type="string" calcext:value-type="string">
            <text:p>\ \ \ 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60"/>
          <table:table-cell office:value-type="string" calcext:value-type="string">
            <text:p>\ \ \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AT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61"/>
          <table:table-cell office:value-type="string" calcext:value-type="string">
            <text:p>\ \ \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RD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62"/>
          <table:table-cell office:value-type="string" calcext:value-type="string">
            <text:p>\ \ \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MR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63"/>
          <table:table-cell office:value-type="string" calcext:value-type="string">
            <text:p>\ \ \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L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33"/>
          <table:table-cell office:value-type="float" office:value="598.653" calcext:value-type="float">
            <text:p>598.653</text:p>
          </table:table-cell>
          <table:table-cell office:value-type="float" office:value="12" calcext:value-type="float">
            <text:p>12</text:p>
          </table:table-cell>
          <table:table-cell table:number-columns-repeated="64"/>
          <table:table-cell office:value-type="string" calcext:value-type="string">
            <text:p>\ \ \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DAX</text:p>
          </table:table-cell>
          <table:table-cell office:value-type="string" calcext:value-type="string">
            <text:p>BTC</text:p>
          </table:table-cell>
          <table:table-cell table:number-columns-repeated="26"/>
          <table:table-cell office:value-type="float" office:value="1.00774735" calcext:value-type="float">
            <text:p>1.00774735</text:p>
          </table:table-cell>
          <table:table-cell table:number-columns-repeated="100"/>
          <table:table-cell office:value-type="string" calcext:value-type="string">
            <text:p>\ \ \ </text:p>
          </table:table-cell>
          <table:table-cell office:value-type="float" office:value="7332.61" calcext:value-type="float">
            <text:p>7332.61</text:p>
          </table:table-cell>
          <table:table-cell office:value-type="float" office:value="6412.32" calcext:value-type="float">
            <text:p>6412.32</text:p>
          </table:table-cell>
          <table:table-cell office:value-type="float" office:value="6.7" calcext:value-type="float">
            <text:p>6.7</text:p>
          </table:table-cell>
          <table:table-cell office:value-type="float" office:value="8590.19" calcext:value-type="float">
            <text:p>8590.19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EUR</text:p>
          </table:table-cell>
          <table:table-cell table:number-columns-repeated="127"/>
          <table:table-cell office:value-type="float" office:value="1.00626" calcext:value-type="float">
            <text:p>1.00626</text:p>
          </table:table-cell>
          <table:table-cell office:value-type="string" calcext:value-type="string">
            <text:p>\ \ \ </text:p>
          </table:table-cell>
          <table:table-cell/>
          <table:table-cell office:value-type="float" office:value="6.7" calcext:value-type="float">
            <text:p>6.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GBP</text:p>
          </table:table-cell>
          <table:table-cell table:number-columns-repeated="127"/>
          <table:table-cell office:value-type="float" office:value="1.00626" calcext:value-type="float">
            <text:p>1.00626</text:p>
          </table:table-cell>
          <table:table-cell/>
          <table:table-cell office:value-type="string" calcext:value-type="string">
            <text:p>\ \ \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H</text:p>
          </table:table-cell>
          <table:table-cell table:number-columns-repeated="127"/>
          <table:table-cell office:value-type="float" office:value="1.00626" calcext:value-type="float">
            <text:p>1.00626</text:p>
          </table:table-cell>
          <table:table-cell office:value-type="float" office:value="7332.61" calcext:value-type="float">
            <text:p>7332.61</text:p>
          </table:table-cell>
          <table:table-cell/>
          <table:table-cell office:value-type="string" calcext:value-type="string">
            <text:p>\ \ \ </text:p>
          </table:table-cell>
          <table:table-cell office:value-type="float" office:value="8590.19" calcext:value-type="float">
            <text:p>8590.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D</text:p>
          </table:table-cell>
          <table:table-cell table:number-columns-repeated="127"/>
          <table:table-cell office:value-type="float" office:value="1.00626" calcext:value-type="float">
            <text:p>1.00626</text:p>
          </table:table-cell>
          <table:table-cell table:number-columns-repeated="2"/>
          <table:table-cell office:value-type="float" office:value="6.7" calcext:value-type="float">
            <text:p>6.7</text:p>
          </table:table-cell>
          <table:table-cell office:value-type="string" calcext:value-type="string">
            <text:p>\ \ \ 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table:number-columns-repeated="61"/>
          <table:table-cell office:value-type="float" office:value="12" calcext:value-type="float">
            <text:p>12</text:p>
          </table:table-cell>
          <table:table-cell table:number-columns-repeated="65"/>
          <table:table-cell office:value-type="float" office:value="1.00626" calcext:value-type="float">
            <text:p>1.00626</text:p>
          </table:table-cell>
          <table:table-cell office:value-type="float" office:value="7332.61" calcext:value-type="float">
            <text:p>7332.61</text:p>
          </table:table-cell>
          <table:table-cell table:number-columns-repeated="2"/>
          <table:table-cell office:value-type="float" office:value="8590.19" calcext:value-type="float">
            <text:p>8590.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100"/>
          <table:table-cell office:value-type="float" office:value="62.03049" calcext:value-type="float">
            <text:p>62.03049</text:p>
          </table:table-cell>
          <table:table-cell table:number-columns-repeated="26"/>
          <table:table-cell office:value-type="float" office:value="1.00626" calcext:value-type="float">
            <text:p>1.00626</text:p>
          </table:table-cell>
          <table:table-cell office:value-type="float" office:value="7332.61" calcext:value-type="float">
            <text:p>7332.61</text:p>
          </table:table-cell>
          <table:table-cell table:number-columns-repeated="2"/>
          <table:table-cell office:value-type="float" office:value="8590.19" calcext:value-type="float">
            <text:p>8590.19</text:p>
          </table:table-cell>
          <table:table-cell table:number-columns-repeated="2"/>
        </table:table-row>
      </table:table>
      <table:table table:name="table_values" table:style-name="ta1">
        <table:table-source xlink:type="simple" xlink:href="../../../../logs/table_values.txt" table:table-name="table_values" table:filter-name="Text - txt - csv (StarCalc)" table:filter-options="44,34,76,1,,0,false,false"/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43" table:default-cell-style-name="Default"/>
        <table:table-row table:style-name="ro1"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Binance</text:p>
          </table:table-cell>
        </table:table-row>
        <table:table-row table:style-name="ro1">
          <table:table-cell table:style-name="ce1" office:value-type="string" calcext:value-type="string">
            <text:p>2018-05-21T00:38:24.346</text:p>
          </table:table-cell>
          <table:table-cell/>
          <table:table-cell office:value-type="string" calcext:value-type="string">
            <text:p>XEM</text:p>
          </table:table-cell>
        </table:table-row>
        <table:table-row table:style-name="ro1">
          <table:table-cell office:value-type="string" calcext:value-type="string">
            <text:p>Binance</text:p>
          </table:table-cell>
          <table:table-cell office:value-type="string" calcext:value-type="string">
            <text:p>XEM</text:p>
          </table:table-cell>
          <table:table-cell office:value-type="float" office:value="8631.3267" calcext:value-type="float">
            <text:p>8631.3267</text:p>
          </table:table-cell>
        </table:table-row>
        <table:table-row table:style-name="ro1">
          <table:table-cell/>
          <table:table-cell office:value-type="string" calcext:value-type="string">
            <text:p>NA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TO</text:p>
          </table:table-cell>
          <table:table-cell office:value-type="float" office:value="8525.1496" calcext:value-type="float">
            <text:p>8525.1496</text:p>
          </table:table-cell>
        </table:table-row>
        <table:table-row table:style-name="ro1">
          <table:table-cell/>
          <table:table-cell office:value-type="string" calcext:value-type="string">
            <text:p>WTC</text:p>
          </table:table-cell>
          <table:table-cell office:value-type="float" office:value="8637.090912" calcext:value-type="float">
            <text:p>8637.090912</text:p>
          </table:table-cell>
        </table:table-row>
        <table:table-row table:style-name="ro1">
          <table:table-cell/>
          <table:table-cell office:value-type="string" calcext:value-type="string">
            <text:p>XVG</text:p>
          </table:table-cell>
          <table:table-cell office:value-type="float" office:value="8648.1472" calcext:value-type="float">
            <text:p>8648.1472</text:p>
          </table:table-cell>
        </table:table-row>
        <table:table-row table:style-name="ro1">
          <table:table-cell/>
          <table:table-cell office:value-type="string" calcext:value-type="string">
            <text:p>TN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D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EM</text:p>
          </table:table-cell>
          <table:table-cell office:value-type="float" office:value="8653.205575" calcext:value-type="float">
            <text:p>8653.205575</text:p>
          </table:table-cell>
        </table:table-row>
        <table:table-row table:style-name="ro1">
          <table:table-cell/>
          <table:table-cell office:value-type="string" calcext:value-type="string">
            <text:p>AION</text:p>
          </table:table-cell>
          <table:table-cell office:value-type="float" office:value="8640.646704" calcext:value-type="float">
            <text:p>8640.646704</text:p>
          </table:table-cell>
        </table:table-row>
        <table:table-row table:style-name="ro1">
          <table:table-cell/>
          <table:table-cell office:value-type="string" calcext:value-type="string">
            <text:p>BCP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B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GD</text:p>
          </table:table-cell>
          <table:table-cell office:value-type="float" office:value="8602.04983326" calcext:value-type="float">
            <text:p>8602.04983326</text:p>
          </table:table-cell>
        </table:table-row>
        <table:table-row table:style-name="ro1">
          <table:table-cell/>
          <table:table-cell office:value-type="string" calcext:value-type="string">
            <text:p>ZRX</text:p>
          </table:table-cell>
          <table:table-cell office:value-type="float" office:value="8597.148882" calcext:value-type="float">
            <text:p>8597.148882</text:p>
          </table:table-cell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float" office:value="8622.46026" calcext:value-type="float">
            <text:p>8622.46026</text:p>
          </table:table-cell>
        </table:table-row>
        <table:table-row table:style-name="ro1">
          <table:table-cell/>
          <table:table-cell office:value-type="string" calcext:value-type="string">
            <text:p>BCD</text:p>
          </table:table-cell>
          <table:table-cell office:value-type="float" office:value="1387.07220546" calcext:value-type="float">
            <text:p>1387.07220546</text:p>
          </table:table-cell>
        </table:table-row>
        <table:table-row table:style-name="ro1">
          <table:table-cell/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MD</text:p>
          </table:table-cell>
          <table:table-cell office:value-type="float" office:value="8649.361524" calcext:value-type="float">
            <text:p>8649.361524</text:p>
          </table:table-cell>
        </table:table-row>
        <table:table-row table:style-name="ro1">
          <table:table-cell/>
          <table:table-cell office:value-type="string" calcext:value-type="string">
            <text:p>PO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office:value-type="float" office:value="8616.272748" calcext:value-type="float">
            <text:p>8616.272748</text:p>
          </table:table-cell>
        </table:table-row>
        <table:table-row table:style-name="ro1">
          <table:table-cell/>
          <table:table-cell office:value-type="string" calcext:value-type="string">
            <text:p>IOST</text:p>
          </table:table-cell>
          <table:table-cell office:value-type="float" office:value="8594.4195" calcext:value-type="float">
            <text:p>8594.4195</text:p>
          </table:table-cell>
        </table:table-row>
        <table:table-row table:style-name="ro1">
          <table:table-cell/>
          <table:table-cell office:value-type="string" calcext:value-type="string">
            <text:p>PO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MG</text:p>
          </table:table-cell>
          <table:table-cell office:value-type="float" office:value="8614.5265734" calcext:value-type="float">
            <text:p>8614.5265734</text:p>
          </table:table-cell>
        </table:table-row>
        <table:table-row table:style-name="ro1">
          <table:table-cell/>
          <table:table-cell office:value-type="string" calcext:value-type="string">
            <text:p>CMT</text:p>
          </table:table-cell>
          <table:table-cell office:value-type="float" office:value="8556.5238" calcext:value-type="float">
            <text:p>8556.5238</text:p>
          </table:table-cell>
        </table:table-row>
        <table:table-row table:style-name="ro1">
          <table:table-cell/>
          <table:table-cell office:value-type="string" calcext:value-type="string">
            <text:p>BCN</text:p>
          </table:table-cell>
          <table:table-cell office:value-type="float" office:value="8600.5080763" calcext:value-type="float">
            <text:p>8600.5080763</text:p>
          </table:table-cell>
        </table:table-row>
        <table:table-row table:style-name="ro1">
          <table:table-cell/>
          <table:table-cell office:value-type="string" calcext:value-type="string">
            <text:p>BTC</text:p>
          </table:table-cell>
          <table:table-cell office:value-type="float" office:value="8623.815228" calcext:value-type="float">
            <text:p>8623.815228</text:p>
          </table:table-cell>
        </table:table-row>
        <table:table-row table:style-name="ro1">
          <table:table-cell/>
          <table:table-cell office:value-type="string" calcext:value-type="string">
            <text:p>IO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TG</text:p>
          </table:table-cell>
          <table:table-cell office:value-type="float" office:value="8617.0451584" calcext:value-type="float">
            <text:p>8617.0451584</text:p>
          </table:table-cell>
        </table:table-row>
        <table:table-row table:style-name="ro1">
          <table:table-cell/>
          <table:table-cell office:value-type="string" calcext:value-type="string">
            <text:p>C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K</text:p>
          </table:table-cell>
          <table:table-cell office:value-type="float" office:value="8630.597941" calcext:value-type="float">
            <text:p>8630.597941</text:p>
          </table:table-cell>
        </table:table-row>
        <table:table-row table:style-name="ro1">
          <table:table-cell/>
          <table:table-cell office:value-type="string" calcext:value-type="string">
            <text:p>TR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C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W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TS</text:p>
          </table:table-cell>
          <table:table-cell office:value-type="float" office:value="8632.1704" calcext:value-type="float">
            <text:p>8632.1704</text:p>
          </table:table-cell>
        </table:table-row>
        <table:table-row table:style-name="ro1">
          <table:table-cell/>
          <table:table-cell office:value-type="string" calcext:value-type="string">
            <text:p>KNC</text:p>
          </table:table-cell>
          <table:table-cell office:value-type="float" office:value="8594.228988" calcext:value-type="float">
            <text:p>8594.228988</text:p>
          </table:table-cell>
        </table:table-row>
        <table:table-row table:style-name="ro1">
          <table:table-cell/>
          <table:table-cell office:value-type="string" calcext:value-type="string">
            <text:p>GV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NG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LC</text:p>
          </table:table-cell>
          <table:table-cell office:value-type="float" office:value="8597.91532006" calcext:value-type="float">
            <text:p>8597.91532006</text:p>
          </table:table-cell>
        </table:table-row>
        <table:table-row table:style-name="ro1">
          <table:table-cell/>
          <table:table-cell office:value-type="string" calcext:value-type="string">
            <text:p>GNT</text:p>
          </table:table-cell>
          <table:table-cell office:value-type="float" office:value="8396.46752" calcext:value-type="float">
            <text:p>8396.46752</text:p>
          </table:table-cell>
        </table:table-row>
        <table:table-row table:style-name="ro1">
          <table:table-cell/>
          <table:table-cell office:value-type="string" calcext:value-type="string">
            <text:p>BL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N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float" office:value="8612.0071055925" calcext:value-type="float">
            <text:p>8612.0071055925</text:p>
          </table:table-cell>
        </table:table-row>
        <table:table-row table:style-name="ro1">
          <table:table-cell/>
          <table:table-cell office:value-type="string" calcext:value-type="string">
            <text:p>PPT</text:p>
          </table:table-cell>
          <table:table-cell office:value-type="float" office:value="8606.72358" calcext:value-type="float">
            <text:p>8606.72358</text:p>
          </table:table-cell>
        </table:table-row>
        <table:table-row table:style-name="ro1">
          <table:table-cell/>
          <table:table-cell office:value-type="string" calcext:value-type="string">
            <text:p>SNT</text:p>
          </table:table-cell>
          <table:table-cell office:value-type="float" office:value="8636.90225" calcext:value-type="float">
            <text:p>8636.90225</text:p>
          </table:table-cell>
        </table:table-row>
        <table:table-row table:style-name="ro1">
          <table:table-cell/>
          <table:table-cell office:value-type="string" calcext:value-type="string">
            <text:p>RD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</text:p>
          </table:table-cell>
          <table:table-cell office:value-type="float" office:value="8645.76" calcext:value-type="float">
            <text:p>8645.76</text:p>
          </table:table-cell>
        </table:table-row>
        <table:table-row table:style-name="ro1">
          <table:table-cell/>
          <table:table-cell office:value-type="string" calcext:value-type="string">
            <text:p>PIVX</text:p>
          </table:table-cell>
          <table:table-cell office:value-type="float" office:value="8618.494335" calcext:value-type="float">
            <text:p>8618.494335</text:p>
          </table:table-cell>
        </table:table-row>
        <table:table-row table:style-name="ro1">
          <table:table-cell/>
          <table:table-cell office:value-type="string" calcext:value-type="string">
            <text:p>A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OA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NG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B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S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office:value-type="float" office:value="8618.084125" calcext:value-type="float">
            <text:p>8618.084125</text:p>
          </table:table-cell>
        </table:table-row>
        <table:table-row table:style-name="ro1">
          <table:table-cell/>
          <table:table-cell office:value-type="string" calcext:value-type="string">
            <text:p>STORM</text:p>
          </table:table-cell>
          <table:table-cell office:value-type="float" office:value="8736.1848" calcext:value-type="float">
            <text:p>8736.1848</text:p>
          </table:table-cell>
        </table:table-row>
        <table:table-row table:style-name="ro1">
          <table:table-cell/>
          <table:table-cell office:value-type="string" calcext:value-type="string">
            <text:p>IC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C</text:p>
          </table:table-cell>
          <table:table-cell office:value-type="float" office:value="8647.945817434" calcext:value-type="float">
            <text:p>8647.945817434</text:p>
          </table:table-cell>
        </table:table-row>
        <table:table-row table:style-name="ro1">
          <table:table-cell/>
          <table:table-cell office:value-type="string" calcext:value-type="string">
            <text:p>BNB</text:p>
          </table:table-cell>
          <table:table-cell office:value-type="float" office:value="8598.597462" calcext:value-type="float">
            <text:p>8598.597462</text:p>
          </table:table-cell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office:value-type="float" office:value="8620.30434972" calcext:value-type="float">
            <text:p>8620.30434972</text:p>
          </table:table-cell>
        </table:table-row>
        <table:table-row table:style-name="ro1">
          <table:table-cell/>
          <table:table-cell office:value-type="string" calcext:value-type="string">
            <text:p>MC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O</text:p>
          </table:table-cell>
          <table:table-cell office:value-type="float" office:value="8644.1762596" calcext:value-type="float">
            <text:p>8644.1762596</text:p>
          </table:table-cell>
        </table:table-row>
        <table:table-row table:style-name="ro1">
          <table:table-cell/>
          <table:table-cell office:value-type="string" calcext:value-type="string">
            <text:p>ZEC</text:p>
          </table:table-cell>
          <table:table-cell office:value-type="float" office:value="8629.91059748" calcext:value-type="float">
            <text:p>8629.91059748</text:p>
          </table:table-cell>
        </table:table-row>
        <table:table-row table:style-name="ro1">
          <table:table-cell/>
          <table:table-cell office:value-type="string" calcext:value-type="string">
            <text:p>LRC</text:p>
          </table:table-cell>
          <table:table-cell office:value-type="float" office:value="8572.5888032" calcext:value-type="float">
            <text:p>8572.5888032</text:p>
          </table:table-cell>
        </table:table-row>
        <table:table-row table:style-name="ro1">
          <table:table-cell/>
          <table:table-cell office:value-type="string" calcext:value-type="string">
            <text:p>APP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P</text:p>
          </table:table-cell>
          <table:table-cell office:value-type="float" office:value="8691.2469318" calcext:value-type="float">
            <text:p>8691.2469318</text:p>
          </table:table-cell>
        </table:table-row>
        <table:table-row table:style-name="ro1">
          <table:table-cell/>
          <table:table-cell office:value-type="string" calcext:value-type="string">
            <text:p>VEN</text:p>
          </table:table-cell>
          <table:table-cell office:value-type="float" office:value="8718.613846" calcext:value-type="float">
            <text:p>8718.613846</text:p>
          </table:table-cell>
        </table:table-row>
        <table:table-row table:style-name="ro1">
          <table:table-cell/>
          <table:table-cell office:value-type="string" calcext:value-type="string">
            <text:p>ADA</text:p>
          </table:table-cell>
          <table:table-cell office:value-type="float" office:value="8666.86155" calcext:value-type="float">
            <text:p>8666.86155</text:p>
          </table:table-cell>
        </table:table-row>
        <table:table-row table:style-name="ro1">
          <table:table-cell/>
          <table:table-cell office:value-type="string" calcext:value-type="string">
            <text:p>ELF</text:p>
          </table:table-cell>
          <table:table-cell office:value-type="float" office:value="8685.93208224" calcext:value-type="float">
            <text:p>8685.93208224</text:p>
          </table:table-cell>
        </table:table-row>
        <table:table-row table:style-name="ro1">
          <table:table-cell/>
          <table:table-cell office:value-type="string" calcext:value-type="string">
            <text:p>RE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R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X</text:p>
          </table:table-cell>
          <table:table-cell office:value-type="float" office:value="8671.1734803" calcext:value-type="float">
            <text:p>8671.1734803</text:p>
          </table:table-cell>
        </table:table-row>
        <table:table-row table:style-name="ro1">
          <table:table-cell/>
          <table:table-cell office:value-type="string" calcext:value-type="string">
            <text:p>M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ZC</text:p>
          </table:table-cell>
          <table:table-cell office:value-type="float" office:value="8673.0094836" calcext:value-type="float">
            <text:p>8673.0094836</text:p>
          </table:table-cell>
        </table:table-row>
        <table:table-row table:style-name="ro1">
          <table:table-cell/>
          <table:table-cell office:value-type="string" calcext:value-type="string">
            <text:p>LOOM</text:p>
          </table:table-cell>
          <table:table-cell office:value-type="float" office:value="8615.14352" calcext:value-type="float">
            <text:p>8615.14352</text:p>
          </table:table-cell>
        </table:table-row>
        <table:table-row table:style-name="ro1">
          <table:table-cell/>
          <table:table-cell office:value-type="string" calcext:value-type="string">
            <text:p>GXS</text:p>
          </table:table-cell>
          <table:table-cell office:value-type="float" office:value="8648.82003" calcext:value-type="float">
            <text:p>8648.82003</text:p>
          </table:table-cell>
        </table:table-row>
        <table:table-row table:style-name="ro1">
          <table:table-cell/>
          <table:table-cell office:value-type="string" calcext:value-type="string">
            <text:p>MT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OY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NT</text:p>
          </table:table-cell>
          <table:table-cell office:value-type="float" office:value="8591.86857" calcext:value-type="float">
            <text:p>8591.86857</text:p>
          </table:table-cell>
        </table:table-row>
        <table:table-row table:style-name="ro1">
          <table:table-cell/>
          <table:table-cell office:value-type="string" calcext:value-type="string">
            <text:p>USDT</text:p>
          </table:table-cell>
          <table:table-cell office:value-type="float" office:value="8626.31701533" calcext:value-type="float">
            <text:p>8626.31701533</text:p>
          </table:table-cell>
        </table:table-row>
        <table:table-row table:style-name="ro1">
          <table:table-cell/>
          <table:table-cell office:value-type="string" calcext:value-type="string">
            <text:p>QL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D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H</text:p>
          </table:table-cell>
          <table:table-cell office:value-type="float" office:value="8621.41984191" calcext:value-type="float">
            <text:p>8621.41984191</text:p>
          </table:table-cell>
        </table:table-row>
        <table:table-row table:style-name="ro1">
          <table:table-cell/>
          <table:table-cell office:value-type="string" calcext:value-type="string">
            <text:p>NANO</text:p>
          </table:table-cell>
          <table:table-cell office:value-type="float" office:value="8620.297777" calcext:value-type="float">
            <text:p>8620.297777</text:p>
          </table:table-cell>
        </table:table-row>
        <table:table-row table:style-name="ro1">
          <table:table-cell/>
          <table:table-cell office:value-type="string" calcext:value-type="string">
            <text:p>E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VES</text:p>
          </table:table-cell>
          <table:table-cell office:value-type="float" office:value="8705.99088" calcext:value-type="float">
            <text:p>8705.99088</text:p>
          </table:table-cell>
        </table:table-row>
        <table:table-row table:style-name="ro1">
          <table:table-cell/>
          <table:table-cell office:value-type="string" calcext:value-type="string">
            <text:p>AD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RP</text:p>
          </table:table-cell>
          <table:table-cell office:value-type="float" office:value="8644.79412" calcext:value-type="float">
            <text:p>8644.79412</text:p>
          </table:table-cell>
        </table:table-row>
        <table:table-row table:style-name="ro1">
          <table:table-cell/>
          <table:table-cell office:value-type="string" calcext:value-type="string">
            <text:p>FU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P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X</text:p>
          </table:table-cell>
          <table:table-cell office:value-type="float" office:value="8661.25191393" calcext:value-type="float">
            <text:p>8661.25191393</text:p>
          </table:table-cell>
        </table:table-row>
        <table:table-row table:style-name="ro1">
          <table:table-cell/>
          <table:table-cell office:value-type="string" calcext:value-type="string">
            <text:p>LSK</text:p>
          </table:table-cell>
          <table:table-cell office:value-type="float" office:value="8580.538272" calcext:value-type="float">
            <text:p>8580.538272</text:p>
          </table:table-cell>
        </table:table-row>
        <table:table-row table:style-name="ro1">
          <table:table-cell/>
          <table:table-cell office:value-type="string" calcext:value-type="string">
            <text:p>HSR</text:p>
          </table:table-cell>
          <table:table-cell office:value-type="float" office:value="8595.59930468" calcext:value-type="float">
            <text:p>8595.59930468</text:p>
          </table:table-cell>
        </table:table-row>
        <table:table-row table:style-name="ro1">
          <table:table-cell/>
          <table:table-cell office:value-type="string" calcext:value-type="string">
            <text:p>NU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office:value-type="float" office:value="8651.5074" calcext:value-type="float">
            <text:p>8651.5074</text:p>
          </table:table-cell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office:value-type="float" office:value="8603.9381912" calcext:value-type="float">
            <text:p>8603.9381912</text:p>
          </table:table-cell>
        </table:table-row>
        <table:table-row table:style-name="ro1">
          <table:table-cell/>
          <table:table-cell office:value-type="string" calcext:value-type="string">
            <text:p>WAB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office:value-type="float" office:value="8618.11076649" calcext:value-type="float">
            <text:p>8618.11076649</text:p>
          </table:table-cell>
        </table:table-row>
        <table:table-row table:style-name="ro1">
          <table:table-cell/>
          <table:table-cell office:value-type="string" calcext:value-type="string">
            <text:p>STRAT</text:p>
          </table:table-cell>
          <table:table-cell office:value-type="float" office:value="8636.466432" calcext:value-type="float">
            <text:p>8636.466432</text:p>
          </table:table-cell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office:value-type="float" office:value="8636.018115" calcext:value-type="float">
            <text:p>8636.018115</text:p>
          </table:table-cell>
        </table:table-row>
        <table:table-row table:style-name="ro1">
          <table:table-cell/>
          <table:table-cell office:value-type="string" calcext:value-type="string">
            <text:p>EN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N</text:p>
          </table:table-cell>
          <table:table-cell office:value-type="float" office:value="8611.944138" calcext:value-type="float">
            <text:p>8611.944138</text:p>
          </table:table-cell>
        </table:table-row>
        <table:table-row table:style-name="ro1">
          <table:table-cell/>
          <table:table-cell office:value-type="string" calcext:value-type="string">
            <text:p>EV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A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L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LM</text:p>
          </table:table-cell>
          <table:table-cell office:value-type="float" office:value="8749.9289748" calcext:value-type="float">
            <text:p>8749.9289748</text:p>
          </table:table-cell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P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TUM</text:p>
          </table:table-cell>
          <table:table-cell office:value-type="float" office:value="8676.88884" calcext:value-type="float">
            <text:p>8676.88884</text:p>
          </table:table-cell>
        </table:table-row>
        <table:table-row table:style-name="ro1">
          <table:table-cell/>
          <table:table-cell office:value-type="string" calcext:value-type="string">
            <text:p>M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OS</text:p>
          </table:table-cell>
          <table:table-cell office:value-type="float" office:value="8675.600751745" calcext:value-type="float">
            <text:p>8675.600751745</text:p>
          </table:table-cell>
        </table:table-row>
        <table:table-row table:style-name="ro1">
          <table:table-cell/>
          <table:table-cell office:value-type="string" calcext:value-type="string">
            <text:p>BQ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A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</text:p>
          </table:table-cell>
          <table:table-cell office:value-type="float" office:value="8364.62928" calcext:value-type="float">
            <text:p>8364.62928</text:p>
          </table:table-cell>
        </table:table-row>
        <table:table-row table:style-name="ro1">
          <table:table-cell/>
          <table:table-cell office:value-type="string" calcext:value-type="string">
            <text:p>B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MR</text:p>
          </table:table-cell>
          <table:table-cell office:value-type="float" office:value="8628.470373" calcext:value-type="float">
            <text:p>8628.470373</text:p>
          </table:table-cell>
        </table:table-row>
        <table:table-row table:style-name="ro1">
          <table:table-cell/>
          <table:table-cell office:value-type="string" calcext:value-type="string">
            <text:p>ZIL</text:p>
          </table:table-cell>
          <table:table-cell office:value-type="float" office:value="8585.0870084" calcext:value-type="float">
            <text:p>8585.0870084</text:p>
          </table:table-cell>
        </table:table-row>
        <table:table-row table:style-name="ro1">
          <table:table-cell office:value-type="string" calcext:value-type="string">
            <text:p>GDAX</text:p>
          </table:table-cell>
          <table:table-cell office:value-type="string" calcext:value-type="string">
            <text:p>BTC</text:p>
          </table:table-cell>
          <table:table-cell office:value-type="float" office:value="8597.9732064" calcext:value-type="float">
            <text:p>8597.9732064</text:p>
          </table:table-cell>
        </table:table-row>
        <table:table-row table:style-name="ro1">
          <table:table-cell/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B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CH</text:p>
          </table:table-cell>
          <table:table-cell office:value-type="float" office:value="8598.717568" calcext:value-type="float">
            <text:p>8598.717568</text:p>
          </table:table-cell>
        </table:table-row>
        <table:table-row table:style-name="ro1">
          <table:table-cell/>
          <table:table-cell office:value-type="string" calcext:value-type="string">
            <text:p>USD</text:p>
          </table:table-cell>
          <table:table-cell office:value-type="float" office:value="8593.88" calcext:value-type="float">
            <text:p>8593.88</text:p>
          </table:table-cell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office:value-type="float" office:value="8604.12" calcext:value-type="float">
            <text:p>8604.12</text:p>
          </table:table-cell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office:value-type="float" office:value="8598.098" calcext:value-type="float">
            <text:p>8598.098</text:p>
          </table:table-cell>
        </table:table-row>
      </table:table>
      <table:table table:name="table_paths" table:style-name="ta1">
        <table:table-source xlink:type="simple" xlink:href="../../../../logs/table_paths.txt" table:table-name="table_paths" table:filter-name="Text - txt - csv (StarCalc)" table:filter-options="44,34,76,1,,0,false,false"/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44" table:number-columns-repeated="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row table:style-name="ro1">
          <table:table-cell office:value-type="string" calcext:value-type="string">
            <text:p>Path</text:p>
          </table:table-cell>
          <table:table-cell/>
          <table:table-cell office:value-type="string" calcext:value-type="string">
            <text:p>Binanc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-05-21T00:04:59.983</text:p>
          </table:table-cell>
          <table:table-cell/>
          <table:table-cell office:value-type="string" calcext:value-type="string">
            <text:p>XE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nance</text:p>
          </table:table-cell>
          <table:table-cell office:value-type="string" calcext:value-type="string">
            <text:p>XEM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XE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V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NA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TO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G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TC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WT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VG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XV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NB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TN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N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D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D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CD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EEM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STEE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ION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A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P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CP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N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T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BE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VIB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GD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DG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RX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ZR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SU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D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CC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C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MD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KM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A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PO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A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OS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IOS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E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PO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MG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M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M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CM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N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C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TC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OTA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IO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TG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T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D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NB</text:p>
          </table:table-cell>
          <table:table-cell office:value-type="string" calcext:value-type="string">
            <text:p>Binance_C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K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AR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G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TR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CN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RC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N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AR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WR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POW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TS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NC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K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V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GV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INGS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WING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CH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LC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RL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N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G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Z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L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NM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SN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P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PP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S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DN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RD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UN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FU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VX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PIV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S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A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OAK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CLOA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MA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GLS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SNGL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BL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NEB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SP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QS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SAL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ORM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NB</text:p>
          </table:table-cell>
          <table:table-cell office:value-type="string" calcext:value-type="string">
            <text:p>Binance_STOR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CN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IC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C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T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NB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N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CO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MC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O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NE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C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ZE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RC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LR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C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APP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P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RE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N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V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A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AD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LF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L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Q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RE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ORJ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STOR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X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IC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TH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MT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ZC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XZ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OM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NB</text:p>
          </table:table-cell>
          <table:table-cell office:value-type="string" calcext:value-type="string">
            <text:p>Binance_LOO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XS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GX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TL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MT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OYO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YOY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N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D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USD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LC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QL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DA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MD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SH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DAS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NO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NA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DO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VES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WAV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X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AD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MB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AM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RP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XR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UEL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FU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PR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WP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X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TR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SK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LS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SR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HS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ULS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NU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NB</text:p>
          </table:table-cell>
          <table:table-cell office:value-type="string" calcext:value-type="string">
            <text:p>Binance_SY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G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BI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WAB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LT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A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STR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J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ENJ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AN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W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VX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V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AX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OA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S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G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ND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LEN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L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DL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IN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LM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XL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LIN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PX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RP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TUM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QT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D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M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N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L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OS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E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QX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Q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ASH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NCAS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B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VI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A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VI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O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T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NB</text:p>
          </table:table-cell>
          <table:table-cell office:value-type="string" calcext:value-type="string">
            <text:p>Binance_BA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RD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BR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MR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ONT</text:p>
          </table:table-cell>
          <table:table-cell office:value-type="string" calcext:value-type="string">
            <text:p>Binance_BTC</text:p>
          </table:table-cell>
          <table:table-cell office:value-type="string" calcext:value-type="string">
            <text:p>Binance_XM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IL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Z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AX</text:p>
          </table:table-cell>
          <table:table-cell office:value-type="string" calcext:value-type="string">
            <text:p>BTC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LTC</text:p>
          </table:table-cell>
          <table:table-cell office:value-type="string" calcext:value-type="string">
            <text:p>GDAX_LTC</text:p>
          </table:table-cell>
          <table:table-cell office:value-type="string" calcext:value-type="string">
            <text:p>GDAX_BT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LTC</text:p>
          </table:table-cell>
          <table:table-cell office:value-type="string" calcext:value-type="string">
            <text:p>GDAX_LTC</text:p>
          </table:table-cell>
          <table:table-cell office:value-type="string" calcext:value-type="string">
            <text:p>GDAX_BTC</text:p>
          </table:table-cell>
          <table:table-cell office:value-type="string" calcext:value-type="string">
            <text:p>GDAX_EUR</text:p>
          </table:table-cell>
        </table:table-row>
        <table:table-row table:style-name="ro1">
          <table:table-cell/>
          <table:table-cell office:value-type="string" calcext:value-type="string">
            <text:p>GBP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LTC</text:p>
          </table:table-cell>
          <table:table-cell office:value-type="string" calcext:value-type="string">
            <text:p>GDAX_LTC</text:p>
          </table:table-cell>
          <table:table-cell office:value-type="string" calcext:value-type="string">
            <text:p>GDAX_BTC</text:p>
          </table:table-cell>
          <table:table-cell office:value-type="string" calcext:value-type="string">
            <text:p>GDAX_GBP</text:p>
          </table:table-cell>
        </table:table-row>
        <table:table-row table:style-name="ro1">
          <table:table-cell/>
          <table:table-cell office:value-type="string" calcext:value-type="string">
            <text:p>BCH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B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D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LTC</text:p>
          </table:table-cell>
          <table:table-cell office:value-type="string" calcext:value-type="string">
            <text:p>GDAX_LTC</text:p>
          </table:table-cell>
          <table:table-cell office:value-type="string" calcext:value-type="string">
            <text:p>GDAX_BTC</text:p>
          </table:table-cell>
          <table:table-cell office:value-type="string" calcext:value-type="string">
            <text:p>GDAX_USD</text:p>
          </table:table-cell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GDAX_ET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2" office:value-type="string" calcext:value-type="string">
            <text:p>GDAX_BTC</text:p>
          </table:table-cell>
          <table:table-cell office:value-type="string" calcext:value-type="string">
            <text:p>GDAX_ETH</text:p>
          </table:table-cell>
          <table:table-cell office:value-type="string" calcext:value-type="string">
            <text:p>Binance_ETH</text:p>
          </table:table-cell>
          <table:table-cell office:value-type="string" calcext:value-type="string">
            <text:p>Binance_LTC</text:p>
          </table:table-cell>
          <table:table-cell office:value-type="string" calcext:value-type="string">
            <text:p>GDAX_LT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 style:data-style-name="N2" text:time-value="00:05:13.9873180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02:07:00.429359381</meta:creation-date>
    <dc:date>2018-05-21T00:49:04.452021383</dc:date>
    <meta:editing-duration>PT22H51M5S</meta:editing-duration>
    <meta:editing-cycles>6</meta:editing-cycles>
    <meta:generator>LibreOffice/5.1.6.2$Linux_X86_64 LibreOffice_project/10m0$Build-2</meta:generator>
    <meta:document-statistic meta:table-count="8" meta:cell-count="6872" meta:object-count="0"/>
  </office:meta>
</office:document-meta>
</file>